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1_input_sing_NonSing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ise Free</text:p>
          </table:table-cell>
          <table:table-cell office:value-type="string" calcext:value-type="string" table:number-columns-spanned="2" table:number-rows-spanned="1">
            <text:p>Noisy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Singleton nf</text:p>
          </table:table-cell>
          <table:table-cell office:value-type="string" calcext:value-type="string">
            <text:p>Singleton</text:p>
          </table:table-cell>
          <table:table-cell office:value-type="string" calcext:value-type="string">
            <text:p>Non-Singleton</text:p>
          </table:table-cell>
          <table:table-cell/>
          <table:table-cell office:value-type="string" calcext:value-type="string">
            <text:p>MSE Singleton</text:p>
          </table:table-cell>
          <table:table-cell office:value-type="string" calcext:value-type="string">
            <text:p>MSE Non-Sing</text:p>
          </table:table-cell>
        </table:table-row>
        <table:table-row table:style-name="ro1">
          <table:table-cell office:value-type="float" office:value="-0.18746958967191" calcext:value-type="float">
            <text:p>-0.18746958967191</text:p>
          </table:table-cell>
          <table:table-cell office:value-type="float" office:value="0.0831097317570077" calcext:value-type="float">
            <text:p>0.083109731757008</text:p>
          </table:table-cell>
          <table:table-cell office:value-type="float" office:value="0.0286080839870481" calcext:value-type="float">
            <text:p>0.028608083987048</text:p>
          </table:table-cell>
          <table:table-cell/>
          <table:table-cell table:formula="of:=SQRT(ABS([.A3]-[.B3]))" office:value-type="float" office:value="0.520172395873635" calcext:value-type="float">
            <text:p>0.520172395873635</text:p>
          </table:table-cell>
          <table:table-cell table:formula="of:=SQRT(ABS([.A3]-[.C3]))" office:value-type="float" office:value="0.464841557585978" calcext:value-type="float">
            <text:p>0.464841557585978</text:p>
          </table:table-cell>
        </table:table-row>
        <table:table-row table:style-name="ro1">
          <table:table-cell office:value-type="float" office:value="-0.187116773670597" calcext:value-type="float">
            <text:p>-0.187116773670597</text:p>
          </table:table-cell>
          <table:table-cell office:value-type="float" office:value="0.13851622230492" calcext:value-type="float">
            <text:p>0.13851622230492</text:p>
          </table:table-cell>
          <table:table-cell office:value-type="float" office:value="0.0550155391322584" calcext:value-type="float">
            <text:p>0.055015539132258</text:p>
          </table:table-cell>
          <table:table-cell/>
          <table:table-cell table:formula="of:=SQRT(ABS([.A4]-[.B4]))" office:value-type="float" office:value="0.57064261668361" calcext:value-type="float">
            <text:p>0.57064261668361</text:p>
          </table:table-cell>
          <table:table-cell table:formula="of:=SQRT(ABS([.A4]-[.C4]))" office:value-type="float" office:value="0.492069418682827" calcext:value-type="float">
            <text:p>0.492069418682827</text:p>
          </table:table-cell>
        </table:table-row>
        <table:table-row table:style-name="ro1">
          <table:table-cell office:value-type="float" office:value="-0.186752112707084" calcext:value-type="float">
            <text:p>-0.186752112707084</text:p>
          </table:table-cell>
          <table:table-cell office:value-type="float" office:value="0.125024415029961" calcext:value-type="float">
            <text:p>0.125024415029961</text:p>
          </table:table-cell>
          <table:table-cell office:value-type="float" office:value="0.0465956835123417" calcext:value-type="float">
            <text:p>0.046595683512342</text:p>
          </table:table-cell>
          <table:table-cell/>
          <table:table-cell table:formula="of:=SQRT(ABS([.A5]-[.B5]))" office:value-type="float" office:value="0.558369526153644" calcext:value-type="float">
            <text:p>0.558369526153644</text:p>
          </table:table-cell>
          <table:table-cell table:formula="of:=SQRT(ABS([.A5]-[.C5]))" office:value-type="float" office:value="0.483060861817044" calcext:value-type="float">
            <text:p>0.483060861817044</text:p>
          </table:table-cell>
        </table:table-row>
        <table:table-row table:style-name="ro1">
          <table:table-cell office:value-type="float" office:value="-0.186392491485665" calcext:value-type="float">
            <text:p>-0.186392491485665</text:p>
          </table:table-cell>
          <table:table-cell office:value-type="float" office:value="0.0719219409628231" calcext:value-type="float">
            <text:p>0.071921940962823</text:p>
          </table:table-cell>
          <table:table-cell office:value-type="float" office:value="0.0239644878806142" calcext:value-type="float">
            <text:p>0.023964487880614</text:p>
          </table:table-cell>
          <table:table-cell/>
          <table:table-cell table:formula="of:=SQRT(ABS([.A6]-[.B6]))" office:value-type="float" office:value="0.508246428859553" calcext:value-type="float">
            <text:p>0.508246428859553</text:p>
          </table:table-cell>
          <table:table-cell table:formula="of:=SQRT(ABS([.A6]-[.C6]))" office:value-type="float" office:value="0.458646900530549" calcext:value-type="float">
            <text:p>0.458646900530549</text:p>
          </table:table-cell>
        </table:table-row>
        <table:table-row table:style-name="ro1">
          <table:table-cell office:value-type="float" office:value="-0.18602393263731" calcext:value-type="float">
            <text:p>-0.18602393263731</text:p>
          </table:table-cell>
          <table:table-cell office:value-type="float" office:value="0.143995368186907" calcext:value-type="float">
            <text:p>0.143995368186907</text:p>
          </table:table-cell>
          <table:table-cell office:value-type="float" office:value="0.057907002774808" calcext:value-type="float">
            <text:p>0.057907002774808</text:p>
          </table:table-cell>
          <table:table-cell/>
          <table:table-cell table:formula="of:=SQRT(ABS([.A7]-[.B7]))" office:value-type="float" office:value="0.574473063619363" calcext:value-type="float">
            <text:p>0.574473063619363</text:p>
          </table:table-cell>
          <table:table-cell table:formula="of:=SQRT(ABS([.A7]-[.C7]))" office:value-type="float" office:value="0.493893647875854" calcext:value-type="float">
            <text:p>0.493893647875854</text:p>
          </table:table-cell>
        </table:table-row>
        <table:table-row table:style-name="ro1">
          <table:table-cell office:value-type="float" office:value="-0.185356685209525" calcext:value-type="float">
            <text:p>-0.185356685209525</text:p>
          </table:table-cell>
          <table:table-cell office:value-type="float" office:value="0.208713345799624" calcext:value-type="float">
            <text:p>0.208713345799624</text:p>
          </table:table-cell>
          <table:table-cell office:value-type="float" office:value="0.104390686684275" calcext:value-type="float">
            <text:p>0.104390686684275</text:p>
          </table:table-cell>
          <table:table-cell/>
          <table:table-cell table:formula="of:=SQRT(ABS([.A8]-[.B8]))" office:value-type="float" office:value="0.627749974917681" calcext:value-type="float">
            <text:p>0.627749974917681</text:p>
          </table:table-cell>
          <table:table-cell table:formula="of:=SQRT(ABS([.A8]-[.C8]))" office:value-type="float" office:value="0.538281870300124" calcext:value-type="float">
            <text:p>0.538281870300124</text:p>
          </table:table-cell>
        </table:table-row>
        <table:table-row table:style-name="ro1">
          <table:table-cell office:value-type="float" office:value="-0.184802994442508" calcext:value-type="float">
            <text:p>-0.184802994442508</text:p>
          </table:table-cell>
          <table:table-cell office:value-type="float" office:value="0.201671169832321" calcext:value-type="float">
            <text:p>0.201671169832321</text:p>
          </table:table-cell>
          <table:table-cell office:value-type="float" office:value="0.100770255962576" calcext:value-type="float">
            <text:p>0.100770255962576</text:p>
          </table:table-cell>
          <table:table-cell/>
          <table:table-cell table:formula="of:=SQRT(ABS([.A9]-[.B9]))" office:value-type="float" office:value="0.621670462765305" calcext:value-type="float">
            <text:p>0.621670462765305</text:p>
          </table:table-cell>
          <table:table-cell table:formula="of:=SQRT(ABS([.A9]-[.C9]))" office:value-type="float" office:value="0.53439054108871" calcext:value-type="float">
            <text:p>0.53439054108871</text:p>
          </table:table-cell>
        </table:table-row>
        <table:table-row table:style-name="ro1">
          <table:table-cell office:value-type="float" office:value="-0.184137485712447" calcext:value-type="float">
            <text:p>-0.184137485712447</text:p>
          </table:table-cell>
          <table:table-cell office:value-type="float" office:value="0.258837503538412" calcext:value-type="float">
            <text:p>0.258837503538412</text:p>
          </table:table-cell>
          <table:table-cell office:value-type="float" office:value="0.167543429667427" calcext:value-type="float">
            <text:p>0.167543429667427</text:p>
          </table:table-cell>
          <table:table-cell/>
          <table:table-cell table:formula="of:=SQRT(ABS([.A10]-[.B10]))" office:value-type="float" office:value="0.665563662808344" calcext:value-type="float">
            <text:p>0.665563662808344</text:p>
          </table:table-cell>
          <table:table-cell table:formula="of:=SQRT(ABS([.A10]-[.C10]))" office:value-type="float" office:value="0.593026909490517" calcext:value-type="float">
            <text:p>0.593026909490517</text:p>
          </table:table-cell>
        </table:table-row>
        <table:table-row table:style-name="ro1">
          <table:table-cell office:value-type="float" office:value="-0.183439352610723" calcext:value-type="float">
            <text:p>-0.183439352610723</text:p>
          </table:table-cell>
          <table:table-cell office:value-type="float" office:value="0.268747885936371" calcext:value-type="float">
            <text:p>0.268747885936371</text:p>
          </table:table-cell>
          <table:table-cell office:value-type="float" office:value="0.180164237932281" calcext:value-type="float">
            <text:p>0.180164237932281</text:p>
          </table:table-cell>
          <table:table-cell/>
          <table:table-cell table:formula="of:=SQRT(ABS([.A11]-[.B11]))" office:value-type="float" office:value="0.672448688412056" calcext:value-type="float">
            <text:p>0.672448688412056</text:p>
          </table:table-cell>
          <table:table-cell table:formula="of:=SQRT(ABS([.A11]-[.C11]))" office:value-type="float" office:value="0.602995514529755" calcext:value-type="float">
            <text:p>0.602995514529755</text:p>
          </table:table-cell>
        </table:table-row>
        <table:table-row table:style-name="ro1">
          <table:table-cell office:value-type="float" office:value="-0.182373789329809" calcext:value-type="float">
            <text:p>-0.182373789329809</text:p>
          </table:table-cell>
          <table:table-cell office:value-type="float" office:value="0.29675808856591" calcext:value-type="float">
            <text:p>0.29675808856591</text:p>
          </table:table-cell>
          <table:table-cell office:value-type="float" office:value="0.23456597003948" calcext:value-type="float">
            <text:p>0.23456597003948</text:p>
          </table:table-cell>
          <table:table-cell/>
          <table:table-cell table:formula="of:=SQRT(ABS([.A12]-[.B12]))" office:value-type="float" office:value="0.692193526331848" calcext:value-type="float">
            <text:p>0.692193526331848</text:p>
          </table:table-cell>
          <table:table-cell table:formula="of:=SQRT(ABS([.A12]-[.C12]))" office:value-type="float" office:value="0.645708726415625" calcext:value-type="float">
            <text:p>0.645708726415625</text:p>
          </table:table-cell>
        </table:table-row>
        <table:table-row table:style-name="ro1">
          <table:table-cell office:value-type="float" office:value="-0.181730403051006" calcext:value-type="float">
            <text:p>-0.181730403051006</text:p>
          </table:table-cell>
          <table:table-cell office:value-type="float" office:value="0.297743866050384" calcext:value-type="float">
            <text:p>0.297743866050384</text:p>
          </table:table-cell>
          <table:table-cell office:value-type="float" office:value="0.242511225366011" calcext:value-type="float">
            <text:p>0.242511225366011</text:p>
          </table:table-cell>
          <table:table-cell/>
          <table:table-cell table:formula="of:=SQRT(ABS([.A13]-[.B13]))" office:value-type="float" office:value="0.692440805485487" calcext:value-type="float">
            <text:p>0.692440805485487</text:p>
          </table:table-cell>
          <table:table-cell table:formula="of:=SQRT(ABS([.A13]-[.C13]))" office:value-type="float" office:value="0.651338336363688" calcext:value-type="float">
            <text:p>0.651338336363688</text:p>
          </table:table-cell>
        </table:table-row>
        <table:table-row table:style-name="ro1">
          <table:table-cell office:value-type="float" office:value="-0.180865557512356" calcext:value-type="float">
            <text:p>-0.180865557512356</text:p>
          </table:table-cell>
          <table:table-cell office:value-type="float" office:value="0.299517162837656" calcext:value-type="float">
            <text:p>0.299517162837656</text:p>
          </table:table-cell>
          <table:table-cell office:value-type="float" office:value="0.236682770795687" calcext:value-type="float">
            <text:p>0.236682770795687</text:p>
          </table:table-cell>
          <table:table-cell/>
          <table:table-cell table:formula="of:=SQRT(ABS([.A14]-[.B14]))" office:value-type="float" office:value="0.693096472614031" calcext:value-type="float">
            <text:p>0.693096472614031</text:p>
          </table:table-cell>
          <table:table-cell table:formula="of:=SQRT(ABS([.A14]-[.C14]))" office:value-type="float" office:value="0.646179795651367" calcext:value-type="float">
            <text:p>0.646179795651367</text:p>
          </table:table-cell>
        </table:table-row>
        <table:table-row table:style-name="ro1">
          <table:table-cell office:value-type="float" office:value="-0.180056362702893" calcext:value-type="float">
            <text:p>-0.180056362702893</text:p>
          </table:table-cell>
          <table:table-cell office:value-type="float" office:value="0.282746910239744" calcext:value-type="float">
            <text:p>0.282746910239744</text:p>
          </table:table-cell>
          <table:table-cell office:value-type="float" office:value="0.200657630471865" calcext:value-type="float">
            <text:p>0.200657630471865</text:p>
          </table:table-cell>
          <table:table-cell/>
          <table:table-cell table:formula="of:=SQRT(ABS([.A15]-[.B15]))" office:value-type="float" office:value="0.680296459598782" calcext:value-type="float">
            <text:p>0.680296459598782</text:p>
          </table:table-cell>
          <table:table-cell table:formula="of:=SQRT(ABS([.A15]-[.C15]))" office:value-type="float" office:value="0.61702025345588" calcext:value-type="float">
            <text:p>0.61702025345588</text:p>
          </table:table-cell>
        </table:table-row>
        <table:table-row table:style-name="ro1">
          <table:table-cell office:value-type="float" office:value="-0.179378954511621" calcext:value-type="float">
            <text:p>-0.179378954511621</text:p>
          </table:table-cell>
          <table:table-cell office:value-type="float" office:value="0.247521314882982" calcext:value-type="float">
            <text:p>0.247521314882982</text:p>
          </table:table-cell>
          <table:table-cell office:value-type="float" office:value="0.146129899545282" calcext:value-type="float">
            <text:p>0.146129899545282</text:p>
          </table:table-cell>
          <table:table-cell/>
          <table:table-cell table:formula="of:=SQRT(ABS([.A16]-[.B16]))" office:value-type="float" office:value="0.653376055112676" calcext:value-type="float">
            <text:p>0.653376055112676</text:p>
          </table:table-cell>
          <table:table-cell table:formula="of:=SQRT(ABS([.A16]-[.C16]))" office:value-type="float" office:value="0.570533832526085" calcext:value-type="float">
            <text:p>0.570533832526085</text:p>
          </table:table-cell>
        </table:table-row>
        <table:table-row table:style-name="ro1">
          <table:table-cell office:value-type="float" office:value="-0.178649303444911" calcext:value-type="float">
            <text:p>-0.178649303444911</text:p>
          </table:table-cell>
          <table:table-cell office:value-type="float" office:value="0.272454004162486" calcext:value-type="float">
            <text:p>0.272454004162486</text:p>
          </table:table-cell>
          <table:table-cell office:value-type="float" office:value="0.185455028008586" calcext:value-type="float">
            <text:p>0.185455028008586</text:p>
          </table:table-cell>
          <table:table-cell/>
          <table:table-cell table:formula="of:=SQRT(ABS([.A17]-[.B17]))" office:value-type="float" office:value="0.671642246741074" calcext:value-type="float">
            <text:p>0.671642246741074</text:p>
          </table:table-cell>
          <table:table-cell table:formula="of:=SQRT(ABS([.A17]-[.C17]))" office:value-type="float" office:value="0.603410582815297" calcext:value-type="float">
            <text:p>0.603410582815297</text:p>
          </table:table-cell>
        </table:table-row>
        <table:table-row table:style-name="ro1">
          <table:table-cell office:value-type="float" office:value="-0.177826686573375" calcext:value-type="float">
            <text:p>-0.177826686573375</text:p>
          </table:table-cell>
          <table:table-cell office:value-type="float" office:value="0.281925892965887" calcext:value-type="float">
            <text:p>0.281925892965887</text:p>
          </table:table-cell>
          <table:table-cell office:value-type="float" office:value="0.204259859916265" calcext:value-type="float">
            <text:p>0.204259859916265</text:p>
          </table:table-cell>
          <table:table-cell/>
          <table:table-cell table:formula="of:=SQRT(ABS([.A18]-[.B18]))" office:value-type="float" office:value="0.678050572995305" calcext:value-type="float">
            <text:p>0.678050572995305</text:p>
          </table:table-cell>
          <table:table-cell table:formula="of:=SQRT(ABS([.A18]-[.C18]))" office:value-type="float" office:value="0.61813149611522" calcext:value-type="float">
            <text:p>0.61813149611522</text:p>
          </table:table-cell>
        </table:table-row>
        <table:table-row table:style-name="ro1">
          <table:table-cell office:value-type="float" office:value="-0.177052397762938" calcext:value-type="float">
            <text:p>-0.177052397762938</text:p>
          </table:table-cell>
          <table:table-cell office:value-type="float" office:value="0.269995341705858" calcext:value-type="float">
            <text:p>0.269995341705858</text:p>
          </table:table-cell>
          <table:table-cell office:value-type="float" office:value="0.18676580618296" calcext:value-type="float">
            <text:p>0.18676580618296</text:p>
          </table:table-cell>
          <table:table-cell/>
          <table:table-cell table:formula="of:=SQRT(ABS([.A19]-[.B19]))" office:value-type="float" office:value="0.668616287169851" calcext:value-type="float">
            <text:p>0.668616287169851</text:p>
          </table:table-cell>
          <table:table-cell table:formula="of:=SQRT(ABS([.A19]-[.C19]))" office:value-type="float" office:value="0.603173444330814" calcext:value-type="float">
            <text:p>0.603173444330814</text:p>
          </table:table-cell>
        </table:table-row>
        <table:table-row table:style-name="ro1">
          <table:table-cell office:value-type="float" office:value="-0.176212530048662" calcext:value-type="float">
            <text:p>-0.176212530048662</text:p>
          </table:table-cell>
          <table:table-cell office:value-type="float" office:value="0.308400174423474" calcext:value-type="float">
            <text:p>0.308400174423474</text:p>
          </table:table-cell>
          <table:table-cell office:value-type="float" office:value="0.257207424456011" calcext:value-type="float">
            <text:p>0.257207424456011</text:p>
          </table:table-cell>
          <table:table-cell/>
          <table:table-cell table:formula="of:=SQRT(ABS([.A20]-[.B20]))" office:value-type="float" office:value="0.69614129634158" calcext:value-type="float">
            <text:p>0.69614129634158</text:p>
          </table:table-cell>
          <table:table-cell table:formula="of:=SQRT(ABS([.A20]-[.C20]))" office:value-type="float" office:value="0.658346378819443" calcext:value-type="float">
            <text:p>0.658346378819443</text:p>
          </table:table-cell>
        </table:table-row>
        <table:table-row table:style-name="ro1">
          <table:table-cell office:value-type="float" office:value="-0.175577165771198" calcext:value-type="float">
            <text:p>-0.175577165771198</text:p>
          </table:table-cell>
          <table:table-cell office:value-type="float" office:value="0.25069053595896" calcext:value-type="float">
            <text:p>0.25069053595896</text:p>
          </table:table-cell>
          <table:table-cell office:value-type="float" office:value="0.149320595435758" calcext:value-type="float">
            <text:p>0.149320595435758</text:p>
          </table:table-cell>
          <table:table-cell/>
          <table:table-cell table:formula="of:=SQRT(ABS([.A21]-[.B21]))" office:value-type="float" office:value="0.652891799404892" calcext:value-type="float">
            <text:p>0.652891799404892</text:p>
          </table:table-cell>
          <table:table-cell table:formula="of:=SQRT(ABS([.A21]-[.C21]))" office:value-type="float" office:value="0.56999803614307" calcext:value-type="float">
            <text:p>0.56999803614307</text:p>
          </table:table-cell>
        </table:table-row>
        <table:table-row table:style-name="ro1">
          <table:table-cell office:value-type="float" office:value="-0.174922594274617" calcext:value-type="float">
            <text:p>-0.174922594274617</text:p>
          </table:table-cell>
          <table:table-cell office:value-type="float" office:value="0.25216752730517" calcext:value-type="float">
            <text:p>0.25216752730517</text:p>
          </table:table-cell>
          <table:table-cell office:value-type="float" office:value="0.155660145197046" calcext:value-type="float">
            <text:p>0.155660145197046</text:p>
          </table:table-cell>
          <table:table-cell/>
          <table:table-cell table:formula="of:=SQRT(ABS([.A22]-[.B22]))" office:value-type="float" office:value="0.653521324502718" calcext:value-type="float">
            <text:p>0.653521324502718</text:p>
          </table:table-cell>
          <table:table-cell table:formula="of:=SQRT(ABS([.A22]-[.C22]))" office:value-type="float" office:value="0.574963250540122" calcext:value-type="float">
            <text:p>0.574963250540122</text:p>
          </table:table-cell>
        </table:table-row>
        <table:table-row table:style-name="ro1">
          <table:table-cell office:value-type="float" office:value="-0.174214843424688" calcext:value-type="float">
            <text:p>-0.174214843424688</text:p>
          </table:table-cell>
          <table:table-cell office:value-type="float" office:value="0.228865274450434" calcext:value-type="float">
            <text:p>0.228865274450434</text:p>
          </table:table-cell>
          <table:table-cell office:value-type="float" office:value="0.126290686450219" calcext:value-type="float">
            <text:p>0.126290686450219</text:p>
          </table:table-cell>
          <table:table-cell/>
          <table:table-cell table:formula="of:=SQRT(ABS([.A23]-[.B23]))" office:value-type="float" office:value="0.634885909337356" calcext:value-type="float">
            <text:p>0.634885909337356</text:p>
          </table:table-cell>
          <table:table-cell table:formula="of:=SQRT(ABS([.A23]-[.C23]))" office:value-type="float" office:value="0.548183846784003" calcext:value-type="float">
            <text:p>0.548183846784003</text:p>
          </table:table-cell>
        </table:table-row>
        <table:table-row table:style-name="ro1">
          <table:table-cell office:value-type="float" office:value="-0.1737368067449" calcext:value-type="float">
            <text:p>-0.1737368067449</text:p>
          </table:table-cell>
          <table:table-cell office:value-type="float" office:value="0.21496353771208" calcext:value-type="float">
            <text:p>0.21496353771208</text:p>
          </table:table-cell>
          <table:table-cell office:value-type="float" office:value="0.114200317439462" calcext:value-type="float">
            <text:p>0.114200317439462</text:p>
          </table:table-cell>
          <table:table-cell/>
          <table:table-cell table:formula="of:=SQRT(ABS([.A24]-[.B24]))" office:value-type="float" office:value="0.62345837427769" calcext:value-type="float">
            <text:p>0.62345837427769</text:p>
          </table:table-cell>
          <table:table-cell table:formula="of:=SQRT(ABS([.A24]-[.C24]))" office:value-type="float" office:value="0.536597730319801" calcext:value-type="float">
            <text:p>0.536597730319801</text:p>
          </table:table-cell>
        </table:table-row>
        <table:table-row table:style-name="ro1">
          <table:table-cell office:value-type="float" office:value="-0.173186043303892" calcext:value-type="float">
            <text:p>-0.173186043303892</text:p>
          </table:table-cell>
          <table:table-cell office:value-type="float" office:value="0.24248666259468" calcext:value-type="float">
            <text:p>0.24248666259468</text:p>
          </table:table-cell>
          <table:table-cell office:value-type="float" office:value="0.144109596938947" calcext:value-type="float">
            <text:p>0.144109596938947</text:p>
          </table:table-cell>
          <table:table-cell/>
          <table:table-cell table:formula="of:=SQRT(ABS([.A25]-[.B25]))" office:value-type="float" office:value="0.644726845957706" calcext:value-type="float">
            <text:p>0.644726845957706</text:p>
          </table:table-cell>
          <table:table-cell table:formula="of:=SQRT(ABS([.A25]-[.C25]))" office:value-type="float" office:value="0.563290014329066" calcext:value-type="float">
            <text:p>0.563290014329066</text:p>
          </table:table-cell>
        </table:table-row>
        <table:table-row table:style-name="ro1">
          <table:table-cell office:value-type="float" office:value="-0.172658934674589" calcext:value-type="float">
            <text:p>-0.172658934674589</text:p>
          </table:table-cell>
          <table:table-cell office:value-type="float" office:value="0.218100366698777" calcext:value-type="float">
            <text:p>0.218100366698777</text:p>
          </table:table-cell>
          <table:table-cell office:value-type="float" office:value="0.109691381867948" calcext:value-type="float">
            <text:p>0.109691381867948</text:p>
          </table:table-cell>
          <table:table-cell/>
          <table:table-cell table:formula="of:=SQRT(ABS([.A26]-[.B26]))" office:value-type="float" office:value="0.625107431865408" calcext:value-type="float">
            <text:p>0.625107431865408</text:p>
          </table:table-cell>
          <table:table-cell table:formula="of:=SQRT(ABS([.A26]-[.C26]))" office:value-type="float" office:value="0.531366461627507" calcext:value-type="float">
            <text:p>0.531366461627507</text:p>
          </table:table-cell>
        </table:table-row>
        <table:table-row table:style-name="ro1">
          <table:table-cell office:value-type="float" office:value="-0.172296509936428" calcext:value-type="float">
            <text:p>-0.172296509936428</text:p>
          </table:table-cell>
          <table:table-cell office:value-type="float" office:value="0.141230897854107" calcext:value-type="float">
            <text:p>0.141230897854107</text:p>
          </table:table-cell>
          <table:table-cell office:value-type="float" office:value="0.0585952286207026" calcext:value-type="float">
            <text:p>0.058595228620703</text:p>
          </table:table-cell>
          <table:table-cell/>
          <table:table-cell table:formula="of:=SQRT(ABS([.A27]-[.B27]))" office:value-type="float" office:value="0.559935181776011" calcext:value-type="float">
            <text:p>0.559935181776011</text:p>
          </table:table-cell>
          <table:table-cell table:formula="of:=SQRT(ABS([.A27]-[.C27]))" office:value-type="float" office:value="0.480511954645387" calcext:value-type="float">
            <text:p>0.480511954645387</text:p>
          </table:table-cell>
        </table:table-row>
        <table:table-row table:style-name="ro1">
          <table:table-cell office:value-type="float" office:value="-0.171936058371833" calcext:value-type="float">
            <text:p>-0.171936058371833</text:p>
          </table:table-cell>
          <table:table-cell office:value-type="float" office:value="0.0239992199139506" calcext:value-type="float">
            <text:p>0.023999219913951</text:p>
          </table:table-cell>
          <table:table-cell office:value-type="float" office:value="0.00702686884612243" calcext:value-type="float">
            <text:p>0.007026868846122</text:p>
          </table:table-cell>
          <table:table-cell/>
          <table:table-cell table:formula="of:=SQRT(ABS([.A28]-[.B28]))" office:value-type="float" office:value="0.442645770662935" calcext:value-type="float">
            <text:p>0.442645770662935</text:p>
          </table:table-cell>
          <table:table-cell table:formula="of:=SQRT(ABS([.A28]-[.C28]))" office:value-type="float" office:value="0.423040101193676" calcext:value-type="float">
            <text:p>0.423040101193676</text:p>
          </table:table-cell>
        </table:table-row>
        <table:table-row table:style-name="ro1">
          <table:table-cell office:value-type="float" office:value="-0.171592390139983" calcext:value-type="float">
            <text:p>-0.171592390139983</text:p>
          </table:table-cell>
          <table:table-cell office:value-type="float" office:value="0.0771947171509882" calcext:value-type="float">
            <text:p>0.077194717150988</text:p>
          </table:table-cell>
          <table:table-cell office:value-type="float" office:value="0.0253116530861605" calcext:value-type="float">
            <text:p>0.025311653086161</text:p>
          </table:table-cell>
          <table:table-cell/>
          <table:table-cell table:formula="of:=SQRT(ABS([.A29]-[.B29]))" office:value-type="float" office:value="0.498785632602796" calcext:value-type="float">
            <text:p>0.498785632602796</text:p>
          </table:table-cell>
          <table:table-cell table:formula="of:=SQRT(ABS([.A29]-[.C29]))" office:value-type="float" office:value="0.443738710533737" calcext:value-type="float">
            <text:p>0.443738710533737</text:p>
          </table:table-cell>
        </table:table-row>
        <table:table-row table:style-name="ro1">
          <table:table-cell office:value-type="float" office:value="-0.171205691668628" calcext:value-type="float">
            <text:p>-0.171205691668628</text:p>
          </table:table-cell>
          <table:table-cell office:value-type="float" office:value="0.150936653671913" calcext:value-type="float">
            <text:p>0.150936653671913</text:p>
          </table:table-cell>
          <table:table-cell office:value-type="float" office:value="0.0614807305133622" calcext:value-type="float">
            <text:p>0.061480730513362</text:p>
          </table:table-cell>
          <table:table-cell/>
          <table:table-cell table:formula="of:=SQRT(ABS([.A30]-[.B30]))" office:value-type="float" office:value="0.567575849856687" calcext:value-type="float">
            <text:p>0.567575849856687</text:p>
          </table:table-cell>
          <table:table-cell table:formula="of:=SQRT(ABS([.A30]-[.C30]))" office:value-type="float" office:value="0.482375810112811" calcext:value-type="float">
            <text:p>0.482375810112811</text:p>
          </table:table-cell>
        </table:table-row>
        <table:table-row table:style-name="ro1">
          <table:table-cell office:value-type="float" office:value="-0.170891862225701" calcext:value-type="float">
            <text:p>-0.170891862225701</text:p>
          </table:table-cell>
          <table:table-cell office:value-type="float" office:value="0.15988075398438" calcext:value-type="float">
            <text:p>0.15988075398438</text:p>
          </table:table-cell>
          <table:table-cell office:value-type="float" office:value="0.0686788396863148" calcext:value-type="float">
            <text:p>0.068678839686315</text:p>
          </table:table-cell>
          <table:table-cell/>
          <table:table-cell table:formula="of:=SQRT(ABS([.A31]-[.B31]))" office:value-type="float" office:value="0.57512834759737" calcext:value-type="float">
            <text:p>0.57512834759737</text:p>
          </table:table-cell>
          <table:table-cell table:formula="of:=SQRT(ABS([.A31]-[.C31]))" office:value-type="float" office:value="0.489459601920338" calcext:value-type="float">
            <text:p>0.489459601920338</text:p>
          </table:table-cell>
        </table:table-row>
        <table:table-row table:style-name="ro1">
          <table:table-cell office:value-type="float" office:value="-0.170561278984445" calcext:value-type="float">
            <text:p>-0.170561278984445</text:p>
          </table:table-cell>
          <table:table-cell office:value-type="float" office:value="0.125350792462746" calcext:value-type="float">
            <text:p>0.125350792462746</text:p>
          </table:table-cell>
          <table:table-cell office:value-type="float" office:value="0.0491509213503233" calcext:value-type="float">
            <text:p>0.049150921350323</text:p>
          </table:table-cell>
          <table:table-cell/>
          <table:table-cell table:formula="of:=SQRT(ABS([.A32]-[.B32]))" office:value-type="float" office:value="0.54397800640025" calcext:value-type="float">
            <text:p>0.54397800640025</text:p>
          </table:table-cell>
          <table:table-cell table:formula="of:=SQRT(ABS([.A32]-[.C32]))" office:value-type="float" office:value="0.46873468010674" calcext:value-type="float">
            <text:p>0.46873468010674</text:p>
          </table:table-cell>
        </table:table-row>
        <table:table-row table:style-name="ro1">
          <table:table-cell office:value-type="float" office:value="-0.170189020649305" calcext:value-type="float">
            <text:p>-0.170189020649305</text:p>
          </table:table-cell>
          <table:table-cell office:value-type="float" office:value="0.0821612459062994" calcext:value-type="float">
            <text:p>0.082161245906299</text:p>
          </table:table-cell>
          <table:table-cell office:value-type="float" office:value="0.0285781857510909" calcext:value-type="float">
            <text:p>0.028578185751091</text:p>
          </table:table-cell>
          <table:table-cell/>
          <table:table-cell table:formula="of:=SQRT(ABS([.A33]-[.B33]))" office:value-type="float" office:value="0.502344768615743" calcext:value-type="float">
            <text:p>0.502344768615743</text:p>
          </table:table-cell>
          <table:table-cell table:formula="of:=SQRT(ABS([.A33]-[.C33]))" office:value-type="float" office:value="0.445833159825955" calcext:value-type="float">
            <text:p>0.445833159825955</text:p>
          </table:table-cell>
        </table:table-row>
        <table:table-row table:style-name="ro1">
          <table:table-cell office:value-type="float" office:value="-0.169936747996436" calcext:value-type="float">
            <text:p>-0.169936747996436</text:p>
          </table:table-cell>
          <table:table-cell office:value-type="float" office:value="0.0591614535927018" calcext:value-type="float">
            <text:p>0.059161453592702</text:p>
          </table:table-cell>
          <table:table-cell office:value-type="float" office:value="0.0185381793709169" calcext:value-type="float">
            <text:p>0.018538179370917</text:p>
          </table:table-cell>
          <table:table-cell/>
          <table:table-cell table:formula="of:=SQRT(ABS([.A34]-[.B34]))" office:value-type="float" office:value="0.478642039095124" calcext:value-type="float">
            <text:p>0.478642039095124</text:p>
          </table:table-cell>
          <table:table-cell table:formula="of:=SQRT(ABS([.A34]-[.C34]))" office:value-type="float" office:value="0.434136991475448" calcext:value-type="float">
            <text:p>0.434136991475448</text:p>
          </table:table-cell>
        </table:table-row>
        <table:table-row table:style-name="ro1">
          <table:table-cell office:value-type="float" office:value="-0.169818775413448" calcext:value-type="float">
            <text:p>-0.169818775413448</text:p>
          </table:table-cell>
          <table:table-cell office:value-type="float" office:value="-0.0488293365919171" calcext:value-type="float">
            <text:p>-0.048829336591917</text:p>
          </table:table-cell>
          <table:table-cell office:value-type="float" office:value="-0.0150785150901032" calcext:value-type="float">
            <text:p>-0.015078515090103</text:p>
          </table:table-cell>
          <table:table-cell/>
          <table:table-cell table:formula="of:=SQRT(ABS([.A35]-[.B35]))" office:value-type="float" office:value="0.347835361660558" calcext:value-type="float">
            <text:p>0.347835361660558</text:p>
          </table:table-cell>
          <table:table-cell table:formula="of:=SQRT(ABS([.A35]-[.C35]))" office:value-type="float" office:value="0.3933703856715" calcext:value-type="float">
            <text:p>0.3933703856715</text:p>
          </table:table-cell>
        </table:table-row>
        <table:table-row table:style-name="ro1">
          <table:table-cell office:value-type="float" office:value="-0.169683562318562" calcext:value-type="float">
            <text:p>-0.169683562318562</text:p>
          </table:table-cell>
          <table:table-cell office:value-type="float" office:value="-0.0298816940084303" calcext:value-type="float">
            <text:p>-0.02988169400843</text:p>
          </table:table-cell>
          <table:table-cell office:value-type="float" office:value="-0.00900291739339937" calcext:value-type="float">
            <text:p>-0.009002917393399</text:p>
          </table:table-cell>
          <table:table-cell/>
          <table:table-cell table:formula="of:=SQRT(ABS([.A36]-[.B36]))" office:value-type="float" office:value="0.373900880328105" calcext:value-type="float">
            <text:p>0.373900880328105</text:p>
          </table:table-cell>
          <table:table-cell table:formula="of:=SQRT(ABS([.A36]-[.C36]))" office:value-type="float" office:value="0.400849903237063" calcext:value-type="float">
            <text:p>0.400849903237063</text:p>
          </table:table-cell>
        </table:table-row>
        <table:table-row table:style-name="ro1">
          <table:table-cell office:value-type="float" office:value="-0.169540388330739" calcext:value-type="float">
            <text:p>-0.169540388330739</text:p>
          </table:table-cell>
          <table:table-cell office:value-type="float" office:value="-0.0449100929005869" calcext:value-type="float">
            <text:p>-0.044910092900587</text:p>
          </table:table-cell>
          <table:table-cell office:value-type="float" office:value="-0.0139192663016305" calcext:value-type="float">
            <text:p>-0.013919266301631</text:p>
          </table:table-cell>
          <table:table-cell/>
          <table:table-cell table:formula="of:=SQRT(ABS([.A37]-[.B37]))" office:value-type="float" office:value="0.353030162210189" calcext:value-type="float">
            <text:p>0.353030162210189</text:p>
          </table:table-cell>
          <table:table-cell table:formula="of:=SQRT(ABS([.A37]-[.C37]))" office:value-type="float" office:value="0.394488430792474" calcext:value-type="float">
            <text:p>0.394488430792474</text:p>
          </table:table-cell>
        </table:table-row>
        <table:table-row table:style-name="ro1">
          <table:table-cell office:value-type="float" office:value="-0.169399112826232" calcext:value-type="float">
            <text:p>-0.169399112826232</text:p>
          </table:table-cell>
          <table:table-cell office:value-type="float" office:value="-0.100388083905403" calcext:value-type="float">
            <text:p>-0.100388083905403</text:p>
          </table:table-cell>
          <table:table-cell office:value-type="float" office:value="-0.0348736095741544" calcext:value-type="float">
            <text:p>-0.034873609574154</text:p>
          </table:table-cell>
          <table:table-cell/>
          <table:table-cell table:formula="of:=SQRT(ABS([.A38]-[.B38]))" office:value-type="float" office:value="0.262699503084473" calcext:value-type="float">
            <text:p>0.262699503084473</text:p>
          </table:table-cell>
          <table:table-cell table:formula="of:=SQRT(ABS([.A38]-[.C38]))" office:value-type="float" office:value="0.366777184748558" calcext:value-type="float">
            <text:p>0.366777184748558</text:p>
          </table:table-cell>
        </table:table-row>
        <table:table-row table:style-name="ro1">
          <table:table-cell office:value-type="float" office:value="-0.169264589376056" calcext:value-type="float">
            <text:p>-0.169264589376056</text:p>
          </table:table-cell>
          <table:table-cell office:value-type="float" office:value="-0.0904871494632703" calcext:value-type="float">
            <text:p>-0.09048714946327</text:p>
          </table:table-cell>
          <table:table-cell office:value-type="float" office:value="-0.0315084318985194" calcext:value-type="float">
            <text:p>-0.031508431898519</text:p>
          </table:table-cell>
          <table:table-cell/>
          <table:table-cell table:formula="of:=SQRT(ABS([.A39]-[.B39]))" office:value-type="float" office:value="0.280673190584327" calcext:value-type="float">
            <text:p>0.280673190584327</text:p>
          </table:table-cell>
          <table:table-cell table:formula="of:=SQRT(ABS([.A39]-[.C39]))" office:value-type="float" office:value="0.371155166308562" calcext:value-type="float">
            <text:p>0.371155166308562</text:p>
          </table:table-cell>
        </table:table-row>
        <table:table-row table:style-name="ro1">
          <table:table-cell office:value-type="float" office:value="-0.169129643642267" calcext:value-type="float">
            <text:p>-0.169129643642267</text:p>
          </table:table-cell>
          <table:table-cell office:value-type="float" office:value="-0.0792396144113572" calcext:value-type="float">
            <text:p>-0.079239614411357</text:p>
          </table:table-cell>
          <table:table-cell office:value-type="float" office:value="-0.0257037611676965" calcext:value-type="float">
            <text:p>-0.025703761167697</text:p>
          </table:table-cell>
          <table:table-cell/>
          <table:table-cell table:formula="of:=SQRT(ABS([.A40]-[.B40]))" office:value-type="float" office:value="0.299816659361867" calcext:value-type="float">
            <text:p>0.299816659361867</text:p>
          </table:table-cell>
          <table:table-cell table:formula="of:=SQRT(ABS([.A40]-[.C40]))" office:value-type="float" office:value="0.378716097458994" calcext:value-type="float">
            <text:p>0.378716097458994</text:p>
          </table:table-cell>
        </table:table-row>
        <table:table-row table:style-name="ro1">
          <table:table-cell office:value-type="float" office:value="-0.169094679009706" calcext:value-type="float">
            <text:p>-0.169094679009706</text:p>
          </table:table-cell>
          <table:table-cell office:value-type="float" office:value="-0.149219050392552" calcext:value-type="float">
            <text:p>-0.149219050392552</text:p>
          </table:table-cell>
          <table:table-cell office:value-type="float" office:value="-0.0594388218565896" calcext:value-type="float">
            <text:p>-0.05943882185659</text:p>
          </table:table-cell>
          <table:table-cell/>
          <table:table-cell table:formula="of:=SQRT(ABS([.A41]-[.B41]))" office:value-type="float" office:value="0.140980951256381" calcext:value-type="float">
            <text:p>0.140980951256381</text:p>
          </table:table-cell>
          <table:table-cell table:formula="of:=SQRT(ABS([.A41]-[.C41]))" office:value-type="float" office:value="0.331143257749749" calcext:value-type="float">
            <text:p>0.331143257749749</text:p>
          </table:table-cell>
        </table:table-row>
        <table:table-row table:style-name="ro1">
          <table:table-cell office:value-type="float" office:value="-0.169059678973321" calcext:value-type="float">
            <text:p>-0.169059678973321</text:p>
          </table:table-cell>
          <table:table-cell office:value-type="float" office:value="-0.134575669404699" calcext:value-type="float">
            <text:p>-0.134575669404699</text:p>
          </table:table-cell>
          <table:table-cell office:value-type="float" office:value="-0.0523019689006653" calcext:value-type="float">
            <text:p>-0.052301968900665</text:p>
          </table:table-cell>
          <table:table-cell/>
          <table:table-cell table:formula="of:=SQRT(ABS([.A42]-[.B42]))" office:value-type="float" office:value="0.185698706426895" calcext:value-type="float">
            <text:p>0.185698706426895</text:p>
          </table:table-cell>
          <table:table-cell table:formula="of:=SQRT(ABS([.A42]-[.C42]))" office:value-type="float" office:value="0.341698273441139" calcext:value-type="float">
            <text:p>0.341698273441139</text:p>
          </table:table-cell>
        </table:table-row>
        <table:table-row table:style-name="ro1">
          <table:table-cell office:value-type="float" office:value="-0.169025844627398" calcext:value-type="float">
            <text:p>-0.169025844627398</text:p>
          </table:table-cell>
          <table:table-cell office:value-type="float" office:value="-0.17195212805584" calcext:value-type="float">
            <text:p>-0.17195212805584</text:p>
          </table:table-cell>
          <table:table-cell office:value-type="float" office:value="-0.0760792187384271" calcext:value-type="float">
            <text:p>-0.076079218738427</text:p>
          </table:table-cell>
          <table:table-cell/>
          <table:table-cell table:formula="of:=SQRT(ABS([.A43]-[.B43]))" office:value-type="float" office:value="0.054095133130828" calcext:value-type="float">
            <text:p>0.054095133130828</text:p>
          </table:table-cell>
          <table:table-cell table:formula="of:=SQRT(ABS([.A43]-[.C43]))" office:value-type="float" office:value="0.304871490777624" calcext:value-type="float">
            <text:p>0.304871490777624</text:p>
          </table:table-cell>
        </table:table-row>
        <table:table-row table:style-name="ro1">
          <table:table-cell office:value-type="float" office:value="-0.168990431220553" calcext:value-type="float">
            <text:p>-0.168990431220553</text:p>
          </table:table-cell>
          <table:table-cell office:value-type="float" office:value="-0.188659777425151" calcext:value-type="float">
            <text:p>-0.188659777425151</text:p>
          </table:table-cell>
          <table:table-cell office:value-type="float" office:value="-0.0884029495983529" calcext:value-type="float">
            <text:p>-0.088402949598353</text:p>
          </table:table-cell>
          <table:table-cell/>
          <table:table-cell table:formula="of:=SQRT(ABS([.A44]-[.B44]))" office:value-type="float" office:value="0.140247446338955" calcext:value-type="float">
            <text:p>0.140247446338955</text:p>
          </table:table-cell>
          <table:table-cell table:formula="of:=SQRT(ABS([.A44]-[.C44]))" office:value-type="float" office:value="0.283879343422871" calcext:value-type="float">
            <text:p>0.283879343422871</text:p>
          </table:table-cell>
        </table:table-row>
        <table:table-row table:style-name="ro1">
          <table:table-cell office:value-type="float" office:value="-0.168950058555916" calcext:value-type="float">
            <text:p>-0.168950058555916</text:p>
          </table:table-cell>
          <table:table-cell office:value-type="float" office:value="-0.110066396568425" calcext:value-type="float">
            <text:p>-0.110066396568425</text:p>
          </table:table-cell>
          <table:table-cell office:value-type="float" office:value="-0.0400618217671849" calcext:value-type="float">
            <text:p>-0.040061821767185</text:p>
          </table:table-cell>
          <table:table-cell/>
          <table:table-cell table:formula="of:=SQRT(ABS([.A45]-[.B45]))" office:value-type="float" office:value="0.242659559851845" calcext:value-type="float">
            <text:p>0.242659559851845</text:p>
          </table:table-cell>
          <table:table-cell table:formula="of:=SQRT(ABS([.A45]-[.C45]))" office:value-type="float" office:value="0.359010078951457" calcext:value-type="float">
            <text:p>0.359010078951457</text:p>
          </table:table-cell>
        </table:table-row>
        <table:table-row table:style-name="ro1">
          <table:table-cell office:value-type="float" office:value="-0.168922398328119" calcext:value-type="float">
            <text:p>-0.168922398328119</text:p>
          </table:table-cell>
          <table:table-cell office:value-type="float" office:value="-0.145347156942723" calcext:value-type="float">
            <text:p>-0.145347156942723</text:p>
          </table:table-cell>
          <table:table-cell office:value-type="float" office:value="-0.0581561187526066" calcext:value-type="float">
            <text:p>-0.058156118752607</text:p>
          </table:table-cell>
          <table:table-cell/>
          <table:table-cell table:formula="of:=SQRT(ABS([.A46]-[.B46]))" office:value-type="float" office:value="0.15354231138483" calcext:value-type="float">
            <text:p>0.15354231138483</text:p>
          </table:table-cell>
          <table:table-cell table:formula="of:=SQRT(ABS([.A46]-[.C46]))" office:value-type="float" office:value="0.332815684088825" calcext:value-type="float">
            <text:p>0.332815684088825</text:p>
          </table:table-cell>
        </table:table-row>
        <table:table-row table:style-name="ro1">
          <table:table-cell office:value-type="float" office:value="-0.168891616027531" calcext:value-type="float">
            <text:p>-0.168891616027531</text:p>
          </table:table-cell>
          <table:table-cell office:value-type="float" office:value="-0.100620668127966" calcext:value-type="float">
            <text:p>-0.100620668127966</text:p>
          </table:table-cell>
          <table:table-cell office:value-type="float" office:value="-0.0345930757193779" calcext:value-type="float">
            <text:p>-0.034593075719378</text:p>
          </table:table-cell>
          <table:table-cell/>
          <table:table-cell table:formula="of:=SQRT(ABS([.A47]-[.B47]))" office:value-type="float" office:value="0.261287098609107" calcext:value-type="float">
            <text:p>0.261287098609107</text:p>
          </table:table-cell>
          <table:table-cell table:formula="of:=SQRT(ABS([.A47]-[.C47]))" office:value-type="float" office:value="0.366467652471747" calcext:value-type="float">
            <text:p>0.366467652471747</text:p>
          </table:table-cell>
        </table:table-row>
        <table:table-row table:style-name="ro1">
          <table:table-cell office:value-type="float" office:value="-0.168548017577257" calcext:value-type="float">
            <text:p>-0.168548017577257</text:p>
          </table:table-cell>
          <table:table-cell office:value-type="float" office:value="0.157100595134959" calcext:value-type="float">
            <text:p>0.157100595134959</text:p>
          </table:table-cell>
          <table:table-cell office:value-type="float" office:value="0.0661687903762856" calcext:value-type="float">
            <text:p>0.066168790376286</text:p>
          </table:table-cell>
          <table:table-cell/>
          <table:table-cell table:formula="of:=SQRT(ABS([.A48]-[.B48]))" office:value-type="float" office:value="0.57065629998469" calcext:value-type="float">
            <text:p>0.57065629998469</text:p>
          </table:table-cell>
          <table:table-cell table:formula="of:=SQRT(ABS([.A48]-[.C48]))" office:value-type="float" office:value="0.484475807397586" calcext:value-type="float">
            <text:p>0.484475807397586</text:p>
          </table:table-cell>
        </table:table-row>
        <table:table-row table:style-name="ro1">
          <table:table-cell office:value-type="float" office:value="-0.168204384256085" calcext:value-type="float">
            <text:p>-0.168204384256085</text:p>
          </table:table-cell>
          <table:table-cell office:value-type="float" office:value="0.111300201044842" calcext:value-type="float">
            <text:p>0.111300201044842</text:p>
          </table:table-cell>
          <table:table-cell office:value-type="float" office:value="0.0404215161551359" calcext:value-type="float">
            <text:p>0.040421516155136</text:p>
          </table:table-cell>
          <table:table-cell/>
          <table:table-cell table:formula="of:=SQRT(ABS([.A49]-[.B49]))" office:value-type="float" office:value="0.52868193207346" calcext:value-type="float">
            <text:p>0.52868193207346</text:p>
          </table:table-cell>
          <table:table-cell table:formula="of:=SQRT(ABS([.A49]-[.C49]))" office:value-type="float" office:value="0.45675584332466" calcext:value-type="float">
            <text:p>0.45675584332466</text:p>
          </table:table-cell>
        </table:table-row>
        <table:table-row table:style-name="ro1">
          <table:table-cell office:value-type="float" office:value="-0.167879848493319" calcext:value-type="float">
            <text:p>-0.167879848493319</text:p>
          </table:table-cell>
          <table:table-cell office:value-type="float" office:value="0.0381164519755558" calcext:value-type="float">
            <text:p>0.038116451975556</text:p>
          </table:table-cell>
          <table:table-cell office:value-type="float" office:value="0.0115565919501271" calcext:value-type="float">
            <text:p>0.011556591950127</text:p>
          </table:table-cell>
          <table:table-cell/>
          <table:table-cell table:formula="of:=SQRT(ABS([.A50]-[.B50]))" office:value-type="float" office:value="0.453868153177633" calcext:value-type="float">
            <text:p>0.453868153177633</text:p>
          </table:table-cell>
          <table:table-cell table:formula="of:=SQRT(ABS([.A50]-[.C50]))" office:value-type="float" office:value="0.423599386736391" calcext:value-type="float">
            <text:p>0.423599386736391</text:p>
          </table:table-cell>
        </table:table-row>
        <table:table-row table:style-name="ro1">
          <table:table-cell office:value-type="float" office:value="-0.167547653186074" calcext:value-type="float">
            <text:p>-0.167547653186074</text:p>
          </table:table-cell>
          <table:table-cell office:value-type="float" office:value="0.0990498764319157" calcext:value-type="float">
            <text:p>0.099049876431916</text:p>
          </table:table-cell>
          <table:table-cell office:value-type="float" office:value="0.0349457569030191" calcext:value-type="float">
            <text:p>0.034945756903019</text:p>
          </table:table-cell>
          <table:table-cell/>
          <table:table-cell table:formula="of:=SQRT(ABS([.A51]-[.B51]))" office:value-type="float" office:value="0.516330833495337" calcext:value-type="float">
            <text:p>0.516330833495337</text:p>
          </table:table-cell>
          <table:table-cell table:formula="of:=SQRT(ABS([.A51]-[.C51]))" office:value-type="float" office:value="0.449992677817199" calcext:value-type="float">
            <text:p>0.449992677817199</text:p>
          </table:table-cell>
        </table:table-row>
        <table:table-row table:style-name="ro1">
          <table:table-cell office:value-type="float" office:value="-0.167033718509593" calcext:value-type="float">
            <text:p>-0.167033718509593</text:p>
          </table:table-cell>
          <table:table-cell office:value-type="float" office:value="0.159422843299837" calcext:value-type="float">
            <text:p>0.159422843299837</text:p>
          </table:table-cell>
          <table:table-cell office:value-type="float" office:value="0.0665981039681276" calcext:value-type="float">
            <text:p>0.066598103968128</text:p>
          </table:table-cell>
          <table:table-cell/>
          <table:table-cell table:formula="of:=SQRT(ABS([.A52]-[.B52]))" office:value-type="float" office:value="0.571363773623626" calcext:value-type="float">
            <text:p>0.571363773623626</text:p>
          </table:table-cell>
          <table:table-cell table:formula="of:=SQRT(ABS([.A52]-[.C52]))" office:value-type="float" office:value="0.483354758410136" calcext:value-type="float">
            <text:p>0.483354758410136</text:p>
          </table:table-cell>
        </table:table-row>
        <table:table-row table:style-name="ro1">
          <table:table-cell office:value-type="float" office:value="-0.166502307556912" calcext:value-type="float">
            <text:p>-0.166502307556912</text:p>
          </table:table-cell>
          <table:table-cell office:value-type="float" office:value="0.207507229642621" calcext:value-type="float">
            <text:p>0.207507229642621</text:p>
          </table:table-cell>
          <table:table-cell office:value-type="float" office:value="0.107150381743747" calcext:value-type="float">
            <text:p>0.107150381743747</text:p>
          </table:table-cell>
          <table:table-cell/>
          <table:table-cell table:formula="of:=SQRT(ABS([.A53]-[.B53]))" office:value-type="float" office:value="0.611563191501527" calcext:value-type="float">
            <text:p>0.611563191501527</text:p>
          </table:table-cell>
          <table:table-cell table:formula="of:=SQRT(ABS([.A53]-[.C53]))" office:value-type="float" office:value="0.523118236444362" calcext:value-type="float">
            <text:p>0.523118236444362</text:p>
          </table:table-cell>
        </table:table-row>
        <table:table-row table:style-name="ro1">
          <table:table-cell office:value-type="float" office:value="-0.165859539035669" calcext:value-type="float">
            <text:p>-0.165859539035669</text:p>
          </table:table-cell>
          <table:table-cell office:value-type="float" office:value="0.215513607586808" calcext:value-type="float">
            <text:p>0.215513607586808</text:p>
          </table:table-cell>
          <table:table-cell office:value-type="float" office:value="0.11064527615702" calcext:value-type="float">
            <text:p>0.11064527615702</text:p>
          </table:table-cell>
          <table:table-cell/>
          <table:table-cell table:formula="of:=SQRT(ABS([.A54]-[.B54]))" office:value-type="float" office:value="0.617554164930071" calcext:value-type="float">
            <text:p>0.617554164930071</text:p>
          </table:table-cell>
          <table:table-cell table:formula="of:=SQRT(ABS([.A54]-[.C54]))" office:value-type="float" office:value="0.525837251621344" calcext:value-type="float">
            <text:p>0.525837251621344</text:p>
          </table:table-cell>
        </table:table-row>
        <table:table-row table:style-name="ro1">
          <table:table-cell office:value-type="float" office:value="-0.165083017931662" calcext:value-type="float">
            <text:p>-0.165083017931662</text:p>
          </table:table-cell>
          <table:table-cell office:value-type="float" office:value="0.2527783898207" calcext:value-type="float">
            <text:p>0.2527783898207</text:p>
          </table:table-cell>
          <table:table-cell office:value-type="float" office:value="0.162665158507765" calcext:value-type="float">
            <text:p>0.162665158507765</text:p>
          </table:table-cell>
          <table:table-cell/>
          <table:table-cell table:formula="of:=SQRT(ABS([.A55]-[.B55]))" office:value-type="float" office:value="0.646422004384413" calcext:value-type="float">
            <text:p>0.646422004384413</text:p>
          </table:table-cell>
          <table:table-cell table:formula="of:=SQRT(ABS([.A55]-[.C55]))" office:value-type="float" office:value="0.572492948811972" calcext:value-type="float">
            <text:p>0.572492948811972</text:p>
          </table:table-cell>
        </table:table-row>
        <table:table-row table:style-name="ro1">
          <table:table-cell office:value-type="float" office:value="-0.164012884380526" calcext:value-type="float">
            <text:p>-0.164012884380526</text:p>
          </table:table-cell>
          <table:table-cell office:value-type="float" office:value="0.298888858766114" calcext:value-type="float">
            <text:p>0.298888858766114</text:p>
          </table:table-cell>
          <table:table-cell office:value-type="float" office:value="0.229230296402362" calcext:value-type="float">
            <text:p>0.229230296402362</text:p>
          </table:table-cell>
          <table:table-cell/>
          <table:table-cell table:formula="of:=SQRT(ABS([.A56]-[.B56]))" office:value-type="float" office:value="0.680368828758814" calcext:value-type="float">
            <text:p>0.680368828758814</text:p>
          </table:table-cell>
          <table:table-cell table:formula="of:=SQRT(ABS([.A56]-[.C56]))" office:value-type="float" office:value="0.627091046645452" calcext:value-type="float">
            <text:p>0.627091046645452</text:p>
          </table:table-cell>
        </table:table-row>
        <table:table-row table:style-name="ro1">
          <table:table-cell office:value-type="float" office:value="-0.16327590484993" calcext:value-type="float">
            <text:p>-0.16327590484993</text:p>
          </table:table-cell>
          <table:table-cell office:value-type="float" office:value="0.300763805825845" calcext:value-type="float">
            <text:p>0.300763805825845</text:p>
          </table:table-cell>
          <table:table-cell office:value-type="float" office:value="0.249983842358429" calcext:value-type="float">
            <text:p>0.249983842358429</text:p>
          </table:table-cell>
          <table:table-cell/>
          <table:table-cell table:formula="of:=SQRT(ABS([.A57]-[.B57]))" office:value-type="float" office:value="0.681204602653105" calcext:value-type="float">
            <text:p>0.681204602653105</text:p>
          </table:table-cell>
          <table:table-cell table:formula="of:=SQRT(ABS([.A57]-[.C57]))" office:value-type="float" office:value="0.642852819242756" calcext:value-type="float">
            <text:p>0.642852819242756</text:p>
          </table:table-cell>
        </table:table-row>
        <table:table-row table:style-name="ro1">
          <table:table-cell office:value-type="float" office:value="-0.162195503473636" calcext:value-type="float">
            <text:p>-0.162195503473636</text:p>
          </table:table-cell>
          <table:table-cell office:value-type="float" office:value="0.31449872301576" calcext:value-type="float">
            <text:p>0.31449872301576</text:p>
          </table:table-cell>
          <table:table-cell office:value-type="float" office:value="0.269596977100056" calcext:value-type="float">
            <text:p>0.269596977100056</text:p>
          </table:table-cell>
          <table:table-cell/>
          <table:table-cell table:formula="of:=SQRT(ABS([.A58]-[.B58]))" office:value-type="float" office:value="0.690430464630144" calcext:value-type="float">
            <text:p>0.690430464630144</text:p>
          </table:table-cell>
          <table:table-cell table:formula="of:=SQRT(ABS([.A58]-[.C58]))" office:value-type="float" office:value="0.657109184666971" calcext:value-type="float">
            <text:p>0.657109184666971</text:p>
          </table:table-cell>
        </table:table-row>
        <table:table-row table:style-name="ro1">
          <table:table-cell office:value-type="float" office:value="-0.161163592244723" calcext:value-type="float">
            <text:p>-0.161163592244723</text:p>
          </table:table-cell>
          <table:table-cell office:value-type="float" office:value="0.339087335925622" calcext:value-type="float">
            <text:p>0.339087335925622</text:p>
          </table:table-cell>
          <table:table-cell office:value-type="float" office:value="0.330118075436021" calcext:value-type="float">
            <text:p>0.330118075436021</text:p>
          </table:table-cell>
          <table:table-cell/>
          <table:table-cell table:formula="of:=SQRT(ABS([.A59]-[.B59]))" office:value-type="float" office:value="0.707284191941503" calcext:value-type="float">
            <text:p>0.707284191941503</text:p>
          </table:table-cell>
          <table:table-cell table:formula="of:=SQRT(ABS([.A59]-[.C59]))" office:value-type="float" office:value="0.700914879055042" calcext:value-type="float">
            <text:p>0.700914879055042</text:p>
          </table:table-cell>
        </table:table-row>
        <table:table-row table:style-name="ro1">
          <table:table-cell office:value-type="float" office:value="-0.159977509288769" calcext:value-type="float">
            <text:p>-0.159977509288769</text:p>
          </table:table-cell>
          <table:table-cell office:value-type="float" office:value="0.333342766989446" calcext:value-type="float">
            <text:p>0.333342766989446</text:p>
          </table:table-cell>
          <table:table-cell office:value-type="float" office:value="0.314898533032885" calcext:value-type="float">
            <text:p>0.314898533032885</text:p>
          </table:table-cell>
          <table:table-cell/>
          <table:table-cell table:formula="of:=SQRT(ABS([.A60]-[.B60]))" office:value-type="float" office:value="0.702367621889146" calcext:value-type="float">
            <text:p>0.702367621889146</text:p>
          </table:table-cell>
          <table:table-cell table:formula="of:=SQRT(ABS([.A60]-[.C60]))" office:value-type="float" office:value="0.689112503385082" calcext:value-type="float">
            <text:p>0.689112503385082</text:p>
          </table:table-cell>
        </table:table-row>
        <table:table-row table:style-name="ro1">
          <table:table-cell office:value-type="float" office:value="-0.158779088674134" calcext:value-type="float">
            <text:p>-0.158779088674134</text:p>
          </table:table-cell>
          <table:table-cell office:value-type="float" office:value="0.343093102408849" calcext:value-type="float">
            <text:p>0.343093102408849</text:p>
          </table:table-cell>
          <table:table-cell office:value-type="float" office:value="0.327297607369249" calcext:value-type="float">
            <text:p>0.327297607369249</text:p>
          </table:table-cell>
          <table:table-cell/>
          <table:table-cell table:formula="of:=SQRT(ABS([.A61]-[.B61]))" office:value-type="float" office:value="0.708429383271885" calcext:value-type="float">
            <text:p>0.708429383271885</text:p>
          </table:table-cell>
          <table:table-cell table:formula="of:=SQRT(ABS([.A61]-[.C61]))" office:value-type="float" office:value="0.697192008017435" calcext:value-type="float">
            <text:p>0.697192008017435</text:p>
          </table:table-cell>
        </table:table-row>
        <table:table-row table:style-name="ro1">
          <table:table-cell office:value-type="float" office:value="-0.157632395690293" calcext:value-type="float">
            <text:p>-0.157632395690293</text:p>
          </table:table-cell>
          <table:table-cell office:value-type="float" office:value="0.33444709336557" calcext:value-type="float">
            <text:p>0.33444709336557</text:p>
          </table:table-cell>
          <table:table-cell office:value-type="float" office:value="0.312781276580984" calcext:value-type="float">
            <text:p>0.312781276580984</text:p>
          </table:table-cell>
          <table:table-cell/>
          <table:table-cell table:formula="of:=SQRT(ABS([.A62]-[.B62]))" office:value-type="float" office:value="0.701483776758852" calcext:value-type="float">
            <text:p>0.701483776758852</text:p>
          </table:table-cell>
          <table:table-cell table:formula="of:=SQRT(ABS([.A62]-[.C62]))" office:value-type="float" office:value="0.685867095195036" calcext:value-type="float">
            <text:p>0.685867095195036</text:p>
          </table:table-cell>
        </table:table-row>
        <table:table-row table:style-name="ro1">
          <table:table-cell office:value-type="float" office:value="-0.156411872591242" calcext:value-type="float">
            <text:p>-0.156411872591242</text:p>
          </table:table-cell>
          <table:table-cell office:value-type="float" office:value="0.337157474705989" calcext:value-type="float">
            <text:p>0.337157474705989</text:p>
          </table:table-cell>
          <table:table-cell office:value-type="float" office:value="0.323690767565156" calcext:value-type="float">
            <text:p>0.323690767565156</text:p>
          </table:table-cell>
          <table:table-cell/>
          <table:table-cell table:formula="of:=SQRT(ABS([.A63]-[.B63]))" office:value-type="float" office:value="0.702544907672977" calcext:value-type="float">
            <text:p>0.702544907672977</text:p>
          </table:table-cell>
          <table:table-cell table:formula="of:=SQRT(ABS([.A63]-[.C63]))" office:value-type="float" office:value="0.692894393220495" calcext:value-type="float">
            <text:p>0.692894393220495</text:p>
          </table:table-cell>
        </table:table-row>
        <table:table-row table:style-name="ro1">
          <table:table-cell office:value-type="float" office:value="-0.155344465135036" calcext:value-type="float">
            <text:p>-0.155344465135036</text:p>
          </table:table-cell>
          <table:table-cell office:value-type="float" office:value="0.323160323591061" calcext:value-type="float">
            <text:p>0.323160323591061</text:p>
          </table:table-cell>
          <table:table-cell office:value-type="float" office:value="0.295218819259054" calcext:value-type="float">
            <text:p>0.295218819259054</text:p>
          </table:table-cell>
          <table:table-cell/>
          <table:table-cell table:formula="of:=SQRT(ABS([.A64]-[.B64]))" office:value-type="float" office:value="0.691740405590202" calcext:value-type="float">
            <text:p>0.691740405590202</text:p>
          </table:table-cell>
          <table:table-cell table:formula="of:=SQRT(ABS([.A64]-[.C64]))" office:value-type="float" office:value="0.671240109345449" calcext:value-type="float">
            <text:p>0.671240109345449</text:p>
          </table:table-cell>
        </table:table-row>
        <table:table-row table:style-name="ro1">
          <table:table-cell office:value-type="float" office:value="-0.154267333500192" calcext:value-type="float">
            <text:p>-0.154267333500192</text:p>
          </table:table-cell>
          <table:table-cell office:value-type="float" office:value="0.327445558754116" calcext:value-type="float">
            <text:p>0.327445558754116</text:p>
          </table:table-cell>
          <table:table-cell office:value-type="float" office:value="0.288560675098429" calcext:value-type="float">
            <text:p>0.288560675098429</text:p>
          </table:table-cell>
          <table:table-cell/>
          <table:table-cell table:formula="of:=SQRT(ABS([.A65]-[.B65]))" office:value-type="float" office:value="0.694055395666879" calcext:value-type="float">
            <text:p>0.694055395666879</text:p>
          </table:table-cell>
          <table:table-cell table:formula="of:=SQRT(ABS([.A65]-[.C65]))" office:value-type="float" office:value="0.665453235470849" calcext:value-type="float">
            <text:p>0.665453235470849</text:p>
          </table:table-cell>
        </table:table-row>
        <table:table-row table:style-name="ro1">
          <table:table-cell office:value-type="float" office:value="-0.153332359780383" calcext:value-type="float">
            <text:p>-0.153332359780383</text:p>
          </table:table-cell>
          <table:table-cell office:value-type="float" office:value="0.300315877394695" calcext:value-type="float">
            <text:p>0.300315877394695</text:p>
          </table:table-cell>
          <table:table-cell office:value-type="float" office:value="0.239973560336514" calcext:value-type="float">
            <text:p>0.239973560336514</text:p>
          </table:table-cell>
          <table:table-cell/>
          <table:table-cell table:formula="of:=SQRT(ABS([.A66]-[.B66]))" office:value-type="float" office:value="0.673534139576516" calcext:value-type="float">
            <text:p>0.673534139576516</text:p>
          </table:table-cell>
          <table:table-cell table:formula="of:=SQRT(ABS([.A66]-[.C66]))" office:value-type="float" office:value="0.627141068753193" calcext:value-type="float">
            <text:p>0.627141068753193</text:p>
          </table:table-cell>
        </table:table-row>
        <table:table-row table:style-name="ro1">
          <table:table-cell office:value-type="float" office:value="-0.152488352077571" calcext:value-type="float">
            <text:p>-0.152488352077571</text:p>
          </table:table-cell>
          <table:table-cell office:value-type="float" office:value="0.286038780254713" calcext:value-type="float">
            <text:p>0.286038780254713</text:p>
          </table:table-cell>
          <table:table-cell office:value-type="float" office:value="0.202281319172511" calcext:value-type="float">
            <text:p>0.202281319172511</text:p>
          </table:table-cell>
          <table:table-cell/>
          <table:table-cell table:formula="of:=SQRT(ABS([.A67]-[.B67]))" office:value-type="float" office:value="0.662213811644158" calcext:value-type="float">
            <text:p>0.662213811644158</text:p>
          </table:table-cell>
          <table:table-cell table:formula="of:=SQRT(ABS([.A67]-[.C67]))" office:value-type="float" office:value="0.595625445435369" calcext:value-type="float">
            <text:p>0.595625445435369</text:p>
          </table:table-cell>
        </table:table-row>
        <table:table-row table:style-name="ro1">
          <table:table-cell office:value-type="float" office:value="-0.151460420790728" calcext:value-type="float">
            <text:p>-0.151460420790728</text:p>
          </table:table-cell>
          <table:table-cell office:value-type="float" office:value="0.289366182771775" calcext:value-type="float">
            <text:p>0.289366182771775</text:p>
          </table:table-cell>
          <table:table-cell office:value-type="float" office:value="0.21820018541439" calcext:value-type="float">
            <text:p>0.21820018541439</text:p>
          </table:table-cell>
          <table:table-cell/>
          <table:table-cell table:formula="of:=SQRT(ABS([.A68]-[.B68]))" office:value-type="float" office:value="0.663947741590031" calcext:value-type="float">
            <text:p>0.663947741590031</text:p>
          </table:table-cell>
          <table:table-cell table:formula="of:=SQRT(ABS([.A68]-[.C68]))" office:value-type="float" office:value="0.607997209043856" calcext:value-type="float">
            <text:p>0.607997209043856</text:p>
          </table:table-cell>
        </table:table-row>
        <table:table-row table:style-name="ro1">
          <table:table-cell office:value-type="float" office:value="-0.15069125068489" calcext:value-type="float">
            <text:p>-0.15069125068489</text:p>
          </table:table-cell>
          <table:table-cell office:value-type="float" office:value="0.28223384324462" calcext:value-type="float">
            <text:p>0.28223384324462</text:p>
          </table:table-cell>
          <table:table-cell office:value-type="float" office:value="0.199701167708597" calcext:value-type="float">
            <text:p>0.199701167708597</text:p>
          </table:table-cell>
          <table:table-cell/>
          <table:table-cell table:formula="of:=SQRT(ABS([.A69]-[.B69]))" office:value-type="float" office:value="0.657970435452468" calcext:value-type="float">
            <text:p>0.657970435452468</text:p>
          </table:table-cell>
          <table:table-cell table:formula="of:=SQRT(ABS([.A69]-[.C69]))" office:value-type="float" office:value="0.591939539474672" calcext:value-type="float">
            <text:p>0.591939539474672</text:p>
          </table:table-cell>
        </table:table-row>
        <table:table-row table:style-name="ro1">
          <table:table-cell office:value-type="float" office:value="-0.149697968298128" calcext:value-type="float">
            <text:p>-0.149697968298128</text:p>
          </table:table-cell>
          <table:table-cell office:value-type="float" office:value="0.291083829611588" calcext:value-type="float">
            <text:p>0.291083829611588</text:p>
          </table:table-cell>
          <table:table-cell office:value-type="float" office:value="0.220134383432972" calcext:value-type="float">
            <text:p>0.220134383432972</text:p>
          </table:table-cell>
          <table:table-cell/>
          <table:table-cell table:formula="of:=SQRT(ABS([.A70]-[.B70]))" office:value-type="float" office:value="0.663913998880665" calcext:value-type="float">
            <text:p>0.663913998880665</text:p>
          </table:table-cell>
          <table:table-cell table:formula="of:=SQRT(ABS([.A70]-[.C70]))" office:value-type="float" office:value="0.608138431388035" calcext:value-type="float">
            <text:p>0.608138431388035</text:p>
          </table:table-cell>
        </table:table-row>
        <table:table-row table:style-name="ro1">
          <table:table-cell office:value-type="float" office:value="-0.149104290133104" calcext:value-type="float">
            <text:p>-0.149104290133104</text:p>
          </table:table-cell>
          <table:table-cell office:value-type="float" office:value="0.25890247849298" calcext:value-type="float">
            <text:p>0.25890247849298</text:p>
          </table:table-cell>
          <table:table-cell office:value-type="float" office:value="0.166033881069006" calcext:value-type="float">
            <text:p>0.166033881069006</text:p>
          </table:table-cell>
          <table:table-cell/>
          <table:table-cell table:formula="of:=SQRT(ABS([.A71]-[.B71]))" office:value-type="float" office:value="0.638754075232467" calcext:value-type="float">
            <text:p>0.638754075232467</text:p>
          </table:table-cell>
          <table:table-cell table:formula="of:=SQRT(ABS([.A71]-[.C71]))" office:value-type="float" office:value="0.561371687210987" calcext:value-type="float">
            <text:p>0.561371687210987</text:p>
          </table:table-cell>
        </table:table-row>
        <table:table-row table:style-name="ro1">
          <table:table-cell office:value-type="float" office:value="-0.1484794315402" calcext:value-type="float">
            <text:p>-0.1484794315402</text:p>
          </table:table-cell>
          <table:table-cell office:value-type="float" office:value="0.263194313481656" calcext:value-type="float">
            <text:p>0.263194313481656</text:p>
          </table:table-cell>
          <table:table-cell office:value-type="float" office:value="0.171771632052684" calcext:value-type="float">
            <text:p>0.171771632052684</text:p>
          </table:table-cell>
          <table:table-cell/>
          <table:table-cell table:formula="of:=SQRT(ABS([.A72]-[.B72]))" office:value-type="float" office:value="0.641618067873603" calcext:value-type="float">
            <text:p>0.641618067873603</text:p>
          </table:table-cell>
          <table:table-cell table:formula="of:=SQRT(ABS([.A72]-[.C72]))" office:value-type="float" office:value="0.565907292401224" calcext:value-type="float">
            <text:p>0.565907292401224</text:p>
          </table:table-cell>
        </table:table-row>
        <table:table-row table:style-name="ro1">
          <table:table-cell office:value-type="float" office:value="-0.147855159311589" calcext:value-type="float">
            <text:p>-0.147855159311589</text:p>
          </table:table-cell>
          <table:table-cell office:value-type="float" office:value="0.259633269222546" calcext:value-type="float">
            <text:p>0.259633269222546</text:p>
          </table:table-cell>
          <table:table-cell office:value-type="float" office:value="0.16732296247356" calcext:value-type="float">
            <text:p>0.16732296247356</text:p>
          </table:table-cell>
          <table:table-cell/>
          <table:table-cell table:formula="of:=SQRT(ABS([.A73]-[.B73]))" office:value-type="float" office:value="0.638348203204282" calcext:value-type="float">
            <text:p>0.638348203204282</text:p>
          </table:table-cell>
          <table:table-cell table:formula="of:=SQRT(ABS([.A73]-[.C73]))" office:value-type="float" office:value="0.56140726908827" calcext:value-type="float">
            <text:p>0.56140726908827</text:p>
          </table:table-cell>
        </table:table-row>
        <table:table-row table:style-name="ro1">
          <table:table-cell office:value-type="float" office:value="-0.147383219336806" calcext:value-type="float">
            <text:p>-0.147383219336806</text:p>
          </table:table-cell>
          <table:table-cell office:value-type="float" office:value="0.222176887348202" calcext:value-type="float">
            <text:p>0.222176887348202</text:p>
          </table:table-cell>
          <table:table-cell office:value-type="float" office:value="0.113125024453867" calcext:value-type="float">
            <text:p>0.113125024453867</text:p>
          </table:table-cell>
          <table:table-cell/>
          <table:table-cell table:formula="of:=SQRT(ABS([.A74]-[.B74]))" office:value-type="float" office:value="0.607914555414664" calcext:value-type="float">
            <text:p>0.607914555414664</text:p>
          </table:table-cell>
          <table:table-cell table:formula="of:=SQRT(ABS([.A74]-[.C74]))" office:value-type="float" office:value="0.510400082083333" calcext:value-type="float">
            <text:p>0.510400082083333</text:p>
          </table:table-cell>
        </table:table-row>
        <table:table-row table:style-name="ro1">
          <table:table-cell office:value-type="float" office:value="-0.146950714929192" calcext:value-type="float">
            <text:p>-0.146950714929192</text:p>
          </table:table-cell>
          <table:table-cell office:value-type="float" office:value="0.176862390521745" calcext:value-type="float">
            <text:p>0.176862390521745</text:p>
          </table:table-cell>
          <table:table-cell office:value-type="float" office:value="0.079216408929051" calcext:value-type="float">
            <text:p>0.079216408929051</text:p>
          </table:table-cell>
          <table:table-cell/>
          <table:table-cell table:formula="of:=SQRT(ABS([.A75]-[.B75]))" office:value-type="float" office:value="0.569045785021677" calcext:value-type="float">
            <text:p>0.569045785021677</text:p>
          </table:table-cell>
          <table:table-cell table:formula="of:=SQRT(ABS([.A75]-[.C75]))" office:value-type="float" office:value="0.475570314315605" calcext:value-type="float">
            <text:p>0.475570314315605</text:p>
          </table:table-cell>
        </table:table-row>
        <table:table-row table:style-name="ro1">
          <table:table-cell office:value-type="float" office:value="-0.146670556492338" calcext:value-type="float">
            <text:p>-0.146670556492338</text:p>
          </table:table-cell>
          <table:table-cell office:value-type="float" office:value="0.111758339091465" calcext:value-type="float">
            <text:p>0.111758339091465</text:p>
          </table:table-cell>
          <table:table-cell office:value-type="float" office:value="0.0407024089187978" calcext:value-type="float">
            <text:p>0.040702408918798</text:p>
          </table:table-cell>
          <table:table-cell/>
          <table:table-cell table:formula="of:=SQRT(ABS([.A76]-[.B76]))" office:value-type="float" office:value="0.508359022329498" calcext:value-type="float">
            <text:p>0.508359022329498</text:p>
          </table:table-cell>
          <table:table-cell table:formula="of:=SQRT(ABS([.A76]-[.C76]))" office:value-type="float" office:value="0.432865990129897" calcext:value-type="float">
            <text:p>0.432865990129897</text:p>
          </table:table-cell>
        </table:table-row>
        <table:table-row table:style-name="ro1">
          <table:table-cell office:value-type="float" office:value="-0.146568041947261" calcext:value-type="float">
            <text:p>-0.146568041947261</text:p>
          </table:table-cell>
          <table:table-cell office:value-type="float" office:value="0.00458587149679251" calcext:value-type="float">
            <text:p>0.004585871496793</text:p>
          </table:table-cell>
          <table:table-cell office:value-type="float" office:value="0.00121691618659757" calcext:value-type="float">
            <text:p>0.001216916186598</text:p>
          </table:table-cell>
          <table:table-cell/>
          <table:table-cell table:formula="of:=SQRT(ABS([.A77]-[.B77]))" office:value-type="float" office:value="0.3887851764716" calcext:value-type="float">
            <text:p>0.3887851764716</text:p>
          </table:table-cell>
          <table:table-cell table:formula="of:=SQRT(ABS([.A77]-[.C77]))" office:value-type="float" office:value="0.384428092279764" calcext:value-type="float">
            <text:p>0.384428092279764</text:p>
          </table:table-cell>
        </table:table-row>
        <table:table-row table:style-name="ro1">
          <table:table-cell office:value-type="float" office:value="-0.146464840656214" calcext:value-type="float">
            <text:p>-0.146464840656214</text:p>
          </table:table-cell>
          <table:table-cell office:value-type="float" office:value="-0.116323203451819" calcext:value-type="float">
            <text:p>-0.116323203451819</text:p>
          </table:table-cell>
          <table:table-cell office:value-type="float" office:value="-0.0422326514210771" calcext:value-type="float">
            <text:p>-0.042232651421077</text:p>
          </table:table-cell>
          <table:table-cell/>
          <table:table-cell table:formula="of:=SQRT(ABS([.A78]-[.B78]))" office:value-type="float" office:value="0.173613470688178" calcext:value-type="float">
            <text:p>0.173613470688178</text:p>
          </table:table-cell>
          <table:table-cell table:formula="of:=SQRT(ABS([.A78]-[.C78]))" office:value-type="float" office:value="0.322850103353146" calcext:value-type="float">
            <text:p>0.322850103353146</text:p>
          </table:table-cell>
        </table:table-row>
        <table:table-row table:style-name="ro1">
          <table:table-cell office:value-type="float" office:value="-0.146425788843909" calcext:value-type="float">
            <text:p>-0.146425788843909</text:p>
          </table:table-cell>
          <table:table-cell office:value-type="float" office:value="-0.0675690422839641" calcext:value-type="float">
            <text:p>-0.067569042283964</text:p>
          </table:table-cell>
          <table:table-cell office:value-type="float" office:value="-0.0217509486605561" calcext:value-type="float">
            <text:p>-0.021750948660556</text:p>
          </table:table-cell>
          <table:table-cell/>
          <table:table-cell table:formula="of:=SQRT(ABS([.A79]-[.B79]))" office:value-type="float" office:value="0.28081443438674" calcext:value-type="float">
            <text:p>0.28081443438674</text:p>
          </table:table-cell>
          <table:table-cell table:formula="of:=SQRT(ABS([.A79]-[.C79]))" office:value-type="float" office:value="0.353093245734541" calcext:value-type="float">
            <text:p>0.353093245734541</text:p>
          </table:table-cell>
        </table:table-row>
        <table:table-row table:style-name="ro1">
          <table:table-cell office:value-type="float" office:value="-0.146547709901015" calcext:value-type="float">
            <text:p>-0.146547709901015</text:p>
          </table:table-cell>
          <table:table-cell office:value-type="float" office:value="-0.184073055804569" calcext:value-type="float">
            <text:p>-0.184073055804569</text:p>
          </table:table-cell>
          <table:table-cell office:value-type="float" office:value="-0.0851575791797838" calcext:value-type="float">
            <text:p>-0.085157579179784</text:p>
          </table:table-cell>
          <table:table-cell/>
          <table:table-cell table:formula="of:=SQRT(ABS([.A80]-[.B80]))" office:value-type="float" office:value="0.193714599097626" calcext:value-type="float">
            <text:p>0.193714599097626</text:p>
          </table:table-cell>
          <table:table-cell table:formula="of:=SQRT(ABS([.A80]-[.C80]))" office:value-type="float" office:value="0.247770318483129" calcext:value-type="float">
            <text:p>0.247770318483129</text:p>
          </table:table-cell>
        </table:table-row>
        <table:table-row table:style-name="ro1">
          <table:table-cell office:value-type="float" office:value="-0.146663165988719" calcext:value-type="float">
            <text:p>-0.146663165988719</text:p>
          </table:table-cell>
          <table:table-cell office:value-type="float" office:value="-0.231026678961972" calcext:value-type="float">
            <text:p>-0.231026678961972</text:p>
          </table:table-cell>
          <table:table-cell office:value-type="float" office:value="-0.127768798879283" calcext:value-type="float">
            <text:p>-0.127768798879283</text:p>
          </table:table-cell>
          <table:table-cell/>
          <table:table-cell table:formula="of:=SQRT(ABS([.A81]-[.B81]))" office:value-type="float" office:value="0.29045397737551" calcext:value-type="float">
            <text:p>0.29045397737551</text:p>
          </table:table-cell>
          <table:table-cell table:formula="of:=SQRT(ABS([.A81]-[.C81]))" office:value-type="float" office:value="0.137456782697094" calcext:value-type="float">
            <text:p>0.137456782697094</text:p>
          </table:table-cell>
        </table:table-row>
        <table:table-row table:style-name="ro1">
          <table:table-cell office:value-type="float" office:value="-0.146779923269822" calcext:value-type="float">
            <text:p>-0.146779923269822</text:p>
          </table:table-cell>
          <table:table-cell office:value-type="float" office:value="-0.179423864172681" calcext:value-type="float">
            <text:p>-0.179423864172681</text:p>
          </table:table-cell>
          <table:table-cell office:value-type="float" office:value="-0.0798873781349305" calcext:value-type="float">
            <text:p>-0.079887378134931</text:p>
          </table:table-cell>
          <table:table-cell/>
          <table:table-cell table:formula="of:=SQRT(ABS([.A82]-[.B82]))" office:value-type="float" office:value="0.180676342952969" calcext:value-type="float">
            <text:p>0.180676342952969</text:p>
          </table:table-cell>
          <table:table-cell table:formula="of:=SQRT(ABS([.A82]-[.C82]))" office:value-type="float" office:value="0.258635931639228" calcext:value-type="float">
            <text:p>0.258635931639228</text:p>
          </table:table-cell>
        </table:table-row>
        <table:table-row table:style-name="ro1">
          <table:table-cell office:value-type="float" office:value="-0.14690267377279" calcext:value-type="float">
            <text:p>-0.14690267377279</text:p>
          </table:table-cell>
          <table:table-cell office:value-type="float" office:value="-0.171987674028458" calcext:value-type="float">
            <text:p>-0.171987674028458</text:p>
          </table:table-cell>
          <table:table-cell office:value-type="float" office:value="-0.0738085432327046" calcext:value-type="float">
            <text:p>-0.073808543232705</text:p>
          </table:table-cell>
          <table:table-cell/>
          <table:table-cell table:formula="of:=SQRT(ABS([.A83]-[.B83]))" office:value-type="float" office:value="0.158382449329678" calcext:value-type="float">
            <text:p>0.158382449329678</text:p>
          </table:table-cell>
          <table:table-cell table:formula="of:=SQRT(ABS([.A83]-[.C83]))" office:value-type="float" office:value="0.270359261983172" calcext:value-type="float">
            <text:p>0.270359261983172</text:p>
          </table:table-cell>
        </table:table-row>
        <table:table-row table:style-name="ro1">
          <table:table-cell office:value-type="float" office:value="-0.147017851011164" calcext:value-type="float">
            <text:p>-0.147017851011164</text:p>
          </table:table-cell>
          <table:table-cell office:value-type="float" office:value="-0.215824217027594" calcext:value-type="float">
            <text:p>-0.215824217027594</text:p>
          </table:table-cell>
          <table:table-cell office:value-type="float" office:value="-0.113869797974402" calcext:value-type="float">
            <text:p>-0.113869797974402</text:p>
          </table:table-cell>
          <table:table-cell/>
          <table:table-cell table:formula="of:=SQRT(ABS([.A84]-[.B84]))" office:value-type="float" office:value="0.262309675796433" calcext:value-type="float">
            <text:p>0.262309675796433</text:p>
          </table:table-cell>
          <table:table-cell table:formula="of:=SQRT(ABS([.A84]-[.C84]))" office:value-type="float" office:value="0.182066067779699" calcext:value-type="float">
            <text:p>0.182066067779699</text:p>
          </table:table-cell>
        </table:table-row>
        <table:table-row table:style-name="ro1">
          <table:table-cell office:value-type="float" office:value="-0.147363600529346" calcext:value-type="float">
            <text:p>-0.147363600529346</text:p>
          </table:table-cell>
          <table:table-cell office:value-type="float" office:value="-0.25198486393513" calcext:value-type="float">
            <text:p>-0.25198486393513</text:p>
          </table:table-cell>
          <table:table-cell office:value-type="float" office:value="-0.15036506946158" calcext:value-type="float">
            <text:p>-0.15036506946158</text:p>
          </table:table-cell>
          <table:table-cell/>
          <table:table-cell table:formula="of:=SQRT(ABS([.A85]-[.B85]))" office:value-type="float" office:value="0.32345210372756" calcext:value-type="float">
            <text:p>0.32345210372756</text:p>
          </table:table-cell>
          <table:table-cell table:formula="of:=SQRT(ABS([.A85]-[.C85]))" office:value-type="float" office:value="0.0547856635647864" calcext:value-type="float">
            <text:p>0.054785663564786</text:p>
          </table:table-cell>
        </table:table-row>
        <table:table-row table:style-name="ro1">
          <table:table-cell office:value-type="float" office:value="-0.147819935872236" calcext:value-type="float">
            <text:p>-0.147819935872236</text:p>
          </table:table-cell>
          <table:table-cell office:value-type="float" office:value="-0.274787824263737" calcext:value-type="float">
            <text:p>-0.274787824263737</text:p>
          </table:table-cell>
          <table:table-cell office:value-type="float" office:value="-0.186107739177409" calcext:value-type="float">
            <text:p>-0.186107739177409</text:p>
          </table:table-cell>
          <table:table-cell/>
          <table:table-cell table:formula="of:=SQRT(ABS([.A86]-[.B86]))" office:value-type="float" office:value="0.356325537102663" calcext:value-type="float">
            <text:p>0.356325537102663</text:p>
          </table:table-cell>
          <table:table-cell table:formula="of:=SQRT(ABS([.A86]-[.C86]))" office:value-type="float" office:value="0.195672694326963" calcext:value-type="float">
            <text:p>0.195672694326963</text:p>
          </table:table-cell>
        </table:table-row>
        <table:table-row table:style-name="ro1">
          <table:table-cell office:value-type="float" office:value="-0.148481804952124" calcext:value-type="float">
            <text:p>-0.148481804952124</text:p>
          </table:table-cell>
          <table:table-cell office:value-type="float" office:value="-0.293950128901583" calcext:value-type="float">
            <text:p>-0.293950128901583</text:p>
          </table:table-cell>
          <table:table-cell office:value-type="float" office:value="-0.215941075410948" calcext:value-type="float">
            <text:p>-0.215941075410948</text:p>
          </table:table-cell>
          <table:table-cell/>
          <table:table-cell table:formula="of:=SQRT(ABS([.A87]-[.B87]))" office:value-type="float" office:value="0.3814030990297" calcext:value-type="float">
            <text:p>0.3814030990297</text:p>
          </table:table-cell>
          <table:table-cell table:formula="of:=SQRT(ABS([.A87]-[.C87]))" office:value-type="float" office:value="0.259729225268979" calcext:value-type="float">
            <text:p>0.259729225268979</text:p>
          </table:table-cell>
        </table:table-row>
        <table:table-row table:style-name="ro1">
          <table:table-cell office:value-type="float" office:value="-0.148771784461265" calcext:value-type="float">
            <text:p>-0.148771784461265</text:p>
          </table:table-cell>
          <table:table-cell office:value-type="float" office:value="-0.296296152355157" calcext:value-type="float">
            <text:p>-0.296296152355157</text:p>
          </table:table-cell>
          <table:table-cell office:value-type="float" office:value="-0.214570844796283" calcext:value-type="float">
            <text:p>-0.214570844796283</text:p>
          </table:table-cell>
          <table:table-cell/>
          <table:table-cell table:formula="of:=SQRT(ABS([.A88]-[.B88]))" office:value-type="float" office:value="0.384089010378964" calcext:value-type="float">
            <text:p>0.384089010378964</text:p>
          </table:table-cell>
          <table:table-cell table:formula="of:=SQRT(ABS([.A88]-[.C88]))" office:value-type="float" office:value="0.256513275163329" calcext:value-type="float">
            <text:p>0.256513275163329</text:p>
          </table:table-cell>
        </table:table-row>
        <table:table-row table:style-name="ro1">
          <table:table-cell office:value-type="float" office:value="-0.149028166714556" calcext:value-type="float">
            <text:p>-0.149028166714556</text:p>
          </table:table-cell>
          <table:table-cell office:value-type="float" office:value="-0.293090939266945" calcext:value-type="float">
            <text:p>-0.293090939266945</text:p>
          </table:table-cell>
          <table:table-cell office:value-type="float" office:value="-0.214179501009609" calcext:value-type="float">
            <text:p>-0.214179501009609</text:p>
          </table:table-cell>
          <table:table-cell/>
          <table:table-cell table:formula="of:=SQRT(ABS([.A89]-[.B89]))" office:value-type="float" office:value="0.379556020308451" calcext:value-type="float">
            <text:p>0.379556020308451</text:p>
          </table:table-cell>
          <table:table-cell table:formula="of:=SQRT(ABS([.A89]-[.C89]))" office:value-type="float" office:value="0.255247594102379" calcext:value-type="float">
            <text:p>0.255247594102379</text:p>
          </table:table-cell>
        </table:table-row>
        <table:table-row table:style-name="ro1">
          <table:table-cell office:value-type="float" office:value="-0.149230669362356" calcext:value-type="float">
            <text:p>-0.149230669362356</text:p>
          </table:table-cell>
          <table:table-cell office:value-type="float" office:value="-0.251666649345037" calcext:value-type="float">
            <text:p>-0.251666649345037</text:p>
          </table:table-cell>
          <table:table-cell office:value-type="float" office:value="-0.152990442292134" calcext:value-type="float">
            <text:p>-0.152990442292134</text:p>
          </table:table-cell>
          <table:table-cell/>
          <table:table-cell table:formula="of:=SQRT(ABS([.A90]-[.B90]))" office:value-type="float" office:value="0.320056213785455" calcext:value-type="float">
            <text:p>0.320056213785455</text:p>
          </table:table-cell>
          <table:table-cell table:formula="of:=SQRT(ABS([.A90]-[.C90]))" office:value-type="float" office:value="0.0613169872855639" calcext:value-type="float">
            <text:p>0.061316987285564</text:p>
          </table:table-cell>
        </table:table-row>
        <table:table-row table:style-name="ro1">
          <table:table-cell office:value-type="float" office:value="-0.149458119907997" calcext:value-type="float">
            <text:p>-0.149458119907997</text:p>
          </table:table-cell>
          <table:table-cell office:value-type="float" office:value="-0.206373195164662" calcext:value-type="float">
            <text:p>-0.206373195164662</text:p>
          </table:table-cell>
          <table:table-cell office:value-type="float" office:value="-0.102138141014954" calcext:value-type="float">
            <text:p>-0.102138141014954</text:p>
          </table:table-cell>
          <table:table-cell/>
          <table:table-cell table:formula="of:=SQRT(ABS([.A91]-[.B91]))" office:value-type="float" office:value="0.238568806126587" calcext:value-type="float">
            <text:p>0.238568806126587</text:p>
          </table:table-cell>
          <table:table-cell table:formula="of:=SQRT(ABS([.A91]-[.C91]))" office:value-type="float" office:value="0.217531558384164" calcext:value-type="float">
            <text:p>0.217531558384164</text:p>
          </table:table-cell>
        </table:table-row>
        <table:table-row table:style-name="ro1">
          <table:table-cell office:value-type="float" office:value="-0.149652357168111" calcext:value-type="float">
            <text:p>-0.149652357168111</text:p>
          </table:table-cell>
          <table:table-cell office:value-type="float" office:value="-0.230426203739154" calcext:value-type="float">
            <text:p>-0.230426203739154</text:p>
          </table:table-cell>
          <table:table-cell office:value-type="float" office:value="-0.125920205766832" calcext:value-type="float">
            <text:p>-0.125920205766832</text:p>
          </table:table-cell>
          <table:table-cell/>
          <table:table-cell table:formula="of:=SQRT(ABS([.A92]-[.B92]))" office:value-type="float" office:value="0.284207400626801" calcext:value-type="float">
            <text:p>0.284207400626801</text:p>
          </table:table-cell>
          <table:table-cell table:formula="of:=SQRT(ABS([.A92]-[.C92]))" office:value-type="float" office:value="0.154052430689292" calcext:value-type="float">
            <text:p>0.154052430689292</text:p>
          </table:table-cell>
        </table:table-row>
        <table:table-row table:style-name="ro1">
          <table:table-cell office:value-type="float" office:value="-0.149864985254452" calcext:value-type="float">
            <text:p>-0.149864985254452</text:p>
          </table:table-cell>
          <table:table-cell office:value-type="float" office:value="-0.233766830345794" calcext:value-type="float">
            <text:p>-0.233766830345794</text:p>
          </table:table-cell>
          <table:table-cell office:value-type="float" office:value="-0.136649189414657" calcext:value-type="float">
            <text:p>-0.136649189414657</text:p>
          </table:table-cell>
          <table:table-cell/>
          <table:table-cell table:formula="of:=SQRT(ABS([.A93]-[.B93]))" office:value-type="float" office:value="0.289658152123053" calcext:value-type="float">
            <text:p>0.289658152123053</text:p>
          </table:table-cell>
          <table:table-cell table:formula="of:=SQRT(ABS([.A93]-[.C93]))" office:value-type="float" office:value="0.114959974946914" calcext:value-type="float">
            <text:p>0.114959974946914</text:p>
          </table:table-cell>
        </table:table-row>
        <table:table-row table:style-name="ro1">
          <table:table-cell office:value-type="float" office:value="-0.150079833899051" calcext:value-type="float">
            <text:p>-0.150079833899051</text:p>
          </table:table-cell>
          <table:table-cell office:value-type="float" office:value="-0.24091293980344" calcext:value-type="float">
            <text:p>-0.24091293980344</text:p>
          </table:table-cell>
          <table:table-cell office:value-type="float" office:value="-0.140369115339719" calcext:value-type="float">
            <text:p>-0.140369115339719</text:p>
          </table:table-cell>
          <table:table-cell/>
          <table:table-cell table:formula="of:=SQRT(ABS([.A94]-[.B94]))" office:value-type="float" office:value="0.301385311361368" calcext:value-type="float">
            <text:p>0.301385311361368</text:p>
          </table:table-cell>
          <table:table-cell table:formula="of:=SQRT(ABS([.A94]-[.C94]))" office:value-type="float" office:value="0.0985429782345348" calcext:value-type="float">
            <text:p>0.098542978234535</text:p>
          </table:table-cell>
        </table:table-row>
        <table:table-row table:style-name="ro1">
          <table:table-cell office:value-type="float" office:value="-0.150353464811869" calcext:value-type="float">
            <text:p>-0.150353464811869</text:p>
          </table:table-cell>
          <table:table-cell office:value-type="float" office:value="-0.259411059310224" calcext:value-type="float">
            <text:p>-0.259411059310224</text:p>
          </table:table-cell>
          <table:table-cell office:value-type="float" office:value="-0.162891774759096" calcext:value-type="float">
            <text:p>-0.162891774759096</text:p>
          </table:table-cell>
          <table:table-cell/>
          <table:table-cell table:formula="of:=SQRT(ABS([.A95]-[.B95]))" office:value-type="float" office:value="0.330238693218034" calcext:value-type="float">
            <text:p>0.330238693218034</text:p>
          </table:table-cell>
          <table:table-cell table:formula="of:=SQRT(ABS([.A95]-[.C95]))" office:value-type="float" office:value="0.111974595097402" calcext:value-type="float">
            <text:p>0.111974595097402</text:p>
          </table:table-cell>
        </table:table-row>
        <table:table-row table:style-name="ro1">
          <table:table-cell office:value-type="float" office:value="-0.150387672966171" calcext:value-type="float">
            <text:p>-0.150387672966171</text:p>
          </table:table-cell>
          <table:table-cell office:value-type="float" office:value="-0.158803775867978" calcext:value-type="float">
            <text:p>-0.158803775867978</text:p>
          </table:table-cell>
          <table:table-cell office:value-type="float" office:value="-0.0658350750298175" calcext:value-type="float">
            <text:p>-0.065835075029818</text:p>
          </table:table-cell>
          <table:table-cell/>
          <table:table-cell table:formula="of:=SQRT(ABS([.A96]-[.B96]))" office:value-type="float" office:value="0.0917393203692234" calcext:value-type="float">
            <text:p>0.091739320369223</text:p>
          </table:table-cell>
          <table:table-cell table:formula="of:=SQRT(ABS([.A96]-[.C96]))" office:value-type="float" office:value="0.290779294201553" calcext:value-type="float">
            <text:p>0.290779294201553</text:p>
          </table:table-cell>
        </table:table-row>
        <table:table-row table:style-name="ro1">
          <table:table-cell office:value-type="float" office:value="-0.150438510157407" calcext:value-type="float">
            <text:p>-0.150438510157407</text:p>
          </table:table-cell>
          <table:table-cell office:value-type="float" office:value="-0.189389858594885" calcext:value-type="float">
            <text:p>-0.189389858594885</text:p>
          </table:table-cell>
          <table:table-cell office:value-type="float" office:value="-0.0849066719542935" calcext:value-type="float">
            <text:p>-0.084906671954294</text:p>
          </table:table-cell>
          <table:table-cell/>
          <table:table-cell table:formula="of:=SQRT(ABS([.A97]-[.B97]))" office:value-type="float" office:value="0.197360959760227" calcext:value-type="float">
            <text:p>0.197360959760227</text:p>
          </table:table-cell>
          <table:table-cell table:formula="of:=SQRT(ABS([.A97]-[.C97]))" office:value-type="float" office:value="0.255991871361404" calcext:value-type="float">
            <text:p>0.255991871361404</text:p>
          </table:table-cell>
        </table:table-row>
        <table:table-row table:style-name="ro1">
          <table:table-cell office:value-type="float" office:value="-0.150558599620396" calcext:value-type="float">
            <text:p>-0.150558599620396</text:p>
          </table:table-cell>
          <table:table-cell office:value-type="float" office:value="-0.1826651334861" calcext:value-type="float">
            <text:p>-0.1826651334861</text:p>
          </table:table-cell>
          <table:table-cell office:value-type="float" office:value="-0.0850828222528744" calcext:value-type="float">
            <text:p>-0.085082822252874</text:p>
          </table:table-cell>
          <table:table-cell/>
          <table:table-cell table:formula="of:=SQRT(ABS([.A98]-[.B98]))" office:value-type="float" office:value="0.179182961984961" calcext:value-type="float">
            <text:p>0.179182961984961</text:p>
          </table:table-cell>
          <table:table-cell table:formula="of:=SQRT(ABS([.A98]-[.C98]))" office:value-type="float" office:value="0.25588235063701" calcext:value-type="float">
            <text:p>0.25588235063701</text:p>
          </table:table-cell>
        </table:table-row>
        <table:table-row table:style-name="ro1">
          <table:table-cell office:value-type="float" office:value="-0.1506498729824" calcext:value-type="float">
            <text:p>-0.1506498729824</text:p>
          </table:table-cell>
          <table:table-cell office:value-type="float" office:value="-0.203769213897163" calcext:value-type="float">
            <text:p>-0.203769213897163</text:p>
          </table:table-cell>
          <table:table-cell office:value-type="float" office:value="-0.103553162127582" calcext:value-type="float">
            <text:p>-0.103553162127582</text:p>
          </table:table-cell>
          <table:table-cell/>
          <table:table-cell table:formula="of:=SQRT(ABS([.A99]-[.B99]))" office:value-type="float" office:value="0.230476334825862" calcext:value-type="float">
            <text:p>0.230476334825862</text:p>
          </table:table-cell>
          <table:table-cell table:formula="of:=SQRT(ABS([.A99]-[.C99]))" office:value-type="float" office:value="0.217017766219307" calcext:value-type="float">
            <text:p>0.217017766219307</text:p>
          </table:table-cell>
        </table:table-row>
        <table:table-row table:style-name="ro1">
          <table:table-cell office:value-type="float" office:value="-0.150701457848746" calcext:value-type="float">
            <text:p>-0.150701457848746</text:p>
          </table:table-cell>
          <table:table-cell office:value-type="float" office:value="-0.210830161303488" calcext:value-type="float">
            <text:p>-0.210830161303488</text:p>
          </table:table-cell>
          <table:table-cell office:value-type="float" office:value="-0.104544777572752" calcext:value-type="float">
            <text:p>-0.104544777572752</text:p>
          </table:table-cell>
          <table:table-cell/>
          <table:table-cell table:formula="of:=SQRT(ABS([.A100]-[.B100]))" office:value-type="float" office:value="0.245211548371487" calcext:value-type="float">
            <text:p>0.245211548371487</text:p>
          </table:table-cell>
          <table:table-cell table:formula="of:=SQRT(ABS([.A100]-[.C100]))" office:value-type="float" office:value="0.214841058170905" calcext:value-type="float">
            <text:p>0.214841058170905</text:p>
          </table:table-cell>
        </table:table-row>
        <table:table-row table:style-name="ro1">
          <table:table-cell office:value-type="float" office:value="-0.150612781055303" calcext:value-type="float">
            <text:p>-0.150612781055303</text:p>
          </table:table-cell>
          <table:table-cell office:value-type="float" office:value="-0.169242760494808" calcext:value-type="float">
            <text:p>-0.169242760494808</text:p>
          </table:table-cell>
          <table:table-cell office:value-type="float" office:value="-0.072874283004908" calcext:value-type="float">
            <text:p>-0.072874283004908</text:p>
          </table:table-cell>
          <table:table-cell/>
          <table:table-cell table:formula="of:=SQRT(ABS([.A101]-[.B101]))" office:value-type="float" office:value="0.136491682675191" calcext:value-type="float">
            <text:p>0.136491682675191</text:p>
          </table:table-cell>
          <table:table-cell table:formula="of:=SQRT(ABS([.A101]-[.C101]))" office:value-type="float" office:value="0.278816244236944" calcext:value-type="float">
            <text:p>0.278816244236944</text:p>
          </table:table-cell>
        </table:table-row>
        <table:table-row table:style-name="ro1">
          <table:table-cell office:value-type="float" office:value="-0.15050894422303" calcext:value-type="float">
            <text:p>-0.15050894422303</text:p>
          </table:table-cell>
          <table:table-cell office:value-type="float" office:value="-0.0469450147406407" calcext:value-type="float">
            <text:p>-0.046945014740641</text:p>
          </table:table-cell>
          <table:table-cell office:value-type="float" office:value="-0.0144109785861083" calcext:value-type="float">
            <text:p>-0.014410978586108</text:p>
          </table:table-cell>
          <table:table-cell/>
          <table:table-cell table:formula="of:=SQRT(ABS([.A102]-[.B102]))" office:value-type="float" office:value="0.321813501087803" calcext:value-type="float">
            <text:p>0.321813501087803</text:p>
          </table:table-cell>
          <table:table-cell table:formula="of:=SQRT(ABS([.A102]-[.C102]))" office:value-type="float" office:value="0.368914577696412" calcext:value-type="float">
            <text:p>0.368914577696412</text:p>
          </table:table-cell>
        </table:table-row>
        <table:table-row table:style-name="ro1">
          <table:table-cell office:value-type="float" office:value="-0.150407995432551" calcext:value-type="float">
            <text:p>-0.150407995432551</text:p>
          </table:table-cell>
          <table:table-cell office:value-type="float" office:value="-0.0826057691834207" calcext:value-type="float">
            <text:p>-0.082605769183421</text:p>
          </table:table-cell>
          <table:table-cell office:value-type="float" office:value="-0.0282168822747247" calcext:value-type="float">
            <text:p>-0.028216882274725</text:p>
          </table:table-cell>
          <table:table-cell/>
          <table:table-cell table:formula="of:=SQRT(ABS([.A103]-[.B103]))" office:value-type="float" office:value="0.260388606219877" calcext:value-type="float">
            <text:p>0.260388606219877</text:p>
          </table:table-cell>
          <table:table-cell table:formula="of:=SQRT(ABS([.A103]-[.C103]))" office:value-type="float" office:value="0.349558454564936" calcext:value-type="float">
            <text:p>0.349558454564936</text:p>
          </table:table-cell>
        </table:table-row>
        <table:table-row table:style-name="ro1">
          <table:table-cell office:value-type="float" office:value="-0.150398330072071" calcext:value-type="float">
            <text:p>-0.150398330072071</text:p>
          </table:table-cell>
          <table:table-cell office:value-type="float" office:value="-0.103334335724111" calcext:value-type="float">
            <text:p>-0.103334335724111</text:p>
          </table:table-cell>
          <table:table-cell office:value-type="float" office:value="-0.0373962710131814" calcext:value-type="float">
            <text:p>-0.037396271013181</text:p>
          </table:table-cell>
          <table:table-cell/>
          <table:table-cell table:formula="of:=SQRT(ABS([.A104]-[.B104]))" office:value-type="float" office:value="0.216942375639154" calcext:value-type="float">
            <text:p>0.216942375639154</text:p>
          </table:table-cell>
          <table:table-cell table:formula="of:=SQRT(ABS([.A104]-[.C104]))" office:value-type="float" office:value="0.336157788930867" calcext:value-type="float">
            <text:p>0.336157788930867</text:p>
          </table:table-cell>
        </table:table-row>
        <table:table-row table:style-name="ro1">
          <table:table-cell office:value-type="float" office:value="-0.150245762900624" calcext:value-type="float">
            <text:p>-0.150245762900624</text:p>
          </table:table-cell>
          <table:table-cell office:value-type="float" office:value="0.0602260526973073" calcext:value-type="float">
            <text:p>0.060226052697307</text:p>
          </table:table-cell>
          <table:table-cell office:value-type="float" office:value="0.0196074759703199" calcext:value-type="float">
            <text:p>0.01960747597032</text:p>
          </table:table-cell>
          <table:table-cell/>
          <table:table-cell table:formula="of:=SQRT(ABS([.A105]-[.B105]))" office:value-type="float" office:value="0.458772073690118" calcext:value-type="float">
            <text:p>0.458772073690118</text:p>
          </table:table-cell>
          <table:table-cell table:formula="of:=SQRT(ABS([.A105]-[.C105]))" office:value-type="float" office:value="0.412132550123069" calcext:value-type="float">
            <text:p>0.412132550123069</text:p>
          </table:table-cell>
        </table:table-row>
        <table:table-row table:style-name="ro1">
          <table:table-cell office:value-type="float" office:value="-0.150043206376142" calcext:value-type="float">
            <text:p>-0.150043206376142</text:p>
          </table:table-cell>
          <table:table-cell office:value-type="float" office:value="0.081479334084556" calcext:value-type="float">
            <text:p>0.081479334084556</text:p>
          </table:table-cell>
          <table:table-cell office:value-type="float" office:value="0.0279338166477781" calcext:value-type="float">
            <text:p>0.027933816647778</text:p>
          </table:table-cell>
          <table:table-cell/>
          <table:table-cell table:formula="of:=SQRT(ABS([.A106]-[.B106]))" office:value-type="float" office:value="0.481167892175588" calcext:value-type="float">
            <text:p>0.481167892175588</text:p>
          </table:table-cell>
          <table:table-cell table:formula="of:=SQRT(ABS([.A106]-[.C106]))" office:value-type="float" office:value="0.421873230987604" calcext:value-type="float">
            <text:p>0.421873230987604</text:p>
          </table:table-cell>
        </table:table-row>
        <table:table-row table:style-name="ro1">
          <table:table-cell office:value-type="float" office:value="-0.14981775682915" calcext:value-type="float">
            <text:p>-0.14981775682915</text:p>
          </table:table-cell>
          <table:table-cell office:value-type="float" office:value="-0.00337697708565977" calcext:value-type="float">
            <text:p>-0.00337697708566</text:p>
          </table:table-cell>
          <table:table-cell office:value-type="float" office:value="-0.000992917338452567" calcext:value-type="float">
            <text:p>-0.000992917338453</text:p>
          </table:table-cell>
          <table:table-cell/>
          <table:table-cell table:formula="of:=SQRT(ABS([.A107]-[.B107]))" office:value-type="float" office:value="0.382675815467205" calcext:value-type="float">
            <text:p>0.382675815467205</text:p>
          </table:table-cell>
          <table:table-cell table:formula="of:=SQRT(ABS([.A107]-[.C107]))" office:value-type="float" office:value="0.385778225786134" calcext:value-type="float">
            <text:p>0.385778225786134</text:p>
          </table:table-cell>
        </table:table-row>
        <table:table-row table:style-name="ro1">
          <table:table-cell office:value-type="float" office:value="-0.149699380113067" calcext:value-type="float">
            <text:p>-0.149699380113067</text:p>
          </table:table-cell>
          <table:table-cell office:value-type="float" office:value="-0.116222509273125" calcext:value-type="float">
            <text:p>-0.116222509273125</text:p>
          </table:table-cell>
          <table:table-cell office:value-type="float" office:value="-0.0428857693629858" calcext:value-type="float">
            <text:p>-0.042885769362986</text:p>
          </table:table-cell>
          <table:table-cell/>
          <table:table-cell table:formula="of:=SQRT(ABS([.A108]-[.B108]))" office:value-type="float" office:value="0.182966857217208" calcext:value-type="float">
            <text:p>0.182966857217208</text:p>
          </table:table-cell>
          <table:table-cell table:formula="of:=SQRT(ABS([.A108]-[.C108]))" office:value-type="float" office:value="0.326823516213386" calcext:value-type="float">
            <text:p>0.326823516213386</text:p>
          </table:table-cell>
        </table:table-row>
        <table:table-row table:style-name="ro1">
          <table:table-cell office:value-type="float" office:value="-0.149597065200536" calcext:value-type="float">
            <text:p>-0.149597065200536</text:p>
          </table:table-cell>
          <table:table-cell office:value-type="float" office:value="-0.103773593611997" calcext:value-type="float">
            <text:p>-0.103773593611997</text:p>
          </table:table-cell>
          <table:table-cell office:value-type="float" office:value="-0.036955031642349" calcext:value-type="float">
            <text:p>-0.036955031642349</text:p>
          </table:table-cell>
          <table:table-cell/>
          <table:table-cell table:formula="of:=SQRT(ABS([.A109]-[.B109]))" office:value-type="float" office:value="0.21406417633163" calcext:value-type="float">
            <text:p>0.21406417633163</text:p>
          </table:table-cell>
          <table:table-cell table:formula="of:=SQRT(ABS([.A109]-[.C109]))" office:value-type="float" office:value="0.33562186096586" calcext:value-type="float">
            <text:p>0.33562186096586</text:p>
          </table:table-cell>
        </table:table-row>
        <table:table-row table:style-name="ro1">
          <table:table-cell office:value-type="float" office:value="-0.149490946098858" calcext:value-type="float">
            <text:p>-0.149490946098858</text:p>
          </table:table-cell>
          <table:table-cell office:value-type="float" office:value="-0.0960792601170889" calcext:value-type="float">
            <text:p>-0.096079260117089</text:p>
          </table:table-cell>
          <table:table-cell office:value-type="float" office:value="-0.0326717234747273" calcext:value-type="float">
            <text:p>-0.032671723474727</text:p>
          </table:table-cell>
          <table:table-cell/>
          <table:table-cell table:formula="of:=SQRT(ABS([.A110]-[.B110]))" office:value-type="float" office:value="0.231109683877091" calcext:value-type="float">
            <text:p>0.231109683877091</text:p>
          </table:table-cell>
          <table:table-cell table:formula="of:=SQRT(ABS([.A110]-[.C110]))" office:value-type="float" office:value="0.341788271630451" calcext:value-type="float">
            <text:p>0.341788271630451</text:p>
          </table:table-cell>
        </table:table-row>
        <table:table-row table:style-name="ro1">
          <table:table-cell office:value-type="float" office:value="-0.149249688677965" calcext:value-type="float">
            <text:p>-0.149249688677965</text:p>
          </table:table-cell>
          <table:table-cell office:value-type="float" office:value="0.0253122180741427" calcext:value-type="float">
            <text:p>0.025312218074143</text:p>
          </table:table-cell>
          <table:table-cell office:value-type="float" office:value="0.00749691288023992" calcext:value-type="float">
            <text:p>0.00749691288024</text:p>
          </table:table-cell>
          <table:table-cell/>
          <table:table-cell table:formula="of:=SQRT(ABS([.A111]-[.B111]))" office:value-type="float" office:value="0.417806063565511" calcext:value-type="float">
            <text:p>0.417806063565511</text:p>
          </table:table-cell>
          <table:table-cell table:formula="of:=SQRT(ABS([.A111]-[.C111]))" office:value-type="float" office:value="0.395912366008192" calcext:value-type="float">
            <text:p>0.395912366008192</text:p>
          </table:table-cell>
        </table:table-row>
        <table:table-row table:style-name="ro1">
          <table:table-cell office:value-type="float" office:value="-0.149057245783009" calcext:value-type="float">
            <text:p>-0.149057245783009</text:p>
          </table:table-cell>
          <table:table-cell office:value-type="float" office:value="0.0520597313282798" calcext:value-type="float">
            <text:p>0.05205973132828</text:p>
          </table:table-cell>
          <table:table-cell office:value-type="float" office:value="0.0163328913489359" calcext:value-type="float">
            <text:p>0.016332891348936</text:p>
          </table:table-cell>
          <table:table-cell/>
          <table:table-cell table:formula="of:=SQRT(ABS([.A112]-[.B112]))" office:value-type="float" office:value="0.448460675100157" calcext:value-type="float">
            <text:p>0.448460675100157</text:p>
          </table:table-cell>
          <table:table-cell table:formula="of:=SQRT(ABS([.A112]-[.C112]))" office:value-type="float" office:value="0.406681862310019" calcext:value-type="float">
            <text:p>0.406681862310019</text:p>
          </table:table-cell>
        </table:table-row>
        <table:table-row table:style-name="ro1">
          <table:table-cell office:value-type="float" office:value="-0.148876334158321" calcext:value-type="float">
            <text:p>-0.148876334158321</text:p>
          </table:table-cell>
          <table:table-cell office:value-type="float" office:value="-0.0264094042099394" calcext:value-type="float">
            <text:p>-0.026409404209939</text:p>
          </table:table-cell>
          <table:table-cell office:value-type="float" office:value="-0.00802161681486763" calcext:value-type="float">
            <text:p>-0.008021616814868</text:p>
          </table:table-cell>
          <table:table-cell/>
          <table:table-cell table:formula="of:=SQRT(ABS([.A113]-[.B113]))" office:value-type="float" office:value="0.349952753880265" calcext:value-type="float">
            <text:p>0.349952753880265</text:p>
          </table:table-cell>
          <table:table-cell table:formula="of:=SQRT(ABS([.A113]-[.C113]))" office:value-type="float" office:value="0.375306164808751" calcext:value-type="float">
            <text:p>0.375306164808751</text:p>
          </table:table-cell>
        </table:table-row>
        <table:table-row table:style-name="ro1">
          <table:table-cell office:value-type="float" office:value="-0.148780415069536" calcext:value-type="float">
            <text:p>-0.148780415069536</text:p>
          </table:table-cell>
          <table:table-cell office:value-type="float" office:value="-0.0607299286954382" calcext:value-type="float">
            <text:p>-0.060729928695438</text:p>
          </table:table-cell>
          <table:table-cell office:value-type="float" office:value="-0.0193674346212604" calcext:value-type="float">
            <text:p>-0.01936743462126</text:p>
          </table:table-cell>
          <table:table-cell/>
          <table:table-cell table:formula="of:=SQRT(ABS([.A114]-[.B114]))" office:value-type="float" office:value="0.296733022048605" calcext:value-type="float">
            <text:p>0.296733022048605</text:p>
          </table:table-cell>
          <table:table-cell table:formula="of:=SQRT(ABS([.A114]-[.C114]))" office:value-type="float" office:value="0.35974015684696" calcext:value-type="float">
            <text:p>0.35974015684696</text:p>
          </table:table-cell>
        </table:table-row>
        <table:table-row table:style-name="ro1">
          <table:table-cell office:value-type="float" office:value="-0.148659805803582" calcext:value-type="float">
            <text:p>-0.148659805803582</text:p>
          </table:table-cell>
          <table:table-cell office:value-type="float" office:value="-0.098596789113759" calcext:value-type="float">
            <text:p>-0.098596789113759</text:p>
          </table:table-cell>
          <table:table-cell office:value-type="float" office:value="-0.0338686618877614" calcext:value-type="float">
            <text:p>-0.033868661887761</text:p>
          </table:table-cell>
          <table:table-cell/>
          <table:table-cell table:formula="of:=SQRT(ABS([.A115]-[.B115]))" office:value-type="float" office:value="0.223747662981813" calcext:value-type="float">
            <text:p>0.223747662981813</text:p>
          </table:table-cell>
          <table:table-cell table:formula="of:=SQRT(ABS([.A115]-[.C115]))" office:value-type="float" office:value="0.338808417716887" calcext:value-type="float">
            <text:p>0.338808417716887</text:p>
          </table:table-cell>
        </table:table-row>
        <table:table-row table:style-name="ro1">
          <table:table-cell office:value-type="float" office:value="-0.148463166444191" calcext:value-type="float">
            <text:p>-0.148463166444191</text:p>
          </table:table-cell>
          <table:table-cell office:value-type="float" office:value="0.0239903692058348" calcext:value-type="float">
            <text:p>0.023990369205835</text:p>
          </table:table-cell>
          <table:table-cell office:value-type="float" office:value="0.00690821521131945" calcext:value-type="float">
            <text:p>0.006908215211319</text:p>
          </table:table-cell>
          <table:table-cell/>
          <table:table-cell table:formula="of:=SQRT(ABS([.A116]-[.B116]))" office:value-type="float" office:value="0.415275252874555" calcext:value-type="float">
            <text:p>0.415275252874555</text:p>
          </table:table-cell>
          <table:table-cell table:formula="of:=SQRT(ABS([.A116]-[.C116]))" office:value-type="float" office:value="0.394171766689993" calcext:value-type="float">
            <text:p>0.394171766689993</text:p>
          </table:table-cell>
        </table:table-row>
        <table:table-row table:style-name="ro1">
          <table:table-cell office:value-type="float" office:value="-0.148221055300238" calcext:value-type="float">
            <text:p>-0.148221055300238</text:p>
          </table:table-cell>
          <table:table-cell office:value-type="float" office:value="-0.0245969998316448" calcext:value-type="float">
            <text:p>-0.024596999831645</text:p>
          </table:table-cell>
          <table:table-cell office:value-type="float" office:value="-0.00726337983688545" calcext:value-type="float">
            <text:p>-0.007263379836885</text:p>
          </table:table-cell>
          <table:table-cell/>
          <table:table-cell table:formula="of:=SQRT(ABS([.A117]-[.B117]))" office:value-type="float" office:value="0.35160212665539" calcext:value-type="float">
            <text:p>0.35160212665539</text:p>
          </table:table-cell>
          <table:table-cell table:formula="of:=SQRT(ABS([.A117]-[.C117]))" office:value-type="float" office:value="0.375443305258401" calcext:value-type="float">
            <text:p>0.375443305258401</text:p>
          </table:table-cell>
        </table:table-row>
        <table:table-row table:style-name="ro1">
          <table:table-cell office:value-type="float" office:value="-0.148140736983708" calcext:value-type="float">
            <text:p>-0.148140736983708</text:p>
          </table:table-cell>
          <table:table-cell office:value-type="float" office:value="-0.0159001682254416" calcext:value-type="float">
            <text:p>-0.015900168225442</text:p>
          </table:table-cell>
          <table:table-cell office:value-type="float" office:value="-0.00464169390318502" calcext:value-type="float">
            <text:p>-0.004641693903185</text:p>
          </table:table-cell>
          <table:table-cell/>
          <table:table-cell table:formula="of:=SQRT(ABS([.A118]-[.B118]))" office:value-type="float" office:value="0.363648963642503" calcext:value-type="float">
            <text:p>0.363648963642503</text:p>
          </table:table-cell>
          <table:table-cell table:formula="of:=SQRT(ABS([.A118]-[.C118]))" office:value-type="float" office:value="0.378812675448596" calcext:value-type="float">
            <text:p>0.378812675448596</text:p>
          </table:table-cell>
        </table:table-row>
        <table:table-row table:style-name="ro1">
          <table:table-cell office:value-type="float" office:value="-0.148054358365464" calcext:value-type="float">
            <text:p>-0.148054358365464</text:p>
          </table:table-cell>
          <table:table-cell office:value-type="float" office:value="0.0438929961785778" calcext:value-type="float">
            <text:p>0.043892996178578</text:p>
          </table:table-cell>
          <table:table-cell office:value-type="float" office:value="0.013418356273189" calcext:value-type="float">
            <text:p>0.013418356273189</text:p>
          </table:table-cell>
          <table:table-cell/>
          <table:table-cell table:formula="of:=SQRT(ABS([.A119]-[.B119]))" office:value-type="float" office:value="0.438117968752757" calcext:value-type="float">
            <text:p>0.438117968752757</text:p>
          </table:table-cell>
          <table:table-cell table:formula="of:=SQRT(ABS([.A119]-[.C119]))" office:value-type="float" office:value="0.401836676572277" calcext:value-type="float">
            <text:p>0.401836676572277</text:p>
          </table:table-cell>
        </table:table-row>
        <table:table-row table:style-name="ro1">
          <table:table-cell office:value-type="float" office:value="-0.147937673172534" calcext:value-type="float">
            <text:p>-0.147937673172534</text:p>
          </table:table-cell>
          <table:table-cell office:value-type="float" office:value="0.0103269127301626" calcext:value-type="float">
            <text:p>0.010326912730163</text:p>
          </table:table-cell>
          <table:table-cell office:value-type="float" office:value="0.00294586797988258" calcext:value-type="float">
            <text:p>0.002945867979883</text:p>
          </table:table-cell>
          <table:table-cell/>
          <table:table-cell table:formula="of:=SQRT(ABS([.A120]-[.B120]))" office:value-type="float" office:value="0.397824818108042" calcext:value-type="float">
            <text:p>0.397824818108042</text:p>
          </table:table-cell>
          <table:table-cell table:formula="of:=SQRT(ABS([.A120]-[.C120]))" office:value-type="float" office:value="0.38843730659196" calcext:value-type="float">
            <text:p>0.38843730659196</text:p>
          </table:table-cell>
        </table:table-row>
        <table:table-row table:style-name="ro1">
          <table:table-cell office:value-type="float" office:value="-0.147851336846432" calcext:value-type="float">
            <text:p>-0.147851336846432</text:p>
          </table:table-cell>
          <table:table-cell office:value-type="float" office:value="-0.0225012875766574" calcext:value-type="float">
            <text:p>-0.022501287576657</text:p>
          </table:table-cell>
          <table:table-cell office:value-type="float" office:value="-0.00659422245621322" calcext:value-type="float">
            <text:p>-0.006594222456213</text:p>
          </table:table-cell>
          <table:table-cell/>
          <table:table-cell table:formula="of:=SQRT(ABS([.A121]-[.B121]))" office:value-type="float" office:value="0.354048088922641" calcext:value-type="float">
            <text:p>0.354048088922641</text:p>
          </table:table-cell>
          <table:table-cell table:formula="of:=SQRT(ABS([.A121]-[.C121]))" office:value-type="float" office:value="0.375841874184103" calcext:value-type="float">
            <text:p>0.375841874184103</text:p>
          </table:table-cell>
        </table:table-row>
        <table:table-row table:style-name="ro1">
          <table:table-cell office:value-type="float" office:value="-0.147827646809381" calcext:value-type="float">
            <text:p>-0.147827646809381</text:p>
          </table:table-cell>
          <table:table-cell office:value-type="float" office:value="-0.163147935351041" calcext:value-type="float">
            <text:p>-0.163147935351041</text:p>
          </table:table-cell>
          <table:table-cell office:value-type="float" office:value="-0.0691490934150794" calcext:value-type="float">
            <text:p>-0.069149093415079</text:p>
          </table:table-cell>
          <table:table-cell/>
          <table:table-cell table:formula="of:=SQRT(ABS([.A122]-[.B122]))" office:value-type="float" office:value="0.123775153167589" calcext:value-type="float">
            <text:p>0.123775153167589</text:p>
          </table:table-cell>
          <table:table-cell table:formula="of:=SQRT(ABS([.A122]-[.C122]))" office:value-type="float" office:value="0.280496975731115" calcext:value-type="float">
            <text:p>0.280496975731115</text:p>
          </table:table-cell>
        </table:table-row>
        <table:table-row table:style-name="ro1">
          <table:table-cell office:value-type="float" office:value="-0.147876384551138" calcext:value-type="float">
            <text:p>-0.147876384551138</text:p>
          </table:table-cell>
          <table:table-cell office:value-type="float" office:value="-0.166894003435264" calcext:value-type="float">
            <text:p>-0.166894003435264</text:p>
          </table:table-cell>
          <table:table-cell office:value-type="float" office:value="-0.0704559040973831" calcext:value-type="float">
            <text:p>-0.070455904097383</text:p>
          </table:table-cell>
          <table:table-cell/>
          <table:table-cell table:formula="of:=SQRT(ABS([.A123]-[.B123]))" office:value-type="float" office:value="0.137904383121516" calcext:value-type="float">
            <text:p>0.137904383121516</text:p>
          </table:table-cell>
          <table:table-cell table:formula="of:=SQRT(ABS([.A123]-[.C123]))" office:value-type="float" office:value="0.278245360165727" calcext:value-type="float">
            <text:p>0.278245360165727</text:p>
          </table:table-cell>
        </table:table-row>
        <table:table-row table:style-name="ro1">
          <table:table-cell office:value-type="float" office:value="-0.147956990522172" calcext:value-type="float">
            <text:p>-0.147956990522172</text:p>
          </table:table-cell>
          <table:table-cell office:value-type="float" office:value="-0.163234970815959" calcext:value-type="float">
            <text:p>-0.163234970815959</text:p>
          </table:table-cell>
          <table:table-cell office:value-type="float" office:value="-0.0672398862183613" calcext:value-type="float">
            <text:p>-0.067239886218361</text:p>
          </table:table-cell>
          <table:table-cell/>
          <table:table-cell table:formula="of:=SQRT(ABS([.A124]-[.B124]))" office:value-type="float" office:value="0.12360412733314" calcext:value-type="float">
            <text:p>0.12360412733314</text:p>
          </table:table-cell>
          <table:table-cell table:formula="of:=SQRT(ABS([.A124]-[.C124]))" office:value-type="float" office:value="0.284107557632335" calcext:value-type="float">
            <text:p>0.284107557632335</text:p>
          </table:table-cell>
        </table:table-row>
        <table:table-row table:style-name="ro1">
          <table:table-cell office:value-type="float" office:value="-0.147984843072111" calcext:value-type="float">
            <text:p>-0.147984843072111</text:p>
          </table:table-cell>
          <table:table-cell office:value-type="float" office:value="-0.170147109056904" calcext:value-type="float">
            <text:p>-0.170147109056904</text:p>
          </table:table-cell>
          <table:table-cell office:value-type="float" office:value="-0.0736566859884337" calcext:value-type="float">
            <text:p>-0.073656685988434</text:p>
          </table:table-cell>
          <table:table-cell/>
          <table:table-cell table:formula="of:=SQRT(ABS([.A125]-[.B125]))" office:value-type="float" office:value="0.148869963339799" calcext:value-type="float">
            <text:p>0.148869963339799</text:p>
          </table:table-cell>
          <table:table-cell table:formula="of:=SQRT(ABS([.A125]-[.C125]))" office:value-type="float" office:value="0.272631907677141" calcext:value-type="float">
            <text:p>0.272631907677141</text:p>
          </table:table-cell>
        </table:table-row>
        <table:table-row table:style-name="ro1">
          <table:table-cell office:value-type="float" office:value="-0.148143727203932" calcext:value-type="float">
            <text:p>-0.148143727203932</text:p>
          </table:table-cell>
          <table:table-cell office:value-type="float" office:value="-0.232929783663168" calcext:value-type="float">
            <text:p>-0.232929783663168</text:p>
          </table:table-cell>
          <table:table-cell office:value-type="float" office:value="-0.130705331153955" calcext:value-type="float">
            <text:p>-0.130705331153955</text:p>
          </table:table-cell>
          <table:table-cell/>
          <table:table-cell table:formula="of:=SQRT(ABS([.A126]-[.B126]))" office:value-type="float" office:value="0.291180453429203" calcext:value-type="float">
            <text:p>0.291180453429203</text:p>
          </table:table-cell>
          <table:table-cell table:formula="of:=SQRT(ABS([.A126]-[.C126]))" office:value-type="float" office:value="0.132054519233448" calcext:value-type="float">
            <text:p>0.132054519233448</text:p>
          </table:table-cell>
        </table:table-row>
        <table:table-row table:style-name="ro1">
          <table:table-cell office:value-type="float" office:value="-0.148316834873827" calcext:value-type="float">
            <text:p>-0.148316834873827</text:p>
          </table:table-cell>
          <table:table-cell office:value-type="float" office:value="-0.25273997913181" calcext:value-type="float">
            <text:p>-0.25273997913181</text:p>
          </table:table-cell>
          <table:table-cell office:value-type="float" office:value="-0.147383183775851" calcext:value-type="float">
            <text:p>-0.147383183775851</text:p>
          </table:table-cell>
          <table:table-cell/>
          <table:table-cell table:formula="of:=SQRT(ABS([.A127]-[.B127]))" office:value-type="float" office:value="0.323145701283466" calcext:value-type="float">
            <text:p>0.323145701283466</text:p>
          </table:table-cell>
          <table:table-cell table:formula="of:=SQRT(ABS([.A127]-[.C127]))" office:value-type="float" office:value="0.0305557048352021" calcext:value-type="float">
            <text:p>0.030555704835202</text:p>
          </table:table-cell>
        </table:table-row>
        <table:table-row table:style-name="ro1">
          <table:table-cell office:value-type="float" office:value="-0.148523014084744" calcext:value-type="float">
            <text:p>-0.148523014084744</text:p>
          </table:table-cell>
          <table:table-cell office:value-type="float" office:value="-0.262414505743117" calcext:value-type="float">
            <text:p>-0.262414505743117</text:p>
          </table:table-cell>
          <table:table-cell office:value-type="float" office:value="-0.163135034424947" calcext:value-type="float">
            <text:p>-0.163135034424947</text:p>
          </table:table-cell>
          <table:table-cell/>
          <table:table-cell table:formula="of:=SQRT(ABS([.A128]-[.B128]))" office:value-type="float" office:value="0.337478135081923" calcext:value-type="float">
            <text:p>0.337478135081923</text:p>
          </table:table-cell>
          <table:table-cell table:formula="of:=SQRT(ABS([.A128]-[.C128]))" office:value-type="float" office:value="0.120880190023854" calcext:value-type="float">
            <text:p>0.120880190023854</text:p>
          </table:table-cell>
        </table:table-row>
        <table:table-row table:style-name="ro1">
          <table:table-cell office:value-type="float" office:value="-0.14883678621354" calcext:value-type="float">
            <text:p>-0.14883678621354</text:p>
          </table:table-cell>
          <table:table-cell office:value-type="float" office:value="-0.261302948256968" calcext:value-type="float">
            <text:p>-0.261302948256968</text:p>
          </table:table-cell>
          <table:table-cell office:value-type="float" office:value="-0.162871922371535" calcext:value-type="float">
            <text:p>-0.162871922371535</text:p>
          </table:table-cell>
          <table:table-cell/>
          <table:table-cell table:formula="of:=SQRT(ABS([.A129]-[.B129]))" office:value-type="float" office:value="0.33535975018393" calcext:value-type="float">
            <text:p>0.33535975018393</text:p>
          </table:table-cell>
          <table:table-cell table:formula="of:=SQRT(ABS([.A129]-[.C129]))" office:value-type="float" office:value="0.118469979986472" calcext:value-type="float">
            <text:p>0.118469979986472</text:p>
          </table:table-cell>
        </table:table-row>
        <table:table-row table:style-name="ro1">
          <table:table-cell office:value-type="float" office:value="-0.149120165509987" calcext:value-type="float">
            <text:p>-0.149120165509987</text:p>
          </table:table-cell>
          <table:table-cell office:value-type="float" office:value="-0.268305029893359" calcext:value-type="float">
            <text:p>-0.268305029893359</text:p>
          </table:table-cell>
          <table:table-cell office:value-type="float" office:value="-0.16953368354085" calcext:value-type="float">
            <text:p>-0.16953368354085</text:p>
          </table:table-cell>
          <table:table-cell/>
          <table:table-cell table:formula="of:=SQRT(ABS([.A130]-[.B130]))" office:value-type="float" office:value="0.345231609768532" calcext:value-type="float">
            <text:p>0.345231609768532</text:p>
          </table:table-cell>
          <table:table-cell table:formula="of:=SQRT(ABS([.A130]-[.C130]))" office:value-type="float" office:value="0.142875883307376" calcext:value-type="float">
            <text:p>0.142875883307376</text:p>
          </table:table-cell>
        </table:table-row>
        <table:table-row table:style-name="ro1">
          <table:table-cell office:value-type="float" office:value="-0.149475721201177" calcext:value-type="float">
            <text:p>-0.149475721201177</text:p>
          </table:table-cell>
          <table:table-cell office:value-type="float" office:value="-0.278026035368659" calcext:value-type="float">
            <text:p>-0.278026035368659</text:p>
          </table:table-cell>
          <table:table-cell office:value-type="float" office:value="-0.188775954029929" calcext:value-type="float">
            <text:p>-0.188775954029929</text:p>
          </table:table-cell>
          <table:table-cell/>
          <table:table-cell table:formula="of:=SQRT(ABS([.A131]-[.B131]))" office:value-type="float" office:value="0.358539138961818" calcext:value-type="float">
            <text:p>0.358539138961818</text:p>
          </table:table-cell>
          <table:table-cell table:formula="of:=SQRT(ABS([.A131]-[.C131]))" office:value-type="float" office:value="0.198242863247967" calcext:value-type="float">
            <text:p>0.198242863247967</text:p>
          </table:table-cell>
        </table:table-row>
        <table:table-row table:style-name="ro1">
          <table:table-cell office:value-type="float" office:value="-0.149879507436614" calcext:value-type="float">
            <text:p>-0.149879507436614</text:p>
          </table:table-cell>
          <table:table-cell office:value-type="float" office:value="-0.292685730142392" calcext:value-type="float">
            <text:p>-0.292685730142392</text:p>
          </table:table-cell>
          <table:table-cell office:value-type="float" office:value="-0.210402031696828" calcext:value-type="float">
            <text:p>-0.210402031696828</text:p>
          </table:table-cell>
          <table:table-cell/>
          <table:table-cell table:formula="of:=SQRT(ABS([.A132]-[.B132]))" office:value-type="float" office:value="0.377897105976981" calcext:value-type="float">
            <text:p>0.377897105976981</text:p>
          </table:table-cell>
          <table:table-cell table:formula="of:=SQRT(ABS([.A132]-[.C132]))" office:value-type="float" office:value="0.246013260334101" calcext:value-type="float">
            <text:p>0.246013260334101</text:p>
          </table:table-cell>
        </table:table-row>
        <table:table-row table:style-name="ro1">
          <table:table-cell office:value-type="float" office:value="-0.150382973914088" calcext:value-type="float">
            <text:p>-0.150382973914088</text:p>
          </table:table-cell>
          <table:table-cell office:value-type="float" office:value="-0.312820423944768" calcext:value-type="float">
            <text:p>-0.312820423944768</text:p>
          </table:table-cell>
          <table:table-cell office:value-type="float" office:value="-0.262312479701345" calcext:value-type="float">
            <text:p>-0.262312479701345</text:p>
          </table:table-cell>
          <table:table-cell/>
          <table:table-cell table:formula="of:=SQRT(ABS([.A133]-[.B133]))" office:value-type="float" office:value="0.403035296259124" calcext:value-type="float">
            <text:p>0.403035296259124</text:p>
          </table:table-cell>
          <table:table-cell table:formula="of:=SQRT(ABS([.A133]-[.C133]))" office:value-type="float" office:value="0.334558673161012" calcext:value-type="float">
            <text:p>0.334558673161012</text:p>
          </table:table-cell>
        </table:table-row>
        <table:table-row table:style-name="ro1">
          <table:table-cell office:value-type="float" office:value="-0.150982061871797" calcext:value-type="float">
            <text:p>-0.150982061871797</text:p>
          </table:table-cell>
          <table:table-cell office:value-type="float" office:value="-0.326008505433749" calcext:value-type="float">
            <text:p>-0.326008505433749</text:p>
          </table:table-cell>
          <table:table-cell office:value-type="float" office:value="-0.273814067213227" calcext:value-type="float">
            <text:p>-0.273814067213227</text:p>
          </table:table-cell>
          <table:table-cell/>
          <table:table-cell table:formula="of:=SQRT(ABS([.A134]-[.B134]))" office:value-type="float" office:value="0.418361618174937" calcext:value-type="float">
            <text:p>0.418361618174937</text:p>
          </table:table-cell>
          <table:table-cell table:formula="of:=SQRT(ABS([.A134]-[.C134]))" office:value-type="float" office:value="0.350473972416541" calcext:value-type="float">
            <text:p>0.350473972416541</text:p>
          </table:table-cell>
        </table:table-row>
        <table:table-row table:style-name="ro1">
          <table:table-cell office:value-type="float" office:value="-0.151594261505756" calcext:value-type="float">
            <text:p>-0.151594261505756</text:p>
          </table:table-cell>
          <table:table-cell office:value-type="float" office:value="-0.314048335050283" calcext:value-type="float">
            <text:p>-0.314048335050283</text:p>
          </table:table-cell>
          <table:table-cell office:value-type="float" office:value="-0.251045146155346" calcext:value-type="float">
            <text:p>-0.251045146155346</text:p>
          </table:table-cell>
          <table:table-cell/>
          <table:table-cell table:formula="of:=SQRT(ABS([.A135]-[.B135]))" office:value-type="float" office:value="0.4030559186323" calcext:value-type="float">
            <text:p>0.4030559186323</text:p>
          </table:table-cell>
          <table:table-cell table:formula="of:=SQRT(ABS([.A135]-[.C135]))" office:value-type="float" office:value="0.315358343237641" calcext:value-type="float">
            <text:p>0.315358343237641</text:p>
          </table:table-cell>
        </table:table-row>
        <table:table-row table:style-name="ro1">
          <table:table-cell office:value-type="float" office:value="-0.152259690165148" calcext:value-type="float">
            <text:p>-0.152259690165148</text:p>
          </table:table-cell>
          <table:table-cell office:value-type="float" office:value="-0.344768174717136" calcext:value-type="float">
            <text:p>-0.344768174717136</text:p>
          </table:table-cell>
          <table:table-cell office:value-type="float" office:value="-0.306240106337722" calcext:value-type="float">
            <text:p>-0.306240106337722</text:p>
          </table:table-cell>
          <table:table-cell/>
          <table:table-cell table:formula="of:=SQRT(ABS([.A136]-[.B136]))" office:value-type="float" office:value="0.438757888307422" calcext:value-type="float">
            <text:p>0.438757888307422</text:p>
          </table:table-cell>
          <table:table-cell table:formula="of:=SQRT(ABS([.A136]-[.C136]))" office:value-type="float" office:value="0.392403384507033" calcext:value-type="float">
            <text:p>0.392403384507033</text:p>
          </table:table-cell>
        </table:table-row>
        <table:table-row table:style-name="ro1">
          <table:table-cell office:value-type="float" office:value="-0.153078840168328" calcext:value-type="float">
            <text:p>-0.153078840168328</text:p>
          </table:table-cell>
          <table:table-cell office:value-type="float" office:value="-0.351523080663337" calcext:value-type="float">
            <text:p>-0.351523080663337</text:p>
          </table:table-cell>
          <table:table-cell office:value-type="float" office:value="-0.330788936523542" calcext:value-type="float">
            <text:p>-0.330788936523542</text:p>
          </table:table-cell>
          <table:table-cell/>
          <table:table-cell table:formula="of:=SQRT(ABS([.A137]-[.B137]))" office:value-type="float" office:value="0.44547080767993" calcext:value-type="float">
            <text:p>0.44547080767993</text:p>
          </table:table-cell>
          <table:table-cell table:formula="of:=SQRT(ABS([.A137]-[.C137]))" office:value-type="float" office:value="0.421556753421427" calcext:value-type="float">
            <text:p>0.421556753421427</text:p>
          </table:table-cell>
        </table:table-row>
        <table:table-row table:style-name="ro1">
          <table:table-cell office:value-type="float" office:value="-0.153972486553284" calcext:value-type="float">
            <text:p>-0.153972486553284</text:p>
          </table:table-cell>
          <table:table-cell office:value-type="float" office:value="-0.366313208937537" calcext:value-type="float">
            <text:p>-0.366313208937537</text:p>
          </table:table-cell>
          <table:table-cell office:value-type="float" office:value="-0.348180698512987" calcext:value-type="float">
            <text:p>-0.348180698512987</text:p>
          </table:table-cell>
          <table:table-cell/>
          <table:table-cell table:formula="of:=SQRT(ABS([.A138]-[.B138]))" office:value-type="float" office:value="0.460804429649122" calcext:value-type="float">
            <text:p>0.460804429649122</text:p>
          </table:table-cell>
          <table:table-cell table:formula="of:=SQRT(ABS([.A138]-[.C138]))" office:value-type="float" office:value="0.440690607977641" calcext:value-type="float">
            <text:p>0.440690607977641</text:p>
          </table:table-cell>
        </table:table-row>
        <table:table-row table:style-name="ro1">
          <table:table-cell office:value-type="float" office:value="-0.154856221609319" calcext:value-type="float">
            <text:p>-0.154856221609319</text:p>
          </table:table-cell>
          <table:table-cell office:value-type="float" office:value="-0.37443861536409" calcext:value-type="float">
            <text:p>-0.37443861536409</text:p>
          </table:table-cell>
          <table:table-cell office:value-type="float" office:value="-0.34577798097481" calcext:value-type="float">
            <text:p>-0.34577798097481</text:p>
          </table:table-cell>
          <table:table-cell/>
          <table:table-cell table:formula="of:=SQRT(ABS([.A139]-[.B139]))" office:value-type="float" office:value="0.468596194771971" calcext:value-type="float">
            <text:p>0.468596194771971</text:p>
          </table:table-cell>
          <table:table-cell table:formula="of:=SQRT(ABS([.A139]-[.C139]))" office:value-type="float" office:value="0.436945945587656" calcext:value-type="float">
            <text:p>0.436945945587656</text:p>
          </table:table-cell>
        </table:table-row>
        <table:table-row table:style-name="ro1">
          <table:table-cell office:value-type="float" office:value="-0.15596988652658" calcext:value-type="float">
            <text:p>-0.15596988652658</text:p>
          </table:table-cell>
          <table:table-cell office:value-type="float" office:value="-0.38302916563664" calcext:value-type="float">
            <text:p>-0.38302916563664</text:p>
          </table:table-cell>
          <table:table-cell office:value-type="float" office:value="-0.355247845858108" calcext:value-type="float">
            <text:p>-0.355247845858108</text:p>
          </table:table-cell>
          <table:table-cell/>
          <table:table-cell table:formula="of:=SQRT(ABS([.A140]-[.B140]))" office:value-type="float" office:value="0.476507375714228" calcext:value-type="float">
            <text:p>0.476507375714228</text:p>
          </table:table-cell>
          <table:table-cell table:formula="of:=SQRT(ABS([.A140]-[.C140]))" office:value-type="float" office:value="0.446405599574566" calcext:value-type="float">
            <text:p>0.446405599574566</text:p>
          </table:table-cell>
        </table:table-row>
        <table:table-row table:style-name="ro1">
          <table:table-cell office:value-type="float" office:value="-0.15698865226355" calcext:value-type="float">
            <text:p>-0.15698865226355</text:p>
          </table:table-cell>
          <table:table-cell office:value-type="float" office:value="-0.386163711482239" calcext:value-type="float">
            <text:p>-0.386163711482239</text:p>
          </table:table-cell>
          <table:table-cell office:value-type="float" office:value="-0.354943214295633" calcext:value-type="float">
            <text:p>-0.354943214295633</text:p>
          </table:table-cell>
          <table:table-cell/>
          <table:table-cell table:formula="of:=SQRT(ABS([.A141]-[.B141]))" office:value-type="float" office:value="0.478722319532617" calcext:value-type="float">
            <text:p>0.478722319532617</text:p>
          </table:table-cell>
          <table:table-cell table:formula="of:=SQRT(ABS([.A141]-[.C141]))" office:value-type="float" office:value="0.444920849176663" calcext:value-type="float">
            <text:p>0.444920849176663</text:p>
          </table:table-cell>
        </table:table-row>
        <table:table-row table:style-name="ro1">
          <table:table-cell office:value-type="float" office:value="-0.158121407817568" calcext:value-type="float">
            <text:p>-0.158121407817568</text:p>
          </table:table-cell>
          <table:table-cell office:value-type="float" office:value="-0.406446864998293" calcext:value-type="float">
            <text:p>-0.406446864998293</text:p>
          </table:table-cell>
          <table:table-cell office:value-type="float" office:value="-0.376430559509001" calcext:value-type="float">
            <text:p>-0.376430559509001</text:p>
          </table:table-cell>
          <table:table-cell/>
          <table:table-cell table:formula="of:=SQRT(ABS([.A142]-[.B142]))" office:value-type="float" office:value="0.498322643656422" calcext:value-type="float">
            <text:p>0.498322643656422</text:p>
          </table:table-cell>
          <table:table-cell table:formula="of:=SQRT(ABS([.A142]-[.C142]))" office:value-type="float" office:value="0.46723564899463" calcext:value-type="float">
            <text:p>0.46723564899463</text:p>
          </table:table-cell>
        </table:table-row>
        <table:table-row table:style-name="ro1">
          <table:table-cell office:value-type="float" office:value="-0.159211221814769" calcext:value-type="float">
            <text:p>-0.159211221814769</text:p>
          </table:table-cell>
          <table:table-cell office:value-type="float" office:value="-0.393370754396277" calcext:value-type="float">
            <text:p>-0.393370754396277</text:p>
          </table:table-cell>
          <table:table-cell office:value-type="float" office:value="-0.356964759398732" calcext:value-type="float">
            <text:p>-0.356964759398732</text:p>
          </table:table-cell>
          <table:table-cell/>
          <table:table-cell table:formula="of:=SQRT(ABS([.A143]-[.B143]))" office:value-type="float" office:value="0.483900333314111" calcext:value-type="float">
            <text:p>0.483900333314111</text:p>
          </table:table-cell>
          <table:table-cell table:formula="of:=SQRT(ABS([.A143]-[.C143]))" office:value-type="float" office:value="0.444694881445653" calcext:value-type="float">
            <text:p>0.444694881445653</text:p>
          </table:table-cell>
        </table:table-row>
        <table:table-row table:style-name="ro1">
          <table:table-cell office:value-type="float" office:value="-0.160454603585205" calcext:value-type="float">
            <text:p>-0.160454603585205</text:p>
          </table:table-cell>
          <table:table-cell office:value-type="float" office:value="-0.416218301867526" calcext:value-type="float">
            <text:p>-0.416218301867526</text:p>
          </table:table-cell>
          <table:table-cell office:value-type="float" office:value="-0.379203898445423" calcext:value-type="float">
            <text:p>-0.379203898445423</text:p>
          </table:table-cell>
          <table:table-cell/>
          <table:table-cell table:formula="of:=SQRT(ABS([.A144]-[.B144]))" office:value-type="float" office:value="0.50573085557668" calcext:value-type="float">
            <text:p>0.50573085557668</text:p>
          </table:table-cell>
          <table:table-cell table:formula="of:=SQRT(ABS([.A144]-[.C144]))" office:value-type="float" office:value="0.46770641952" calcext:value-type="float">
            <text:p>0.46770641952</text:p>
          </table:table-cell>
        </table:table-row>
        <table:table-row table:style-name="ro1">
          <table:table-cell office:value-type="float" office:value="-0.161394171904209" calcext:value-type="float">
            <text:p>-0.161394171904209</text:p>
          </table:table-cell>
          <table:table-cell office:value-type="float" office:value="-0.369258796404235" calcext:value-type="float">
            <text:p>-0.369258796404235</text:p>
          </table:table-cell>
          <table:table-cell office:value-type="float" office:value="-0.343975933284539" calcext:value-type="float">
            <text:p>-0.343975933284539</text:p>
          </table:table-cell>
          <table:table-cell/>
          <table:table-cell table:formula="of:=SQRT(ABS([.A145]-[.B145]))" office:value-type="float" office:value="0.455921730673178" calcext:value-type="float">
            <text:p>0.455921730673178</text:p>
          </table:table-cell>
          <table:table-cell table:formula="of:=SQRT(ABS([.A145]-[.C145]))" office:value-type="float" office:value="0.427295871007818" calcext:value-type="float">
            <text:p>0.427295871007818</text:p>
          </table:table-cell>
        </table:table-row>
        <table:table-row table:style-name="ro1">
          <table:table-cell office:value-type="float" office:value="-0.162303853021177" calcext:value-type="float">
            <text:p>-0.162303853021177</text:p>
          </table:table-cell>
          <table:table-cell office:value-type="float" office:value="-0.368471626050886" calcext:value-type="float">
            <text:p>-0.368471626050886</text:p>
          </table:table-cell>
          <table:table-cell office:value-type="float" office:value="-0.331845028551557" calcext:value-type="float">
            <text:p>-0.331845028551557</text:p>
          </table:table-cell>
          <table:table-cell/>
          <table:table-cell table:formula="of:=SQRT(ABS([.A146]-[.B146]))" office:value-type="float" office:value="0.454057015175087" calcext:value-type="float">
            <text:p>0.454057015175087</text:p>
          </table:table-cell>
          <table:table-cell table:formula="of:=SQRT(ABS([.A146]-[.C146]))" office:value-type="float" office:value="0.411753780225974" calcext:value-type="float">
            <text:p>0.411753780225974</text:p>
          </table:table-cell>
        </table:table-row>
        <table:table-row table:style-name="ro1">
          <table:table-cell office:value-type="float" office:value="-0.163238611724807" calcext:value-type="float">
            <text:p>-0.163238611724807</text:p>
          </table:table-cell>
          <table:table-cell office:value-type="float" office:value="-0.380194281269989" calcext:value-type="float">
            <text:p>-0.380194281269989</text:p>
          </table:table-cell>
          <table:table-cell office:value-type="float" office:value="-0.359506987080537" calcext:value-type="float">
            <text:p>-0.359506987080537</text:p>
          </table:table-cell>
          <table:table-cell/>
          <table:table-cell table:formula="of:=SQRT(ABS([.A147]-[.B147]))" office:value-type="float" office:value="0.465785003564071" calcext:value-type="float">
            <text:p>0.465785003564071</text:p>
          </table:table-cell>
          <table:table-cell table:formula="of:=SQRT(ABS([.A147]-[.C147]))" office:value-type="float" office:value="0.443021867807595" calcext:value-type="float">
            <text:p>0.443021867807595</text:p>
          </table:table-cell>
        </table:table-row>
        <table:table-row table:style-name="ro1">
          <table:table-cell office:value-type="float" office:value="-0.164049483870487" calcext:value-type="float">
            <text:p>-0.164049483870487</text:p>
          </table:table-cell>
          <table:table-cell office:value-type="float" office:value="-0.365142771097188" calcext:value-type="float">
            <text:p>-0.365142771097188</text:p>
          </table:table-cell>
          <table:table-cell office:value-type="float" office:value="-0.331326560137837" calcext:value-type="float">
            <text:p>-0.331326560137837</text:p>
          </table:table-cell>
          <table:table-cell/>
          <table:table-cell table:formula="of:=SQRT(ABS([.A148]-[.B148]))" office:value-type="float" office:value="0.448434261878707" calcext:value-type="float">
            <text:p>0.448434261878707</text:p>
          </table:table-cell>
          <table:table-cell table:formula="of:=SQRT(ABS([.A148]-[.C148]))" office:value-type="float" office:value="0.408995203232691" calcext:value-type="float">
            <text:p>0.408995203232691</text:p>
          </table:table-cell>
        </table:table-row>
        <table:table-row table:style-name="ro1">
          <table:table-cell office:value-type="float" office:value="-0.164854946452838" calcext:value-type="float">
            <text:p>-0.164854946452838</text:p>
          </table:table-cell>
          <table:table-cell office:value-type="float" office:value="-0.373831712456977" calcext:value-type="float">
            <text:p>-0.373831712456977</text:p>
          </table:table-cell>
          <table:table-cell office:value-type="float" office:value="-0.342805753771241" calcext:value-type="float">
            <text:p>-0.342805753771241</text:p>
          </table:table-cell>
          <table:table-cell/>
          <table:table-cell table:formula="of:=SQRT(ABS([.A149]-[.B149]))" office:value-type="float" office:value="0.457139766378007" calcext:value-type="float">
            <text:p>0.457139766378007</text:p>
          </table:table-cell>
          <table:table-cell table:formula="of:=SQRT(ABS([.A149]-[.C149]))" office:value-type="float" office:value="0.421842159247275" calcext:value-type="float">
            <text:p>0.421842159247275</text:p>
          </table:table-cell>
        </table:table-row>
        <table:table-row table:style-name="ro1">
          <table:table-cell office:value-type="float" office:value="-0.165639220713296" calcext:value-type="float">
            <text:p>-0.165639220713296</text:p>
          </table:table-cell>
          <table:table-cell office:value-type="float" office:value="-0.368432486491484" calcext:value-type="float">
            <text:p>-0.368432486491484</text:p>
          </table:table-cell>
          <table:table-cell office:value-type="float" office:value="-0.333793253245204" calcext:value-type="float">
            <text:p>-0.333793253245204</text:p>
          </table:table-cell>
          <table:table-cell/>
          <table:table-cell table:formula="of:=SQRT(ABS([.A150]-[.B150]))" office:value-type="float" office:value="0.450325732973576" calcext:value-type="float">
            <text:p>0.450325732973576</text:p>
          </table:table-cell>
          <table:table-cell table:formula="of:=SQRT(ABS([.A150]-[.C150]))" office:value-type="float" office:value="0.410065888037408" calcext:value-type="float">
            <text:p>0.410065888037408</text:p>
          </table:table-cell>
        </table:table-row>
        <table:table-row table:style-name="ro1">
          <table:table-cell office:value-type="float" office:value="-0.166275456524098" calcext:value-type="float">
            <text:p>-0.166275456524098</text:p>
          </table:table-cell>
          <table:table-cell office:value-type="float" office:value="-0.347910782394327" calcext:value-type="float">
            <text:p>-0.347910782394327</text:p>
          </table:table-cell>
          <table:table-cell office:value-type="float" office:value="-0.31185840990846" calcext:value-type="float">
            <text:p>-0.31185840990846</text:p>
          </table:table-cell>
          <table:table-cell/>
          <table:table-cell table:formula="of:=SQRT(ABS([.A151]-[.B151]))" office:value-type="float" office:value="0.426186961168721" calcext:value-type="float">
            <text:p>0.426186961168721</text:p>
          </table:table-cell>
          <table:table-cell table:formula="of:=SQRT(ABS([.A151]-[.C151]))" office:value-type="float" office:value="0.381553342777077" calcext:value-type="float">
            <text:p>0.381553342777077</text:p>
          </table:table-cell>
        </table:table-row>
        <table:table-row table:style-name="ro1">
          <table:table-cell office:value-type="float" office:value="-0.166746078562967" calcext:value-type="float">
            <text:p>-0.166746078562967</text:p>
          </table:table-cell>
          <table:table-cell office:value-type="float" office:value="-0.327186815563812" calcext:value-type="float">
            <text:p>-0.327186815563812</text:p>
          </table:table-cell>
          <table:table-cell office:value-type="float" office:value="-0.280642644720814" calcext:value-type="float">
            <text:p>-0.280642644720814</text:p>
          </table:table-cell>
          <table:table-cell/>
          <table:table-cell table:formula="of:=SQRT(ABS([.A152]-[.B152]))" office:value-type="float" office:value="0.400550542379916" calcext:value-type="float">
            <text:p>0.400550542379916</text:p>
          </table:table-cell>
          <table:table-cell table:formula="of:=SQRT(ABS([.A152]-[.C152]))" office:value-type="float" office:value="0.337485653262249" calcext:value-type="float">
            <text:p>0.337485653262249</text:p>
          </table:table-cell>
        </table:table-row>
        <table:table-row table:style-name="ro1">
          <table:table-cell office:value-type="float" office:value="-0.167171940424149" calcext:value-type="float">
            <text:p>-0.167171940424149</text:p>
          </table:table-cell>
          <table:table-cell office:value-type="float" office:value="-0.30492765778937" calcext:value-type="float">
            <text:p>-0.30492765778937</text:p>
          </table:table-cell>
          <table:table-cell office:value-type="float" office:value="-0.234439583510926" calcext:value-type="float">
            <text:p>-0.234439583510926</text:p>
          </table:table-cell>
          <table:table-cell/>
          <table:table-cell table:formula="of:=SQRT(ABS([.A153]-[.B153]))" office:value-type="float" office:value="0.371154573412778" calcext:value-type="float">
            <text:p>0.371154573412778</text:p>
          </table:table-cell>
          <table:table-cell table:formula="of:=SQRT(ABS([.A153]-[.C153]))" office:value-type="float" office:value="0.259360064556548" calcext:value-type="float">
            <text:p>0.259360064556548</text:p>
          </table:table-cell>
        </table:table-row>
        <table:table-row table:style-name="ro1">
          <table:table-cell office:value-type="float" office:value="-0.16746814195048" calcext:value-type="float">
            <text:p>-0.16746814195048</text:p>
          </table:table-cell>
          <table:table-cell office:value-type="float" office:value="-0.281328136045469" calcext:value-type="float">
            <text:p>-0.281328136045469</text:p>
          </table:table-cell>
          <table:table-cell office:value-type="float" office:value="-0.189787532093771" calcext:value-type="float">
            <text:p>-0.189787532093771</text:p>
          </table:table-cell>
          <table:table-cell/>
          <table:table-cell table:formula="of:=SQRT(ABS([.A154]-[.B154]))" office:value-type="float" office:value="0.337431465774887" calcext:value-type="float">
            <text:p>0.337431465774887</text:p>
          </table:table-cell>
          <table:table-cell table:formula="of:=SQRT(ABS([.A154]-[.C154]))" office:value-type="float" office:value="0.149396754125687" calcext:value-type="float">
            <text:p>0.149396754125687</text:p>
          </table:table-cell>
        </table:table-row>
        <table:table-row table:style-name="ro1">
          <table:table-cell office:value-type="float" office:value="-0.167544922372174" calcext:value-type="float">
            <text:p>-0.167544922372174</text:p>
          </table:table-cell>
          <table:table-cell office:value-type="float" office:value="-0.18777903487246" calcext:value-type="float">
            <text:p>-0.18777903487246</text:p>
          </table:table-cell>
          <table:table-cell office:value-type="float" office:value="-0.0891359845639114" calcext:value-type="float">
            <text:p>-0.089135984563911</text:p>
          </table:table-cell>
          <table:table-cell/>
          <table:table-cell table:formula="of:=SQRT(ABS([.A155]-[.B155]))" office:value-type="float" office:value="0.142246660770248" calcext:value-type="float">
            <text:p>0.142246660770248</text:p>
          </table:table-cell>
          <table:table-cell table:formula="of:=SQRT(ABS([.A155]-[.C155]))" office:value-type="float" office:value="0.280015959917042" calcext:value-type="float">
            <text:p>0.280015959917042</text:p>
          </table:table-cell>
        </table:table-row>
        <table:table-row table:style-name="ro1">
          <table:table-cell office:value-type="float" office:value="-0.16748608566757" calcext:value-type="float">
            <text:p>-0.16748608566757</text:p>
          </table:table-cell>
          <table:table-cell office:value-type="float" office:value="-0.0869472682083885" calcext:value-type="float">
            <text:p>-0.086947268208389</text:p>
          </table:table-cell>
          <table:table-cell office:value-type="float" office:value="-0.0304712805741164" calcext:value-type="float">
            <text:p>-0.030471280574116</text:p>
          </table:table-cell>
          <table:table-cell/>
          <table:table-cell table:formula="of:=SQRT(ABS([.A156]-[.B156]))" office:value-type="float" office:value="0.283793617721015" calcext:value-type="float">
            <text:p>0.283793617721015</text:p>
          </table:table-cell>
          <table:table-cell table:formula="of:=SQRT(ABS([.A156]-[.C156]))" office:value-type="float" office:value="0.370155109506074" calcext:value-type="float">
            <text:p>0.370155109506074</text:p>
          </table:table-cell>
        </table:table-row>
        <table:table-row table:style-name="ro1">
          <table:table-cell office:value-type="float" office:value="-0.167372786706575" calcext:value-type="float">
            <text:p>-0.167372786706575</text:p>
          </table:table-cell>
          <table:table-cell office:value-type="float" office:value="-0.0548177054894772" calcext:value-type="float">
            <text:p>-0.054817705489477</text:p>
          </table:table-cell>
          <table:table-cell office:value-type="float" office:value="-0.0171583233192559" calcext:value-type="float">
            <text:p>-0.017158323319256</text:p>
          </table:table-cell>
          <table:table-cell/>
          <table:table-cell table:formula="of:=SQRT(ABS([.A157]-[.B157]))" office:value-type="float" office:value="0.33549229680739" calcext:value-type="float">
            <text:p>0.33549229680739</text:p>
          </table:table-cell>
          <table:table-cell table:formula="of:=SQRT(ABS([.A157]-[.C157]))" office:value-type="float" office:value="0.387575106769409" calcext:value-type="float">
            <text:p>0.387575106769409</text:p>
          </table:table-cell>
        </table:table-row>
        <table:table-row table:style-name="ro1">
          <table:table-cell office:value-type="float" office:value="-0.167083943907619" calcext:value-type="float">
            <text:p>-0.167083943907619</text:p>
          </table:table-cell>
          <table:table-cell office:value-type="float" office:value="0.134803172221059" calcext:value-type="float">
            <text:p>0.134803172221059</text:p>
          </table:table-cell>
          <table:table-cell office:value-type="float" office:value="0.0528185313128178" calcext:value-type="float">
            <text:p>0.052818531312818</text:p>
          </table:table-cell>
          <table:table-cell/>
          <table:table-cell table:formula="of:=SQRT(ABS([.A158]-[.B158]))" office:value-type="float" office:value="0.549442550344145" calcext:value-type="float">
            <text:p>0.549442550344145</text:p>
          </table:table-cell>
          <table:table-cell table:formula="of:=SQRT(ABS([.A158]-[.C158]))" office:value-type="float" office:value="0.468937602694044" calcext:value-type="float">
            <text:p>0.468937602694044</text:p>
          </table:table-cell>
        </table:table-row>
        <table:table-row table:style-name="ro1">
          <table:table-cell office:value-type="float" office:value="-0.166781895316543" calcext:value-type="float">
            <text:p>-0.166781895316543</text:p>
          </table:table-cell>
          <table:table-cell office:value-type="float" office:value="0.190470408955416" calcext:value-type="float">
            <text:p>0.190470408955416</text:p>
          </table:table-cell>
          <table:table-cell office:value-type="float" office:value="0.0894984361888455" calcext:value-type="float">
            <text:p>0.089498436188846</text:p>
          </table:table-cell>
          <table:table-cell/>
          <table:table-cell table:formula="of:=SQRT(ABS([.A159]-[.B159]))" office:value-type="float" office:value="0.597705867690755" calcext:value-type="float">
            <text:p>0.597705867690755</text:p>
          </table:table-cell>
          <table:table-cell table:formula="of:=SQRT(ABS([.A159]-[.C159]))" office:value-type="float" office:value="0.506241376722003" calcext:value-type="float">
            <text:p>0.506241376722003</text:p>
          </table:table-cell>
        </table:table-row>
        <table:table-row table:style-name="ro1">
          <table:table-cell office:value-type="float" office:value="-0.166332428170924" calcext:value-type="float">
            <text:p>-0.166332428170924</text:p>
          </table:table-cell>
          <table:table-cell office:value-type="float" office:value="0.197243451050948" calcext:value-type="float">
            <text:p>0.197243451050948</text:p>
          </table:table-cell>
          <table:table-cell office:value-type="float" office:value="0.0943277127756195" calcext:value-type="float">
            <text:p>0.09432771277562</text:p>
          </table:table-cell>
          <table:table-cell/>
          <table:table-cell table:formula="of:=SQRT(ABS([.A160]-[.B160]))" office:value-type="float" office:value="0.602972536042789" calcext:value-type="float">
            <text:p>0.602972536042789</text:p>
          </table:table-cell>
          <table:table-cell table:formula="of:=SQRT(ABS([.A160]-[.C160]))" office:value-type="float" office:value="0.510548862447605" calcext:value-type="float">
            <text:p>0.510548862447605</text:p>
          </table:table-cell>
        </table:table-row>
        <table:table-row table:style-name="ro1">
          <table:table-cell office:value-type="float" office:value="-0.165809455085117" calcext:value-type="float">
            <text:p>-0.165809455085117</text:p>
          </table:table-cell>
          <table:table-cell office:value-type="float" office:value="0.267441797593515" calcext:value-type="float">
            <text:p>0.267441797593515</text:p>
          </table:table-cell>
          <table:table-cell office:value-type="float" office:value="0.176175427723997" calcext:value-type="float">
            <text:p>0.176175427723997</text:p>
          </table:table-cell>
          <table:table-cell/>
          <table:table-cell table:formula="of:=SQRT(ABS([.A161]-[.B161]))" office:value-type="float" office:value="0.658218240919098" calcext:value-type="float">
            <text:p>0.658218240919098</text:p>
          </table:table-cell>
          <table:table-cell table:formula="of:=SQRT(ABS([.A161]-[.C161]))" office:value-type="float" office:value="0.584794735620212" calcext:value-type="float">
            <text:p>0.584794735620212</text:p>
          </table:table-cell>
        </table:table-row>
        <table:table-row table:style-name="ro1">
          <table:table-cell office:value-type="float" office:value="-0.165176548958484" calcext:value-type="float">
            <text:p>-0.165176548958484</text:p>
          </table:table-cell>
          <table:table-cell office:value-type="float" office:value="0.265609581481538" calcext:value-type="float">
            <text:p>0.265609581481538</text:p>
          </table:table-cell>
          <table:table-cell office:value-type="float" office:value="0.172904701095429" calcext:value-type="float">
            <text:p>0.172904701095429</text:p>
          </table:table-cell>
          <table:table-cell/>
          <table:table-cell table:formula="of:=SQRT(ABS([.A162]-[.B162]))" office:value-type="float" office:value="0.656342997555411" calcext:value-type="float">
            <text:p>0.656342997555411</text:p>
          </table:table-cell>
          <table:table-cell table:formula="of:=SQRT(ABS([.A162]-[.C162]))" office:value-type="float" office:value="0.581447547121762" calcext:value-type="float">
            <text:p>0.581447547121762</text:p>
          </table:table-cell>
        </table:table-row>
        <table:table-row table:style-name="ro1">
          <table:table-cell office:value-type="float" office:value="-0.164401433730408" calcext:value-type="float">
            <text:p>-0.164401433730408</text:p>
          </table:table-cell>
          <table:table-cell office:value-type="float" office:value="0.311317877756091" calcext:value-type="float">
            <text:p>0.311317877756091</text:p>
          </table:table-cell>
          <table:table-cell office:value-type="float" office:value="0.26286691748102" calcext:value-type="float">
            <text:p>0.26286691748102</text:p>
          </table:table-cell>
          <table:table-cell/>
          <table:table-cell table:formula="of:=SQRT(ABS([.A163]-[.B163]))" office:value-type="float" office:value="0.689724083591764" calcext:value-type="float">
            <text:p>0.689724083591764</text:p>
          </table:table-cell>
          <table:table-cell table:formula="of:=SQRT(ABS([.A163]-[.C163]))" office:value-type="float" office:value="0.653657671271001" calcext:value-type="float">
            <text:p>0.653657671271001</text:p>
          </table:table-cell>
        </table:table-row>
        <table:table-row table:style-name="ro1">
          <table:table-cell office:value-type="float" office:value="-0.163476562025619" calcext:value-type="float">
            <text:p>-0.163476562025619</text:p>
          </table:table-cell>
          <table:table-cell office:value-type="float" office:value="0.307629763131043" calcext:value-type="float">
            <text:p>0.307629763131043</text:p>
          </table:table-cell>
          <table:table-cell office:value-type="float" office:value="0.253052073366916" calcext:value-type="float">
            <text:p>0.253052073366916</text:p>
          </table:table-cell>
          <table:table-cell/>
          <table:table-cell table:formula="of:=SQRT(ABS([.A164]-[.B164]))" office:value-type="float" office:value="0.686371856326191" calcext:value-type="float">
            <text:p>0.686371856326191</text:p>
          </table:table-cell>
          <table:table-cell table:formula="of:=SQRT(ABS([.A164]-[.C164]))" office:value-type="float" office:value="0.645390296946379" calcext:value-type="float">
            <text:p>0.645390296946379</text:p>
          </table:table-cell>
        </table:table-row>
        <table:table-row table:style-name="ro1">
          <table:table-cell office:value-type="float" office:value="-0.16245913197528" calcext:value-type="float">
            <text:p>-0.16245913197528</text:p>
          </table:table-cell>
          <table:table-cell office:value-type="float" office:value="0.328308429713196" calcext:value-type="float">
            <text:p>0.328308429713196</text:p>
          </table:table-cell>
          <table:table-cell office:value-type="float" office:value="0.2978089041276" calcext:value-type="float">
            <text:p>0.2978089041276</text:p>
          </table:table-cell>
          <table:table-cell/>
          <table:table-cell table:formula="of:=SQRT(ABS([.A165]-[.B165]))" office:value-type="float" office:value="0.700548043811755" calcext:value-type="float">
            <text:p>0.700548043811755</text:p>
          </table:table-cell>
          <table:table-cell table:formula="of:=SQRT(ABS([.A165]-[.C165]))" office:value-type="float" office:value="0.678430568372977" calcext:value-type="float">
            <text:p>0.678430568372977</text:p>
          </table:table-cell>
        </table:table-row>
        <table:table-row table:style-name="ro1">
          <table:table-cell office:value-type="float" office:value="-0.161762547565395" calcext:value-type="float">
            <text:p>-0.161762547565395</text:p>
          </table:table-cell>
          <table:table-cell office:value-type="float" office:value="0.344346660084165" calcext:value-type="float">
            <text:p>0.344346660084165</text:p>
          </table:table-cell>
          <table:table-cell office:value-type="float" office:value="0.325568135690902" calcext:value-type="float">
            <text:p>0.325568135690902</text:p>
          </table:table-cell>
          <table:table-cell/>
          <table:table-cell table:formula="of:=SQRT(ABS([.A166]-[.B166]))" office:value-type="float" office:value="0.711413527879222" calcext:value-type="float">
            <text:p>0.711413527879222</text:p>
          </table:table-cell>
          <table:table-cell table:formula="of:=SQRT(ABS([.A166]-[.C166]))" office:value-type="float" office:value="0.69809074141998" calcext:value-type="float">
            <text:p>0.69809074141998</text:p>
          </table:table-cell>
        </table:table-row>
        <table:table-row table:style-name="ro1">
          <table:table-cell office:value-type="float" office:value="-0.160735928470609" calcext:value-type="float">
            <text:p>-0.160735928470609</text:p>
          </table:table-cell>
          <table:table-cell office:value-type="float" office:value="0.337702609464634" calcext:value-type="float">
            <text:p>0.337702609464634</text:p>
          </table:table-cell>
          <table:table-cell office:value-type="float" office:value="0.332213049779615" calcext:value-type="float">
            <text:p>0.332213049779615</text:p>
          </table:table-cell>
          <table:table-cell/>
          <table:table-cell table:formula="of:=SQRT(ABS([.A167]-[.B167]))" office:value-type="float" office:value="0.706001797402275" calcext:value-type="float">
            <text:p>0.706001797402275</text:p>
          </table:table-cell>
          <table:table-cell table:formula="of:=SQRT(ABS([.A167]-[.C167]))" office:value-type="float" office:value="0.702103253268509" calcext:value-type="float">
            <text:p>0.702103253268509</text:p>
          </table:table-cell>
        </table:table-row>
        <table:table-row table:style-name="ro1">
          <table:table-cell office:value-type="float" office:value="-0.159765694154765" calcext:value-type="float">
            <text:p>-0.159765694154765</text:p>
          </table:table-cell>
          <table:table-cell office:value-type="float" office:value="0.332806481005999" calcext:value-type="float">
            <text:p>0.332806481005999</text:p>
          </table:table-cell>
          <table:table-cell office:value-type="float" office:value="0.31501216607872" calcext:value-type="float">
            <text:p>0.31501216607872</text:p>
          </table:table-cell>
          <table:table-cell/>
          <table:table-cell table:formula="of:=SQRT(ABS([.A168]-[.B168]))" office:value-type="float" office:value="0.701834863169937" calcext:value-type="float">
            <text:p>0.701834863169937</text:p>
          </table:table-cell>
          <table:table-cell table:formula="of:=SQRT(ABS([.A168]-[.C168]))" office:value-type="float" office:value="0.6890412616335" calcext:value-type="float">
            <text:p>0.6890412616335</text:p>
          </table:table-cell>
        </table:table-row>
        <table:table-row table:style-name="ro1">
          <table:table-cell office:value-type="float" office:value="-0.158671105860685" calcext:value-type="float">
            <text:p>-0.158671105860685</text:p>
          </table:table-cell>
          <table:table-cell office:value-type="float" office:value="0.344122358755942" calcext:value-type="float">
            <text:p>0.344122358755942</text:p>
          </table:table-cell>
          <table:table-cell office:value-type="float" office:value="0.316201555306418" calcext:value-type="float">
            <text:p>0.316201555306418</text:p>
          </table:table-cell>
          <table:table-cell/>
          <table:table-cell table:formula="of:=SQRT(ABS([.A169]-[.B169]))" office:value-type="float" office:value="0.709079307705864" calcext:value-type="float">
            <text:p>0.709079307705864</text:p>
          </table:table-cell>
          <table:table-cell table:formula="of:=SQRT(ABS([.A169]-[.C169]))" office:value-type="float" office:value="0.689110050113262" calcext:value-type="float">
            <text:p>0.689110050113262</text:p>
          </table:table-cell>
        </table:table-row>
        <table:table-row table:style-name="ro1">
          <table:table-cell office:value-type="float" office:value="-0.157610262414481" calcext:value-type="float">
            <text:p>-0.157610262414481</text:p>
          </table:table-cell>
          <table:table-cell office:value-type="float" office:value="0.357935406839633" calcext:value-type="float">
            <text:p>0.357935406839633</text:p>
          </table:table-cell>
          <table:table-cell office:value-type="float" office:value="0.346141373866984" calcext:value-type="float">
            <text:p>0.346141373866984</text:p>
          </table:table-cell>
          <table:table-cell/>
          <table:table-cell table:formula="of:=SQRT(ABS([.A170]-[.B170]))" office:value-type="float" office:value="0.718015089851261" calcext:value-type="float">
            <text:p>0.718015089851261</text:p>
          </table:table-cell>
          <table:table-cell table:formula="of:=SQRT(ABS([.A170]-[.C170]))" office:value-type="float" office:value="0.709754631039111" calcext:value-type="float">
            <text:p>0.709754631039111</text:p>
          </table:table-cell>
        </table:table-row>
        <table:table-row table:style-name="ro1">
          <table:table-cell office:value-type="float" office:value="-0.156437806586917" calcext:value-type="float">
            <text:p>-0.156437806586917</text:p>
          </table:table-cell>
          <table:table-cell office:value-type="float" office:value="0.35084992976356" calcext:value-type="float">
            <text:p>0.35084992976356</text:p>
          </table:table-cell>
          <table:table-cell office:value-type="float" office:value="0.33952897535589" calcext:value-type="float">
            <text:p>0.33952897535589</text:p>
          </table:table-cell>
          <table:table-cell/>
          <table:table-cell table:formula="of:=SQRT(ABS([.A171]-[.B171]))" office:value-type="float" office:value="0.71224134698182" calcext:value-type="float">
            <text:p>0.71224134698182</text:p>
          </table:table-cell>
          <table:table-cell table:formula="of:=SQRT(ABS([.A171]-[.C171]))" office:value-type="float" office:value="0.704249090835627" calcext:value-type="float">
            <text:p>0.704249090835627</text:p>
          </table:table-cell>
        </table:table-row>
        <table:table-row table:style-name="ro1">
          <table:table-cell office:value-type="float" office:value="-0.155282576386583" calcext:value-type="float">
            <text:p>-0.155282576386583</text:p>
          </table:table-cell>
          <table:table-cell office:value-type="float" office:value="0.359754710119933" calcext:value-type="float">
            <text:p>0.359754710119933</text:p>
          </table:table-cell>
          <table:table-cell office:value-type="float" office:value="0.352727505536219" calcext:value-type="float">
            <text:p>0.352727505536219</text:p>
          </table:table-cell>
          <table:table-cell/>
          <table:table-cell table:formula="of:=SQRT(ABS([.A172]-[.B172]))" office:value-type="float" office:value="0.717660982990239" calcext:value-type="float">
            <text:p>0.717660982990239</text:p>
          </table:table-cell>
          <table:table-cell table:formula="of:=SQRT(ABS([.A172]-[.C172]))" office:value-type="float" office:value="0.712748259852525" calcext:value-type="float">
            <text:p>0.712748259852525</text:p>
          </table:table-cell>
        </table:table-row>
        <table:table-row table:style-name="ro1">
          <table:table-cell office:value-type="float" office:value="-0.154082739802495" calcext:value-type="float">
            <text:p>-0.154082739802495</text:p>
          </table:table-cell>
          <table:table-cell office:value-type="float" office:value="0.369059402509576" calcext:value-type="float">
            <text:p>0.369059402509576</text:p>
          </table:table-cell>
          <table:table-cell office:value-type="float" office:value="0.368592552365691" calcext:value-type="float">
            <text:p>0.368592552365691</text:p>
          </table:table-cell>
          <table:table-cell/>
          <table:table-cell table:formula="of:=SQRT(ABS([.A173]-[.B173]))" office:value-type="float" office:value="0.723285657477093" calcext:value-type="float">
            <text:p>0.723285657477093</text:p>
          </table:table-cell>
          <table:table-cell table:formula="of:=SQRT(ABS([.A173]-[.C173]))" office:value-type="float" office:value="0.72296285670025" calcext:value-type="float">
            <text:p>0.72296285670025</text:p>
          </table:table-cell>
        </table:table-row>
        <table:table-row table:style-name="ro1">
          <table:table-cell office:value-type="float" office:value="-0.152857139153486" calcext:value-type="float">
            <text:p>-0.152857139153486</text:p>
          </table:table-cell>
          <table:table-cell office:value-type="float" office:value="0.365178066243603" calcext:value-type="float">
            <text:p>0.365178066243603</text:p>
          </table:table-cell>
          <table:table-cell office:value-type="float" office:value="0.35706034017098" calcext:value-type="float">
            <text:p>0.35706034017098</text:p>
          </table:table-cell>
          <table:table-cell/>
          <table:table-cell table:formula="of:=SQRT(ABS([.A174]-[.B174]))" office:value-type="float" office:value="0.719746625832375" calcext:value-type="float">
            <text:p>0.719746625832375</text:p>
          </table:table-cell>
          <table:table-cell table:formula="of:=SQRT(ABS([.A174]-[.C174]))" office:value-type="float" office:value="0.714085064487744" calcext:value-type="float">
            <text:p>0.714085064487744</text:p>
          </table:table-cell>
        </table:table-row>
        <table:table-row table:style-name="ro1">
          <table:table-cell office:value-type="float" office:value="-0.151628198621727" calcext:value-type="float">
            <text:p>-0.151628198621727</text:p>
          </table:table-cell>
          <table:table-cell office:value-type="float" office:value="0.357932255026318" calcext:value-type="float">
            <text:p>0.357932255026318</text:p>
          </table:table-cell>
          <table:table-cell office:value-type="float" office:value="0.346586082853265" calcext:value-type="float">
            <text:p>0.346586082853265</text:p>
          </table:table-cell>
          <table:table-cell/>
          <table:table-cell table:formula="of:=SQRT(ABS([.A175]-[.B175]))" office:value-type="float" office:value="0.713835032516649" calcext:value-type="float">
            <text:p>0.713835032516649</text:p>
          </table:table-cell>
          <table:table-cell table:formula="of:=SQRT(ABS([.A175]-[.C175]))" office:value-type="float" office:value="0.70584295808274" calcext:value-type="float">
            <text:p>0.70584295808274</text:p>
          </table:table-cell>
        </table:table-row>
        <table:table-row table:style-name="ro1">
          <table:table-cell office:value-type="float" office:value="-0.150363534359265" calcext:value-type="float">
            <text:p>-0.150363534359265</text:p>
          </table:table-cell>
          <table:table-cell office:value-type="float" office:value="0.351874254544934" calcext:value-type="float">
            <text:p>0.351874254544934</text:p>
          </table:table-cell>
          <table:table-cell office:value-type="float" office:value="0.340925170924034" calcext:value-type="float">
            <text:p>0.340925170924034</text:p>
          </table:table-cell>
          <table:table-cell/>
          <table:table-cell table:formula="of:=SQRT(ABS([.A176]-[.B176]))" office:value-type="float" office:value="0.708687370357479" calcext:value-type="float">
            <text:p>0.708687370357479</text:p>
          </table:table-cell>
          <table:table-cell table:formula="of:=SQRT(ABS([.A176]-[.C176]))" office:value-type="float" office:value="0.700919899334652" calcext:value-type="float">
            <text:p>0.700919899334652</text:p>
          </table:table-cell>
        </table:table-row>
        <table:table-row table:style-name="ro1">
          <table:table-cell office:value-type="float" office:value="-0.149472742983565" calcext:value-type="float">
            <text:p>-0.149472742983565</text:p>
          </table:table-cell>
          <table:table-cell office:value-type="float" office:value="0.347380412449335" calcext:value-type="float">
            <text:p>0.347380412449335</text:p>
          </table:table-cell>
          <table:table-cell office:value-type="float" office:value="0.333917854435021" calcext:value-type="float">
            <text:p>0.333917854435021</text:p>
          </table:table-cell>
          <table:table-cell/>
          <table:table-cell table:formula="of:=SQRT(ABS([.A177]-[.B177]))" office:value-type="float" office:value="0.704878113884167" calcext:value-type="float">
            <text:p>0.704878113884167</text:p>
          </table:table-cell>
          <table:table-cell table:formula="of:=SQRT(ABS([.A177]-[.C177]))" office:value-type="float" office:value="0.695262969975092" calcext:value-type="float">
            <text:p>0.695262969975092</text:p>
          </table:table-cell>
        </table:table-row>
        <table:table-row table:style-name="ro1">
          <table:table-cell office:value-type="float" office:value="-0.148591928994084" calcext:value-type="float">
            <text:p>-0.148591928994084</text:p>
          </table:table-cell>
          <table:table-cell office:value-type="float" office:value="0.324687259058679" calcext:value-type="float">
            <text:p>0.324687259058679</text:p>
          </table:table-cell>
          <table:table-cell office:value-type="float" office:value="0.298286775147353" calcext:value-type="float">
            <text:p>0.298286775147353</text:p>
          </table:table-cell>
          <table:table-cell/>
          <table:table-cell table:formula="of:=SQRT(ABS([.A178]-[.B178]))" office:value-type="float" office:value="0.687952896681715" calcext:value-type="float">
            <text:p>0.687952896681715</text:p>
          </table:table-cell>
          <table:table-cell table:formula="of:=SQRT(ABS([.A178]-[.C178]))" office:value-type="float" office:value="0.668489868391015" calcext:value-type="float">
            <text:p>0.668489868391015</text:p>
          </table:table-cell>
        </table:table-row>
        <table:table-row table:style-name="ro1">
          <table:table-cell office:value-type="float" office:value="-0.147696942764899" calcext:value-type="float">
            <text:p>-0.147696942764899</text:p>
          </table:table-cell>
          <table:table-cell office:value-type="float" office:value="0.307104709238711" calcext:value-type="float">
            <text:p>0.307104709238711</text:p>
          </table:table-cell>
          <table:table-cell office:value-type="float" office:value="0.252470559941313" calcext:value-type="float">
            <text:p>0.252470559941313</text:p>
          </table:table-cell>
          <table:table-cell/>
          <table:table-cell table:formula="of:=SQRT(ABS([.A179]-[.B179]))" office:value-type="float" office:value="0.674389836818149" calcext:value-type="float">
            <text:p>0.674389836818149</text:p>
          </table:table-cell>
          <table:table-cell table:formula="of:=SQRT(ABS([.A179]-[.C179]))" office:value-type="float" office:value="0.63258794068984" calcext:value-type="float">
            <text:p>0.63258794068984</text:p>
          </table:table-cell>
        </table:table-row>
        <table:table-row table:style-name="ro1">
          <table:table-cell office:value-type="float" office:value="-0.147053024282567" calcext:value-type="float">
            <text:p>-0.147053024282567</text:p>
          </table:table-cell>
          <table:table-cell office:value-type="float" office:value="0.294363129488018" calcext:value-type="float">
            <text:p>0.294363129488018</text:p>
          </table:table-cell>
          <table:table-cell office:value-type="float" office:value="0.228408639269735" calcext:value-type="float">
            <text:p>0.228408639269735</text:p>
          </table:table-cell>
          <table:table-cell/>
          <table:table-cell table:formula="of:=SQRT(ABS([.A180]-[.B180]))" office:value-type="float" office:value="0.664391566601041" calcext:value-type="float">
            <text:p>0.664391566601041</text:p>
          </table:table-cell>
          <table:table-cell table:formula="of:=SQRT(ABS([.A180]-[.C180]))" office:value-type="float" office:value="0.612749266464108" calcext:value-type="float">
            <text:p>0.612749266464108</text:p>
          </table:table-cell>
        </table:table-row>
        <table:table-row table:style-name="ro1">
          <table:table-cell office:value-type="float" office:value="-0.14633773846618" calcext:value-type="float">
            <text:p>-0.14633773846618</text:p>
          </table:table-cell>
          <table:table-cell office:value-type="float" office:value="0.302944693229799" calcext:value-type="float">
            <text:p>0.302944693229799</text:p>
          </table:table-cell>
          <table:table-cell office:value-type="float" office:value="0.235147057271366" calcext:value-type="float">
            <text:p>0.235147057271366</text:p>
          </table:table-cell>
          <table:table-cell/>
          <table:table-cell table:formula="of:=SQRT(ABS([.A181]-[.B181]))" office:value-type="float" office:value="0.67028533602935" calcext:value-type="float">
            <text:p>0.67028533602935</text:p>
          </table:table-cell>
          <table:table-cell table:formula="of:=SQRT(ABS([.A181]-[.C181]))" office:value-type="float" office:value="0.617644554527558" calcext:value-type="float">
            <text:p>0.617644554527558</text:p>
          </table:table-cell>
        </table:table-row>
        <table:table-row table:style-name="ro1">
          <table:table-cell office:value-type="float" office:value="-0.145652211946112" calcext:value-type="float">
            <text:p>-0.145652211946112</text:p>
          </table:table-cell>
          <table:table-cell office:value-type="float" office:value="0.282758869454324" calcext:value-type="float">
            <text:p>0.282758869454324</text:p>
          </table:table-cell>
          <table:table-cell office:value-type="float" office:value="0.208184682735104" calcext:value-type="float">
            <text:p>0.208184682735104</text:p>
          </table:table-cell>
          <table:table-cell/>
          <table:table-cell table:formula="of:=SQRT(ABS([.A182]-[.B182]))" office:value-type="float" office:value="0.654531192076005" calcext:value-type="float">
            <text:p>0.654531192076005</text:p>
          </table:table-cell>
          <table:table-cell table:formula="of:=SQRT(ABS([.A182]-[.C182]))" office:value-type="float" office:value="0.594841907300769" calcext:value-type="float">
            <text:p>0.594841907300769</text:p>
          </table:table-cell>
        </table:table-row>
        <table:table-row table:style-name="ro1">
          <table:table-cell office:value-type="float" office:value="-0.144922876096839" calcext:value-type="float">
            <text:p>-0.144922876096839</text:p>
          </table:table-cell>
          <table:table-cell office:value-type="float" office:value="0.297655410743454" calcext:value-type="float">
            <text:p>0.297655410743454</text:p>
          </table:table-cell>
          <table:table-cell office:value-type="float" office:value="0.231855565176921" calcext:value-type="float">
            <text:p>0.231855565176921</text:p>
          </table:table-cell>
          <table:table-cell/>
          <table:table-cell table:formula="of:=SQRT(ABS([.A183]-[.B183]))" office:value-type="float" office:value="0.665265576172624" calcext:value-type="float">
            <text:p>0.665265576172624</text:p>
          </table:table-cell>
          <table:table-cell table:formula="of:=SQRT(ABS([.A183]-[.C183]))" office:value-type="float" office:value="0.61382280934628" calcext:value-type="float">
            <text:p>0.61382280934628</text:p>
          </table:table-cell>
        </table:table-row>
        <table:table-row table:style-name="ro1">
          <table:table-cell office:value-type="float" office:value="-0.144020255216557" calcext:value-type="float">
            <text:p>-0.144020255216557</text:p>
          </table:table-cell>
          <table:table-cell office:value-type="float" office:value="0.308401557929493" calcext:value-type="float">
            <text:p>0.308401557929493</text:p>
          </table:table-cell>
          <table:table-cell office:value-type="float" office:value="0.259464291684375" calcext:value-type="float">
            <text:p>0.259464291684375</text:p>
          </table:table-cell>
          <table:table-cell/>
          <table:table-cell table:formula="of:=SQRT(ABS([.A184]-[.B184]))" office:value-type="float" office:value="0.672623084012175" calcext:value-type="float">
            <text:p>0.672623084012175</text:p>
          </table:table-cell>
          <table:table-cell table:formula="of:=SQRT(ABS([.A184]-[.C184]))" office:value-type="float" office:value="0.635204334762391" calcext:value-type="float">
            <text:p>0.635204334762391</text:p>
          </table:table-cell>
        </table:table-row>
        <table:table-row table:style-name="ro1">
          <table:table-cell office:value-type="float" office:value="-0.143474055056144" calcext:value-type="float">
            <text:p>-0.143474055056144</text:p>
          </table:table-cell>
          <table:table-cell office:value-type="float" office:value="0.28163432381132" calcext:value-type="float">
            <text:p>0.28163432381132</text:p>
          </table:table-cell>
          <table:table-cell office:value-type="float" office:value="0.197821317503994" calcext:value-type="float">
            <text:p>0.197821317503994</text:p>
          </table:table-cell>
          <table:table-cell/>
          <table:table-cell table:formula="of:=SQRT(ABS([.A185]-[.B185]))" office:value-type="float" office:value="0.652003358018549" calcext:value-type="float">
            <text:p>0.652003358018549</text:p>
          </table:table-cell>
          <table:table-cell table:formula="of:=SQRT(ABS([.A185]-[.C185]))" office:value-type="float" office:value="0.584204906312963" calcext:value-type="float">
            <text:p>0.584204906312963</text:p>
          </table:table-cell>
        </table:table-row>
        <table:table-row table:style-name="ro1">
          <table:table-cell office:value-type="float" office:value="-0.142789162704596" calcext:value-type="float">
            <text:p>-0.142789162704596</text:p>
          </table:table-cell>
          <table:table-cell office:value-type="float" office:value="0.27979201185467" calcext:value-type="float">
            <text:p>0.27979201185467</text:p>
          </table:table-cell>
          <table:table-cell office:value-type="float" office:value="0.197781238971178" calcext:value-type="float">
            <text:p>0.197781238971178</text:p>
          </table:table-cell>
          <table:table-cell/>
          <table:table-cell table:formula="of:=SQRT(ABS([.A186]-[.B186]))" office:value-type="float" office:value="0.650062438969724" calcext:value-type="float">
            <text:p>0.650062438969724</text:p>
          </table:table-cell>
          <table:table-cell table:formula="of:=SQRT(ABS([.A186]-[.C186]))" office:value-type="float" office:value="0.583584099916862" calcext:value-type="float">
            <text:p>0.583584099916862</text:p>
          </table:table-cell>
        </table:table-row>
        <table:table-row table:style-name="ro1">
          <table:table-cell office:value-type="float" office:value="-0.142239483004518" calcext:value-type="float">
            <text:p>-0.142239483004518</text:p>
          </table:table-cell>
          <table:table-cell office:value-type="float" office:value="0.280481981002389" calcext:value-type="float">
            <text:p>0.280481981002389</text:p>
          </table:table-cell>
          <table:table-cell office:value-type="float" office:value="0.202057027496156" calcext:value-type="float">
            <text:p>0.202057027496156</text:p>
          </table:table-cell>
          <table:table-cell/>
          <table:table-cell table:formula="of:=SQRT(ABS([.A187]-[.B187]))" office:value-type="float" office:value="0.650170334610021" calcext:value-type="float">
            <text:p>0.650170334610021</text:p>
          </table:table-cell>
          <table:table-cell table:formula="of:=SQRT(ABS([.A187]-[.C187]))" office:value-type="float" office:value="0.586767850602497" calcext:value-type="float">
            <text:p>0.586767850602497</text:p>
          </table:table-cell>
        </table:table-row>
        <table:table-row table:style-name="ro1">
          <table:table-cell office:value-type="float" office:value="-0.14160073324782" calcext:value-type="float">
            <text:p>-0.14160073324782</text:p>
          </table:table-cell>
          <table:table-cell office:value-type="float" office:value="0.277773425459108" calcext:value-type="float">
            <text:p>0.277773425459108</text:p>
          </table:table-cell>
          <table:table-cell office:value-type="float" office:value="0.197865675936611" calcext:value-type="float">
            <text:p>0.197865675936611</text:p>
          </table:table-cell>
          <table:table-cell/>
          <table:table-cell table:formula="of:=SQRT(ABS([.A188]-[.B188]))" office:value-type="float" office:value="0.647591042793929" calcext:value-type="float">
            <text:p>0.647591042793929</text:p>
          </table:table-cell>
          <table:table-cell table:formula="of:=SQRT(ABS([.A188]-[.C188]))" office:value-type="float" office:value="0.582637459475814" calcext:value-type="float">
            <text:p>0.582637459475814</text:p>
          </table:table-cell>
        </table:table-row>
        <table:table-row table:style-name="ro1">
          <table:table-cell office:value-type="float" office:value="-0.141070533651135" calcext:value-type="float">
            <text:p>-0.141070533651135</text:p>
          </table:table-cell>
          <table:table-cell office:value-type="float" office:value="0.202473496821605" calcext:value-type="float">
            <text:p>0.202473496821605</text:p>
          </table:table-cell>
          <table:table-cell office:value-type="float" office:value="0.0965520505857669" calcext:value-type="float">
            <text:p>0.096552050585767</text:p>
          </table:table-cell>
          <table:table-cell/>
          <table:table-cell table:formula="of:=SQRT(ABS([.A189]-[.B189]))" office:value-type="float" office:value="0.586126292255125" calcext:value-type="float">
            <text:p>0.586126292255125</text:p>
          </table:table-cell>
          <table:table-cell table:formula="of:=SQRT(ABS([.A189]-[.C189]))" office:value-type="float" office:value="0.487465469789299" calcext:value-type="float">
            <text:p>0.487465469789299</text:p>
          </table:table-cell>
        </table:table-row>
        <table:table-row table:style-name="ro1">
          <table:table-cell office:value-type="float" office:value="-0.14057709115299" calcext:value-type="float">
            <text:p>-0.14057709115299</text:p>
          </table:table-cell>
          <table:table-cell office:value-type="float" office:value="0.217439377269784" calcext:value-type="float">
            <text:p>0.217439377269784</text:p>
          </table:table-cell>
          <table:table-cell office:value-type="float" office:value="0.113865904069754" calcext:value-type="float">
            <text:p>0.113865904069754</text:p>
          </table:table-cell>
          <table:table-cell/>
          <table:table-cell table:formula="of:=SQRT(ABS([.A190]-[.B190]))" office:value-type="float" office:value="0.598344773874373" calcext:value-type="float">
            <text:p>0.598344773874373</text:p>
          </table:table-cell>
          <table:table-cell table:formula="of:=SQRT(ABS([.A190]-[.C190]))" office:value-type="float" office:value="0.504423428503023" calcext:value-type="float">
            <text:p>0.504423428503023</text:p>
          </table:table-cell>
        </table:table-row>
        <table:table-row table:style-name="ro1">
          <table:table-cell office:value-type="float" office:value="-0.140309347849644" calcext:value-type="float">
            <text:p>-0.140309347849644</text:p>
          </table:table-cell>
          <table:table-cell office:value-type="float" office:value="0.106275063600423" calcext:value-type="float">
            <text:p>0.106275063600423</text:p>
          </table:table-cell>
          <table:table-cell office:value-type="float" office:value="0.0377570088914575" calcext:value-type="float">
            <text:p>0.037757008891458</text:p>
          </table:table-cell>
          <table:table-cell/>
          <table:table-cell table:formula="of:=SQRT(ABS([.A191]-[.B191]))" office:value-type="float" office:value="0.496572664823656" calcext:value-type="float">
            <text:p>0.496572664823656</text:p>
          </table:table-cell>
          <table:table-cell table:formula="of:=SQRT(ABS([.A191]-[.C191]))" office:value-type="float" office:value="0.421979095147024" calcext:value-type="float">
            <text:p>0.421979095147024</text:p>
          </table:table-cell>
        </table:table-row>
        <table:table-row table:style-name="ro1">
          <table:table-cell office:value-type="float" office:value="-0.140133384312928" calcext:value-type="float">
            <text:p>-0.140133384312928</text:p>
          </table:table-cell>
          <table:table-cell office:value-type="float" office:value="0.108177126216416" calcext:value-type="float">
            <text:p>0.108177126216416</text:p>
          </table:table-cell>
          <table:table-cell office:value-type="float" office:value="0.0400353944724686" calcext:value-type="float">
            <text:p>0.040035394472469</text:p>
          </table:table-cell>
          <table:table-cell/>
          <table:table-cell table:formula="of:=SQRT(ABS([.A192]-[.B192]))" office:value-type="float" office:value="0.49830764646887" calcext:value-type="float">
            <text:p>0.49830764646887</text:p>
          </table:table-cell>
          <table:table-cell table:formula="of:=SQRT(ABS([.A192]-[.C192]))" office:value-type="float" office:value="0.424462929812954" calcext:value-type="float">
            <text:p>0.424462929812954</text:p>
          </table:table-cell>
        </table:table-row>
        <table:table-row table:style-name="ro1">
          <table:table-cell office:value-type="float" office:value="-0.139925803241205" calcext:value-type="float">
            <text:p>-0.139925803241205</text:p>
          </table:table-cell>
          <table:table-cell office:value-type="float" office:value="0.0597269503975114" calcext:value-type="float">
            <text:p>0.059726950397511</text:p>
          </table:table-cell>
          <table:table-cell office:value-type="float" office:value="0.0194254061561839" calcext:value-type="float">
            <text:p>0.019425406156184</text:p>
          </table:table-cell>
          <table:table-cell/>
          <table:table-cell table:formula="of:=SQRT(ABS([.A193]-[.B193]))" office:value-type="float" office:value="0.446825193603401" calcext:value-type="float">
            <text:p>0.446825193603401</text:p>
          </table:table-cell>
          <table:table-cell table:formula="of:=SQRT(ABS([.A193]-[.C193]))" office:value-type="float" office:value="0.399188187948227" calcext:value-type="float">
            <text:p>0.399188187948227</text:p>
          </table:table-cell>
        </table:table-row>
        <table:table-row table:style-name="ro1">
          <table:table-cell office:value-type="float" office:value="-0.139846023862723" calcext:value-type="float">
            <text:p>-0.139846023862723</text:p>
          </table:table-cell>
          <table:table-cell office:value-type="float" office:value="-0.0723019026437376" calcext:value-type="float">
            <text:p>-0.072301902643738</text:p>
          </table:table-cell>
          <table:table-cell office:value-type="float" office:value="-0.0234404089658227" calcext:value-type="float">
            <text:p>-0.023440408965823</text:p>
          </table:table-cell>
          <table:table-cell/>
          <table:table-cell table:formula="of:=SQRT(ABS([.A194]-[.B194]))" office:value-type="float" office:value="0.259892518589869" calcext:value-type="float">
            <text:p>0.259892518589869</text:p>
          </table:table-cell>
          <table:table-cell table:formula="of:=SQRT(ABS([.A194]-[.C194]))" office:value-type="float" office:value="0.341182670862546" calcext:value-type="float">
            <text:p>0.341182670862546</text:p>
          </table:table-cell>
        </table:table-row>
        <table:table-row table:style-name="ro1">
          <table:table-cell office:value-type="float" office:value="-0.139825149461193" calcext:value-type="float">
            <text:p>-0.139825149461193</text:p>
          </table:table-cell>
          <table:table-cell office:value-type="float" office:value="-0.0878052121926231" calcext:value-type="float">
            <text:p>-0.087805212192623</text:p>
          </table:table-cell>
          <table:table-cell office:value-type="float" office:value="-0.0300421544275605" calcext:value-type="float">
            <text:p>-0.030042154427561</text:p>
          </table:table-cell>
          <table:table-cell/>
          <table:table-cell table:formula="of:=SQRT(ABS([.A195]-[.B195]))" office:value-type="float" office:value="0.228078796183621" calcext:value-type="float">
            <text:p>0.228078796183621</text:p>
          </table:table-cell>
          <table:table-cell table:formula="of:=SQRT(ABS([.A195]-[.C195]))" office:value-type="float" office:value="0.331335170233455" calcext:value-type="float">
            <text:p>0.331335170233455</text:p>
          </table:table-cell>
        </table:table-row>
        <table:table-row table:style-name="ro1">
          <table:table-cell office:value-type="float" office:value="-0.139945297849165" calcext:value-type="float">
            <text:p>-0.139945297849165</text:p>
          </table:table-cell>
          <table:table-cell office:value-type="float" office:value="-0.226038900300407" calcext:value-type="float">
            <text:p>-0.226038900300407</text:p>
          </table:table-cell>
          <table:table-cell office:value-type="float" office:value="-0.121366721168571" calcext:value-type="float">
            <text:p>-0.121366721168571</text:p>
          </table:table-cell>
          <table:table-cell/>
          <table:table-cell table:formula="of:=SQRT(ABS([.A196]-[.B196]))" office:value-type="float" office:value="0.293417113425993" calcext:value-type="float">
            <text:p>0.293417113425993</text:p>
          </table:table-cell>
          <table:table-cell table:formula="of:=SQRT(ABS([.A196]-[.C196]))" office:value-type="float" office:value="0.136303252641285" calcext:value-type="float">
            <text:p>0.136303252641285</text:p>
          </table:table-cell>
        </table:table-row>
        <table:table-row table:style-name="ro1">
          <table:table-cell office:value-type="float" office:value="-0.140130716711182" calcext:value-type="float">
            <text:p>-0.140130716711182</text:p>
          </table:table-cell>
          <table:table-cell office:value-type="float" office:value="-0.21964842154897" calcext:value-type="float">
            <text:p>-0.21964842154897</text:p>
          </table:table-cell>
          <table:table-cell office:value-type="float" office:value="-0.112487744594198" calcext:value-type="float">
            <text:p>-0.112487744594198</text:p>
          </table:table-cell>
          <table:table-cell/>
          <table:table-cell table:formula="of:=SQRT(ABS([.A197]-[.B197]))" office:value-type="float" office:value="0.281988838143973" calcext:value-type="float">
            <text:p>0.281988838143973</text:p>
          </table:table-cell>
          <table:table-cell table:formula="of:=SQRT(ABS([.A197]-[.C197]))" office:value-type="float" office:value="0.166261757830789" calcext:value-type="float">
            <text:p>0.166261757830789</text:p>
          </table:table-cell>
        </table:table-row>
        <table:table-row table:style-name="ro1">
          <table:table-cell office:value-type="float" office:value="-0.140553104749827" calcext:value-type="float">
            <text:p>-0.140553104749827</text:p>
          </table:table-cell>
          <table:table-cell office:value-type="float" office:value="-0.29961836729924" calcext:value-type="float">
            <text:p>-0.29961836729924</text:p>
          </table:table-cell>
          <table:table-cell office:value-type="float" office:value="-0.229673018532796" calcext:value-type="float">
            <text:p>-0.229673018532796</text:p>
          </table:table-cell>
          <table:table-cell/>
          <table:table-cell table:formula="of:=SQRT(ABS([.A198]-[.B198]))" office:value-type="float" office:value="0.398829866671759" calcext:value-type="float">
            <text:p>0.398829866671759</text:p>
          </table:table-cell>
          <table:table-cell table:formula="of:=SQRT(ABS([.A198]-[.C198]))" office:value-type="float" office:value="0.298529586109935" calcext:value-type="float">
            <text:p>0.298529586109935</text:p>
          </table:table-cell>
        </table:table-row>
        <table:table-row table:style-name="ro1">
          <table:table-cell office:value-type="float" office:value="-0.140949860804871" calcext:value-type="float">
            <text:p>-0.140949860804871</text:p>
          </table:table-cell>
          <table:table-cell office:value-type="float" office:value="-0.294940569260431" calcext:value-type="float">
            <text:p>-0.294940569260431</text:p>
          </table:table-cell>
          <table:table-cell office:value-type="float" office:value="-0.223617357571364" calcext:value-type="float">
            <text:p>-0.223617357571364</text:p>
          </table:table-cell>
          <table:table-cell/>
          <table:table-cell table:formula="of:=SQRT(ABS([.A199]-[.B199]))" office:value-type="float" office:value="0.392416498704578" calcext:value-type="float">
            <text:p>0.392416498704578</text:p>
          </table:table-cell>
          <table:table-cell table:formula="of:=SQRT(ABS([.A199]-[.C199]))" office:value-type="float" office:value="0.287519558928594" calcext:value-type="float">
            <text:p>0.287519558928594</text:p>
          </table:table-cell>
        </table:table-row>
        <table:table-row table:style-name="ro1">
          <table:table-cell office:value-type="float" office:value="-0.141290115829965" calcext:value-type="float">
            <text:p>-0.141290115829965</text:p>
          </table:table-cell>
          <table:table-cell office:value-type="float" office:value="-0.303662336283957" calcext:value-type="float">
            <text:p>-0.303662336283957</text:p>
          </table:table-cell>
          <table:table-cell office:value-type="float" office:value="-0.223252622613476" calcext:value-type="float">
            <text:p>-0.223252622613476</text:p>
          </table:table-cell>
          <table:table-cell/>
          <table:table-cell table:formula="of:=SQRT(ABS([.A200]-[.B200]))" office:value-type="float" office:value="0.402954365225136" calcext:value-type="float">
            <text:p>0.402954365225136</text:p>
          </table:table-cell>
          <table:table-cell table:formula="of:=SQRT(ABS([.A200]-[.C200]))" office:value-type="float" office:value="0.286290947784786" calcext:value-type="float">
            <text:p>0.286290947784786</text:p>
          </table:table-cell>
        </table:table-row>
        <table:table-row table:style-name="ro1">
          <table:table-cell office:value-type="float" office:value="-0.141776430366178" calcext:value-type="float">
            <text:p>-0.141776430366178</text:p>
          </table:table-cell>
          <table:table-cell office:value-type="float" office:value="-0.311362112171081" calcext:value-type="float">
            <text:p>-0.311362112171081</text:p>
          </table:table-cell>
          <table:table-cell office:value-type="float" office:value="-0.246016687213987" calcext:value-type="float">
            <text:p>-0.246016687213987</text:p>
          </table:table-cell>
          <table:table-cell/>
          <table:table-cell table:formula="of:=SQRT(ABS([.A201]-[.B201]))" office:value-type="float" office:value="0.411807821446974" calcext:value-type="float">
            <text:p>0.411807821446974</text:p>
          </table:table-cell>
          <table:table-cell table:formula="of:=SQRT(ABS([.A201]-[.C201]))" office:value-type="float" office:value="0.322862597474234" calcext:value-type="float">
            <text:p>0.322862597474234</text:p>
          </table:table-cell>
        </table:table-row>
        <table:table-row table:style-name="ro1">
          <table:table-cell office:value-type="float" office:value="-0.142326958953349" calcext:value-type="float">
            <text:p>-0.142326958953349</text:p>
          </table:table-cell>
          <table:table-cell office:value-type="float" office:value="-0.322662128369185" calcext:value-type="float">
            <text:p>-0.322662128369185</text:p>
          </table:table-cell>
          <table:table-cell office:value-type="float" office:value="-0.26345866219568" calcext:value-type="float">
            <text:p>-0.26345866219568</text:p>
          </table:table-cell>
          <table:table-cell/>
          <table:table-cell table:formula="of:=SQRT(ABS([.A202]-[.B202]))" office:value-type="float" office:value="0.424658885949459" calcext:value-type="float">
            <text:p>0.424658885949459</text:p>
          </table:table-cell>
          <table:table-cell table:formula="of:=SQRT(ABS([.A202]-[.C202]))" office:value-type="float" office:value="0.348039801233036" calcext:value-type="float">
            <text:p>0.348039801233036</text:p>
          </table:table-cell>
        </table:table-row>
        <table:table-row table:style-name="ro1">
          <table:table-cell office:value-type="float" office:value="-0.142877763875046" calcext:value-type="float">
            <text:p>-0.142877763875046</text:p>
          </table:table-cell>
          <table:table-cell office:value-type="float" office:value="-0.317247169563769" calcext:value-type="float">
            <text:p>-0.317247169563769</text:p>
          </table:table-cell>
          <table:table-cell office:value-type="float" office:value="-0.250501058447642" calcext:value-type="float">
            <text:p>-0.250501058447642</text:p>
          </table:table-cell>
          <table:table-cell/>
          <table:table-cell table:formula="of:=SQRT(ABS([.A203]-[.B203]))" office:value-type="float" office:value="0.417575628705415" calcext:value-type="float">
            <text:p>0.417575628705415</text:p>
          </table:table-cell>
          <table:table-cell table:formula="of:=SQRT(ABS([.A203]-[.C203]))" office:value-type="float" office:value="0.328059894794527" calcext:value-type="float">
            <text:p>0.328059894794527</text:p>
          </table:table-cell>
        </table:table-row>
        <table:table-row table:style-name="ro1">
          <table:table-cell office:value-type="float" office:value="-0.143419858636267" calcext:value-type="float">
            <text:p>-0.143419858636267</text:p>
          </table:table-cell>
          <table:table-cell office:value-type="float" office:value="-0.31637651599776" calcext:value-type="float">
            <text:p>-0.31637651599776</text:p>
          </table:table-cell>
          <table:table-cell office:value-type="float" office:value="-0.252258231970898" calcext:value-type="float">
            <text:p>-0.252258231970898</text:p>
          </table:table-cell>
          <table:table-cell/>
          <table:table-cell table:formula="of:=SQRT(ABS([.A204]-[.B204]))" office:value-type="float" office:value="0.415880580649654" calcext:value-type="float">
            <text:p>0.415880580649654</text:p>
          </table:table-cell>
          <table:table-cell table:formula="of:=SQRT(ABS([.A204]-[.C204]))" office:value-type="float" office:value="0.329906613050771" calcext:value-type="float">
            <text:p>0.329906613050771</text:p>
          </table:table-cell>
        </table:table-row>
        <table:table-row table:style-name="ro1">
          <table:table-cell office:value-type="float" office:value="-0.144000936007875" calcext:value-type="float">
            <text:p>-0.144000936007875</text:p>
          </table:table-cell>
          <table:table-cell office:value-type="float" office:value="-0.325399923521887" calcext:value-type="float">
            <text:p>-0.325399923521887</text:p>
          </table:table-cell>
          <table:table-cell office:value-type="float" office:value="-0.2679512956964" calcext:value-type="float">
            <text:p>-0.2679512956964</text:p>
          </table:table-cell>
          <table:table-cell/>
          <table:table-cell table:formula="of:=SQRT(ABS([.A205]-[.B205]))" office:value-type="float" office:value="0.425909600166528" calcext:value-type="float">
            <text:p>0.425909600166528</text:p>
          </table:table-cell>
          <table:table-cell table:formula="of:=SQRT(ABS([.A205]-[.C205]))" office:value-type="float" office:value="0.352065845671694" calcext:value-type="float">
            <text:p>0.352065845671694</text:p>
          </table:table-cell>
        </table:table-row>
        <table:table-row table:style-name="ro1">
          <table:table-cell office:value-type="float" office:value="-0.144523452528371" calcext:value-type="float">
            <text:p>-0.144523452528371</text:p>
          </table:table-cell>
          <table:table-cell office:value-type="float" office:value="-0.316139157865563" calcext:value-type="float">
            <text:p>-0.316139157865563</text:p>
          </table:table-cell>
          <table:table-cell office:value-type="float" office:value="-0.250837035898482" calcext:value-type="float">
            <text:p>-0.250837035898482</text:p>
          </table:table-cell>
          <table:table-cell/>
          <table:table-cell table:formula="of:=SQRT(ABS([.A206]-[.B206]))" office:value-type="float" office:value="0.414265259631063" calcext:value-type="float">
            <text:p>0.414265259631063</text:p>
          </table:table-cell>
          <table:table-cell table:formula="of:=SQRT(ABS([.A206]-[.C206]))" office:value-type="float" office:value="0.326057638110367" calcext:value-type="float">
            <text:p>0.326057638110367</text:p>
          </table:table-cell>
        </table:table-row>
        <table:table-row table:style-name="ro1">
          <table:table-cell office:value-type="float" office:value="-0.144878810874328" calcext:value-type="float">
            <text:p>-0.144878810874328</text:p>
          </table:table-cell>
          <table:table-cell office:value-type="float" office:value="-0.279166306055226" calcext:value-type="float">
            <text:p>-0.279166306055226</text:p>
          </table:table-cell>
          <table:table-cell office:value-type="float" office:value="-0.190122406779199" calcext:value-type="float">
            <text:p>-0.190122406779199</text:p>
          </table:table-cell>
          <table:table-cell/>
          <table:table-cell table:formula="of:=SQRT(ABS([.A207]-[.B207]))" office:value-type="float" office:value="0.366452582445394" calcext:value-type="float">
            <text:p>0.366452582445394</text:p>
          </table:table-cell>
          <table:table-cell table:formula="of:=SQRT(ABS([.A207]-[.C207]))" office:value-type="float" office:value="0.212705420487751" calcext:value-type="float">
            <text:p>0.212705420487751</text:p>
          </table:table-cell>
        </table:table-row>
        <table:table-row table:style-name="ro1">
          <table:table-cell office:value-type="float" office:value="-0.14526402952256" calcext:value-type="float">
            <text:p>-0.14526402952256</text:p>
          </table:table-cell>
          <table:table-cell office:value-type="float" office:value="-0.300701920419392" calcext:value-type="float">
            <text:p>-0.300701920419392</text:p>
          </table:table-cell>
          <table:table-cell office:value-type="float" office:value="-0.236140256880865" calcext:value-type="float">
            <text:p>-0.236140256880865</text:p>
          </table:table-cell>
          <table:table-cell/>
          <table:table-cell table:formula="of:=SQRT(ABS([.A208]-[.B208]))" office:value-type="float" office:value="0.394256123474109" calcext:value-type="float">
            <text:p>0.394256123474109</text:p>
          </table:table-cell>
          <table:table-cell table:formula="of:=SQRT(ABS([.A208]-[.C208]))" office:value-type="float" office:value="0.301456841618008" calcext:value-type="float">
            <text:p>0.301456841618008</text:p>
          </table:table-cell>
        </table:table-row>
        <table:table-row table:style-name="ro1">
          <table:table-cell office:value-type="float" office:value="-0.145597753450285" calcext:value-type="float">
            <text:p>-0.145597753450285</text:p>
          </table:table-cell>
          <table:table-cell office:value-type="float" office:value="-0.278249139354639" calcext:value-type="float">
            <text:p>-0.278249139354639</text:p>
          </table:table-cell>
          <table:table-cell office:value-type="float" office:value="-0.184865576835593" calcext:value-type="float">
            <text:p>-0.184865576835593</text:p>
          </table:table-cell>
          <table:table-cell/>
          <table:table-cell table:formula="of:=SQRT(ABS([.A209]-[.B209]))" office:value-type="float" office:value="0.364213379633909" calcext:value-type="float">
            <text:p>0.364213379633909</text:p>
          </table:table-cell>
          <table:table-cell table:formula="of:=SQRT(ABS([.A209]-[.C209]))" office:value-type="float" office:value="0.198161104622749" calcext:value-type="float">
            <text:p>0.198161104622749</text:p>
          </table:table-cell>
        </table:table-row>
        <table:table-row table:style-name="ro1">
          <table:table-cell office:value-type="float" office:value="-0.145835773549662" calcext:value-type="float">
            <text:p>-0.145835773549662</text:p>
          </table:table-cell>
          <table:table-cell office:value-type="float" office:value="-0.240432370043168" calcext:value-type="float">
            <text:p>-0.240432370043168</text:p>
          </table:table-cell>
          <table:table-cell office:value-type="float" office:value="-0.137098439043244" calcext:value-type="float">
            <text:p>-0.137098439043244</text:p>
          </table:table-cell>
          <table:table-cell/>
          <table:table-cell table:formula="of:=SQRT(ABS([.A210]-[.B210]))" office:value-type="float" office:value="0.307565597057776" calcext:value-type="float">
            <text:p>0.307565597057776</text:p>
          </table:table-cell>
          <table:table-cell table:formula="of:=SQRT(ABS([.A210]-[.C210]))" office:value-type="float" office:value="0.0934737102420676" calcext:value-type="float">
            <text:p>0.093473710242068</text:p>
          </table:table-cell>
        </table:table-row>
        <table:table-row table:style-name="ro1">
          <table:table-cell office:value-type="float" office:value="-0.145956453817622" calcext:value-type="float">
            <text:p>-0.145956453817622</text:p>
          </table:table-cell>
          <table:table-cell office:value-type="float" office:value="-0.169345513823041" calcext:value-type="float">
            <text:p>-0.169345513823041</text:p>
          </table:table-cell>
          <table:table-cell office:value-type="float" office:value="-0.0719920259529425" calcext:value-type="float">
            <text:p>-0.071992025952943</text:p>
          </table:table-cell>
          <table:table-cell/>
          <table:table-cell table:formula="of:=SQRT(ABS([.A211]-[.B211]))" office:value-type="float" office:value="0.152934822736416" calcext:value-type="float">
            <text:p>0.152934822736416</text:p>
          </table:table-cell>
          <table:table-cell table:formula="of:=SQRT(ABS([.A211]-[.C211]))" office:value-type="float" office:value="0.271964019430291" calcext:value-type="float">
            <text:p>0.271964019430291</text:p>
          </table:table-cell>
        </table:table-row>
        <table:table-row table:style-name="ro1">
          <table:table-cell office:value-type="float" office:value="-0.146130999544249" calcext:value-type="float">
            <text:p>-0.146130999544249</text:p>
          </table:table-cell>
          <table:table-cell office:value-type="float" office:value="-0.239400145297111" calcext:value-type="float">
            <text:p>-0.239400145297111</text:p>
          </table:table-cell>
          <table:table-cell office:value-type="float" office:value="-0.131483795003948" calcext:value-type="float">
            <text:p>-0.131483795003948</text:p>
          </table:table-cell>
          <table:table-cell/>
          <table:table-cell table:formula="of:=SQRT(ABS([.A212]-[.B212]))" office:value-type="float" office:value="0.305399976674626" calcext:value-type="float">
            <text:p>0.305399976674626</text:p>
          </table:table-cell>
          <table:table-cell table:formula="of:=SQRT(ABS([.A212]-[.C212]))" office:value-type="float" office:value="0.121025635880589" calcext:value-type="float">
            <text:p>0.121025635880589</text:p>
          </table:table-cell>
        </table:table-row>
        <table:table-row table:style-name="ro1">
          <table:table-cell office:value-type="float" office:value="-0.146308639733652" calcext:value-type="float">
            <text:p>-0.146308639733652</text:p>
          </table:table-cell>
          <table:table-cell office:value-type="float" office:value="-0.229310042077599" calcext:value-type="float">
            <text:p>-0.229310042077599</text:p>
          </table:table-cell>
          <table:table-cell office:value-type="float" office:value="-0.1278884662234" calcext:value-type="float">
            <text:p>-0.1278884662234</text:p>
          </table:table-cell>
          <table:table-cell/>
          <table:table-cell table:formula="of:=SQRT(ABS([.A213]-[.B213]))" office:value-type="float" office:value="0.288099639610929" calcext:value-type="float">
            <text:p>0.288099639610929</text:p>
          </table:table-cell>
          <table:table-cell table:formula="of:=SQRT(ABS([.A213]-[.C213]))" office:value-type="float" office:value="0.13572093983705" calcext:value-type="float">
            <text:p>0.13572093983705</text:p>
          </table:table-cell>
        </table:table-row>
        <table:table-row table:style-name="ro1">
          <table:table-cell office:value-type="float" office:value="-0.146284817102312" calcext:value-type="float">
            <text:p>-0.146284817102312</text:p>
          </table:table-cell>
          <table:table-cell office:value-type="float" office:value="-0.0880548397778666" calcext:value-type="float">
            <text:p>-0.088054839777867</text:p>
          </table:table-cell>
          <table:table-cell office:value-type="float" office:value="-0.029004811933257" calcext:value-type="float">
            <text:p>-0.029004811933257</text:p>
          </table:table-cell>
          <table:table-cell/>
          <table:table-cell table:formula="of:=SQRT(ABS([.A214]-[.B214]))" office:value-type="float" office:value="0.241308883641787" calcext:value-type="float">
            <text:p>0.241308883641787</text:p>
          </table:table-cell>
          <table:table-cell table:formula="of:=SQRT(ABS([.A214]-[.C214]))" office:value-type="float" office:value="0.342461684234974" calcext:value-type="float">
            <text:p>0.342461684234974</text:p>
          </table:table-cell>
        </table:table-row>
        <table:table-row table:style-name="ro1">
          <table:table-cell office:value-type="float" office:value="-0.146257246462833" calcext:value-type="float">
            <text:p>-0.146257246462833</text:p>
          </table:table-cell>
          <table:table-cell office:value-type="float" office:value="-0.107680498010985" calcext:value-type="float">
            <text:p>-0.107680498010985</text:p>
          </table:table-cell>
          <table:table-cell office:value-type="float" office:value="-0.0393943223291499" calcext:value-type="float">
            <text:p>-0.03939432232915</text:p>
          </table:table-cell>
          <table:table-cell/>
          <table:table-cell table:formula="of:=SQRT(ABS([.A215]-[.B215]))" office:value-type="float" office:value="0.196409644498044" calcext:value-type="float">
            <text:p>0.196409644498044</text:p>
          </table:table-cell>
          <table:table-cell table:formula="of:=SQRT(ABS([.A215]-[.C215]))" office:value-type="float" office:value="0.326898950952252" calcext:value-type="float">
            <text:p>0.326898950952252</text:p>
          </table:table-cell>
        </table:table-row>
        <table:table-row table:style-name="ro1">
          <table:table-cell office:value-type="float" office:value="-0.146264292787093" calcext:value-type="float">
            <text:p>-0.146264292787093</text:p>
          </table:table-cell>
          <table:table-cell office:value-type="float" office:value="-0.0564981919529038" calcext:value-type="float">
            <text:p>-0.056498191952904</text:p>
          </table:table-cell>
          <table:table-cell office:value-type="float" office:value="-0.0182303625122548" calcext:value-type="float">
            <text:p>-0.018230362512255</text:p>
          </table:table-cell>
          <table:table-cell/>
          <table:table-cell table:formula="of:=SQRT(ABS([.A216]-[.B216]))" office:value-type="float" office:value="0.299609914445749" calcext:value-type="float">
            <text:p>0.299609914445749</text:p>
          </table:table-cell>
          <table:table-cell table:formula="of:=SQRT(ABS([.A216]-[.C216]))" office:value-type="float" office:value="0.357818292258568" calcext:value-type="float">
            <text:p>0.357818292258568</text:p>
          </table:table-cell>
        </table:table-row>
        <table:table-row table:style-name="ro1">
          <table:table-cell office:value-type="float" office:value="-0.146124089059564" calcext:value-type="float">
            <text:p>-0.146124089059564</text:p>
          </table:table-cell>
          <table:table-cell office:value-type="float" office:value="0.0769455407827493" calcext:value-type="float">
            <text:p>0.076945540782749</text:p>
          </table:table-cell>
          <table:table-cell office:value-type="float" office:value="0.0264683620642168" calcext:value-type="float">
            <text:p>0.026468362064217</text:p>
          </table:table-cell>
          <table:table-cell/>
          <table:table-cell table:formula="of:=SQRT(ABS([.A217]-[.B217]))" office:value-type="float" office:value="0.472302477065612" calcext:value-type="float">
            <text:p>0.472302477065612</text:p>
          </table:table-cell>
          <table:table-cell table:formula="of:=SQRT(ABS([.A217]-[.C217]))" office:value-type="float" office:value="0.415442476311439" calcext:value-type="float">
            <text:p>0.415442476311439</text:p>
          </table:table-cell>
        </table:table-row>
        <table:table-row table:style-name="ro1">
          <table:table-cell office:value-type="float" office:value="-0.14598132952935" calcext:value-type="float">
            <text:p>-0.14598132952935</text:p>
          </table:table-cell>
          <table:table-cell office:value-type="float" office:value="0.0412922943106939" calcext:value-type="float">
            <text:p>0.041292294310694</text:p>
          </table:table-cell>
          <table:table-cell office:value-type="float" office:value="0.0125522184526228" calcext:value-type="float">
            <text:p>0.012552218452623</text:p>
          </table:table-cell>
          <table:table-cell/>
          <table:table-cell table:formula="of:=SQRT(ABS([.A218]-[.B218]))" office:value-type="float" office:value="0.432751226272143" calcext:value-type="float">
            <text:p>0.432751226272143</text:p>
          </table:table-cell>
          <table:table-cell table:formula="of:=SQRT(ABS([.A218]-[.C218]))" office:value-type="float" office:value="0.398162715459362" calcext:value-type="float">
            <text:p>0.398162715459362</text:p>
          </table:table-cell>
        </table:table-row>
        <table:table-row table:style-name="ro1">
          <table:table-cell office:value-type="float" office:value="-0.145817661493313" calcext:value-type="float">
            <text:p>-0.145817661493313</text:p>
          </table:table-cell>
          <table:table-cell office:value-type="float" office:value="0.0285391879225907" calcext:value-type="float">
            <text:p>0.028539187922591</text:p>
          </table:table-cell>
          <table:table-cell office:value-type="float" office:value="0.00890557205307163" calcext:value-type="float">
            <text:p>0.008905572053072</text:p>
          </table:table-cell>
          <table:table-cell/>
          <table:table-cell table:formula="of:=SQRT(ABS([.A219]-[.B219]))" office:value-type="float" office:value="0.417560593705756" calcext:value-type="float">
            <text:p>0.417560593705756</text:p>
          </table:table-cell>
          <table:table-cell table:formula="of:=SQRT(ABS([.A219]-[.C219]))" office:value-type="float" office:value="0.393348742906831" calcext:value-type="float">
            <text:p>0.393348742906831</text:p>
          </table:table-cell>
        </table:table-row>
        <table:table-row table:style-name="ro1">
          <table:table-cell office:value-type="float" office:value="-0.145559562010286" calcext:value-type="float">
            <text:p>-0.145559562010286</text:p>
          </table:table-cell>
          <table:table-cell office:value-type="float" office:value="0.063545900741541" calcext:value-type="float">
            <text:p>0.063545900741541</text:p>
          </table:table-cell>
          <table:table-cell office:value-type="float" office:value="0.0197654459953686" calcext:value-type="float">
            <text:p>0.019765445995369</text:p>
          </table:table-cell>
          <table:table-cell/>
          <table:table-cell table:formula="of:=SQRT(ABS([.A220]-[.B220]))" office:value-type="float" office:value="0.457280507732209" calcext:value-type="float">
            <text:p>0.457280507732209</text:p>
          </table:table-cell>
          <table:table-cell table:formula="of:=SQRT(ABS([.A220]-[.C220]))" office:value-type="float" office:value="0.406601780622828" calcext:value-type="float">
            <text:p>0.406601780622828</text:p>
          </table:table-cell>
        </table:table-row>
        <table:table-row table:style-name="ro1">
          <table:table-cell office:value-type="float" office:value="-0.145196663816006" calcext:value-type="float">
            <text:p>-0.145196663816006</text:p>
          </table:table-cell>
          <table:table-cell office:value-type="float" office:value="0.151228871285281" calcext:value-type="float">
            <text:p>0.151228871285281</text:p>
          </table:table-cell>
          <table:table-cell office:value-type="float" office:value="0.0632574725644418" calcext:value-type="float">
            <text:p>0.063257472564442</text:p>
          </table:table-cell>
          <table:table-cell/>
          <table:table-cell table:formula="of:=SQRT(ABS([.A221]-[.B221]))" office:value-type="float" office:value="0.544449754432204" calcext:value-type="float">
            <text:p>0.544449754432204</text:p>
          </table:table-cell>
          <table:table-cell table:formula="of:=SQRT(ABS([.A221]-[.C221]))" office:value-type="float" office:value="0.456567778517547" calcext:value-type="float">
            <text:p>0.456567778517547</text:p>
          </table:table-cell>
        </table:table-row>
        <table:table-row table:style-name="ro1">
          <table:table-cell office:value-type="float" office:value="-0.144892967436629" calcext:value-type="float">
            <text:p>-0.144892967436629</text:p>
          </table:table-cell>
          <table:table-cell office:value-type="float" office:value="0.149194259893982" calcext:value-type="float">
            <text:p>0.149194259893982</text:p>
          </table:table-cell>
          <table:table-cell office:value-type="float" office:value="0.0628277011534565" calcext:value-type="float">
            <text:p>0.062827701153457</text:p>
          </table:table-cell>
          <table:table-cell/>
          <table:table-cell table:formula="of:=SQRT(ABS([.A222]-[.B222]))" office:value-type="float" office:value="0.542298098217771" calcext:value-type="float">
            <text:p>0.542298098217771</text:p>
          </table:table-cell>
          <table:table-cell table:formula="of:=SQRT(ABS([.A222]-[.C222]))" office:value-type="float" office:value="0.455763829839628" calcext:value-type="float">
            <text:p>0.455763829839628</text:p>
          </table:table-cell>
        </table:table-row>
        <table:table-row table:style-name="ro1">
          <table:table-cell office:value-type="float" office:value="-0.144637222909755" calcext:value-type="float">
            <text:p>-0.144637222909755</text:p>
          </table:table-cell>
          <table:table-cell office:value-type="float" office:value="0.0950047714584521" calcext:value-type="float">
            <text:p>0.095004771458452</text:p>
          </table:table-cell>
          <table:table-cell office:value-type="float" office:value="0.0324211982584485" calcext:value-type="float">
            <text:p>0.032421198258449</text:p>
          </table:table-cell>
          <table:table-cell/>
          <table:table-cell table:formula="of:=SQRT(ABS([.A223]-[.B223]))" office:value-type="float" office:value="0.489532424225615" calcext:value-type="float">
            <text:p>0.489532424225615</text:p>
          </table:table-cell>
          <table:table-cell table:formula="of:=SQRT(ABS([.A223]-[.C223]))" office:value-type="float" office:value="0.420783104661064" calcext:value-type="float">
            <text:p>0.420783104661064</text:p>
          </table:table-cell>
        </table:table-row>
        <table:table-row table:style-name="ro1">
          <table:table-cell office:value-type="float" office:value="-0.144221522063223" calcext:value-type="float">
            <text:p>-0.144221522063223</text:p>
          </table:table-cell>
          <table:table-cell office:value-type="float" office:value="0.208442136390431" calcext:value-type="float">
            <text:p>0.208442136390431</text:p>
          </table:table-cell>
          <table:table-cell office:value-type="float" office:value="0.104394623641159" calcext:value-type="float">
            <text:p>0.104394623641159</text:p>
          </table:table-cell>
          <table:table-cell/>
          <table:table-cell table:formula="of:=SQRT(ABS([.A224]-[.B224]))" office:value-type="float" office:value="0.593854913639396" calcext:value-type="float">
            <text:p>0.593854913639396</text:p>
          </table:table-cell>
          <table:table-cell table:formula="of:=SQRT(ABS([.A224]-[.C224]))" office:value-type="float" office:value="0.498614225332954" calcext:value-type="float">
            <text:p>0.498614225332954</text:p>
          </table:table-cell>
        </table:table-row>
        <table:table-row table:style-name="ro1">
          <table:table-cell office:value-type="float" office:value="-0.14380884980324" calcext:value-type="float">
            <text:p>-0.14380884980324</text:p>
          </table:table-cell>
          <table:table-cell office:value-type="float" office:value="0.226743566276506" calcext:value-type="float">
            <text:p>0.226743566276506</text:p>
          </table:table-cell>
          <table:table-cell office:value-type="float" office:value="0.120972302863093" calcext:value-type="float">
            <text:p>0.120972302863093</text:p>
          </table:table-cell>
          <table:table-cell/>
          <table:table-cell table:formula="of:=SQRT(ABS([.A225]-[.B225]))" office:value-type="float" office:value="0.608730166888208" calcext:value-type="float">
            <text:p>0.608730166888208</text:p>
          </table:table-cell>
          <table:table-cell table:formula="of:=SQRT(ABS([.A225]-[.C225]))" office:value-type="float" office:value="0.514568899824244" calcext:value-type="float">
            <text:p>0.514568899824244</text:p>
          </table:table-cell>
        </table:table-row>
        <table:table-row table:style-name="ro1">
          <table:table-cell office:value-type="float" office:value="-0.143418831010871" calcext:value-type="float">
            <text:p>-0.143418831010871</text:p>
          </table:table-cell>
          <table:table-cell office:value-type="float" office:value="0.201673952799067" calcext:value-type="float">
            <text:p>0.201673952799067</text:p>
          </table:table-cell>
          <table:table-cell office:value-type="float" office:value="0.100353632398209" calcext:value-type="float">
            <text:p>0.100353632398209</text:p>
          </table:table-cell>
          <table:table-cell/>
          <table:table-cell table:formula="of:=SQRT(ABS([.A226]-[.B226]))" office:value-type="float" office:value="0.587445983738027" calcext:value-type="float">
            <text:p>0.587445983738027</text:p>
          </table:table-cell>
          <table:table-cell table:formula="of:=SQRT(ABS([.A226]-[.C226]))" office:value-type="float" office:value="0.493733190507869" calcext:value-type="float">
            <text:p>0.493733190507869</text:p>
          </table:table-cell>
        </table:table-row>
        <table:table-row table:style-name="ro1">
          <table:table-cell office:value-type="float" office:value="-0.143100227424754" calcext:value-type="float">
            <text:p>-0.143100227424754</text:p>
          </table:table-cell>
          <table:table-cell office:value-type="float" office:value="0.193797058279275" calcext:value-type="float">
            <text:p>0.193797058279275</text:p>
          </table:table-cell>
          <table:table-cell office:value-type="float" office:value="0.0964545144577222" calcext:value-type="float">
            <text:p>0.096454514457722</text:p>
          </table:table-cell>
          <table:table-cell/>
          <table:table-cell table:formula="of:=SQRT(ABS([.A227]-[.B227]))" office:value-type="float" office:value="0.580428536259227" calcext:value-type="float">
            <text:p>0.580428536259227</text:p>
          </table:table-cell>
          <table:table-cell table:formula="of:=SQRT(ABS([.A227]-[.C227]))" office:value-type="float" office:value="0.48944329792375" calcext:value-type="float">
            <text:p>0.48944329792375</text:p>
          </table:table-cell>
        </table:table-row>
        <table:table-row table:style-name="ro1">
          <table:table-cell office:value-type="float" office:value="-0.142753016877222" calcext:value-type="float">
            <text:p>-0.142753016877222</text:p>
          </table:table-cell>
          <table:table-cell office:value-type="float" office:value="0.1383409424406" calcext:value-type="float">
            <text:p>0.1383409424406</text:p>
          </table:table-cell>
          <table:table-cell office:value-type="float" office:value="0.056747909366528" calcext:value-type="float">
            <text:p>0.056747909366528</text:p>
          </table:table-cell>
          <table:table-cell/>
          <table:table-cell table:formula="of:=SQRT(ABS([.A228]-[.B228]))" office:value-type="float" office:value="0.530182948912752" calcext:value-type="float">
            <text:p>0.530182948912752</text:p>
          </table:table-cell>
          <table:table-cell table:formula="of:=SQRT(ABS([.A228]-[.C228]))" office:value-type="float" office:value="0.446655265550234" calcext:value-type="float">
            <text:p>0.446655265550234</text:p>
          </table:table-cell>
        </table:table-row>
        <table:table-row table:style-name="ro1">
          <table:table-cell office:value-type="float" office:value="-0.142428211854874" calcext:value-type="float">
            <text:p>-0.142428211854874</text:p>
          </table:table-cell>
          <table:table-cell office:value-type="float" office:value="0.157469739789887" calcext:value-type="float">
            <text:p>0.157469739789887</text:p>
          </table:table-cell>
          <table:table-cell office:value-type="float" office:value="0.0667713294847471" calcext:value-type="float">
            <text:p>0.066771329484747</text:p>
          </table:table-cell>
          <table:table-cell/>
          <table:table-cell table:formula="of:=SQRT(ABS([.A229]-[.B229]))" office:value-type="float" office:value="0.547629392604854" calcext:value-type="float">
            <text:p>0.547629392604854</text:p>
          </table:table-cell>
          <table:table-cell table:formula="of:=SQRT(ABS([.A229]-[.C229]))" office:value-type="float" office:value="0.457383363645445" calcext:value-type="float">
            <text:p>0.457383363645445</text:p>
          </table:table-cell>
        </table:table-row>
        <table:table-row table:style-name="ro1">
          <table:table-cell office:value-type="float" office:value="-0.141953833256083" calcext:value-type="float">
            <text:p>-0.141953833256083</text:p>
          </table:table-cell>
          <table:table-cell office:value-type="float" office:value="0.174415904494757" calcext:value-type="float">
            <text:p>0.174415904494757</text:p>
          </table:table-cell>
          <table:table-cell office:value-type="float" office:value="0.07617969131622" calcext:value-type="float">
            <text:p>0.07617969131622</text:p>
          </table:table-cell>
          <table:table-cell/>
          <table:table-cell table:formula="of:=SQRT(ABS([.A230]-[.B230]))" office:value-type="float" office:value="0.562467543731049" calcext:value-type="float">
            <text:p>0.562467543731049</text:p>
          </table:table-cell>
          <table:table-cell table:formula="of:=SQRT(ABS([.A230]-[.C230]))" office:value-type="float" office:value="0.467047668415445" calcext:value-type="float">
            <text:p>0.467047668415445</text:p>
          </table:table-cell>
        </table:table-row>
        <table:table-row table:style-name="ro1">
          <table:table-cell office:value-type="float" office:value="-0.141571705035398" calcext:value-type="float">
            <text:p>-0.141571705035398</text:p>
          </table:table-cell>
          <table:table-cell office:value-type="float" office:value="0.165660669429727" calcext:value-type="float">
            <text:p>0.165660669429727</text:p>
          </table:table-cell>
          <table:table-cell office:value-type="float" office:value="0.0707125531262567" calcext:value-type="float">
            <text:p>0.070712553126257</text:p>
          </table:table-cell>
          <table:table-cell/>
          <table:table-cell table:formula="of:=SQRT(ABS([.A231]-[.B231]))" office:value-type="float" office:value="0.554285462974743" calcext:value-type="float">
            <text:p>0.554285462974743</text:p>
          </table:table-cell>
          <table:table-cell table:formula="of:=SQRT(ABS([.A231]-[.C231]))" office:value-type="float" office:value="0.460743158561964" calcext:value-type="float">
            <text:p>0.460743158561964</text:p>
          </table:table-cell>
        </table:table-row>
        <table:table-row table:style-name="ro1">
          <table:table-cell office:value-type="float" office:value="-0.141219655505743" calcext:value-type="float">
            <text:p>-0.141219655505743</text:p>
          </table:table-cell>
          <table:table-cell office:value-type="float" office:value="0.145633020397207" calcext:value-type="float">
            <text:p>0.145633020397207</text:p>
          </table:table-cell>
          <table:table-cell office:value-type="float" office:value="0.0583379037871788" calcext:value-type="float">
            <text:p>0.058337903787179</text:p>
          </table:table-cell>
          <table:table-cell/>
          <table:table-cell table:formula="of:=SQRT(ABS([.A232]-[.B232]))" office:value-type="float" office:value="0.535586291742937" calcext:value-type="float">
            <text:p>0.535586291742937</text:p>
          </table:table-cell>
          <table:table-cell table:formula="of:=SQRT(ABS([.A232]-[.C232]))" office:value-type="float" office:value="0.446718657874195" calcext:value-type="float">
            <text:p>0.446718657874195</text:p>
          </table:table-cell>
        </table:table-row>
        <table:table-row table:style-name="ro1">
          <table:table-cell office:value-type="float" office:value="-0.140843705921186" calcext:value-type="float">
            <text:p>-0.140843705921186</text:p>
          </table:table-cell>
          <table:table-cell office:value-type="float" office:value="0.130967561993311" calcext:value-type="float">
            <text:p>0.130967561993311</text:p>
          </table:table-cell>
          <table:table-cell office:value-type="float" office:value="0.049999038642481" calcext:value-type="float">
            <text:p>0.049999038642481</text:p>
          </table:table-cell>
          <table:table-cell/>
          <table:table-cell table:formula="of:=SQRT(ABS([.A233]-[.B233]))" office:value-type="float" office:value="0.521355222391123" calcext:value-type="float">
            <text:p>0.521355222391123</text:p>
          </table:table-cell>
          <table:table-cell table:formula="of:=SQRT(ABS([.A233]-[.C233]))" office:value-type="float" office:value="0.436855519094891" calcext:value-type="float">
            <text:p>0.436855519094891</text:p>
          </table:table-cell>
        </table:table-row>
        <table:table-row table:style-name="ro1">
          <table:table-cell office:value-type="float" office:value="-0.140669193789225" calcext:value-type="float">
            <text:p>-0.140669193789225</text:p>
          </table:table-cell>
          <table:table-cell office:value-type="float" office:value="0.144910376410563" calcext:value-type="float">
            <text:p>0.144910376410563</text:p>
          </table:table-cell>
          <table:table-cell office:value-type="float" office:value="0.0558586964936344" calcext:value-type="float">
            <text:p>0.055858696493634</text:p>
          </table:table-cell>
          <table:table-cell/>
          <table:table-cell table:formula="of:=SQRT(ABS([.A234]-[.B234]))" office:value-type="float" office:value="0.534396454142229" calcext:value-type="float">
            <text:p>0.534396454142229</text:p>
          </table:table-cell>
          <table:table-cell table:formula="of:=SQRT(ABS([.A234]-[.C234]))" office:value-type="float" office:value="0.443314662833139" calcext:value-type="float">
            <text:p>0.443314662833139</text:p>
          </table:table-cell>
        </table:table-row>
        <table:table-row table:style-name="ro1">
          <table:table-cell office:value-type="float" office:value="-0.140514013133907" calcext:value-type="float">
            <text:p>-0.140514013133907</text:p>
          </table:table-cell>
          <table:table-cell office:value-type="float" office:value="0.0765346983774295" calcext:value-type="float">
            <text:p>0.07653469837743</text:p>
          </table:table-cell>
          <table:table-cell office:value-type="float" office:value="0.0259379967989863" calcext:value-type="float">
            <text:p>0.025937996798986</text:p>
          </table:table-cell>
          <table:table-cell/>
          <table:table-cell table:formula="of:=SQRT(ABS([.A235]-[.B235]))" office:value-type="float" office:value="0.465884869373686" calcext:value-type="float">
            <text:p>0.465884869373686</text:p>
          </table:table-cell>
          <table:table-cell table:formula="of:=SQRT(ABS([.A235]-[.C235]))" office:value-type="float" office:value="0.407985306025711" calcext:value-type="float">
            <text:p>0.407985306025711</text:p>
          </table:table-cell>
        </table:table-row>
        <table:table-row table:style-name="ro1">
          <table:table-cell office:value-type="float" office:value="-0.140399557078203" calcext:value-type="float">
            <text:p>-0.140399557078203</text:p>
          </table:table-cell>
          <table:table-cell office:value-type="float" office:value="-0.0271830278335289" calcext:value-type="float">
            <text:p>-0.027183027833529</text:p>
          </table:table-cell>
          <table:table-cell office:value-type="float" office:value="-0.00795207701303314" calcext:value-type="float">
            <text:p>-0.007952077013033</text:p>
          </table:table-cell>
          <table:table-cell/>
          <table:table-cell table:formula="of:=SQRT(ABS([.A236]-[.B236]))" office:value-type="float" office:value="0.336476639968771" calcext:value-type="float">
            <text:p>0.336476639968771</text:p>
          </table:table-cell>
          <table:table-cell table:formula="of:=SQRT(ABS([.A236]-[.C236]))" office:value-type="float" office:value="0.363933345635117" calcext:value-type="float">
            <text:p>0.363933345635117</text:p>
          </table:table-cell>
        </table:table-row>
        <table:table-row table:style-name="ro1">
          <table:table-cell office:value-type="float" office:value="-0.140331351636239" calcext:value-type="float">
            <text:p>-0.140331351636239</text:p>
          </table:table-cell>
          <table:table-cell office:value-type="float" office:value="-0.073109878963883" calcext:value-type="float">
            <text:p>-0.073109878963883</text:p>
          </table:table-cell>
          <table:table-cell office:value-type="float" office:value="-0.024374546199702" calcext:value-type="float">
            <text:p>-0.024374546199702</text:p>
          </table:table-cell>
          <table:table-cell/>
          <table:table-cell table:formula="of:=SQRT(ABS([.A237]-[.B237]))" office:value-type="float" office:value="0.259271040944329" calcext:value-type="float">
            <text:p>0.259271040944329</text:p>
          </table:table-cell>
          <table:table-cell table:formula="of:=SQRT(ABS([.A237]-[.C237]))" office:value-type="float" office:value="0.340524309611718" calcext:value-type="float">
            <text:p>0.340524309611718</text:p>
          </table:table-cell>
        </table:table-row>
        <table:table-row table:style-name="ro1">
          <table:table-cell office:value-type="float" office:value="-0.1402716638699" calcext:value-type="float">
            <text:p>-0.1402716638699</text:p>
          </table:table-cell>
          <table:table-cell office:value-type="float" office:value="-0.150893497638367" calcext:value-type="float">
            <text:p>-0.150893497638367</text:p>
          </table:table-cell>
          <table:table-cell office:value-type="float" office:value="-0.0619814930104783" calcext:value-type="float">
            <text:p>-0.061981493010478</text:p>
          </table:table-cell>
          <table:table-cell/>
          <table:table-cell table:formula="of:=SQRT(ABS([.A238]-[.B238]))" office:value-type="float" office:value="0.103062281017194" calcext:value-type="float">
            <text:p>0.103062281017194</text:p>
          </table:table-cell>
          <table:table-cell table:formula="of:=SQRT(ABS([.A238]-[.C238]))" office:value-type="float" office:value="0.279803807800076" calcext:value-type="float">
            <text:p>0.279803807800076</text:p>
          </table:table-cell>
        </table:table-row>
        <table:table-row table:style-name="ro1">
          <table:table-cell office:value-type="float" office:value="-0.140259987425378" calcext:value-type="float">
            <text:p>-0.140259987425378</text:p>
          </table:table-cell>
          <table:table-cell office:value-type="float" office:value="-0.123121618865004" calcext:value-type="float">
            <text:p>-0.123121618865004</text:p>
          </table:table-cell>
          <table:table-cell office:value-type="float" office:value="-0.0469703944629986" calcext:value-type="float">
            <text:p>-0.046970394462999</text:p>
          </table:table-cell>
          <table:table-cell/>
          <table:table-cell table:formula="of:=SQRT(ABS([.A239]-[.B239]))" office:value-type="float" office:value="0.130913591961927" calcext:value-type="float">
            <text:p>0.130913591961927</text:p>
          </table:table-cell>
          <table:table-cell table:formula="of:=SQRT(ABS([.A239]-[.C239]))" office:value-type="float" office:value="0.305433450955162" calcext:value-type="float">
            <text:p>0.305433450955162</text:p>
          </table:table-cell>
        </table:table-row>
        <table:table-row table:style-name="ro1">
          <table:table-cell office:value-type="float" office:value="-0.140290798726524" calcext:value-type="float">
            <text:p>-0.140290798726524</text:p>
          </table:table-cell>
          <table:table-cell office:value-type="float" office:value="-0.173675377681388" calcext:value-type="float">
            <text:p>-0.173675377681388</text:p>
          </table:table-cell>
          <table:table-cell office:value-type="float" office:value="-0.0760090857564246" calcext:value-type="float">
            <text:p>-0.076009085756425</text:p>
          </table:table-cell>
          <table:table-cell/>
          <table:table-cell table:formula="of:=SQRT(ABS([.A240]-[.B240]))" office:value-type="float" office:value="0.182714473851592" calcext:value-type="float">
            <text:p>0.182714473851592</text:p>
          </table:table-cell>
          <table:table-cell table:formula="of:=SQRT(ABS([.A240]-[.C240]))" office:value-type="float" office:value="0.253538385594962" calcext:value-type="float">
            <text:p>0.253538385594962</text:p>
          </table:table-cell>
        </table:table-row>
        <table:table-row table:style-name="ro1">
          <table:table-cell office:value-type="float" office:value="-0.140441885256604" calcext:value-type="float">
            <text:p>-0.140441885256604</text:p>
          </table:table-cell>
          <table:table-cell office:value-type="float" office:value="-0.22919666020109" calcext:value-type="float">
            <text:p>-0.22919666020109</text:p>
          </table:table-cell>
          <table:table-cell office:value-type="float" office:value="-0.120792902006234" calcext:value-type="float">
            <text:p>-0.120792902006234</text:p>
          </table:table-cell>
          <table:table-cell/>
          <table:table-cell table:formula="of:=SQRT(ABS([.A241]-[.B241]))" office:value-type="float" office:value="0.297917396176333" calcext:value-type="float">
            <text:p>0.297917396176333</text:p>
          </table:table-cell>
          <table:table-cell table:formula="of:=SQRT(ABS([.A241]-[.C241]))" office:value-type="float" office:value="0.140174831016021" calcext:value-type="float">
            <text:p>0.140174831016021</text:p>
          </table:table-cell>
        </table:table-row>
        <table:table-row table:style-name="ro1">
          <table:table-cell office:value-type="float" office:value="-0.140702511738922" calcext:value-type="float">
            <text:p>-0.140702511738922</text:p>
          </table:table-cell>
          <table:table-cell office:value-type="float" office:value="-0.252597516795554" calcext:value-type="float">
            <text:p>-0.252597516795554</text:p>
          </table:table-cell>
          <table:table-cell office:value-type="float" office:value="-0.146669544075015" calcext:value-type="float">
            <text:p>-0.146669544075015</text:p>
          </table:table-cell>
          <table:table-cell/>
          <table:table-cell table:formula="of:=SQRT(ABS([.A242]-[.B242]))" office:value-type="float" office:value="0.334507107632457" calcext:value-type="float">
            <text:p>0.334507107632457</text:p>
          </table:table-cell>
          <table:table-cell table:formula="of:=SQRT(ABS([.A242]-[.C242]))" office:value-type="float" office:value="0.0772465684421839" calcext:value-type="float">
            <text:p>0.077246568442184</text:p>
          </table:table-cell>
        </table:table-row>
        <table:table-row table:style-name="ro1">
          <table:table-cell office:value-type="float" office:value="-0.140984099453457" calcext:value-type="float">
            <text:p>-0.140984099453457</text:p>
          </table:table-cell>
          <table:table-cell office:value-type="float" office:value="-0.267394823356102" calcext:value-type="float">
            <text:p>-0.267394823356102</text:p>
          </table:table-cell>
          <table:table-cell office:value-type="float" office:value="-0.170066239737903" calcext:value-type="float">
            <text:p>-0.170066239737903</text:p>
          </table:table-cell>
          <table:table-cell/>
          <table:table-cell table:formula="of:=SQRT(ABS([.A243]-[.B243]))" office:value-type="float" office:value="0.355542858039147" calcext:value-type="float">
            <text:p>0.355542858039147</text:p>
          </table:table-cell>
          <table:table-cell table:formula="of:=SQRT(ABS([.A243]-[.C243]))" office:value-type="float" office:value="0.170534865304565" calcext:value-type="float">
            <text:p>0.170534865304565</text:p>
          </table:table-cell>
        </table:table-row>
        <table:table-row table:style-name="ro1">
          <table:table-cell office:value-type="float" office:value="-0.14137640828371" calcext:value-type="float">
            <text:p>-0.14137640828371</text:p>
          </table:table-cell>
          <table:table-cell office:value-type="float" office:value="-0.303365165611307" calcext:value-type="float">
            <text:p>-0.303365165611307</text:p>
          </table:table-cell>
          <table:table-cell office:value-type="float" office:value="-0.236660641500969" calcext:value-type="float">
            <text:p>-0.236660641500969</text:p>
          </table:table-cell>
          <table:table-cell/>
          <table:table-cell table:formula="of:=SQRT(ABS([.A244]-[.B244]))" office:value-type="float" office:value="0.402478269385562" calcext:value-type="float">
            <text:p>0.402478269385562</text:p>
          </table:table-cell>
          <table:table-cell table:formula="of:=SQRT(ABS([.A244]-[.C244]))" office:value-type="float" office:value="0.308681442942816" calcext:value-type="float">
            <text:p>0.308681442942816</text:p>
          </table:table-cell>
        </table:table-row>
        <table:table-row table:style-name="ro1">
          <table:table-cell office:value-type="float" office:value="-0.141870296679041" calcext:value-type="float">
            <text:p>-0.141870296679041</text:p>
          </table:table-cell>
          <table:table-cell office:value-type="float" office:value="-0.289953912570917" calcext:value-type="float">
            <text:p>-0.289953912570917</text:p>
          </table:table-cell>
          <table:table-cell office:value-type="float" office:value="-0.203144837092808" calcext:value-type="float">
            <text:p>-0.203144837092808</text:p>
          </table:table-cell>
          <table:table-cell/>
          <table:table-cell table:formula="of:=SQRT(ABS([.A245]-[.B245]))" office:value-type="float" office:value="0.384816340468899" calcext:value-type="float">
            <text:p>0.384816340468899</text:p>
          </table:table-cell>
          <table:table-cell table:formula="of:=SQRT(ABS([.A245]-[.C245]))" office:value-type="float" office:value="0.247536947573018" calcext:value-type="float">
            <text:p>0.247536947573018</text:p>
          </table:table-cell>
        </table:table-row>
        <table:table-row table:style-name="ro1">
          <table:table-cell office:value-type="float" office:value="-0.142467022551554" calcext:value-type="float">
            <text:p>-0.142467022551554</text:p>
          </table:table-cell>
          <table:table-cell office:value-type="float" office:value="-0.339577980075605" calcext:value-type="float">
            <text:p>-0.339577980075605</text:p>
          </table:table-cell>
          <table:table-cell office:value-type="float" office:value="-0.306849623254674" calcext:value-type="float">
            <text:p>-0.306849623254674</text:p>
          </table:table-cell>
          <table:table-cell/>
          <table:table-cell table:formula="of:=SQRT(ABS([.A246]-[.B246]))" office:value-type="float" office:value="0.443971798117911" calcext:value-type="float">
            <text:p>0.443971798117911</text:p>
          </table:table-cell>
          <table:table-cell table:formula="of:=SQRT(ABS([.A246]-[.C246]))" office:value-type="float" office:value="0.405441241985963" calcext:value-type="float">
            <text:p>0.405441241985963</text:p>
          </table:table-cell>
        </table:table-row>
        <table:table-row table:style-name="ro1">
          <table:table-cell office:value-type="float" office:value="-0.143167672218803" calcext:value-type="float">
            <text:p>-0.143167672218803</text:p>
          </table:table-cell>
          <table:table-cell office:value-type="float" office:value="-0.35130185153376" calcext:value-type="float">
            <text:p>-0.35130185153376</text:p>
          </table:table-cell>
          <table:table-cell office:value-type="float" office:value="-0.316554617194574" calcext:value-type="float">
            <text:p>-0.316554617194574</text:p>
          </table:table-cell>
          <table:table-cell/>
          <table:table-cell table:formula="of:=SQRT(ABS([.A247]-[.B247]))" office:value-type="float" office:value="0.456217250128661" calcext:value-type="float">
            <text:p>0.456217250128661</text:p>
          </table:table-cell>
          <table:table-cell table:formula="of:=SQRT(ABS([.A247]-[.C247]))" office:value-type="float" office:value="0.416397580415366" calcext:value-type="float">
            <text:p>0.416397580415366</text:p>
          </table:table-cell>
        </table:table-row>
        <table:table-row table:style-name="ro1">
          <table:table-cell office:value-type="float" office:value="-0.143969055406339" calcext:value-type="float">
            <text:p>-0.143969055406339</text:p>
          </table:table-cell>
          <table:table-cell office:value-type="float" office:value="-0.356920479916488" calcext:value-type="float">
            <text:p>-0.356920479916488</text:p>
          </table:table-cell>
          <table:table-cell office:value-type="float" office:value="-0.336346830812042" calcext:value-type="float">
            <text:p>-0.336346830812042</text:p>
          </table:table-cell>
          <table:table-cell/>
          <table:table-cell table:formula="of:=SQRT(ABS([.A248]-[.B248]))" office:value-type="float" office:value="0.46146660172774" calcext:value-type="float">
            <text:p>0.46146660172774</text:p>
          </table:table-cell>
          <table:table-cell table:formula="of:=SQRT(ABS([.A248]-[.C248]))" office:value-type="float" office:value="0.438608909400736" calcext:value-type="float">
            <text:p>0.438608909400736</text:p>
          </table:table-cell>
        </table:table-row>
        <table:table-row table:style-name="ro1">
          <table:table-cell office:value-type="float" office:value="-0.144886845487579" calcext:value-type="float">
            <text:p>-0.144886845487579</text:p>
          </table:table-cell>
          <table:table-cell office:value-type="float" office:value="-0.370530269095234" calcext:value-type="float">
            <text:p>-0.370530269095234</text:p>
          </table:table-cell>
          <table:table-cell office:value-type="float" office:value="-0.337061288307165" calcext:value-type="float">
            <text:p>-0.337061288307165</text:p>
          </table:table-cell>
          <table:table-cell/>
          <table:table-cell table:formula="of:=SQRT(ABS([.A249]-[.B249]))" office:value-type="float" office:value="0.475019392875338" calcext:value-type="float">
            <text:p>0.475019392875338</text:p>
          </table:table-cell>
          <table:table-cell table:formula="of:=SQRT(ABS([.A249]-[.C249]))" office:value-type="float" office:value="0.438377055535057" calcext:value-type="float">
            <text:p>0.438377055535057</text:p>
          </table:table-cell>
        </table:table-row>
        <table:table-row table:style-name="ro1">
          <table:table-cell office:value-type="float" office:value="-0.146192216455304" calcext:value-type="float">
            <text:p>-0.146192216455304</text:p>
          </table:table-cell>
          <table:table-cell office:value-type="float" office:value="-0.397419586366262" calcext:value-type="float">
            <text:p>-0.397419586366262</text:p>
          </table:table-cell>
          <table:table-cell office:value-type="float" office:value="-0.365377704074639" calcext:value-type="float">
            <text:p>-0.365377704074639</text:p>
          </table:table-cell>
          <table:table-cell/>
          <table:table-cell table:formula="of:=SQRT(ABS([.A250]-[.B250]))" office:value-type="float" office:value="0.501225867160662" calcext:value-type="float">
            <text:p>0.501225867160662</text:p>
          </table:table-cell>
          <table:table-cell table:formula="of:=SQRT(ABS([.A250]-[.C250]))" office:value-type="float" office:value="0.468172497717812" calcext:value-type="float">
            <text:p>0.468172497717812</text:p>
          </table:table-cell>
        </table:table-row>
        <table:table-row table:style-name="ro1">
          <table:table-cell office:value-type="float" office:value="-0.147234364073768" calcext:value-type="float">
            <text:p>-0.147234364073768</text:p>
          </table:table-cell>
          <table:table-cell office:value-type="float" office:value="-0.417298308361559" calcext:value-type="float">
            <text:p>-0.417298308361559</text:p>
          </table:table-cell>
          <table:table-cell office:value-type="float" office:value="-0.37796009214594" calcext:value-type="float">
            <text:p>-0.37796009214594</text:p>
          </table:table-cell>
          <table:table-cell/>
          <table:table-cell table:formula="of:=SQRT(ABS([.A251]-[.B251]))" office:value-type="float" office:value="0.519676769047637" calcext:value-type="float">
            <text:p>0.519676769047637</text:p>
          </table:table-cell>
          <table:table-cell table:formula="of:=SQRT(ABS([.A251]-[.C251]))" office:value-type="float" office:value="0.480339180238477" calcext:value-type="float">
            <text:p>0.480339180238477</text:p>
          </table:table-cell>
        </table:table-row>
        <table:table-row table:style-name="ro1">
          <table:table-cell office:value-type="float" office:value="-0.148478391266003" calcext:value-type="float">
            <text:p>-0.148478391266003</text:p>
          </table:table-cell>
          <table:table-cell office:value-type="float" office:value="-0.427802084409042" calcext:value-type="float">
            <text:p>-0.427802084409042</text:p>
          </table:table-cell>
          <table:table-cell office:value-type="float" office:value="-0.393757061966539" calcext:value-type="float">
            <text:p>-0.393757061966539</text:p>
          </table:table-cell>
          <table:table-cell/>
          <table:table-cell table:formula="of:=SQRT(ABS([.A252]-[.B252]))" office:value-type="float" office:value="0.528510825946866" calcext:value-type="float">
            <text:p>0.528510825946866</text:p>
          </table:table-cell>
          <table:table-cell table:formula="of:=SQRT(ABS([.A252]-[.C252]))" office:value-type="float" office:value="0.4952561667466" calcext:value-type="float">
            <text:p>0.4952561667466</text:p>
          </table:table-cell>
        </table:table-row>
        <table:table-row table:style-name="ro1">
          <table:table-cell office:value-type="float" office:value="-0.149958080472794" calcext:value-type="float">
            <text:p>-0.149958080472794</text:p>
          </table:table-cell>
          <table:table-cell office:value-type="float" office:value="-0.467161176410226" calcext:value-type="float">
            <text:p>-0.467161176410226</text:p>
          </table:table-cell>
          <table:table-cell office:value-type="float" office:value="-0.420926696057188" calcext:value-type="float">
            <text:p>-0.420926696057188</text:p>
          </table:table-cell>
          <table:table-cell/>
          <table:table-cell table:formula="of:=SQRT(ABS([.A253]-[.B253]))" office:value-type="float" office:value="0.563207862105486" calcext:value-type="float">
            <text:p>0.563207862105486</text:p>
          </table:table-cell>
          <table:table-cell table:formula="of:=SQRT(ABS([.A253]-[.C253]))" office:value-type="float" office:value="0.520546458622469" calcext:value-type="float">
            <text:p>0.520546458622469</text:p>
          </table:table-cell>
        </table:table-row>
        <table:table-row table:style-name="ro1">
          <table:table-cell office:value-type="float" office:value="-0.15155260649795" calcext:value-type="float">
            <text:p>-0.15155260649795</text:p>
          </table:table-cell>
          <table:table-cell office:value-type="float" office:value="-0.460049966675799" calcext:value-type="float">
            <text:p>-0.460049966675799</text:p>
          </table:table-cell>
          <table:table-cell office:value-type="float" office:value="-0.425506916263671" calcext:value-type="float">
            <text:p>-0.425506916263671</text:p>
          </table:table-cell>
          <table:table-cell/>
          <table:table-cell table:formula="of:=SQRT(ABS([.A254]-[.B254]))" office:value-type="float" office:value="0.555425386688301" calcext:value-type="float">
            <text:p>0.555425386688301</text:p>
          </table:table-cell>
          <table:table-cell table:formula="of:=SQRT(ABS([.A254]-[.C254]))" office:value-type="float" office:value="0.523406447959634" calcext:value-type="float">
            <text:p>0.523406447959634</text:p>
          </table:table-cell>
        </table:table-row>
        <table:table-row table:style-name="ro1">
          <table:table-cell office:value-type="float" office:value="-0.153312719983167" calcext:value-type="float">
            <text:p>-0.153312719983167</text:p>
          </table:table-cell>
          <table:table-cell office:value-type="float" office:value="-0.511036883374968" calcext:value-type="float">
            <text:p>-0.511036883374968</text:p>
          </table:table-cell>
          <table:table-cell office:value-type="float" office:value="-0.442829765542689" calcext:value-type="float">
            <text:p>-0.442829765542689</text:p>
          </table:table-cell>
          <table:table-cell/>
          <table:table-cell table:formula="of:=SQRT(ABS([.A255]-[.B255]))" office:value-type="float" office:value="0.598100462624634" calcext:value-type="float">
            <text:p>0.598100462624634</text:p>
          </table:table-cell>
          <table:table-cell table:formula="of:=SQRT(ABS([.A255]-[.C255]))" office:value-type="float" office:value="0.538067881925247" calcext:value-type="float">
            <text:p>0.538067881925247</text:p>
          </table:table-cell>
        </table:table-row>
        <table:table-row table:style-name="ro1">
          <table:table-cell office:value-type="float" office:value="-0.15483227794325" calcext:value-type="float">
            <text:p>-0.15483227794325</text:p>
          </table:table-cell>
          <table:table-cell office:value-type="float" office:value="-0.531689598229979" calcext:value-type="float">
            <text:p>-0.531689598229979</text:p>
          </table:table-cell>
          <table:table-cell office:value-type="float" office:value="-0.454388149168194" calcext:value-type="float">
            <text:p>-0.454388149168194</text:p>
          </table:table-cell>
          <table:table-cell/>
          <table:table-cell table:formula="of:=SQRT(ABS([.A256]-[.B256]))" office:value-type="float" office:value="0.613887058249911" calcext:value-type="float">
            <text:p>0.613887058249911</text:p>
          </table:table-cell>
          <table:table-cell table:formula="of:=SQRT(ABS([.A256]-[.C256]))" office:value-type="float" office:value="0.547316975092993" calcext:value-type="float">
            <text:p>0.547316975092993</text:p>
          </table:table-cell>
        </table:table-row>
        <table:table-row table:style-name="ro1">
          <table:table-cell office:value-type="float" office:value="-0.15679705114516" calcext:value-type="float">
            <text:p>-0.15679705114516</text:p>
          </table:table-cell>
          <table:table-cell office:value-type="float" office:value="-0.615858310621071" calcext:value-type="float">
            <text:p>-0.615858310621071</text:p>
          </table:table-cell>
          <table:table-cell office:value-type="float" office:value="-0.507839986774138" calcext:value-type="float">
            <text:p>-0.507839986774138</text:p>
          </table:table-cell>
          <table:table-cell/>
          <table:table-cell table:formula="of:=SQRT(ABS([.A257]-[.B257]))" office:value-type="float" office:value="0.677540596182923" calcext:value-type="float">
            <text:p>0.677540596182923</text:p>
          </table:table-cell>
          <table:table-cell table:formula="of:=SQRT(ABS([.A257]-[.C257]))" office:value-type="float" office:value="0.592488764137328" calcext:value-type="float">
            <text:p>0.592488764137328</text:p>
          </table:table-cell>
        </table:table-row>
        <table:table-row table:style-name="ro1">
          <table:table-cell office:value-type="float" office:value="-0.15832988192961" calcext:value-type="float">
            <text:p>-0.15832988192961</text:p>
          </table:table-cell>
          <table:table-cell office:value-type="float" office:value="-0.564984299179795" calcext:value-type="float">
            <text:p>-0.564984299179795</text:p>
          </table:table-cell>
          <table:table-cell office:value-type="float" office:value="-0.477327356125389" calcext:value-type="float">
            <text:p>-0.477327356125389</text:p>
          </table:table-cell>
          <table:table-cell/>
          <table:table-cell table:formula="of:=SQRT(ABS([.A258]-[.B258]))" office:value-type="float" office:value="0.637694611275793" calcext:value-type="float">
            <text:p>0.637694611275793</text:p>
          </table:table-cell>
          <table:table-cell table:formula="of:=SQRT(ABS([.A258]-[.C258]))" office:value-type="float" office:value="0.564798613840171" calcext:value-type="float">
            <text:p>0.564798613840171</text:p>
          </table:table-cell>
        </table:table-row>
        <table:table-row table:style-name="ro1">
          <table:table-cell office:value-type="float" office:value="-0.160008398961645" calcext:value-type="float">
            <text:p>-0.160008398961645</text:p>
          </table:table-cell>
          <table:table-cell office:value-type="float" office:value="-0.558744723421512" calcext:value-type="float">
            <text:p>-0.558744723421512</text:p>
          </table:table-cell>
          <table:table-cell office:value-type="float" office:value="-0.473837391006678" calcext:value-type="float">
            <text:p>-0.473837391006678</text:p>
          </table:table-cell>
          <table:table-cell/>
          <table:table-cell table:formula="of:=SQRT(ABS([.A259]-[.B259]))" office:value-type="float" office:value="0.631455718526539" calcext:value-type="float">
            <text:p>0.631455718526539</text:p>
          </table:table-cell>
          <table:table-cell table:formula="of:=SQRT(ABS([.A259]-[.C259]))" office:value-type="float" office:value="0.560204419872811" calcext:value-type="float">
            <text:p>0.560204419872811</text:p>
          </table:table-cell>
        </table:table-row>
        <table:table-row table:style-name="ro1">
          <table:table-cell office:value-type="float" office:value="-0.161813725877482" calcext:value-type="float">
            <text:p>-0.161813725877482</text:p>
          </table:table-cell>
          <table:table-cell office:value-type="float" office:value="-0.592817599697005" calcext:value-type="float">
            <text:p>-0.592817599697005</text:p>
          </table:table-cell>
          <table:table-cell office:value-type="float" office:value="-0.486427769390309" calcext:value-type="float">
            <text:p>-0.486427769390309</text:p>
          </table:table-cell>
          <table:table-cell/>
          <table:table-cell table:formula="of:=SQRT(ABS([.A260]-[.B260]))" office:value-type="float" office:value="0.656508852811234" calcext:value-type="float">
            <text:p>0.656508852811234</text:p>
          </table:table-cell>
          <table:table-cell table:formula="of:=SQRT(ABS([.A260]-[.C260]))" office:value-type="float" office:value="0.56974910575869" calcext:value-type="float">
            <text:p>0.56974910575869</text:p>
          </table:table-cell>
        </table:table-row>
        <table:table-row table:style-name="ro1">
          <table:table-cell office:value-type="float" office:value="-0.16378460360112" calcext:value-type="float">
            <text:p>-0.16378460360112</text:p>
          </table:table-cell>
          <table:table-cell office:value-type="float" office:value="-0.68318314291495" calcext:value-type="float">
            <text:p>-0.68318314291495</text:p>
          </table:table-cell>
          <table:table-cell office:value-type="float" office:value="-0.544224186972772" calcext:value-type="float">
            <text:p>-0.544224186972772</text:p>
          </table:table-cell>
          <table:table-cell/>
          <table:table-cell table:formula="of:=SQRT(ABS([.A261]-[.B261]))" office:value-type="float" office:value="0.72069309647993" calcext:value-type="float">
            <text:p>0.72069309647993</text:p>
          </table:table-cell>
          <table:table-cell table:formula="of:=SQRT(ABS([.A261]-[.C261]))" office:value-type="float" office:value="0.61679784643889" calcext:value-type="float">
            <text:p>0.61679784643889</text:p>
          </table:table-cell>
        </table:table-row>
        <table:table-row table:style-name="ro1">
          <table:table-cell office:value-type="float" office:value="-0.165514366929934" calcext:value-type="float">
            <text:p>-0.165514366929934</text:p>
          </table:table-cell>
          <table:table-cell office:value-type="float" office:value="-0.63614815539988" calcext:value-type="float">
            <text:p>-0.63614815539988</text:p>
          </table:table-cell>
          <table:table-cell office:value-type="float" office:value="-0.526647605172697" calcext:value-type="float">
            <text:p>-0.526647605172697</text:p>
          </table:table-cell>
          <table:table-cell/>
          <table:table-cell table:formula="of:=SQRT(ABS([.A262]-[.B262]))" office:value-type="float" office:value="0.686027542063689" calcext:value-type="float">
            <text:p>0.686027542063689</text:p>
          </table:table-cell>
          <table:table-cell table:formula="of:=SQRT(ABS([.A262]-[.C262]))" office:value-type="float" office:value="0.600943623181712" calcext:value-type="float">
            <text:p>0.600943623181712</text:p>
          </table:table-cell>
        </table:table-row>
        <table:table-row table:style-name="ro1">
          <table:table-cell office:value-type="float" office:value="-0.167105322281056" calcext:value-type="float">
            <text:p>-0.167105322281056</text:p>
          </table:table-cell>
          <table:table-cell office:value-type="float" office:value="-0.532866102637512" calcext:value-type="float">
            <text:p>-0.532866102637512</text:p>
          </table:table-cell>
          <table:table-cell office:value-type="float" office:value="-0.464922053814265" calcext:value-type="float">
            <text:p>-0.464922053814265</text:p>
          </table:table-cell>
          <table:table-cell/>
          <table:table-cell table:formula="of:=SQRT(ABS([.A263]-[.B263]))" office:value-type="float" office:value="0.604781597236933" calcext:value-type="float">
            <text:p>0.604781597236933</text:p>
          </table:table-cell>
          <table:table-cell table:formula="of:=SQRT(ABS([.A263]-[.C263]))" office:value-type="float" office:value="0.545725875814231" calcext:value-type="float">
            <text:p>0.545725875814231</text:p>
          </table:table-cell>
        </table:table-row>
        <table:table-row table:style-name="ro1">
          <table:table-cell office:value-type="float" office:value="-0.168563498109504" calcext:value-type="float">
            <text:p>-0.168563498109504</text:p>
          </table:table-cell>
          <table:table-cell office:value-type="float" office:value="-0.52263442995016" calcext:value-type="float">
            <text:p>-0.52263442995016</text:p>
          </table:table-cell>
          <table:table-cell office:value-type="float" office:value="-0.443343619539127" calcext:value-type="float">
            <text:p>-0.443343619539127</text:p>
          </table:table-cell>
          <table:table-cell/>
          <table:table-cell table:formula="of:=SQRT(ABS([.A264]-[.B264]))" office:value-type="float" office:value="0.595038596933557" calcext:value-type="float">
            <text:p>0.595038596933557</text:p>
          </table:table-cell>
          <table:table-cell table:formula="of:=SQRT(ABS([.A264]-[.C264]))" office:value-type="float" office:value="0.524194736171228" calcext:value-type="float">
            <text:p>0.524194736171228</text:p>
          </table:table-cell>
        </table:table-row>
        <table:table-row table:style-name="ro1">
          <table:table-cell office:value-type="float" office:value="-0.169988663054793" calcext:value-type="float">
            <text:p>-0.169988663054793</text:p>
          </table:table-cell>
          <table:table-cell office:value-type="float" office:value="-0.524097714053136" calcext:value-type="float">
            <text:p>-0.524097714053136</text:p>
          </table:table-cell>
          <table:table-cell office:value-type="float" office:value="-0.460119561195635" calcext:value-type="float">
            <text:p>-0.460119561195635</text:p>
          </table:table-cell>
          <table:table-cell/>
          <table:table-cell table:formula="of:=SQRT(ABS([.A265]-[.B265]))" office:value-type="float" office:value="0.595070626899314" calcext:value-type="float">
            <text:p>0.595070626899314</text:p>
          </table:table-cell>
          <table:table-cell table:formula="of:=SQRT(ABS([.A265]-[.C265]))" office:value-type="float" office:value="0.538638002874697" calcext:value-type="float">
            <text:p>0.538638002874697</text:p>
          </table:table-cell>
        </table:table-row>
        <table:table-row table:style-name="ro1">
          <table:table-cell office:value-type="float" office:value="-0.171443656353957" calcext:value-type="float">
            <text:p>-0.171443656353957</text:p>
          </table:table-cell>
          <table:table-cell office:value-type="float" office:value="-0.496316233819949" calcext:value-type="float">
            <text:p>-0.496316233819949</text:p>
          </table:table-cell>
          <table:table-cell office:value-type="float" office:value="-0.441280203578961" calcext:value-type="float">
            <text:p>-0.441280203578961</text:p>
          </table:table-cell>
          <table:table-cell/>
          <table:table-cell table:formula="of:=SQRT(ABS([.A266]-[.B266]))" office:value-type="float" office:value="0.56997594463801" calcext:value-type="float">
            <text:p>0.56997594463801</text:p>
          </table:table-cell>
          <table:table-cell table:formula="of:=SQRT(ABS([.A266]-[.C266]))" office:value-type="float" office:value="0.519457935953436" calcext:value-type="float">
            <text:p>0.519457935953436</text:p>
          </table:table-cell>
        </table:table-row>
        <table:table-row table:style-name="ro1">
          <table:table-cell office:value-type="float" office:value="-0.172515839514687" calcext:value-type="float">
            <text:p>-0.172515839514687</text:p>
          </table:table-cell>
          <table:table-cell office:value-type="float" office:value="-0.443226138607793" calcext:value-type="float">
            <text:p>-0.443226138607793</text:p>
          </table:table-cell>
          <table:table-cell office:value-type="float" office:value="-0.410354934499107" calcext:value-type="float">
            <text:p>-0.410354934499107</text:p>
          </table:table-cell>
          <table:table-cell/>
          <table:table-cell table:formula="of:=SQRT(ABS([.A267]-[.B267]))" office:value-type="float" office:value="0.520298278964198" calcext:value-type="float">
            <text:p>0.520298278964198</text:p>
          </table:table-cell>
          <table:table-cell table:formula="of:=SQRT(ABS([.A267]-[.C267]))" office:value-type="float" office:value="0.487687497260715" calcext:value-type="float">
            <text:p>0.487687497260715</text:p>
          </table:table-cell>
        </table:table-row>
        <table:table-row table:style-name="ro1">
          <table:table-cell office:value-type="float" office:value="-0.173695952707512" calcext:value-type="float">
            <text:p>-0.173695952707512</text:p>
          </table:table-cell>
          <table:table-cell office:value-type="float" office:value="-0.432548910664673" calcext:value-type="float">
            <text:p>-0.432548910664673</text:p>
          </table:table-cell>
          <table:table-cell office:value-type="float" office:value="-0.397434049242347" calcext:value-type="float">
            <text:p>-0.397434049242347</text:p>
          </table:table-cell>
          <table:table-cell/>
          <table:table-cell table:formula="of:=SQRT(ABS([.A268]-[.B268]))" office:value-type="float" office:value="0.508775940819887" calcext:value-type="float">
            <text:p>0.508775940819887</text:p>
          </table:table-cell>
          <table:table-cell table:formula="of:=SQRT(ABS([.A268]-[.C268]))" office:value-type="float" office:value="0.473009615689613" calcext:value-type="float">
            <text:p>0.473009615689613</text:p>
          </table:table-cell>
        </table:table-row>
        <table:table-row table:style-name="ro1">
          <table:table-cell office:value-type="float" office:value="-0.174537195071831" calcext:value-type="float">
            <text:p>-0.174537195071831</text:p>
          </table:table-cell>
          <table:table-cell office:value-type="float" office:value="-0.421341130793238" calcext:value-type="float">
            <text:p>-0.421341130793238</text:p>
          </table:table-cell>
          <table:table-cell office:value-type="float" office:value="-0.385731546272721" calcext:value-type="float">
            <text:p>-0.385731546272721</text:p>
          </table:table-cell>
          <table:table-cell/>
          <table:table-cell table:formula="of:=SQRT(ABS([.A269]-[.B269]))" office:value-type="float" office:value="0.49679365507362" calcext:value-type="float">
            <text:p>0.49679365507362</text:p>
          </table:table-cell>
          <table:table-cell table:formula="of:=SQRT(ABS([.A269]-[.C269]))" office:value-type="float" office:value="0.459558865871272" calcext:value-type="float">
            <text:p>0.459558865871272</text:p>
          </table:table-cell>
        </table:table-row>
        <table:table-row table:style-name="ro1">
          <table:table-cell office:value-type="float" office:value="-0.175301601400785" calcext:value-type="float">
            <text:p>-0.175301601400785</text:p>
          </table:table-cell>
          <table:table-cell office:value-type="float" office:value="-0.392806619786478" calcext:value-type="float">
            <text:p>-0.392806619786478</text:p>
          </table:table-cell>
          <table:table-cell office:value-type="float" office:value="-0.369468462232011" calcext:value-type="float">
            <text:p>-0.369468462232011</text:p>
          </table:table-cell>
          <table:table-cell/>
          <table:table-cell table:formula="of:=SQRT(ABS([.A270]-[.B270]))" office:value-type="float" office:value="0.466374332897612" calcext:value-type="float">
            <text:p>0.466374332897612</text:p>
          </table:table-cell>
          <table:table-cell table:formula="of:=SQRT(ABS([.A270]-[.C270]))" office:value-type="float" office:value="0.440643689199364" calcext:value-type="float">
            <text:p>0.440643689199364</text:p>
          </table:table-cell>
        </table:table-row>
        <table:table-row table:style-name="ro1">
          <table:table-cell office:value-type="float" office:value="-0.17597413747957" calcext:value-type="float">
            <text:p>-0.17597413747957</text:p>
          </table:table-cell>
          <table:table-cell office:value-type="float" office:value="-0.383214739735948" calcext:value-type="float">
            <text:p>-0.383214739735948</text:p>
          </table:table-cell>
          <table:table-cell office:value-type="float" office:value="-0.361418394658499" calcext:value-type="float">
            <text:p>-0.361418394658499</text:p>
          </table:table-cell>
          <table:table-cell/>
          <table:table-cell table:formula="of:=SQRT(ABS([.A271]-[.B271]))" office:value-type="float" office:value="0.455236863903153" calcext:value-type="float">
            <text:p>0.455236863903153</text:p>
          </table:table-cell>
          <table:table-cell table:formula="of:=SQRT(ABS([.A271]-[.C271]))" office:value-type="float" office:value="0.430632392161724" calcext:value-type="float">
            <text:p>0.430632392161724</text:p>
          </table:table-cell>
        </table:table-row>
        <table:table-row table:style-name="ro1">
          <table:table-cell office:value-type="float" office:value="-0.176476153104909" calcext:value-type="float">
            <text:p>-0.176476153104909</text:p>
          </table:table-cell>
          <table:table-cell office:value-type="float" office:value="-0.339743132788449" calcext:value-type="float">
            <text:p>-0.339743132788449</text:p>
          </table:table-cell>
          <table:table-cell office:value-type="float" office:value="-0.29916722790794" calcext:value-type="float">
            <text:p>-0.29916722790794</text:p>
          </table:table-cell>
          <table:table-cell/>
          <table:table-cell table:formula="of:=SQRT(ABS([.A272]-[.B272]))" office:value-type="float" office:value="0.404063088741771" calcext:value-type="float">
            <text:p>0.404063088741771</text:p>
          </table:table-cell>
          <table:table-cell table:formula="of:=SQRT(ABS([.A272]-[.C272]))" office:value-type="float" office:value="0.350272857645338" calcext:value-type="float">
            <text:p>0.350272857645338</text:p>
          </table:table-cell>
        </table:table-row>
        <table:table-row table:style-name="ro1">
          <table:table-cell office:value-type="float" office:value="-0.176904437995388" calcext:value-type="float">
            <text:p>-0.176904437995388</text:p>
          </table:table-cell>
          <table:table-cell office:value-type="float" office:value="-0.323922695173846" calcext:value-type="float">
            <text:p>-0.323922695173846</text:p>
          </table:table-cell>
          <table:table-cell office:value-type="float" office:value="-0.259394850287013" calcext:value-type="float">
            <text:p>-0.259394850287013</text:p>
          </table:table-cell>
          <table:table-cell/>
          <table:table-cell table:formula="of:=SQRT(ABS([.A273]-[.B273]))" office:value-type="float" office:value="0.383429598725057" calcext:value-type="float">
            <text:p>0.383429598725057</text:p>
          </table:table-cell>
          <table:table-cell table:formula="of:=SQRT(ABS([.A273]-[.C273]))" office:value-type="float" office:value="0.287211441783967" calcext:value-type="float">
            <text:p>0.287211441783967</text:p>
          </table:table-cell>
        </table:table-row>
        <table:table-row table:style-name="ro1">
          <table:table-cell office:value-type="float" office:value="-0.177267696043979" calcext:value-type="float">
            <text:p>-0.177267696043979</text:p>
          </table:table-cell>
          <table:table-cell office:value-type="float" office:value="-0.283114294673265" calcext:value-type="float">
            <text:p>-0.283114294673265</text:p>
          </table:table-cell>
          <table:table-cell office:value-type="float" office:value="-0.195350222240749" calcext:value-type="float">
            <text:p>-0.195350222240749</text:p>
          </table:table-cell>
          <table:table-cell/>
          <table:table-cell table:formula="of:=SQRT(ABS([.A274]-[.B274]))" office:value-type="float" office:value="0.325340742344524" calcext:value-type="float">
            <text:p>0.325340742344524</text:p>
          </table:table-cell>
          <table:table-cell table:formula="of:=SQRT(ABS([.A274]-[.C274]))" office:value-type="float" office:value="0.134471283911362" calcext:value-type="float">
            <text:p>0.134471283911362</text:p>
          </table:table-cell>
        </table:table-row>
        <table:table-row table:style-name="ro1">
          <table:table-cell office:value-type="float" office:value="-0.177378134230823" calcext:value-type="float">
            <text:p>-0.177378134230823</text:p>
          </table:table-cell>
          <table:table-cell office:value-type="float" office:value="-0.295760514552588" calcext:value-type="float">
            <text:p>-0.295760514552588</text:p>
          </table:table-cell>
          <table:table-cell office:value-type="float" office:value="-0.210362445693328" calcext:value-type="float">
            <text:p>-0.210362445693328</text:p>
          </table:table-cell>
          <table:table-cell/>
          <table:table-cell table:formula="of:=SQRT(ABS([.A275]-[.B275]))" office:value-type="float" office:value="0.344067406654227" calcext:value-type="float">
            <text:p>0.344067406654227</text:p>
          </table:table-cell>
          <table:table-cell table:formula="of:=SQRT(ABS([.A275]-[.C275]))" office:value-type="float" office:value="0.181615834834149" calcext:value-type="float">
            <text:p>0.181615834834149</text:p>
          </table:table-cell>
        </table:table-row>
        <table:table-row table:style-name="ro1">
          <table:table-cell office:value-type="float" office:value="-0.177560942559586" calcext:value-type="float">
            <text:p>-0.177560942559586</text:p>
          </table:table-cell>
          <table:table-cell office:value-type="float" office:value="-0.255454544276609" calcext:value-type="float">
            <text:p>-0.255454544276609</text:p>
          </table:table-cell>
          <table:table-cell office:value-type="float" office:value="-0.150965580190745" calcext:value-type="float">
            <text:p>-0.150965580190745</text:p>
          </table:table-cell>
          <table:table-cell/>
          <table:table-cell table:formula="of:=SQRT(ABS([.A276]-[.B276]))" office:value-type="float" office:value="0.279094252389803" calcext:value-type="float">
            <text:p>0.279094252389803</text:p>
          </table:table-cell>
          <table:table-cell table:formula="of:=SQRT(ABS([.A276]-[.C276]))" office:value-type="float" office:value="0.163080846112721" calcext:value-type="float">
            <text:p>0.163080846112721</text:p>
          </table:table-cell>
        </table:table-row>
        <table:table-row table:style-name="ro1">
          <table:table-cell office:value-type="float" office:value="-0.177530892674908" calcext:value-type="float">
            <text:p>-0.177530892674908</text:p>
          </table:table-cell>
          <table:table-cell office:value-type="float" office:value="-0.123363206167515" calcext:value-type="float">
            <text:p>-0.123363206167515</text:p>
          </table:table-cell>
          <table:table-cell office:value-type="float" office:value="-0.0457604359263521" calcext:value-type="float">
            <text:p>-0.045760435926352</text:p>
          </table:table-cell>
          <table:table-cell/>
          <table:table-cell table:formula="of:=SQRT(ABS([.A277]-[.B277]))" office:value-type="float" office:value="0.232739525021843" calcext:value-type="float">
            <text:p>0.232739525021843</text:p>
          </table:table-cell>
          <table:table-cell table:formula="of:=SQRT(ABS([.A277]-[.C277]))" office:value-type="float" office:value="0.363002006535165" calcext:value-type="float">
            <text:p>0.363002006535165</text:p>
          </table:table-cell>
        </table:table-row>
        <table:table-row table:style-name="ro1">
          <table:table-cell office:value-type="float" office:value="-0.177497744777358" calcext:value-type="float">
            <text:p>-0.177497744777358</text:p>
          </table:table-cell>
          <table:table-cell office:value-type="float" office:value="-0.160080157680982" calcext:value-type="float">
            <text:p>-0.160080157680982</text:p>
          </table:table-cell>
          <table:table-cell office:value-type="float" office:value="-0.0695219796026671" calcext:value-type="float">
            <text:p>-0.069521979602667</text:p>
          </table:table-cell>
          <table:table-cell/>
          <table:table-cell table:formula="of:=SQRT(ABS([.A278]-[.B278]))" office:value-type="float" office:value="0.131975706462879" calcext:value-type="float">
            <text:p>0.131975706462879</text:p>
          </table:table-cell>
          <table:table-cell table:formula="of:=SQRT(ABS([.A278]-[.C278]))" office:value-type="float" office:value="0.328596660321877" calcext:value-type="float">
            <text:p>0.328596660321877</text:p>
          </table:table-cell>
        </table:table-row>
        <table:table-row table:style-name="ro1">
          <table:table-cell office:value-type="float" office:value="-0.177441850043538" calcext:value-type="float">
            <text:p>-0.177441850043538</text:p>
          </table:table-cell>
          <table:table-cell office:value-type="float" office:value="-0.168422025623103" calcext:value-type="float">
            <text:p>-0.168422025623103</text:p>
          </table:table-cell>
          <table:table-cell office:value-type="float" office:value="-0.0725279976462813" calcext:value-type="float">
            <text:p>-0.072527997646281</text:p>
          </table:table-cell>
          <table:table-cell/>
          <table:table-cell table:formula="of:=SQRT(ABS([.A279]-[.B279]))" office:value-type="float" office:value="0.0949727562011075" calcext:value-type="float">
            <text:p>0.094972756201108</text:p>
          </table:table-cell>
          <table:table-cell table:formula="of:=SQRT(ABS([.A279]-[.C279]))" office:value-type="float" office:value="0.323904079006821" calcext:value-type="float">
            <text:p>0.323904079006821</text:p>
          </table:table-cell>
        </table:table-row>
        <table:table-row table:style-name="ro1">
          <table:table-cell office:value-type="float" office:value="-0.177217875803728" calcext:value-type="float">
            <text:p>-0.177217875803728</text:p>
          </table:table-cell>
          <table:table-cell office:value-type="float" office:value="0.148532389654277" calcext:value-type="float">
            <text:p>0.148532389654277</text:p>
          </table:table-cell>
          <table:table-cell office:value-type="float" office:value="0.0607070020631889" calcext:value-type="float">
            <text:p>0.060707002063189</text:p>
          </table:table-cell>
          <table:table-cell/>
          <table:table-cell table:formula="of:=SQRT(ABS([.A280]-[.B280]))" office:value-type="float" office:value="0.570745359558889" calcext:value-type="float">
            <text:p>0.570745359558889</text:p>
          </table:table-cell>
          <table:table-cell table:formula="of:=SQRT(ABS([.A280]-[.C280]))" office:value-type="float" office:value="0.487775437949593" calcext:value-type="float">
            <text:p>0.487775437949593</text:p>
          </table:table-cell>
        </table:table-row>
        <table:table-row table:style-name="ro1">
          <table:table-cell office:value-type="float" office:value="-0.176919987496245" calcext:value-type="float">
            <text:p>-0.176919987496245</text:p>
          </table:table-cell>
          <table:table-cell office:value-type="float" office:value="0.129640358004416" calcext:value-type="float">
            <text:p>0.129640358004416</text:p>
          </table:table-cell>
          <table:table-cell office:value-type="float" office:value="0.0486681442411557" calcext:value-type="float">
            <text:p>0.048668144241156</text:p>
          </table:table-cell>
          <table:table-cell/>
          <table:table-cell table:formula="of:=SQRT(ABS([.A281]-[.B281]))" office:value-type="float" office:value="0.553678919140562" calcext:value-type="float">
            <text:p>0.553678919140562</text:p>
          </table:table-cell>
          <table:table-cell table:formula="of:=SQRT(ABS([.A281]-[.C281]))" office:value-type="float" office:value="0.474961189717013" calcext:value-type="float">
            <text:p>0.474961189717013</text:p>
          </table:table-cell>
        </table:table-row>
        <table:table-row table:style-name="ro1">
          <table:table-cell office:value-type="float" office:value="-0.176580682420353" calcext:value-type="float">
            <text:p>-0.176580682420353</text:p>
          </table:table-cell>
          <table:table-cell office:value-type="float" office:value="0.179527465397209" calcext:value-type="float">
            <text:p>0.179527465397209</text:p>
          </table:table-cell>
          <table:table-cell office:value-type="float" office:value="0.0826303378946539" calcext:value-type="float">
            <text:p>0.082630337894654</text:p>
          </table:table-cell>
          <table:table-cell/>
          <table:table-cell table:formula="of:=SQRT(ABS([.A282]-[.B282]))" office:value-type="float" office:value="0.596747976802236" calcext:value-type="float">
            <text:p>0.596747976802236</text:p>
          </table:table-cell>
          <table:table-cell table:formula="of:=SQRT(ABS([.A282]-[.C282]))" office:value-type="float" office:value="0.509127705310767" calcext:value-type="float">
            <text:p>0.509127705310767</text:p>
          </table:table-cell>
        </table:table-row>
        <table:table-row table:style-name="ro1">
          <table:table-cell office:value-type="float" office:value="-0.176335874720793" calcext:value-type="float">
            <text:p>-0.176335874720793</text:p>
          </table:table-cell>
          <table:table-cell office:value-type="float" office:value="0.16630075732112" calcext:value-type="float">
            <text:p>0.16630075732112</text:p>
          </table:table-cell>
          <table:table-cell office:value-type="float" office:value="0.0748217408256302" calcext:value-type="float">
            <text:p>0.07482174082563</text:p>
          </table:table-cell>
          <table:table-cell/>
          <table:table-cell table:formula="of:=SQRT(ABS([.A283]-[.B283]))" office:value-type="float" office:value="0.58535171652769" calcext:value-type="float">
            <text:p>0.58535171652769</text:p>
          </table:table-cell>
          <table:table-cell table:formula="of:=SQRT(ABS([.A283]-[.C283]))" office:value-type="float" office:value="0.5011562785663" calcext:value-type="float">
            <text:p>0.5011562785663</text:p>
          </table:table-cell>
        </table:table-row>
        <table:table-row table:style-name="ro1">
          <table:table-cell office:value-type="float" office:value="-0.176004142686029" calcext:value-type="float">
            <text:p>-0.176004142686029</text:p>
          </table:table-cell>
          <table:table-cell office:value-type="float" office:value="0.187675861673243" calcext:value-type="float">
            <text:p>0.187675861673243</text:p>
          </table:table-cell>
          <table:table-cell office:value-type="float" office:value="0.0840931849744856" calcext:value-type="float">
            <text:p>0.084093184974486</text:p>
          </table:table-cell>
          <table:table-cell/>
          <table:table-cell table:formula="of:=SQRT(ABS([.A284]-[.B284]))" office:value-type="float" office:value="0.603058873045801" calcext:value-type="float">
            <text:p>0.603058873045801</text:p>
          </table:table-cell>
          <table:table-cell table:formula="of:=SQRT(ABS([.A284]-[.C284]))" office:value-type="float" office:value="0.509997380052599" calcext:value-type="float">
            <text:p>0.509997380052599</text:p>
          </table:table-cell>
        </table:table-row>
        <table:table-row table:style-name="ro1">
          <table:table-cell office:value-type="float" office:value="-0.175636098640522" calcext:value-type="float">
            <text:p>-0.175636098640522</text:p>
          </table:table-cell>
          <table:table-cell office:value-type="float" office:value="0.188275906402389" calcext:value-type="float">
            <text:p>0.188275906402389</text:p>
          </table:table-cell>
          <table:table-cell office:value-type="float" office:value="0.087866193069316" calcext:value-type="float">
            <text:p>0.087866193069316</text:p>
          </table:table-cell>
          <table:table-cell/>
          <table:table-cell table:formula="of:=SQRT(ABS([.A285]-[.B285]))" office:value-type="float" office:value="0.60325119564151" calcext:value-type="float">
            <text:p>0.60325119564151</text:p>
          </table:table-cell>
          <table:table-cell table:formula="of:=SQRT(ABS([.A285]-[.C285]))" office:value-type="float" office:value="0.51332474293554" calcext:value-type="float">
            <text:p>0.51332474293554</text:p>
          </table:table-cell>
        </table:table-row>
        <table:table-row table:style-name="ro1">
          <table:table-cell office:value-type="float" office:value="-0.175088026946559" calcext:value-type="float">
            <text:p>-0.175088026946559</text:p>
          </table:table-cell>
          <table:table-cell office:value-type="float" office:value="0.214611915915928" calcext:value-type="float">
            <text:p>0.214611915915928</text:p>
          </table:table-cell>
          <table:table-cell office:value-type="float" office:value="0.111111949518516" calcext:value-type="float">
            <text:p>0.111111949518516</text:p>
          </table:table-cell>
          <table:table-cell/>
          <table:table-cell table:formula="of:=SQRT(ABS([.A286]-[.B286]))" office:value-type="float" office:value="0.624259515636315" calcext:value-type="float">
            <text:p>0.624259515636315</text:p>
          </table:table-cell>
          <table:table-cell table:formula="of:=SQRT(ABS([.A286]-[.C286]))" office:value-type="float" office:value="0.534976613007592" calcext:value-type="float">
            <text:p>0.534976613007592</text:p>
          </table:table-cell>
        </table:table-row>
        <table:table-row table:style-name="ro1">
          <table:table-cell office:value-type="float" office:value="-0.174732849137175" calcext:value-type="float">
            <text:p>-0.174732849137175</text:p>
          </table:table-cell>
          <table:table-cell office:value-type="float" office:value="0.302856109025077" calcext:value-type="float">
            <text:p>0.302856109025077</text:p>
          </table:table-cell>
          <table:table-cell office:value-type="float" office:value="0.245887845248082" calcext:value-type="float">
            <text:p>0.245887845248082</text:p>
          </table:table-cell>
          <table:table-cell/>
          <table:table-cell table:formula="of:=SQRT(ABS([.A287]-[.B287]))" office:value-type="float" office:value="0.691078112923751" calcext:value-type="float">
            <text:p>0.691078112923751</text:p>
          </table:table-cell>
          <table:table-cell table:formula="of:=SQRT(ABS([.A287]-[.C287]))" office:value-type="float" office:value="0.648552769160118" calcext:value-type="float">
            <text:p>0.648552769160118</text:p>
          </table:table-cell>
        </table:table-row>
        <table:table-row table:style-name="ro1">
          <table:table-cell office:value-type="float" office:value="-0.174253044100901" calcext:value-type="float">
            <text:p>-0.174253044100901</text:p>
          </table:table-cell>
          <table:table-cell office:value-type="float" office:value="0.294854710777149" calcext:value-type="float">
            <text:p>0.294854710777149</text:p>
          </table:table-cell>
          <table:table-cell office:value-type="float" office:value="0.222179893775695" calcext:value-type="float">
            <text:p>0.222179893775695</text:p>
          </table:table-cell>
          <table:table-cell/>
          <table:table-cell table:formula="of:=SQRT(ABS([.A288]-[.B288]))" office:value-type="float" office:value="0.68491441427236" calcext:value-type="float">
            <text:p>0.68491441427236</text:p>
          </table:table-cell>
          <table:table-cell table:formula="of:=SQRT(ABS([.A288]-[.C288]))" office:value-type="float" office:value="0.629629206657852" calcext:value-type="float">
            <text:p>0.629629206657852</text:p>
          </table:table-cell>
        </table:table-row>
        <table:table-row table:style-name="ro1">
          <table:table-cell office:value-type="float" office:value="-0.173856872550075" calcext:value-type="float">
            <text:p>-0.173856872550075</text:p>
          </table:table-cell>
          <table:table-cell office:value-type="float" office:value="0.214230205958571" calcext:value-type="float">
            <text:p>0.214230205958571</text:p>
          </table:table-cell>
          <table:table-cell office:value-type="float" office:value="0.106594370503015" calcext:value-type="float">
            <text:p>0.106594370503015</text:p>
          </table:table-cell>
          <table:table-cell/>
          <table:table-cell table:formula="of:=SQRT(ABS([.A289]-[.B289]))" office:value-type="float" office:value="0.622966354234838" calcext:value-type="float">
            <text:p>0.622966354234838</text:p>
          </table:table-cell>
          <table:table-cell table:formula="of:=SQRT(ABS([.A289]-[.C289]))" office:value-type="float" office:value="0.52957647516963" calcext:value-type="float">
            <text:p>0.52957647516963</text:p>
          </table:table-cell>
        </table:table-row>
        <table:table-row table:style-name="ro1">
          <table:table-cell office:value-type="float" office:value="-0.173427139168483" calcext:value-type="float">
            <text:p>-0.173427139168483</text:p>
          </table:table-cell>
          <table:table-cell office:value-type="float" office:value="0.222127656403705" calcext:value-type="float">
            <text:p>0.222127656403705</text:p>
          </table:table-cell>
          <table:table-cell office:value-type="float" office:value="0.120939588592512" calcext:value-type="float">
            <text:p>0.120939588592512</text:p>
          </table:table-cell>
          <table:table-cell/>
          <table:table-cell table:formula="of:=SQRT(ABS([.A290]-[.B290]))" office:value-type="float" office:value="0.628931471284581" calcext:value-type="float">
            <text:p>0.628931471284581</text:p>
          </table:table-cell>
          <table:table-cell table:formula="of:=SQRT(ABS([.A290]-[.C290]))" office:value-type="float" office:value="0.542555737008646" calcext:value-type="float">
            <text:p>0.542555737008646</text:p>
          </table:table-cell>
        </table:table-row>
        <table:table-row table:style-name="ro1">
          <table:table-cell office:value-type="float" office:value="-0.173028088681028" calcext:value-type="float">
            <text:p>-0.173028088681028</text:p>
          </table:table-cell>
          <table:table-cell office:value-type="float" office:value="0.239713842797543" calcext:value-type="float">
            <text:p>0.239713842797543</text:p>
          </table:table-cell>
          <table:table-cell office:value-type="float" office:value="0.13612113142519" calcext:value-type="float">
            <text:p>0.13612113142519</text:p>
          </table:table-cell>
          <table:table-cell/>
          <table:table-cell table:formula="of:=SQRT(ABS([.A291]-[.B291]))" office:value-type="float" office:value="0.642449944726102" calcext:value-type="float">
            <text:p>0.642449944726102</text:p>
          </table:table-cell>
          <table:table-cell table:formula="of:=SQRT(ABS([.A291]-[.C291]))" office:value-type="float" office:value="0.556011888457628" calcext:value-type="float">
            <text:p>0.556011888457628</text:p>
          </table:table-cell>
        </table:table-row>
        <table:table-row table:style-name="ro1">
          <table:table-cell office:value-type="float" office:value="-0.172599237690923" calcext:value-type="float">
            <text:p>-0.172599237690923</text:p>
          </table:table-cell>
          <table:table-cell office:value-type="float" office:value="0.250663062518438" calcext:value-type="float">
            <text:p>0.250663062518438</text:p>
          </table:table-cell>
          <table:table-cell office:value-type="float" office:value="0.147934317298738" calcext:value-type="float">
            <text:p>0.147934317298738</text:p>
          </table:table-cell>
          <table:table-cell/>
          <table:table-cell table:formula="of:=SQRT(ABS([.A292]-[.B292]))" office:value-type="float" office:value="0.650586120517" calcext:value-type="float">
            <text:p>0.650586120517</text:p>
          </table:table-cell>
          <table:table-cell table:formula="of:=SQRT(ABS([.A292]-[.C292]))" office:value-type="float" office:value="0.566156828970261" calcext:value-type="float">
            <text:p>0.566156828970261</text:p>
          </table:table-cell>
        </table:table-row>
        <table:table-row table:style-name="ro1">
          <table:table-cell office:value-type="float" office:value="-0.172079853517834" calcext:value-type="float">
            <text:p>-0.172079853517834</text:p>
          </table:table-cell>
          <table:table-cell office:value-type="float" office:value="0.262114220309947" calcext:value-type="float">
            <text:p>0.262114220309947</text:p>
          </table:table-cell>
          <table:table-cell office:value-type="float" office:value="0.168179327908066" calcext:value-type="float">
            <text:p>0.168179327908066</text:p>
          </table:table-cell>
          <table:table-cell/>
          <table:table-cell table:formula="of:=SQRT(ABS([.A293]-[.B293]))" office:value-type="float" office:value="0.658934043609663" calcext:value-type="float">
            <text:p>0.658934043609663</text:p>
          </table:table-cell>
          <table:table-cell table:formula="of:=SQRT(ABS([.A293]-[.C293]))" office:value-type="float" office:value="0.583317393385368" calcext:value-type="float">
            <text:p>0.583317393385368</text:p>
          </table:table-cell>
        </table:table-row>
        <table:table-row table:style-name="ro1">
          <table:table-cell office:value-type="float" office:value="-0.171584059113555" calcext:value-type="float">
            <text:p>-0.171584059113555</text:p>
          </table:table-cell>
          <table:table-cell office:value-type="float" office:value="0.232291009530571" calcext:value-type="float">
            <text:p>0.232291009530571</text:p>
          </table:table-cell>
          <table:table-cell office:value-type="float" office:value="0.1312359034466" calcext:value-type="float">
            <text:p>0.1312359034466</text:p>
          </table:table-cell>
          <table:table-cell/>
          <table:table-cell table:formula="of:=SQRT(ABS([.A294]-[.B294]))" office:value-type="float" office:value="0.635511658936424" calcext:value-type="float">
            <text:p>0.635511658936424</text:p>
          </table:table-cell>
          <table:table-cell table:formula="of:=SQRT(ABS([.A294]-[.C294]))" office:value-type="float" office:value="0.550290798178704" calcext:value-type="float">
            <text:p>0.550290798178704</text:p>
          </table:table-cell>
        </table:table-row>
        <table:table-row table:style-name="ro1">
          <table:table-cell office:value-type="float" office:value="-0.171310052634508" calcext:value-type="float">
            <text:p>-0.171310052634508</text:p>
          </table:table-cell>
          <table:table-cell office:value-type="float" office:value="0.212468141083148" calcext:value-type="float">
            <text:p>0.212468141083148</text:p>
          </table:table-cell>
          <table:table-cell office:value-type="float" office:value="0.110224800982504" calcext:value-type="float">
            <text:p>0.110224800982504</text:p>
          </table:table-cell>
          <table:table-cell/>
          <table:table-cell table:formula="of:=SQRT(ABS([.A295]-[.B295]))" office:value-type="float" office:value="0.619498340367152" calcext:value-type="float">
            <text:p>0.619498340367152</text:p>
          </table:table-cell>
          <table:table-cell table:formula="of:=SQRT(ABS([.A295]-[.C295]))" office:value-type="float" office:value="0.530598580489066" calcext:value-type="float">
            <text:p>0.530598580489066</text:p>
          </table:table-cell>
        </table:table-row>
        <table:table-row table:style-name="ro1">
          <table:table-cell office:value-type="float" office:value="-0.171001912714986" calcext:value-type="float">
            <text:p>-0.171001912714986</text:p>
          </table:table-cell>
          <table:table-cell office:value-type="float" office:value="0.144815722871451" calcext:value-type="float">
            <text:p>0.144815722871451</text:p>
          </table:table-cell>
          <table:table-cell office:value-type="float" office:value="0.0581674027401833" calcext:value-type="float">
            <text:p>0.058167402740183</text:p>
          </table:table-cell>
          <table:table-cell/>
          <table:table-cell table:formula="of:=SQRT(ABS([.A296]-[.B296]))" office:value-type="float" office:value="0.561976543626544" calcext:value-type="float">
            <text:p>0.561976543626544</text:p>
          </table:table-cell>
          <table:table-cell table:formula="of:=SQRT(ABS([.A296]-[.C296]))" office:value-type="float" office:value="0.478716320439537" calcext:value-type="float">
            <text:p>0.478716320439537</text:p>
          </table:table-cell>
        </table:table-row>
        <table:table-row table:style-name="ro1">
          <table:table-cell office:value-type="float" office:value="-0.170757785835815" calcext:value-type="float">
            <text:p>-0.170757785835815</text:p>
          </table:table-cell>
          <table:table-cell office:value-type="float" office:value="0.15186980068922" calcext:value-type="float">
            <text:p>0.15186980068922</text:p>
          </table:table-cell>
          <table:table-cell office:value-type="float" office:value="0.0627989516714138" calcext:value-type="float">
            <text:p>0.062798951671414</text:p>
          </table:table-cell>
          <table:table-cell/>
          <table:table-cell table:formula="of:=SQRT(ABS([.A297]-[.B297]))" office:value-type="float" office:value="0.568003157143545" calcext:value-type="float">
            <text:p>0.568003157143545</text:p>
          </table:table-cell>
          <table:table-cell table:formula="of:=SQRT(ABS([.A297]-[.C297]))" office:value-type="float" office:value="0.483277081504212" calcext:value-type="float">
            <text:p>0.483277081504212</text:p>
          </table:table-cell>
        </table:table-row>
        <table:table-row table:style-name="ro1">
          <table:table-cell office:value-type="float" office:value="-0.170448952711156" calcext:value-type="float">
            <text:p>-0.170448952711156</text:p>
          </table:table-cell>
          <table:table-cell office:value-type="float" office:value="0.181083181363761" calcext:value-type="float">
            <text:p>0.181083181363761</text:p>
          </table:table-cell>
          <table:table-cell office:value-type="float" office:value="0.0848633278028798" calcext:value-type="float">
            <text:p>0.08486332780288</text:p>
          </table:table-cell>
          <table:table-cell/>
          <table:table-cell table:formula="of:=SQRT(ABS([.A298]-[.B298]))" office:value-type="float" office:value="0.5929014539322" calcext:value-type="float">
            <text:p>0.5929014539322</text:p>
          </table:table-cell>
          <table:table-cell table:formula="of:=SQRT(ABS([.A298]-[.C298]))" office:value-type="float" office:value="0.5052843560947" calcext:value-type="float">
            <text:p>0.5052843560947</text:p>
          </table:table-cell>
        </table:table-row>
        <table:table-row table:style-name="ro1">
          <table:table-cell office:value-type="float" office:value="-0.170158487946631" calcext:value-type="float">
            <text:p>-0.170158487946631</text:p>
          </table:table-cell>
          <table:table-cell office:value-type="float" office:value="0.15354693638668" calcext:value-type="float">
            <text:p>0.15354693638668</text:p>
          </table:table-cell>
          <table:table-cell office:value-type="float" office:value="0.0623081901383262" calcext:value-type="float">
            <text:p>0.062308190138326</text:p>
          </table:table-cell>
          <table:table-cell/>
          <table:table-cell table:formula="of:=SQRT(ABS([.A299]-[.B299]))" office:value-type="float" office:value="0.568951161641587" calcext:value-type="float">
            <text:p>0.568951161641587</text:p>
          </table:table-cell>
          <table:table-cell table:formula="of:=SQRT(ABS([.A299]-[.C299]))" office:value-type="float" office:value="0.482147983595241" calcext:value-type="float">
            <text:p>0.482147983595241</text:p>
          </table:table-cell>
        </table:table-row>
        <table:table-row table:style-name="ro1">
          <table:table-cell office:value-type="float" office:value="-0.169884350272133" calcext:value-type="float">
            <text:p>-0.169884350272133</text:p>
          </table:table-cell>
          <table:table-cell office:value-type="float" office:value="0.125469286628387" calcext:value-type="float">
            <text:p>0.125469286628387</text:p>
          </table:table-cell>
          <table:table-cell office:value-type="float" office:value="0.047252700850993" calcext:value-type="float">
            <text:p>0.047252700850993</text:p>
          </table:table-cell>
          <table:table-cell/>
          <table:table-cell table:formula="of:=SQRT(ABS([.A300]-[.B300]))" office:value-type="float" office:value="0.543464476208446" calcext:value-type="float">
            <text:p>0.543464476208446</text:p>
          </table:table-cell>
          <table:table-cell table:formula="of:=SQRT(ABS([.A300]-[.C300]))" office:value-type="float" office:value="0.4659796681435" calcext:value-type="float">
            <text:p>0.4659796681435</text:p>
          </table:table-cell>
        </table:table-row>
        <table:table-row table:style-name="ro1">
          <table:table-cell office:value-type="float" office:value="-0.169790332894188" calcext:value-type="float">
            <text:p>-0.169790332894188</text:p>
          </table:table-cell>
          <table:table-cell office:value-type="float" office:value="-0.0938486379630773" calcext:value-type="float">
            <text:p>-0.093848637963077</text:p>
          </table:table-cell>
          <table:table-cell office:value-type="float" office:value="-0.0321943358905782" calcext:value-type="float">
            <text:p>-0.032194335890578</text:p>
          </table:table-cell>
          <table:table-cell/>
          <table:table-cell table:formula="of:=SQRT(ABS([.A301]-[.B301]))" office:value-type="float" office:value="0.275575207395569" calcext:value-type="float">
            <text:p>0.275575207395569</text:p>
          </table:table-cell>
          <table:table-cell table:formula="of:=SQRT(ABS([.A301]-[.C301]))" office:value-type="float" office:value="0.370939344103062" calcext:value-type="float">
            <text:p>0.370939344103062</text:p>
          </table:table-cell>
        </table:table-row>
        <table:table-row table:style-name="ro1">
          <table:table-cell office:value-type="float" office:value="-0.169695856358749" calcext:value-type="float">
            <text:p>-0.169695856358749</text:p>
          </table:table-cell>
          <table:table-cell office:value-type="float" office:value="-0.0782519570273019" calcext:value-type="float">
            <text:p>-0.078251957027302</text:p>
          </table:table-cell>
          <table:table-cell office:value-type="float" office:value="-0.0260576553575072" calcext:value-type="float">
            <text:p>-0.026057655357507</text:p>
          </table:table-cell>
          <table:table-cell/>
          <table:table-cell table:formula="of:=SQRT(ABS([.A302]-[.B302]))" office:value-type="float" office:value="0.302396923482113" calcext:value-type="float">
            <text:p>0.302396923482113</text:p>
          </table:table-cell>
          <table:table-cell table:formula="of:=SQRT(ABS([.A302]-[.C302]))" office:value-type="float" office:value="0.378996307371512" calcext:value-type="float">
            <text:p>0.378996307371512</text:p>
          </table:table-cell>
        </table:table-row>
        <table:table-row table:style-name="ro1">
          <table:table-cell office:value-type="float" office:value="-0.169536601431508" calcext:value-type="float">
            <text:p>-0.169536601431508</text:p>
          </table:table-cell>
          <table:table-cell office:value-type="float" office:value="-0.011520689774414" calcext:value-type="float">
            <text:p>-0.011520689774414</text:p>
          </table:table-cell>
          <table:table-cell office:value-type="float" office:value="-0.00359783204978628" calcext:value-type="float">
            <text:p>-0.003597832049786</text:p>
          </table:table-cell>
          <table:table-cell/>
          <table:table-cell table:formula="of:=SQRT(ABS([.A303]-[.B303]))" office:value-type="float" office:value="0.397512152842016" calcext:value-type="float">
            <text:p>0.397512152842016</text:p>
          </table:table-cell>
          <table:table-cell table:formula="of:=SQRT(ABS([.A303]-[.C303]))" office:value-type="float" office:value="0.40735582649782" calcext:value-type="float">
            <text:p>0.40735582649782</text:p>
          </table:table-cell>
        </table:table-row>
        <table:table-row table:style-name="ro1">
          <table:table-cell office:value-type="float" office:value="-0.169379251274676" calcext:value-type="float">
            <text:p>-0.169379251274676</text:p>
          </table:table-cell>
          <table:table-cell office:value-type="float" office:value="-0.0168444655121329" calcext:value-type="float">
            <text:p>-0.016844465512133</text:p>
          </table:table-cell>
          <table:table-cell office:value-type="float" office:value="-0.00503057845319331" calcext:value-type="float">
            <text:p>-0.005030578453193</text:p>
          </table:table-cell>
          <table:table-cell/>
          <table:table-cell table:formula="of:=SQRT(ABS([.A304]-[.B304]))" office:value-type="float" office:value="0.390557019860792" calcext:value-type="float">
            <text:p>0.390557019860792</text:p>
          </table:table-cell>
          <table:table-cell table:formula="of:=SQRT(ABS([.A304]-[.C304]))" office:value-type="float" office:value="0.405399399138039" calcext:value-type="float">
            <text:p>0.405399399138039</text:p>
          </table:table-cell>
        </table:table-row>
        <table:table-row table:style-name="ro1">
          <table:table-cell office:value-type="float" office:value="-0.169233353775547" calcext:value-type="float">
            <text:p>-0.169233353775547</text:p>
          </table:table-cell>
          <table:table-cell office:value-type="float" office:value="-0.0162888444179141" calcext:value-type="float">
            <text:p>-0.016288844417914</text:p>
          </table:table-cell>
          <table:table-cell office:value-type="float" office:value="-0.0047452520094106" calcext:value-type="float">
            <text:p>-0.004745252009411</text:p>
          </table:table-cell>
          <table:table-cell/>
          <table:table-cell table:formula="of:=SQRT(ABS([.A305]-[.B305]))" office:value-type="float" office:value="0.391081205579651" calcext:value-type="float">
            <text:p>0.391081205579651</text:p>
          </table:table-cell>
          <table:table-cell table:formula="of:=SQRT(ABS([.A305]-[.C305]))" office:value-type="float" office:value="0.405571327593725" calcext:value-type="float">
            <text:p>0.405571327593725</text:p>
          </table:table-cell>
        </table:table-row>
        <table:table-row table:style-name="ro1">
          <table:table-cell office:value-type="float" office:value="-0.16933116593792" calcext:value-type="float">
            <text:p>-0.16933116593792</text:p>
          </table:table-cell>
          <table:table-cell office:value-type="float" office:value="-0.224586452078544" calcext:value-type="float">
            <text:p>-0.224586452078544</text:p>
          </table:table-cell>
          <table:table-cell office:value-type="float" office:value="-0.11658262169261" calcext:value-type="float">
            <text:p>-0.11658262169261</text:p>
          </table:table-cell>
          <table:table-cell/>
          <table:table-cell table:formula="of:=SQRT(ABS([.A306]-[.B306]))" office:value-type="float" office:value="0.235064429764743" calcext:value-type="float">
            <text:p>0.235064429764743</text:p>
          </table:table-cell>
          <table:table-cell table:formula="of:=SQRT(ABS([.A306]-[.C306]))" office:value-type="float" office:value="0.229670512354786" calcext:value-type="float">
            <text:p>0.229670512354786</text:p>
          </table:table-cell>
        </table:table-row>
        <table:table-row table:style-name="ro1">
          <table:table-cell office:value-type="float" office:value="-0.169373746097005" calcext:value-type="float">
            <text:p>-0.169373746097005</text:p>
          </table:table-cell>
          <table:table-cell office:value-type="float" office:value="-0.212618269020065" calcext:value-type="float">
            <text:p>-0.212618269020065</text:p>
          </table:table-cell>
          <table:table-cell office:value-type="float" office:value="-0.107906172620411" calcext:value-type="float">
            <text:p>-0.107906172620411</text:p>
          </table:table-cell>
          <table:table-cell/>
          <table:table-cell table:formula="of:=SQRT(ABS([.A307]-[.B307]))" office:value-type="float" office:value="0.207953174832845" calcext:value-type="float">
            <text:p>0.207953174832845</text:p>
          </table:table-cell>
          <table:table-cell table:formula="of:=SQRT(ABS([.A307]-[.C307]))" office:value-type="float" office:value="0.247926548551368" calcext:value-type="float">
            <text:p>0.247926548551368</text:p>
          </table:table-cell>
        </table:table-row>
        <table:table-row table:style-name="ro1">
          <table:table-cell office:value-type="float" office:value="-0.169422717971559" calcext:value-type="float">
            <text:p>-0.169422717971559</text:p>
          </table:table-cell>
          <table:table-cell office:value-type="float" office:value="-0.231034856951119" calcext:value-type="float">
            <text:p>-0.231034856951119</text:p>
          </table:table-cell>
          <table:table-cell office:value-type="float" office:value="-0.125797451472692" calcext:value-type="float">
            <text:p>-0.125797451472692</text:p>
          </table:table-cell>
          <table:table-cell/>
          <table:table-cell table:formula="of:=SQRT(ABS([.A308]-[.B308]))" office:value-type="float" office:value="0.248217926386391" calcext:value-type="float">
            <text:p>0.248217926386391</text:p>
          </table:table-cell>
          <table:table-cell table:formula="of:=SQRT(ABS([.A308]-[.C308]))" office:value-type="float" office:value="0.208866623707252" calcext:value-type="float">
            <text:p>0.208866623707252</text:p>
          </table:table-cell>
        </table:table-row>
        <table:table-row table:style-name="ro1">
          <table:table-cell office:value-type="float" office:value="-0.169471538671851" calcext:value-type="float">
            <text:p>-0.169471538671851</text:p>
          </table:table-cell>
          <table:table-cell office:value-type="float" office:value="-0.203341724342529" calcext:value-type="float">
            <text:p>-0.203341724342529</text:p>
          </table:table-cell>
          <table:table-cell office:value-type="float" office:value="-0.0977739233010379" calcext:value-type="float">
            <text:p>-0.097773923301038</text:p>
          </table:table-cell>
          <table:table-cell/>
          <table:table-cell table:formula="of:=SQRT(ABS([.A309]-[.B309]))" office:value-type="float" office:value="0.184038543981086" calcext:value-type="float">
            <text:p>0.184038543981086</text:p>
          </table:table-cell>
          <table:table-cell table:formula="of:=SQRT(ABS([.A309]-[.C309]))" office:value-type="float" office:value="0.267764103962449" calcext:value-type="float">
            <text:p>0.267764103962449</text:p>
          </table:table-cell>
        </table:table-row>
        <table:table-row table:style-name="ro1">
          <table:table-cell office:value-type="float" office:value="-0.169507274590663" calcext:value-type="float">
            <text:p>-0.169507274590663</text:p>
          </table:table-cell>
          <table:table-cell office:value-type="float" office:value="-0.19171838575662" calcext:value-type="float">
            <text:p>-0.19171838575662</text:p>
          </table:table-cell>
          <table:table-cell office:value-type="float" office:value="-0.0879616912869766" calcext:value-type="float">
            <text:p>-0.087961691286977</text:p>
          </table:table-cell>
          <table:table-cell/>
          <table:table-cell table:formula="of:=SQRT(ABS([.A310]-[.B310]))" office:value-type="float" office:value="0.149033926224726" calcext:value-type="float">
            <text:p>0.149033926224726</text:p>
          </table:table-cell>
          <table:table-cell table:formula="of:=SQRT(ABS([.A310]-[.C310]))" office:value-type="float" office:value="0.285561872986725" calcext:value-type="float">
            <text:p>0.285561872986725</text:p>
          </table:table-cell>
        </table:table-row>
        <table:table-row table:style-name="ro1">
          <table:table-cell office:value-type="float" office:value="-0.16956406184116" calcext:value-type="float">
            <text:p>-0.16956406184116</text:p>
          </table:table-cell>
          <table:table-cell office:value-type="float" office:value="-0.199539074225841" calcext:value-type="float">
            <text:p>-0.199539074225841</text:p>
          </table:table-cell>
          <table:table-cell office:value-type="float" office:value="-0.0933692788467013" calcext:value-type="float">
            <text:p>-0.093369278846701</text:p>
          </table:table-cell>
          <table:table-cell/>
          <table:table-cell table:formula="of:=SQRT(ABS([.A311]-[.B311]))" office:value-type="float" office:value="0.173132932698205" calcext:value-type="float">
            <text:p>0.173132932698205</text:p>
          </table:table-cell>
          <table:table-cell table:formula="of:=SQRT(ABS([.A311]-[.C311]))" office:value-type="float" office:value="0.276034025066582" calcext:value-type="float">
            <text:p>0.276034025066582</text:p>
          </table:table-cell>
        </table:table-row>
        <table:table-row table:style-name="ro1">
          <table:table-cell office:value-type="float" office:value="-0.169596039698112" calcext:value-type="float">
            <text:p>-0.169596039698112</text:p>
          </table:table-cell>
          <table:table-cell office:value-type="float" office:value="-0.196568882730755" calcext:value-type="float">
            <text:p>-0.196568882730755</text:p>
          </table:table-cell>
          <table:table-cell office:value-type="float" office:value="-0.090731005567703" calcext:value-type="float">
            <text:p>-0.090731005567703</text:p>
          </table:table-cell>
          <table:table-cell/>
          <table:table-cell table:formula="of:=SQRT(ABS([.A312]-[.B312]))" office:value-type="float" office:value="0.164234110441902" calcext:value-type="float">
            <text:p>0.164234110441902</text:p>
          </table:table-cell>
          <table:table-cell table:formula="of:=SQRT(ABS([.A312]-[.C312]))" office:value-type="float" office:value="0.280829190310425" calcext:value-type="float">
            <text:p>0.280829190310425</text:p>
          </table:table-cell>
        </table:table-row>
        <table:table-row table:style-name="ro1">
          <table:table-cell office:value-type="float" office:value="-0.169639018423951" calcext:value-type="float">
            <text:p>-0.169639018423951</text:p>
          </table:table-cell>
          <table:table-cell office:value-type="float" office:value="-0.181591708511268" calcext:value-type="float">
            <text:p>-0.181591708511268</text:p>
          </table:table-cell>
          <table:table-cell office:value-type="float" office:value="-0.0823975702266819" calcext:value-type="float">
            <text:p>-0.082397570226682</text:p>
          </table:table-cell>
          <table:table-cell/>
          <table:table-cell table:formula="of:=SQRT(ABS([.A313]-[.B313]))" office:value-type="float" office:value="0.109328359025996" calcext:value-type="float">
            <text:p>0.109328359025996</text:p>
          </table:table-cell>
          <table:table-cell table:formula="of:=SQRT(ABS([.A313]-[.C313]))" office:value-type="float" office:value="0.295366633520561" calcext:value-type="float">
            <text:p>0.295366633520561</text:p>
          </table:table-cell>
        </table:table-row>
        <table:table-row table:style-name="ro1">
          <table:table-cell office:value-type="float" office:value="-0.169682762377446" calcext:value-type="float">
            <text:p>-0.169682762377446</text:p>
          </table:table-cell>
          <table:table-cell office:value-type="float" office:value="-0.2084337077804" calcext:value-type="float">
            <text:p>-0.2084337077804</text:p>
          </table:table-cell>
          <table:table-cell office:value-type="float" office:value="-0.106084654644844" calcext:value-type="float">
            <text:p>-0.106084654644844</text:p>
          </table:table-cell>
          <table:table-cell/>
          <table:table-cell table:formula="of:=SQRT(ABS([.A314]-[.B314]))" office:value-type="float" office:value="0.196852598161553" calcext:value-type="float">
            <text:p>0.196852598161553</text:p>
          </table:table-cell>
          <table:table-cell table:formula="of:=SQRT(ABS([.A314]-[.C314]))" office:value-type="float" office:value="0.252186652566312" calcext:value-type="float">
            <text:p>0.252186652566312</text:p>
          </table:table-cell>
        </table:table-row>
        <table:table-row table:style-name="ro1">
          <table:table-cell office:value-type="float" office:value="-0.169733423353693" calcext:value-type="float">
            <text:p>-0.169733423353693</text:p>
          </table:table-cell>
          <table:table-cell office:value-type="float" office:value="-0.206007966219564" calcext:value-type="float">
            <text:p>-0.206007966219564</text:p>
          </table:table-cell>
          <table:table-cell office:value-type="float" office:value="-0.102508526114712" calcext:value-type="float">
            <text:p>-0.102508526114712</text:p>
          </table:table-cell>
          <table:table-cell/>
          <table:table-cell table:formula="of:=SQRT(ABS([.A315]-[.B315]))" office:value-type="float" office:value="0.190458769464341" calcext:value-type="float">
            <text:p>0.190458769464341</text:p>
          </table:table-cell>
          <table:table-cell table:formula="of:=SQRT(ABS([.A315]-[.C315]))" office:value-type="float" office:value="0.259277645081447" calcext:value-type="float">
            <text:p>0.259277645081447</text:p>
          </table:table-cell>
        </table:table-row>
        <table:table-row table:style-name="ro1">
          <table:table-cell office:value-type="float" office:value="-0.169771202143588" calcext:value-type="float">
            <text:p>-0.169771202143588</text:p>
          </table:table-cell>
          <table:table-cell office:value-type="float" office:value="-0.194036276250106" calcext:value-type="float">
            <text:p>-0.194036276250106</text:p>
          </table:table-cell>
          <table:table-cell office:value-type="float" office:value="-0.0914516901693738" calcext:value-type="float">
            <text:p>-0.091451690169374</text:p>
          </table:table-cell>
          <table:table-cell/>
          <table:table-cell table:formula="of:=SQRT(ABS([.A316]-[.B316]))" office:value-type="float" office:value="0.155772507543912" calcext:value-type="float">
            <text:p>0.155772507543912</text:p>
          </table:table-cell>
          <table:table-cell table:formula="of:=SQRT(ABS([.A316]-[.C316]))" office:value-type="float" office:value="0.279856234474443" calcext:value-type="float">
            <text:p>0.279856234474443</text:p>
          </table:table-cell>
        </table:table-row>
        <table:table-row table:style-name="ro1">
          <table:table-cell office:value-type="float" office:value="-0.169773393559753" calcext:value-type="float">
            <text:p>-0.169773393559753</text:p>
          </table:table-cell>
          <table:table-cell office:value-type="float" office:value="-0.223842770235141" calcext:value-type="float">
            <text:p>-0.223842770235141</text:p>
          </table:table-cell>
          <table:table-cell office:value-type="float" office:value="-0.113736242886484" calcext:value-type="float">
            <text:p>-0.113736242886484</text:p>
          </table:table-cell>
          <table:table-cell/>
          <table:table-cell table:formula="of:=SQRT(ABS([.A317]-[.B317]))" office:value-type="float" office:value="0.232528227695882" calcext:value-type="float">
            <text:p>0.232528227695882</text:p>
          </table:table-cell>
          <table:table-cell table:formula="of:=SQRT(ABS([.A317]-[.C317]))" office:value-type="float" office:value="0.236721673433737" calcext:value-type="float">
            <text:p>0.236721673433737</text:p>
          </table:table-cell>
        </table:table-row>
        <table:table-row table:style-name="ro1">
          <table:table-cell office:value-type="float" office:value="-0.169559478343413" calcext:value-type="float">
            <text:p>-0.169559478343413</text:p>
          </table:table-cell>
          <table:table-cell office:value-type="float" office:value="0.116153345069929" calcext:value-type="float">
            <text:p>0.116153345069929</text:p>
          </table:table-cell>
          <table:table-cell office:value-type="float" office:value="0.041366529415115" calcext:value-type="float">
            <text:p>0.041366529415115</text:p>
          </table:table-cell>
          <table:table-cell/>
          <table:table-cell table:formula="of:=SQRT(ABS([.A318]-[.B318]))" office:value-type="float" office:value="0.534521115965817" calcext:value-type="float">
            <text:p>0.534521115965817</text:p>
          </table:table-cell>
          <table:table-cell table:formula="of:=SQRT(ABS([.A318]-[.C318]))" office:value-type="float" office:value="0.459266815433608" calcext:value-type="float">
            <text:p>0.459266815433608</text:p>
          </table:table-cell>
        </table:table-row>
        <table:table-row table:style-name="ro1">
          <table:table-cell office:value-type="float" office:value="-0.169335837359416" calcext:value-type="float">
            <text:p>-0.169335837359416</text:p>
          </table:table-cell>
          <table:table-cell office:value-type="float" office:value="0.160113965828416" calcext:value-type="float">
            <text:p>0.160113965828416</text:p>
          </table:table-cell>
          <table:table-cell office:value-type="float" office:value="0.0688053080385686" calcext:value-type="float">
            <text:p>0.068805308038569</text:p>
          </table:table-cell>
          <table:table-cell/>
          <table:table-cell table:formula="of:=SQRT(ABS([.A319]-[.B319]))" office:value-type="float" office:value="0.573977180023589" calcext:value-type="float">
            <text:p>0.573977180023589</text:p>
          </table:table-cell>
          <table:table-cell table:formula="of:=SQRT(ABS([.A319]-[.C319]))" office:value-type="float" office:value="0.487997075194088" calcext:value-type="float">
            <text:p>0.487997075194088</text:p>
          </table:table-cell>
        </table:table-row>
        <table:table-row table:style-name="ro1">
          <table:table-cell office:value-type="float" office:value="-0.169103633981774" calcext:value-type="float">
            <text:p>-0.169103633981774</text:p>
          </table:table-cell>
          <table:table-cell office:value-type="float" office:value="0.150610850657597" calcext:value-type="float">
            <text:p>0.150610850657597</text:p>
          </table:table-cell>
          <table:table-cell office:value-type="float" office:value="0.0622361038088394" calcext:value-type="float">
            <text:p>0.062236103808839</text:p>
          </table:table-cell>
          <table:table-cell/>
          <table:table-cell table:formula="of:=SQRT(ABS([.A320]-[.B320]))" office:value-type="float" office:value="0.565433006322916" calcext:value-type="float">
            <text:p>0.565433006322916</text:p>
          </table:table-cell>
          <table:table-cell table:formula="of:=SQRT(ABS([.A320]-[.C320]))" office:value-type="float" office:value="0.480977897403419" calcext:value-type="float">
            <text:p>0.480977897403419</text:p>
          </table:table-cell>
        </table:table-row>
        <table:table-row table:style-name="ro1">
          <table:table-cell office:value-type="float" office:value="-0.168869593303941" calcext:value-type="float">
            <text:p>-0.168869593303941</text:p>
          </table:table-cell>
          <table:table-cell office:value-type="float" office:value="0.0960049123309642" calcext:value-type="float">
            <text:p>0.096004912330964</text:p>
          </table:table-cell>
          <table:table-cell office:value-type="float" office:value="0.0344554051383006" calcext:value-type="float">
            <text:p>0.034455405138301</text:p>
          </table:table-cell>
          <table:table-cell/>
          <table:table-cell table:formula="of:=SQRT(ABS([.A321]-[.B321]))" office:value-type="float" office:value="0.514659601712535" calcext:value-type="float">
            <text:p>0.514659601712535</text:p>
          </table:table-cell>
          <table:table-cell table:formula="of:=SQRT(ABS([.A321]-[.C321]))" office:value-type="float" office:value="0.450915733194398" calcext:value-type="float">
            <text:p>0.450915733194398</text:p>
          </table:table-cell>
        </table:table-row>
        <table:table-row table:style-name="ro1">
          <table:table-cell office:value-type="float" office:value="-0.168671526339699" calcext:value-type="float">
            <text:p>-0.168671526339699</text:p>
          </table:table-cell>
          <table:table-cell office:value-type="float" office:value="0.15526615737642" calcext:value-type="float">
            <text:p>0.15526615737642</text:p>
          </table:table-cell>
          <table:table-cell office:value-type="float" office:value="0.0654854417940328" calcext:value-type="float">
            <text:p>0.065485441794033</text:p>
          </table:table-cell>
          <table:table-cell/>
          <table:table-cell table:formula="of:=SQRT(ABS([.A322]-[.B322]))" office:value-type="float" office:value="0.569155236922335" calcext:value-type="float">
            <text:p>0.569155236922335</text:p>
          </table:table-cell>
          <table:table-cell table:formula="of:=SQRT(ABS([.A322]-[.C322]))" office:value-type="float" office:value="0.483897683538299" calcext:value-type="float">
            <text:p>0.483897683538299</text:p>
          </table:table-cell>
        </table:table-row>
        <table:table-row table:style-name="ro1">
          <table:table-cell office:value-type="float" office:value="-0.1683986679668" calcext:value-type="float">
            <text:p>-0.1683986679668</text:p>
          </table:table-cell>
          <table:table-cell office:value-type="float" office:value="0.12798713651657" calcext:value-type="float">
            <text:p>0.12798713651657</text:p>
          </table:table-cell>
          <table:table-cell office:value-type="float" office:value="0.0500884469298736" calcext:value-type="float">
            <text:p>0.050088446929874</text:p>
          </table:table-cell>
          <table:table-cell/>
          <table:table-cell table:formula="of:=SQRT(ABS([.A323]-[.B323]))" office:value-type="float" office:value="0.544413266263204" calcext:value-type="float">
            <text:p>0.544413266263204</text:p>
          </table:table-cell>
          <table:table-cell table:formula="of:=SQRT(ABS([.A323]-[.C323]))" office:value-type="float" office:value="0.4674260528647" calcext:value-type="float">
            <text:p>0.4674260528647</text:p>
          </table:table-cell>
        </table:table-row>
        <table:table-row table:style-name="ro1">
          <table:table-cell office:value-type="float" office:value="-0.16801746567794" calcext:value-type="float">
            <text:p>-0.16801746567794</text:p>
          </table:table-cell>
          <table:table-cell office:value-type="float" office:value="0.179563142289131" calcext:value-type="float">
            <text:p>0.179563142289131</text:p>
          </table:table-cell>
          <table:table-cell office:value-type="float" office:value="0.0813754692270079" calcext:value-type="float">
            <text:p>0.081375469227008</text:p>
          </table:table-cell>
          <table:table-cell/>
          <table:table-cell table:formula="of:=SQRT(ABS([.A324]-[.B324]))" office:value-type="float" office:value="0.58955967294844" calcext:value-type="float">
            <text:p>0.58955967294844</text:p>
          </table:table-cell>
          <table:table-cell table:formula="of:=SQRT(ABS([.A324]-[.C324]))" office:value-type="float" office:value="0.499392565928797" calcext:value-type="float">
            <text:p>0.499392565928797</text:p>
          </table:table-cell>
        </table:table-row>
        <table:table-row table:style-name="ro1">
          <table:table-cell office:value-type="float" office:value="-0.167858353075218" calcext:value-type="float">
            <text:p>-0.167858353075218</text:p>
          </table:table-cell>
          <table:table-cell office:value-type="float" office:value="0.187043091065906" calcext:value-type="float">
            <text:p>0.187043091065906</text:p>
          </table:table-cell>
          <table:table-cell office:value-type="float" office:value="0.0855776683780584" calcext:value-type="float">
            <text:p>0.085577668378058</text:p>
          </table:table-cell>
          <table:table-cell/>
          <table:table-cell table:formula="of:=SQRT(ABS([.A325]-[.B325]))" office:value-type="float" office:value="0.595736052410062" calcext:value-type="float">
            <text:p>0.595736052410062</text:p>
          </table:table-cell>
          <table:table-cell table:formula="of:=SQRT(ABS([.A325]-[.C325]))" office:value-type="float" office:value="0.50342429565256" calcext:value-type="float">
            <text:p>0.50342429565256</text:p>
          </table:table-cell>
        </table:table-row>
        <table:table-row table:style-name="ro1">
          <table:table-cell office:value-type="float" office:value="-0.167837109987517" calcext:value-type="float">
            <text:p>-0.167837109987517</text:p>
          </table:table-cell>
          <table:table-cell office:value-type="float" office:value="-0.121455971139912" calcext:value-type="float">
            <text:p>-0.121455971139912</text:p>
          </table:table-cell>
          <table:table-cell office:value-type="float" office:value="-0.0461061124433448" calcext:value-type="float">
            <text:p>-0.046106112443345</text:p>
          </table:table-cell>
          <table:table-cell/>
          <table:table-cell table:formula="of:=SQRT(ABS([.A326]-[.B326]))" office:value-type="float" office:value="0.215362807484498" calcext:value-type="float">
            <text:p>0.215362807484498</text:p>
          </table:table-cell>
          <table:table-cell table:formula="of:=SQRT(ABS([.A326]-[.C326]))" office:value-type="float" office:value="0.348899695534651" calcext:value-type="float">
            <text:p>0.348899695534651</text:p>
          </table:table-cell>
        </table:table-row>
        <table:table-row table:style-name="ro1">
          <table:table-cell office:value-type="float" office:value="-0.167817455069397" calcext:value-type="float">
            <text:p>-0.167817455069397</text:p>
          </table:table-cell>
          <table:table-cell office:value-type="float" office:value="-0.147385043839061" calcext:value-type="float">
            <text:p>-0.147385043839061</text:p>
          </table:table-cell>
          <table:table-cell office:value-type="float" office:value="-0.0589854751011581" calcext:value-type="float">
            <text:p>-0.058985475101158</text:p>
          </table:table-cell>
          <table:table-cell/>
          <table:table-cell table:formula="of:=SQRT(ABS([.A327]-[.B327]))" office:value-type="float" office:value="0.142941985540764" calcext:value-type="float">
            <text:p>0.142941985540764</text:p>
          </table:table-cell>
          <table:table-cell table:formula="of:=SQRT(ABS([.A327]-[.C327]))" office:value-type="float" office:value="0.329896923247609" calcext:value-type="float">
            <text:p>0.329896923247609</text:p>
          </table:table-cell>
        </table:table-row>
        <table:table-row table:style-name="ro1">
          <table:table-cell office:value-type="float" office:value="-0.167797744945246" calcext:value-type="float">
            <text:p>-0.167797744945246</text:p>
          </table:table-cell>
          <table:table-cell office:value-type="float" office:value="-0.112669703049851" calcext:value-type="float">
            <text:p>-0.112669703049851</text:p>
          </table:table-cell>
          <table:table-cell office:value-type="float" office:value="-0.0414522881029146" calcext:value-type="float">
            <text:p>-0.041452288102915</text:p>
          </table:table-cell>
          <table:table-cell/>
          <table:table-cell table:formula="of:=SQRT(ABS([.A328]-[.B328]))" office:value-type="float" office:value="0.234793615533717" calcext:value-type="float">
            <text:p>0.234793615533717</text:p>
          </table:table-cell>
          <table:table-cell table:formula="of:=SQRT(ABS([.A328]-[.C328]))" office:value-type="float" office:value="0.355451061107336" calcext:value-type="float">
            <text:p>0.355451061107336</text:p>
          </table:table-cell>
        </table:table-row>
        <table:table-row table:style-name="ro1">
          <table:table-cell office:value-type="float" office:value="-0.167490886627814" calcext:value-type="float">
            <text:p>-0.167490886627814</text:p>
          </table:table-cell>
          <table:table-cell office:value-type="float" office:value="0.166879624031259" calcext:value-type="float">
            <text:p>0.166879624031259</text:p>
          </table:table-cell>
          <table:table-cell office:value-type="float" office:value="0.0733001791478674" calcext:value-type="float">
            <text:p>0.073300179147867</text:p>
          </table:table-cell>
          <table:table-cell/>
          <table:table-cell table:formula="of:=SQRT(ABS([.A329]-[.B329]))" office:value-type="float" office:value="0.578247793475317" calcext:value-type="float">
            <text:p>0.578247793475317</text:p>
          </table:table-cell>
          <table:table-cell table:formula="of:=SQRT(ABS([.A329]-[.C329]))" office:value-type="float" office:value="0.490704662475996" calcext:value-type="float">
            <text:p>0.490704662475996</text:p>
          </table:table-cell>
        </table:table-row>
        <table:table-row table:style-name="ro1">
          <table:table-cell office:value-type="float" office:value="-0.167171636562289" calcext:value-type="float">
            <text:p>-0.167171636562289</text:p>
          </table:table-cell>
          <table:table-cell office:value-type="float" office:value="0.151427711167513" calcext:value-type="float">
            <text:p>0.151427711167513</text:p>
          </table:table-cell>
          <table:table-cell office:value-type="float" office:value="0.0636766193628175" calcext:value-type="float">
            <text:p>0.063676619362818</text:p>
          </table:table-cell>
          <table:table-cell/>
          <table:table-cell table:formula="of:=SQRT(ABS([.A330]-[.B330]))" office:value-type="float" office:value="0.564446053870343" calcext:value-type="float">
            <text:p>0.564446053870343</text:p>
          </table:table-cell>
          <table:table-cell table:formula="of:=SQRT(ABS([.A330]-[.C330]))" office:value-type="float" office:value="0.48046670636487" calcext:value-type="float">
            <text:p>0.48046670636487</text:p>
          </table:table-cell>
        </table:table-row>
        <table:table-row table:style-name="ro1">
          <table:table-cell office:value-type="float" office:value="-0.16694530632149" calcext:value-type="float">
            <text:p>-0.16694530632149</text:p>
          </table:table-cell>
          <table:table-cell office:value-type="float" office:value="0.233072251936067" calcext:value-type="float">
            <text:p>0.233072251936067</text:p>
          </table:table-cell>
          <table:table-cell office:value-type="float" office:value="0.129973435285975" calcext:value-type="float">
            <text:p>0.129973435285975</text:p>
          </table:table-cell>
          <table:table-cell/>
          <table:table-cell table:formula="of:=SQRT(ABS([.A331]-[.B331]))" office:value-type="float" office:value="0.632469412902756" calcext:value-type="float">
            <text:p>0.632469412902756</text:p>
          </table:table-cell>
          <table:table-cell table:formula="of:=SQRT(ABS([.A331]-[.C331]))" office:value-type="float" office:value="0.544902506516042" calcext:value-type="float">
            <text:p>0.544902506516042</text:p>
          </table:table-cell>
        </table:table-row>
        <table:table-row table:style-name="ro1">
          <table:table-cell office:value-type="float" office:value="-0.166782543468284" calcext:value-type="float">
            <text:p>-0.166782543468284</text:p>
          </table:table-cell>
          <table:table-cell office:value-type="float" office:value="0.00534306793400887" calcext:value-type="float">
            <text:p>0.005343067934009</text:p>
          </table:table-cell>
          <table:table-cell office:value-type="float" office:value="0.00147729825215503" calcext:value-type="float">
            <text:p>0.001477298252155</text:p>
          </table:table-cell>
          <table:table-cell/>
          <table:table-cell table:formula="of:=SQRT(ABS([.A332]-[.B332]))" office:value-type="float" office:value="0.414880237420744" calcext:value-type="float">
            <text:p>0.414880237420744</text:p>
          </table:table-cell>
          <table:table-cell table:formula="of:=SQRT(ABS([.A332]-[.C332]))" office:value-type="float" office:value="0.410194882611228" calcext:value-type="float">
            <text:p>0.410194882611228</text:p>
          </table:table-cell>
        </table:table-row>
        <table:table-row table:style-name="ro1">
          <table:table-cell office:value-type="float" office:value="-0.166691312562259" calcext:value-type="float">
            <text:p>-0.166691312562259</text:p>
          </table:table-cell>
          <table:table-cell office:value-type="float" office:value="-0.0334020393413692" calcext:value-type="float">
            <text:p>-0.033402039341369</text:p>
          </table:table-cell>
          <table:table-cell office:value-type="float" office:value="-0.0102030827090684" calcext:value-type="float">
            <text:p>-0.010203082709068</text:p>
          </table:table-cell>
          <table:table-cell/>
          <table:table-cell table:formula="of:=SQRT(ABS([.A333]-[.B333]))" office:value-type="float" office:value="0.365088034891435" calcext:value-type="float">
            <text:p>0.365088034891435</text:p>
          </table:table-cell>
          <table:table-cell table:formula="of:=SQRT(ABS([.A333]-[.C333]))" office:value-type="float" office:value="0.395585932324685" calcext:value-type="float">
            <text:p>0.395585932324685</text:p>
          </table:table-cell>
        </table:table-row>
        <table:table-row table:style-name="ro1">
          <table:table-cell office:value-type="float" office:value="-0.166500080049138" calcext:value-type="float">
            <text:p>-0.166500080049138</text:p>
          </table:table-cell>
          <table:table-cell office:value-type="float" office:value="-0.0249378409165229" calcext:value-type="float">
            <text:p>-0.024937840916523</text:p>
          </table:table-cell>
          <table:table-cell office:value-type="float" office:value="-0.00740073060691065" calcext:value-type="float">
            <text:p>-0.007400730606911</text:p>
          </table:table-cell>
          <table:table-cell/>
          <table:table-cell table:formula="of:=SQRT(ABS([.A334]-[.B334]))" office:value-type="float" office:value="0.376247576912616" calcext:value-type="float">
            <text:p>0.376247576912616</text:p>
          </table:table-cell>
          <table:table-cell table:formula="of:=SQRT(ABS([.A334]-[.C334]))" office:value-type="float" office:value="0.398872598008722" calcext:value-type="float">
            <text:p>0.398872598008722</text:p>
          </table:table-cell>
        </table:table-row>
        <table:table-row table:style-name="ro1">
          <table:table-cell office:value-type="float" office:value="-0.166216893997811" calcext:value-type="float">
            <text:p>-0.166216893997811</text:p>
          </table:table-cell>
          <table:table-cell office:value-type="float" office:value="0.17762412708791" calcext:value-type="float">
            <text:p>0.17762412708791</text:p>
          </table:table-cell>
          <table:table-cell office:value-type="float" office:value="0.0811449145418513" calcext:value-type="float">
            <text:p>0.081144914541851</text:p>
          </table:table-cell>
          <table:table-cell/>
          <table:table-cell table:formula="of:=SQRT(ABS([.A335]-[.B335]))" office:value-type="float" office:value="0.586379587882901" calcext:value-type="float">
            <text:p>0.586379587882901</text:p>
          </table:table-cell>
          <table:table-cell table:formula="of:=SQRT(ABS([.A335]-[.C335]))" office:value-type="float" office:value="0.497354811517555" calcext:value-type="float">
            <text:p>0.497354811517555</text:p>
          </table:table-cell>
        </table:table-row>
        <table:table-row table:style-name="ro1">
          <table:table-cell office:value-type="float" office:value="-0.165991546267441" calcext:value-type="float">
            <text:p>-0.165991546267441</text:p>
          </table:table-cell>
          <table:table-cell office:value-type="float" office:value="0.157371106262318" calcext:value-type="float">
            <text:p>0.157371106262318</text:p>
          </table:table-cell>
          <table:table-cell office:value-type="float" office:value="0.0636713332744259" calcext:value-type="float">
            <text:p>0.063671333274426</text:p>
          </table:table-cell>
          <table:table-cell/>
          <table:table-cell table:formula="of:=SQRT(ABS([.A336]-[.B336]))" office:value-type="float" office:value="0.568649850549316" calcext:value-type="float">
            <text:p>0.568649850549316</text:p>
          </table:table-cell>
          <table:table-cell table:formula="of:=SQRT(ABS([.A336]-[.C336]))" office:value-type="float" office:value="0.479231551070948" calcext:value-type="float">
            <text:p>0.479231551070948</text:p>
          </table:table-cell>
        </table:table-row>
        <table:table-row table:style-name="ro1">
          <table:table-cell office:value-type="float" office:value="-0.165649675589795" calcext:value-type="float">
            <text:p>-0.165649675589795</text:p>
          </table:table-cell>
          <table:table-cell office:value-type="float" office:value="0.188400421844612" calcext:value-type="float">
            <text:p>0.188400421844612</text:p>
          </table:table-cell>
          <table:table-cell office:value-type="float" office:value="0.0876014333533429" calcext:value-type="float">
            <text:p>0.087601433353343</text:p>
          </table:table-cell>
          <table:table-cell/>
          <table:table-cell table:formula="of:=SQRT(ABS([.A337]-[.B337]))" office:value-type="float" office:value="0.595021089907246" calcext:value-type="float">
            <text:p>0.595021089907246</text:p>
          </table:table-cell>
          <table:table-cell table:formula="of:=SQRT(ABS([.A337]-[.C337]))" office:value-type="float" office:value="0.503240607406773" calcext:value-type="float">
            <text:p>0.503240607406773</text:p>
          </table:table-cell>
        </table:table-row>
        <table:table-row table:style-name="ro1">
          <table:table-cell office:value-type="float" office:value="-0.165301091332162" calcext:value-type="float">
            <text:p>-0.165301091332162</text:p>
          </table:table-cell>
          <table:table-cell office:value-type="float" office:value="0.227066655003292" calcext:value-type="float">
            <text:p>0.227066655003292</text:p>
          </table:table-cell>
          <table:table-cell office:value-type="float" office:value="0.124544572545565" calcext:value-type="float">
            <text:p>0.124544572545565</text:p>
          </table:table-cell>
          <table:table-cell/>
          <table:table-cell table:formula="of:=SQRT(ABS([.A338]-[.B338]))" office:value-type="float" office:value="0.626392645499174" calcext:value-type="float">
            <text:p>0.626392645499174</text:p>
          </table:table-cell>
          <table:table-cell table:formula="of:=SQRT(ABS([.A338]-[.C338]))" office:value-type="float" office:value="0.538373164150784" calcext:value-type="float">
            <text:p>0.538373164150784</text:p>
          </table:table-cell>
        </table:table-row>
        <table:table-row table:style-name="ro1">
          <table:table-cell office:value-type="float" office:value="-0.164951087348232" calcext:value-type="float">
            <text:p>-0.164951087348232</text:p>
          </table:table-cell>
          <table:table-cell office:value-type="float" office:value="0.216814766341791" calcext:value-type="float">
            <text:p>0.216814766341791</text:p>
          </table:table-cell>
          <table:table-cell office:value-type="float" office:value="0.113005153329831" calcext:value-type="float">
            <text:p>0.113005153329831</text:p>
          </table:table-cell>
          <table:table-cell/>
          <table:table-cell table:formula="of:=SQRT(ABS([.A339]-[.B339]))" office:value-type="float" office:value="0.617872036662951" calcext:value-type="float">
            <text:p>0.617872036662951</text:p>
          </table:table-cell>
          <table:table-cell table:formula="of:=SQRT(ABS([.A339]-[.C339]))" office:value-type="float" office:value="0.527215554283125" calcext:value-type="float">
            <text:p>0.527215554283125</text:p>
          </table:table-cell>
        </table:table-row>
        <table:table-row table:style-name="ro1">
          <table:table-cell office:value-type="float" office:value="-0.164727504223116" calcext:value-type="float">
            <text:p>-0.164727504223116</text:p>
          </table:table-cell>
          <table:table-cell office:value-type="float" office:value="0.0705256251592302" calcext:value-type="float">
            <text:p>0.07052562515923</text:p>
          </table:table-cell>
          <table:table-cell office:value-type="float" office:value="0.0222755693212434" calcext:value-type="float">
            <text:p>0.022275569321243</text:p>
          </table:table-cell>
          <table:table-cell/>
          <table:table-cell table:formula="of:=SQRT(ABS([.A340]-[.B340]))" office:value-type="float" office:value="0.485028998496323" calcext:value-type="float">
            <text:p>0.485028998496323</text:p>
          </table:table-cell>
          <table:table-cell table:formula="of:=SQRT(ABS([.A340]-[.C340]))" office:value-type="float" office:value="0.432438519959034" calcext:value-type="float">
            <text:p>0.432438519959034</text:p>
          </table:table-cell>
        </table:table-row>
        <table:table-row table:style-name="ro1">
          <table:table-cell office:value-type="float" office:value="-0.164651952642003" calcext:value-type="float">
            <text:p>-0.164651952642003</text:p>
          </table:table-cell>
          <table:table-cell office:value-type="float" office:value="-0.0943944078076615" calcext:value-type="float">
            <text:p>-0.094394407807662</text:p>
          </table:table-cell>
          <table:table-cell office:value-type="float" office:value="-0.0338713891874702" calcext:value-type="float">
            <text:p>-0.03387138918747</text:p>
          </table:table-cell>
          <table:table-cell/>
          <table:table-cell table:formula="of:=SQRT(ABS([.A341]-[.B341]))" office:value-type="float" office:value="0.265061398235091" calcext:value-type="float">
            <text:p>0.265061398235091</text:p>
          </table:table-cell>
          <table:table-cell table:formula="of:=SQRT(ABS([.A341]-[.C341]))" office:value-type="float" office:value="0.361635954316676" calcext:value-type="float">
            <text:p>0.361635954316676</text:p>
          </table:table-cell>
        </table:table-row>
        <table:table-row table:style-name="ro1">
          <table:table-cell office:value-type="float" office:value="-0.164570306365042" calcext:value-type="float">
            <text:p>-0.164570306365042</text:p>
          </table:table-cell>
          <table:table-cell office:value-type="float" office:value="-0.0883841388147337" calcext:value-type="float">
            <text:p>-0.088384138814734</text:p>
          </table:table-cell>
          <table:table-cell office:value-type="float" office:value="-0.0298418038083827" calcext:value-type="float">
            <text:p>-0.029841803808383</text:p>
          </table:table-cell>
          <table:table-cell/>
          <table:table-cell table:formula="of:=SQRT(ABS([.A342]-[.B342]))" office:value-type="float" office:value="0.276018418860605" calcext:value-type="float">
            <text:p>0.276018418860605</text:p>
          </table:table-cell>
          <table:table-cell table:formula="of:=SQRT(ABS([.A342]-[.C342]))" office:value-type="float" office:value="0.367053814251615" calcext:value-type="float">
            <text:p>0.367053814251615</text:p>
          </table:table-cell>
        </table:table-row>
        <table:table-row table:style-name="ro1">
          <table:table-cell office:value-type="float" office:value="-0.164485095654178" calcext:value-type="float">
            <text:p>-0.164485095654178</text:p>
          </table:table-cell>
          <table:table-cell office:value-type="float" office:value="-0.0425802582597014" calcext:value-type="float">
            <text:p>-0.042580258259701</text:p>
          </table:table-cell>
          <table:table-cell office:value-type="float" office:value="-0.0130827304335869" calcext:value-type="float">
            <text:p>-0.013082730433587</text:p>
          </table:table-cell>
          <table:table-cell/>
          <table:table-cell table:formula="of:=SQRT(ABS([.A343]-[.B343]))" office:value-type="float" office:value="0.349148732482987" calcext:value-type="float">
            <text:p>0.349148732482987</text:p>
          </table:table-cell>
          <table:table-cell table:formula="of:=SQRT(ABS([.A343]-[.C343]))" office:value-type="float" office:value="0.389104568491031" calcext:value-type="float">
            <text:p>0.389104568491031</text:p>
          </table:table-cell>
        </table:table-row>
        <table:table-row table:style-name="ro1">
          <table:table-cell office:value-type="float" office:value="-0.164244813846513" calcext:value-type="float">
            <text:p>-0.164244813846513</text:p>
          </table:table-cell>
          <table:table-cell office:value-type="float" office:value="0.119310976948476" calcext:value-type="float">
            <text:p>0.119310976948476</text:p>
          </table:table-cell>
          <table:table-cell office:value-type="float" office:value="0.0455477549723179" calcext:value-type="float">
            <text:p>0.045547754972318</text:p>
          </table:table-cell>
          <table:table-cell/>
          <table:table-cell table:formula="of:=SQRT(ABS([.A344]-[.B344]))" office:value-type="float" office:value="0.532499568821411" calcext:value-type="float">
            <text:p>0.532499568821411</text:p>
          </table:table-cell>
          <table:table-cell table:formula="of:=SQRT(ABS([.A344]-[.C344]))" office:value-type="float" office:value="0.458031187604983" calcext:value-type="float">
            <text:p>0.458031187604983</text:p>
          </table:table-cell>
        </table:table-row>
        <table:table-row table:style-name="ro1">
          <table:table-cell office:value-type="float" office:value="-0.163928539852447" calcext:value-type="float">
            <text:p>-0.163928539852447</text:p>
          </table:table-cell>
          <table:table-cell office:value-type="float" office:value="0.190511728390114" calcext:value-type="float">
            <text:p>0.190511728390114</text:p>
          </table:table-cell>
          <table:table-cell office:value-type="float" office:value="0.0913517083127601" calcext:value-type="float">
            <text:p>0.09135170831276</text:p>
          </table:table-cell>
          <table:table-cell/>
          <table:table-cell table:formula="of:=SQRT(ABS([.A345]-[.B345]))" office:value-type="float" office:value="0.595348862636489" calcext:value-type="float">
            <text:p>0.595348862636489</text:p>
          </table:table-cell>
          <table:table-cell table:formula="of:=SQRT(ABS([.A345]-[.C345]))" office:value-type="float" office:value="0.50525265775175" calcext:value-type="float">
            <text:p>0.50525265775175</text:p>
          </table:table-cell>
        </table:table-row>
        <table:table-row table:style-name="ro1">
          <table:table-cell office:value-type="float" office:value="-0.163718981828298" calcext:value-type="float">
            <text:p>-0.163718981828298</text:p>
          </table:table-cell>
          <table:table-cell office:value-type="float" office:value="0.13098070215044" calcext:value-type="float">
            <text:p>0.13098070215044</text:p>
          </table:table-cell>
          <table:table-cell office:value-type="float" office:value="0.0497782530030171" calcext:value-type="float">
            <text:p>0.049778253003017</text:p>
          </table:table-cell>
          <table:table-cell/>
          <table:table-cell table:formula="of:=SQRT(ABS([.A346]-[.B346]))" office:value-type="float" office:value="0.542862490856329" calcext:value-type="float">
            <text:p>0.542862490856329</text:p>
          </table:table-cell>
          <table:table-cell table:formula="of:=SQRT(ABS([.A346]-[.C346]))" office:value-type="float" office:value="0.462057609861925" calcext:value-type="float">
            <text:p>0.462057609861925</text:p>
          </table:table-cell>
        </table:table-row>
        <table:table-row table:style-name="ro1">
          <table:table-cell office:value-type="float" office:value="-0.163579990643785" calcext:value-type="float">
            <text:p>-0.163579990643785</text:p>
          </table:table-cell>
          <table:table-cell office:value-type="float" office:value="-0.0137918977730635" calcext:value-type="float">
            <text:p>-0.013791897773064</text:p>
          </table:table-cell>
          <table:table-cell office:value-type="float" office:value="-0.00409475779057002" calcext:value-type="float">
            <text:p>-0.00409475779057</text:p>
          </table:table-cell>
          <table:table-cell/>
          <table:table-cell table:formula="of:=SQRT(ABS([.A347]-[.B347]))" office:value-type="float" office:value="0.387024667005504" calcext:value-type="float">
            <text:p>0.387024667005504</text:p>
          </table:table-cell>
          <table:table-cell table:formula="of:=SQRT(ABS([.A347]-[.C347]))" office:value-type="float" office:value="0.399356022683038" calcext:value-type="float">
            <text:p>0.399356022683038</text:p>
          </table:table-cell>
        </table:table-row>
        <table:table-row table:style-name="ro1">
          <table:table-cell office:value-type="float" office:value="-0.16341011044643" calcext:value-type="float">
            <text:p>-0.16341011044643</text:p>
          </table:table-cell>
          <table:table-cell office:value-type="float" office:value="-0.0630389896645668" calcext:value-type="float">
            <text:p>-0.063038989664567</text:p>
          </table:table-cell>
          <table:table-cell office:value-type="float" office:value="-0.0205314228383334" calcext:value-type="float">
            <text:p>-0.020531422838333</text:p>
          </table:table-cell>
          <table:table-cell/>
          <table:table-cell table:formula="of:=SQRT(ABS([.A348]-[.B348]))" office:value-type="float" office:value="0.316814016075462" calcext:value-type="float">
            <text:p>0.316814016075462</text:p>
          </table:table-cell>
          <table:table-cell table:formula="of:=SQRT(ABS([.A348]-[.C348]))" office:value-type="float" office:value="0.377992972961266" calcext:value-type="float">
            <text:p>0.377992972961266</text:p>
          </table:table-cell>
        </table:table-row>
        <table:table-row table:style-name="ro1">
          <table:table-cell office:value-type="float" office:value="-0.163283491730852" calcext:value-type="float">
            <text:p>-0.163283491730852</text:p>
          </table:table-cell>
          <table:table-cell office:value-type="float" office:value="0.0202295362515292" calcext:value-type="float">
            <text:p>0.020229536251529</text:p>
          </table:table-cell>
          <table:table-cell office:value-type="float" office:value="0.00599044192626127" calcext:value-type="float">
            <text:p>0.005990441926261</text:p>
          </table:table-cell>
          <table:table-cell/>
          <table:table-cell table:formula="of:=SQRT(ABS([.A349]-[.B349]))" office:value-type="float" office:value="0.428384206037502" calcext:value-type="float">
            <text:p>0.428384206037502</text:p>
          </table:table-cell>
          <table:table-cell table:formula="of:=SQRT(ABS([.A349]-[.C349]))" office:value-type="float" office:value="0.411429135644418" calcext:value-type="float">
            <text:p>0.411429135644418</text:p>
          </table:table-cell>
        </table:table-row>
        <table:table-row table:style-name="ro1">
          <table:table-cell office:value-type="float" office:value="-0.163140085090957" calcext:value-type="float">
            <text:p>-0.163140085090957</text:p>
          </table:table-cell>
          <table:table-cell office:value-type="float" office:value="-0.00360726035194108" calcext:value-type="float">
            <text:p>-0.003607260351941</text:p>
          </table:table-cell>
          <table:table-cell office:value-type="float" office:value="-0.00104944235123702" calcext:value-type="float">
            <text:p>-0.001049442351237</text:p>
          </table:table-cell>
          <table:table-cell/>
          <table:table-cell table:formula="of:=SQRT(ABS([.A350]-[.B350]))" office:value-type="float" office:value="0.399415604025451" calcext:value-type="float">
            <text:p>0.399415604025451</text:p>
          </table:table-cell>
          <table:table-cell table:formula="of:=SQRT(ABS([.A350]-[.C350]))" office:value-type="float" office:value="0.402604822052245" calcext:value-type="float">
            <text:p>0.402604822052245</text:p>
          </table:table-cell>
        </table:table-row>
        <table:table-row table:style-name="ro1">
          <table:table-cell office:value-type="float" office:value="-0.162986615323504" calcext:value-type="float">
            <text:p>-0.162986615323504</text:p>
          </table:table-cell>
          <table:table-cell office:value-type="float" office:value="0.0482058138596407" calcext:value-type="float">
            <text:p>0.048205813859641</text:p>
          </table:table-cell>
          <table:table-cell office:value-type="float" office:value="0.0150148814600955" calcext:value-type="float">
            <text:p>0.015014881460096</text:p>
          </table:table-cell>
          <table:table-cell/>
          <table:table-cell table:formula="of:=SQRT(ABS([.A351]-[.B351]))" office:value-type="float" office:value="0.4595567747114" calcext:value-type="float">
            <text:p>0.4595567747114</text:p>
          </table:table-cell>
          <table:table-cell table:formula="of:=SQRT(ABS([.A351]-[.C351]))" office:value-type="float" office:value="0.421902236049537" calcext:value-type="float">
            <text:p>0.421902236049537</text:p>
          </table:table-cell>
        </table:table-row>
        <table:table-row table:style-name="ro1">
          <table:table-cell office:value-type="float" office:value="-0.162803299129777" calcext:value-type="float">
            <text:p>-0.162803299129777</text:p>
          </table:table-cell>
          <table:table-cell office:value-type="float" office:value="0.0504852860296208" calcext:value-type="float">
            <text:p>0.050485286029621</text:p>
          </table:table-cell>
          <table:table-cell office:value-type="float" office:value="0.0158237540442809" calcext:value-type="float">
            <text:p>0.015823754044281</text:p>
          </table:table-cell>
          <table:table-cell/>
          <table:table-cell table:formula="of:=SQRT(ABS([.A352]-[.B352]))" office:value-type="float" office:value="0.461831771491956" calcext:value-type="float">
            <text:p>0.461831771491956</text:p>
          </table:table-cell>
          <table:table-cell table:formula="of:=SQRT(ABS([.A352]-[.C352]))" office:value-type="float" office:value="0.42264293815709" calcext:value-type="float">
            <text:p>0.42264293815709</text:p>
          </table:table-cell>
        </table:table-row>
        <table:table-row table:style-name="ro1">
          <table:table-cell office:value-type="float" office:value="-0.162587697589556" calcext:value-type="float">
            <text:p>-0.162587697589556</text:p>
          </table:table-cell>
          <table:table-cell office:value-type="float" office:value="0.143511589384925" calcext:value-type="float">
            <text:p>0.143511589384925</text:p>
          </table:table-cell>
          <table:table-cell office:value-type="float" office:value="0.0582446661296898" calcext:value-type="float">
            <text:p>0.05824466612969</text:p>
          </table:table-cell>
          <table:table-cell/>
          <table:table-cell table:formula="of:=SQRT(ABS([.A353]-[.B353]))" office:value-type="float" office:value="0.553262403362528" calcext:value-type="float">
            <text:p>0.553262403362528</text:p>
          </table:table-cell>
          <table:table-cell table:formula="of:=SQRT(ABS([.A353]-[.C353]))" office:value-type="float" office:value="0.469928041001222" calcext:value-type="float">
            <text:p>0.469928041001222</text:p>
          </table:table-cell>
        </table:table-row>
        <table:table-row table:style-name="ro1">
          <table:table-cell office:value-type="float" office:value="-0.16239266731578" calcext:value-type="float">
            <text:p>-0.16239266731578</text:p>
          </table:table-cell>
          <table:table-cell office:value-type="float" office:value="0.090841472875636" calcext:value-type="float">
            <text:p>0.090841472875636</text:p>
          </table:table-cell>
          <table:table-cell office:value-type="float" office:value="0.0314467942795552" calcext:value-type="float">
            <text:p>0.031446794279555</text:p>
          </table:table-cell>
          <table:table-cell/>
          <table:table-cell table:formula="of:=SQRT(ABS([.A354]-[.B354]))" office:value-type="float" office:value="0.503223747642553" calcext:value-type="float">
            <text:p>0.503223747642553</text:p>
          </table:table-cell>
          <table:table-cell table:formula="of:=SQRT(ABS([.A354]-[.C354]))" office:value-type="float" office:value="0.440272031357132" calcext:value-type="float">
            <text:p>0.440272031357132</text:p>
          </table:table-cell>
        </table:table-row>
        <table:table-row table:style-name="ro1">
          <table:table-cell office:value-type="float" office:value="-0.162170266483069" calcext:value-type="float">
            <text:p>-0.162170266483069</text:p>
          </table:table-cell>
          <table:table-cell office:value-type="float" office:value="0.10907040599173" calcext:value-type="float">
            <text:p>0.10907040599173</text:p>
          </table:table-cell>
          <table:table-cell office:value-type="float" office:value="0.0410801254243393" calcext:value-type="float">
            <text:p>0.041080125424339</text:p>
          </table:table-cell>
          <table:table-cell/>
          <table:table-cell table:formula="of:=SQRT(ABS([.A355]-[.B355]))" office:value-type="float" office:value="0.52080771161226" calcext:value-type="float">
            <text:p>0.52080771161226</text:p>
          </table:table-cell>
          <table:table-cell table:formula="of:=SQRT(ABS([.A355]-[.C355]))" office:value-type="float" office:value="0.4508329978023" calcext:value-type="float">
            <text:p>0.4508329978023</text:p>
          </table:table-cell>
        </table:table-row>
        <table:table-row table:style-name="ro1">
          <table:table-cell office:value-type="float" office:value="-0.161972643398586" calcext:value-type="float">
            <text:p>-0.161972643398586</text:p>
          </table:table-cell>
          <table:table-cell office:value-type="float" office:value="0.0905956743098923" calcext:value-type="float">
            <text:p>0.090595674309892</text:p>
          </table:table-cell>
          <table:table-cell office:value-type="float" office:value="0.0313437874692846" calcext:value-type="float">
            <text:p>0.031343787469285</text:p>
          </table:table-cell>
          <table:table-cell/>
          <table:table-cell table:formula="of:=SQRT(ABS([.A356]-[.B356]))" office:value-type="float" office:value="0.502561755119188" calcext:value-type="float">
            <text:p>0.502561755119188</text:p>
          </table:table-cell>
          <table:table-cell table:formula="of:=SQRT(ABS([.A356]-[.C356]))" office:value-type="float" office:value="0.43967764426665" calcext:value-type="float">
            <text:p>0.43967764426665</text:p>
          </table:table-cell>
        </table:table-row>
        <table:table-row table:style-name="ro1">
          <table:table-cell office:value-type="float" office:value="-0.161692433910779" calcext:value-type="float">
            <text:p>-0.161692433910779</text:p>
          </table:table-cell>
          <table:table-cell office:value-type="float" office:value="0.119777023178347" calcext:value-type="float">
            <text:p>0.119777023178347</text:p>
          </table:table-cell>
          <table:table-cell office:value-type="float" office:value="0.0450397537988372" calcext:value-type="float">
            <text:p>0.045039753798837</text:p>
          </table:table-cell>
          <table:table-cell/>
          <table:table-cell table:formula="of:=SQRT(ABS([.A357]-[.B357]))" office:value-type="float" office:value="0.530536951671725" calcext:value-type="float">
            <text:p>0.530536951671725</text:p>
          </table:table-cell>
          <table:table-cell table:formula="of:=SQRT(ABS([.A357]-[.C357]))" office:value-type="float" office:value="0.454678114394806" calcext:value-type="float">
            <text:p>0.454678114394806</text:p>
          </table:table-cell>
        </table:table-row>
        <table:table-row table:style-name="ro1">
          <table:table-cell office:value-type="float" office:value="-0.1614563751095" calcext:value-type="float">
            <text:p>-0.1614563751095</text:p>
          </table:table-cell>
          <table:table-cell office:value-type="float" office:value="0.137820880596017" calcext:value-type="float">
            <text:p>0.137820880596017</text:p>
          </table:table-cell>
          <table:table-cell office:value-type="float" office:value="0.053623087604806" calcext:value-type="float">
            <text:p>0.053623087604806</text:p>
          </table:table-cell>
          <table:table-cell/>
          <table:table-cell table:formula="of:=SQRT(ABS([.A358]-[.B358]))" office:value-type="float" office:value="0.547062387397925" calcext:value-type="float">
            <text:p>0.547062387397925</text:p>
          </table:table-cell>
          <table:table-cell table:formula="of:=SQRT(ABS([.A358]-[.C358]))" office:value-type="float" office:value="0.46376660370741" calcext:value-type="float">
            <text:p>0.46376660370741</text:p>
          </table:table-cell>
        </table:table-row>
        <table:table-row table:style-name="ro1">
          <table:table-cell office:value-type="float" office:value="-0.16119657939059" calcext:value-type="float">
            <text:p>-0.16119657939059</text:p>
          </table:table-cell>
          <table:table-cell office:value-type="float" office:value="0.185115792708284" calcext:value-type="float">
            <text:p>0.185115792708284</text:p>
          </table:table-cell>
          <table:table-cell office:value-type="float" office:value="0.0866277305932542" calcext:value-type="float">
            <text:p>0.086627730593254</text:p>
          </table:table-cell>
          <table:table-cell/>
          <table:table-cell table:formula="of:=SQRT(ABS([.A359]-[.B359]))" office:value-type="float" office:value="0.588483111141581" calcext:value-type="float">
            <text:p>0.588483111141581</text:p>
          </table:table-cell>
          <table:table-cell table:formula="of:=SQRT(ABS([.A359]-[.C359]))" office:value-type="float" office:value="0.497819555646264" calcext:value-type="float">
            <text:p>0.497819555646264</text:p>
          </table:table-cell>
        </table:table-row>
        <table:table-row table:style-name="ro1">
          <table:table-cell office:value-type="float" office:value="-0.160871482064187" calcext:value-type="float">
            <text:p>-0.160871482064187</text:p>
          </table:table-cell>
          <table:table-cell office:value-type="float" office:value="0.183091285265377" calcext:value-type="float">
            <text:p>0.183091285265377</text:p>
          </table:table-cell>
          <table:table-cell office:value-type="float" office:value="0.0876154039467807" calcext:value-type="float">
            <text:p>0.087615403946781</text:p>
          </table:table-cell>
          <table:table-cell/>
          <table:table-cell table:formula="of:=SQRT(ABS([.A360]-[.B360]))" office:value-type="float" office:value="0.586483390497603" calcext:value-type="float">
            <text:p>0.586483390497603</text:p>
          </table:table-cell>
          <table:table-cell table:formula="of:=SQRT(ABS([.A360]-[.C360]))" office:value-type="float" office:value="0.498484589542112" calcext:value-type="float">
            <text:p>0.498484589542112</text:p>
          </table:table-cell>
        </table:table-row>
        <table:table-row table:style-name="ro1">
          <table:table-cell office:value-type="float" office:value="-0.160784391018068" calcext:value-type="float">
            <text:p>-0.160784391018068</text:p>
          </table:table-cell>
          <table:table-cell office:value-type="float" office:value="-0.0936741774457723" calcext:value-type="float">
            <text:p>-0.093674177445772</text:p>
          </table:table-cell>
          <table:table-cell office:value-type="float" office:value="-0.0326915631324106" calcext:value-type="float">
            <text:p>-0.032691563132411</text:p>
          </table:table-cell>
          <table:table-cell/>
          <table:table-cell table:formula="of:=SQRT(ABS([.A361]-[.B361]))" office:value-type="float" office:value="0.259056390718885" calcext:value-type="float">
            <text:p>0.259056390718885</text:p>
          </table:table-cell>
          <table:table-cell table:formula="of:=SQRT(ABS([.A361]-[.C361]))" office:value-type="float" office:value="0.357900583801783" calcext:value-type="float">
            <text:p>0.357900583801783</text:p>
          </table:table-cell>
        </table:table-row>
        <table:table-row table:style-name="ro1">
          <table:table-cell office:value-type="float" office:value="-0.160707252146089" calcext:value-type="float">
            <text:p>-0.160707252146089</text:p>
          </table:table-cell>
          <table:table-cell office:value-type="float" office:value="-0.0737714194277379" calcext:value-type="float">
            <text:p>-0.073771419427738</text:p>
          </table:table-cell>
          <table:table-cell office:value-type="float" office:value="-0.0238452691165256" calcext:value-type="float">
            <text:p>-0.023845269116526</text:p>
          </table:table-cell>
          <table:table-cell/>
          <table:table-cell table:formula="of:=SQRT(ABS([.A362]-[.B362]))" office:value-type="float" office:value="0.29484883028147" calcext:value-type="float">
            <text:p>0.29484883028147</text:p>
          </table:table-cell>
          <table:table-cell table:formula="of:=SQRT(ABS([.A362]-[.C362]))" office:value-type="float" office:value="0.369948622148486" calcext:value-type="float">
            <text:p>0.369948622148486</text:p>
          </table:table-cell>
        </table:table-row>
        <table:table-row table:style-name="ro1">
          <table:table-cell office:value-type="float" office:value="-0.16061629336382" calcext:value-type="float">
            <text:p>-0.16061629336382</text:p>
          </table:table-cell>
          <table:table-cell office:value-type="float" office:value="0.022850360109964" calcext:value-type="float">
            <text:p>0.022850360109964</text:p>
          </table:table-cell>
          <table:table-cell office:value-type="float" office:value="0.00660808928841764" calcext:value-type="float">
            <text:p>0.006608089288418</text:p>
          </table:table-cell>
          <table:table-cell/>
          <table:table-cell table:formula="of:=SQRT(ABS([.A363]-[.B363]))" office:value-type="float" office:value="0.428330075378538" calcext:value-type="float">
            <text:p>0.428330075378538</text:p>
          </table:table-cell>
          <table:table-cell table:formula="of:=SQRT(ABS([.A363]-[.C363]))" office:value-type="float" office:value="0.408930779780928" calcext:value-type="float">
            <text:p>0.408930779780928</text:p>
          </table:table-cell>
        </table:table-row>
        <table:table-row table:style-name="ro1">
          <table:table-cell office:value-type="float" office:value="-0.16046955928804" calcext:value-type="float">
            <text:p>-0.16046955928804</text:p>
          </table:table-cell>
          <table:table-cell office:value-type="float" office:value="0.0993869045613128" calcext:value-type="float">
            <text:p>0.099386904561313</text:p>
          </table:table-cell>
          <table:table-cell office:value-type="float" office:value="0.0350791509846384" calcext:value-type="float">
            <text:p>0.035079150984638</text:p>
          </table:table-cell>
          <table:table-cell/>
          <table:table-cell table:formula="of:=SQRT(ABS([.A364]-[.B364]))" office:value-type="float" office:value="0.50976118315281" calcext:value-type="float">
            <text:p>0.50976118315281</text:p>
          </table:table-cell>
          <table:table-cell table:formula="of:=SQRT(ABS([.A364]-[.C364]))" office:value-type="float" office:value="0.442208898907155" calcext:value-type="float">
            <text:p>0.442208898907155</text:p>
          </table:table-cell>
        </table:table-row>
        <table:table-row table:style-name="ro1">
          <table:table-cell office:value-type="float" office:value="-0.160313063071672" calcext:value-type="float">
            <text:p>-0.160313063071672</text:p>
          </table:table-cell>
          <table:table-cell office:value-type="float" office:value="0.0769371222749748" calcext:value-type="float">
            <text:p>0.076937122274975</text:p>
          </table:table-cell>
          <table:table-cell office:value-type="float" office:value="0.0271630141385782" calcext:value-type="float">
            <text:p>0.027163014138578</text:p>
          </table:table-cell>
          <table:table-cell/>
          <table:table-cell table:formula="of:=SQRT(ABS([.A365]-[.B365]))" office:value-type="float" office:value="0.487083345380076" calcext:value-type="float">
            <text:p>0.487083345380076</text:p>
          </table:table-cell>
          <table:table-cell table:formula="of:=SQRT(ABS([.A365]-[.C365]))" office:value-type="float" office:value="0.432985077352846" calcext:value-type="float">
            <text:p>0.432985077352846</text:p>
          </table:table-cell>
        </table:table-row>
        <table:table-row table:style-name="ro1">
          <table:table-cell office:value-type="float" office:value="-0.160132122305638" calcext:value-type="float">
            <text:p>-0.160132122305638</text:p>
          </table:table-cell>
          <table:table-cell office:value-type="float" office:value="0.0443271359891031" calcext:value-type="float">
            <text:p>0.044327135989103</text:p>
          </table:table-cell>
          <table:table-cell office:value-type="float" office:value="0.0136532219022573" calcext:value-type="float">
            <text:p>0.013653221902257</text:p>
          </table:table-cell>
          <table:table-cell/>
          <table:table-cell table:formula="of:=SQRT(ABS([.A366]-[.B366]))" office:value-type="float" office:value="0.452171713284612" calcext:value-type="float">
            <text:p>0.452171713284612</text:p>
          </table:table-cell>
          <table:table-cell table:formula="of:=SQRT(ABS([.A366]-[.C366]))" office:value-type="float" office:value="0.416875693951921" calcext:value-type="float">
            <text:p>0.416875693951921</text:p>
          </table:table-cell>
        </table:table-row>
        <table:table-row table:style-name="ro1">
          <table:table-cell office:value-type="float" office:value="-0.159866511380141" calcext:value-type="float">
            <text:p>-0.159866511380141</text:p>
          </table:table-cell>
          <table:table-cell office:value-type="float" office:value="0.177978250875352" calcext:value-type="float">
            <text:p>0.177978250875352</text:p>
          </table:table-cell>
          <table:table-cell office:value-type="float" office:value="0.078284165388249" calcext:value-type="float">
            <text:p>0.078284165388249</text:p>
          </table:table-cell>
          <table:table-cell/>
          <table:table-cell table:formula="of:=SQRT(ABS([.A367]-[.B367]))" office:value-type="float" office:value="0.58124415029787" calcext:value-type="float">
            <text:p>0.58124415029787</text:p>
          </table:table-cell>
          <table:table-cell table:formula="of:=SQRT(ABS([.A367]-[.C367]))" office:value-type="float" office:value="0.488006840903271" calcext:value-type="float">
            <text:p>0.488006840903271</text:p>
          </table:table-cell>
        </table:table-row>
        <table:table-row table:style-name="ro1">
          <table:table-cell office:value-type="float" office:value="-0.159713343403862" calcext:value-type="float">
            <text:p>-0.159713343403862</text:p>
          </table:table-cell>
          <table:table-cell office:value-type="float" office:value="0.0974983819887786" calcext:value-type="float">
            <text:p>0.097498381988779</text:p>
          </table:table-cell>
          <table:table-cell office:value-type="float" office:value="0.0357044079368995" calcext:value-type="float">
            <text:p>0.0357044079369</text:p>
          </table:table-cell>
          <table:table-cell/>
          <table:table-cell table:formula="of:=SQRT(ABS([.A368]-[.B368]))" office:value-type="float" office:value="0.507160453301162" calcext:value-type="float">
            <text:p>0.507160453301162</text:p>
          </table:table-cell>
          <table:table-cell table:formula="of:=SQRT(ABS([.A368]-[.C368]))" office:value-type="float" office:value="0.442060800502331" calcext:value-type="float">
            <text:p>0.442060800502331</text:p>
          </table:table-cell>
        </table:table-row>
        <table:table-row table:style-name="ro1">
          <table:table-cell office:value-type="float" office:value="-0.159647769531931" calcext:value-type="float">
            <text:p>-0.159647769531931</text:p>
          </table:table-cell>
          <table:table-cell office:value-type="float" office:value="-0.154564343179992" calcext:value-type="float">
            <text:p>-0.154564343179992</text:p>
          </table:table-cell>
          <table:table-cell office:value-type="float" office:value="-0.0641392593896603" calcext:value-type="float">
            <text:p>-0.06413925938966</text:p>
          </table:table-cell>
          <table:table-cell/>
          <table:table-cell table:formula="of:=SQRT(ABS([.A369]-[.B369]))" office:value-type="float" office:value="0.0712981511116453" calcext:value-type="float">
            <text:p>0.071298151111645</text:p>
          </table:table-cell>
          <table:table-cell table:formula="of:=SQRT(ABS([.A369]-[.C369]))" office:value-type="float" office:value="0.309044511587361" calcext:value-type="float">
            <text:p>0.309044511587361</text:p>
          </table:table-cell>
        </table:table-row>
        <table:table-row table:style-name="ro1">
          <table:table-cell office:value-type="float" office:value="-0.159549447902636" calcext:value-type="float">
            <text:p>-0.159549447902636</text:p>
          </table:table-cell>
          <table:table-cell office:value-type="float" office:value="-0.116833674576887" calcext:value-type="float">
            <text:p>-0.116833674576887</text:p>
          </table:table-cell>
          <table:table-cell office:value-type="float" office:value="-0.0431777450601934" calcext:value-type="float">
            <text:p>-0.043177745060193</text:p>
          </table:table-cell>
          <table:table-cell/>
          <table:table-cell table:formula="of:=SQRT(ABS([.A370]-[.B370]))" office:value-type="float" office:value="0.206677945910416" calcext:value-type="float">
            <text:p>0.206677945910416</text:p>
          </table:table-cell>
          <table:table-cell table:formula="of:=SQRT(ABS([.A370]-[.C370]))" office:value-type="float" office:value="0.341132969445116" calcext:value-type="float">
            <text:p>0.341132969445116</text:p>
          </table:table-cell>
        </table:table-row>
        <table:table-row table:style-name="ro1">
          <table:table-cell office:value-type="float" office:value="-0.159367075896267" calcext:value-type="float">
            <text:p>-0.159367075896267</text:p>
          </table:table-cell>
          <table:table-cell office:value-type="float" office:value="0.108397993691816" calcext:value-type="float">
            <text:p>0.108397993691816</text:p>
          </table:table-cell>
          <table:table-cell office:value-type="float" office:value="0.0390361639762546" calcext:value-type="float">
            <text:p>0.039036163976255</text:p>
          </table:table-cell>
          <table:table-cell/>
          <table:table-cell table:formula="of:=SQRT(ABS([.A371]-[.B371]))" office:value-type="float" office:value="0.517460210632743" calcext:value-type="float">
            <text:p>0.517460210632743</text:p>
          </table:table-cell>
          <table:table-cell table:formula="of:=SQRT(ABS([.A371]-[.C371]))" office:value-type="float" office:value="0.445424785875822" calcext:value-type="float">
            <text:p>0.445424785875822</text:p>
          </table:table-cell>
        </table:table-row>
        <table:table-row table:style-name="ro1">
          <table:table-cell office:value-type="float" office:value="-0.159149033384879" calcext:value-type="float">
            <text:p>-0.159149033384879</text:p>
          </table:table-cell>
          <table:table-cell office:value-type="float" office:value="0.152695765113761" calcext:value-type="float">
            <text:p>0.152695765113761</text:p>
          </table:table-cell>
          <table:table-cell office:value-type="float" office:value="0.0615253914421008" calcext:value-type="float">
            <text:p>0.061525391442101</text:p>
          </table:table-cell>
          <table:table-cell/>
          <table:table-cell table:formula="of:=SQRT(ABS([.A372]-[.B372]))" office:value-type="float" office:value="0.558430656839898" calcext:value-type="float">
            <text:p>0.558430656839898</text:p>
          </table:table-cell>
          <table:table-cell table:formula="of:=SQRT(ABS([.A372]-[.C372]))" office:value-type="float" office:value="0.469759965117271" calcext:value-type="float">
            <text:p>0.469759965117271</text:p>
          </table:table-cell>
        </table:table-row>
        <table:table-row table:style-name="ro1">
          <table:table-cell office:value-type="float" office:value="-0.158935743138563" calcext:value-type="float">
            <text:p>-0.158935743138563</text:p>
          </table:table-cell>
          <table:table-cell office:value-type="float" office:value="0.077697843529141" calcext:value-type="float">
            <text:p>0.077697843529141</text:p>
          </table:table-cell>
          <table:table-cell office:value-type="float" office:value="0.02599074154585" calcext:value-type="float">
            <text:p>0.02599074154585</text:p>
          </table:table-cell>
          <table:table-cell/>
          <table:table-cell table:formula="of:=SQRT(ABS([.A373]-[.B373]))" office:value-type="float" office:value="0.486449983726697" calcext:value-type="float">
            <text:p>0.486449983726697</text:p>
          </table:table-cell>
          <table:table-cell table:formula="of:=SQRT(ABS([.A373]-[.C373]))" office:value-type="float" office:value="0.430030795041952" calcext:value-type="float">
            <text:p>0.430030795041952</text:p>
          </table:table-cell>
        </table:table-row>
        <table:table-row table:style-name="ro1">
          <table:table-cell office:value-type="float" office:value="-0.15868491021751" calcext:value-type="float">
            <text:p>-0.15868491021751</text:p>
          </table:table-cell>
          <table:table-cell office:value-type="float" office:value="0.109149396997652" calcext:value-type="float">
            <text:p>0.109149396997652</text:p>
          </table:table-cell>
          <table:table-cell office:value-type="float" office:value="0.0402302159183867" calcext:value-type="float">
            <text:p>0.040230215918387</text:p>
          </table:table-cell>
          <table:table-cell/>
          <table:table-cell table:formula="of:=SQRT(ABS([.A374]-[.B374]))" office:value-type="float" office:value="0.517527107710468" calcext:value-type="float">
            <text:p>0.517527107710468</text:p>
          </table:table-cell>
          <table:table-cell table:formula="of:=SQRT(ABS([.A374]-[.C374]))" office:value-type="float" office:value="0.445999020330647" calcext:value-type="float">
            <text:p>0.445999020330647</text:p>
          </table:table-cell>
        </table:table-row>
        <table:table-row table:style-name="ro1">
          <table:table-cell office:value-type="float" office:value="-0.158431582957572" calcext:value-type="float">
            <text:p>-0.158431582957572</text:p>
          </table:table-cell>
          <table:table-cell office:value-type="float" office:value="0.131248550421626" calcext:value-type="float">
            <text:p>0.131248550421626</text:p>
          </table:table-cell>
          <table:table-cell office:value-type="float" office:value="0.0499714866567572" calcext:value-type="float">
            <text:p>0.049971486656757</text:p>
          </table:table-cell>
          <table:table-cell/>
          <table:table-cell table:formula="of:=SQRT(ABS([.A375]-[.B375]))" office:value-type="float" office:value="0.538219410072879" calcext:value-type="float">
            <text:p>0.538219410072879</text:p>
          </table:table-cell>
          <table:table-cell table:formula="of:=SQRT(ABS([.A375]-[.C375]))" office:value-type="float" office:value="0.456511850464289" calcext:value-type="float">
            <text:p>0.456511850464289</text:p>
          </table:table-cell>
        </table:table-row>
        <table:table-row table:style-name="ro1">
          <table:table-cell office:value-type="float" office:value="-0.158122312253772" calcext:value-type="float">
            <text:p>-0.158122312253772</text:p>
          </table:table-cell>
          <table:table-cell office:value-type="float" office:value="0.20589885724343" calcext:value-type="float">
            <text:p>0.20589885724343</text:p>
          </table:table-cell>
          <table:table-cell office:value-type="float" office:value="0.102240150799777" calcext:value-type="float">
            <text:p>0.102240150799777</text:p>
          </table:table-cell>
          <table:table-cell/>
          <table:table-cell table:formula="of:=SQRT(ABS([.A376]-[.B376]))" office:value-type="float" office:value="0.603341668954832" calcext:value-type="float">
            <text:p>0.603341668954832</text:p>
          </table:table-cell>
          <table:table-cell table:formula="of:=SQRT(ABS([.A376]-[.C376]))" office:value-type="float" office:value="0.510257251838275" calcext:value-type="float">
            <text:p>0.510257251838275</text:p>
          </table:table-cell>
        </table:table-row>
        <table:table-row table:style-name="ro1">
          <table:table-cell office:value-type="float" office:value="-0.158047748876435" calcext:value-type="float">
            <text:p>-0.158047748876435</text:p>
          </table:table-cell>
          <table:table-cell office:value-type="float" office:value="-0.0335941804477161" calcext:value-type="float">
            <text:p>-0.033594180447716</text:p>
          </table:table-cell>
          <table:table-cell office:value-type="float" office:value="-0.0101611241100069" calcext:value-type="float">
            <text:p>-0.010161124110007</text:p>
          </table:table-cell>
          <table:table-cell/>
          <table:table-cell table:formula="of:=SQRT(ABS([.A377]-[.B377]))" office:value-type="float" office:value="0.352779773270406" calcext:value-type="float">
            <text:p>0.352779773270406</text:p>
          </table:table-cell>
          <table:table-cell table:formula="of:=SQRT(ABS([.A377]-[.C377]))" office:value-type="float" office:value="0.38456030055952" calcext:value-type="float">
            <text:p>0.38456030055952</text:p>
          </table:table-cell>
        </table:table-row>
        <table:table-row table:style-name="ro1">
          <table:table-cell office:value-type="float" office:value="-0.157974835235441" calcext:value-type="float">
            <text:p>-0.157974835235441</text:p>
          </table:table-cell>
          <table:table-cell office:value-type="float" office:value="-0.126611180836268" calcext:value-type="float">
            <text:p>-0.126611180836268</text:p>
          </table:table-cell>
          <table:table-cell office:value-type="float" office:value="-0.0478688903179763" calcext:value-type="float">
            <text:p>-0.047868890317976</text:p>
          </table:table-cell>
          <table:table-cell/>
          <table:table-cell table:formula="of:=SQRT(ABS([.A378]-[.B378]))" office:value-type="float" office:value="0.177097866726771" calcext:value-type="float">
            <text:p>0.177097866726771</text:p>
          </table:table-cell>
          <table:table-cell table:formula="of:=SQRT(ABS([.A378]-[.C378]))" office:value-type="float" office:value="0.331822158569112" calcext:value-type="float">
            <text:p>0.331822158569112</text:p>
          </table:table-cell>
        </table:table-row>
        <table:table-row table:style-name="ro1">
          <table:table-cell office:value-type="float" office:value="-0.157942178414573" calcext:value-type="float">
            <text:p>-0.157942178414573</text:p>
          </table:table-cell>
          <table:table-cell office:value-type="float" office:value="-0.189522079058043" calcext:value-type="float">
            <text:p>-0.189522079058043</text:p>
          </table:table-cell>
          <table:table-cell office:value-type="float" office:value="-0.0876847699568014" calcext:value-type="float">
            <text:p>-0.087684769956801</text:p>
          </table:table-cell>
          <table:table-cell/>
          <table:table-cell table:formula="of:=SQRT(ABS([.A379]-[.B379]))" office:value-type="float" office:value="0.177707345496662" calcext:value-type="float">
            <text:p>0.177707345496662</text:p>
          </table:table-cell>
          <table:table-cell table:formula="of:=SQRT(ABS([.A379]-[.C379]))" office:value-type="float" office:value="0.265061140980287" calcext:value-type="float">
            <text:p>0.265061140980287</text:p>
          </table:table-cell>
        </table:table-row>
        <table:table-row table:style-name="ro1">
          <table:table-cell office:value-type="float" office:value="-0.157941517870069" calcext:value-type="float">
            <text:p>-0.157941517870069</text:p>
          </table:table-cell>
          <table:table-cell office:value-type="float" office:value="-0.176720206482013" calcext:value-type="float">
            <text:p>-0.176720206482013</text:p>
          </table:table-cell>
          <table:table-cell office:value-type="float" office:value="-0.0799843775505249" calcext:value-type="float">
            <text:p>-0.079984377550525</text:p>
          </table:table-cell>
          <table:table-cell/>
          <table:table-cell table:formula="of:=SQRT(ABS([.A380]-[.B380]))" office:value-type="float" office:value="0.137035355335563" calcext:value-type="float">
            <text:p>0.137035355335563</text:p>
          </table:table-cell>
          <table:table-cell table:formula="of:=SQRT(ABS([.A380]-[.C380]))" office:value-type="float" office:value="0.279208059195189" calcext:value-type="float">
            <text:p>0.279208059195189</text:p>
          </table:table-cell>
        </table:table-row>
        <table:table-row table:style-name="ro1">
          <table:table-cell office:value-type="float" office:value="-0.157996149065189" calcext:value-type="float">
            <text:p>-0.157996149065189</text:p>
          </table:table-cell>
          <table:table-cell office:value-type="float" office:value="-0.18987722191196" calcext:value-type="float">
            <text:p>-0.18987722191196</text:p>
          </table:table-cell>
          <table:table-cell office:value-type="float" office:value="-0.086378879604625" calcext:value-type="float">
            <text:p>-0.086378879604625</text:p>
          </table:table-cell>
          <table:table-cell/>
          <table:table-cell table:formula="of:=SQRT(ABS([.A381]-[.B381]))" office:value-type="float" office:value="0.178552717276358" calcext:value-type="float">
            <text:p>0.178552717276358</text:p>
          </table:table-cell>
          <table:table-cell table:formula="of:=SQRT(ABS([.A381]-[.C381]))" office:value-type="float" office:value="0.267614030761775" calcext:value-type="float">
            <text:p>0.267614030761775</text:p>
          </table:table-cell>
        </table:table-row>
        <table:table-row table:style-name="ro1">
          <table:table-cell office:value-type="float" office:value="-0.15808934765732" calcext:value-type="float">
            <text:p>-0.15808934765732</text:p>
          </table:table-cell>
          <table:table-cell office:value-type="float" office:value="-0.212715483581593" calcext:value-type="float">
            <text:p>-0.212715483581593</text:p>
          </table:table-cell>
          <table:table-cell office:value-type="float" office:value="-0.107752996990763" calcext:value-type="float">
            <text:p>-0.107752996990763</text:p>
          </table:table-cell>
          <table:table-cell/>
          <table:table-cell table:formula="of:=SQRT(ABS([.A382]-[.B382]))" office:value-type="float" office:value="0.233722347935051" calcext:value-type="float">
            <text:p>0.233722347935051</text:p>
          </table:table-cell>
          <table:table-cell table:formula="of:=SQRT(ABS([.A382]-[.C382]))" office:value-type="float" office:value="0.224357640089561" calcext:value-type="float">
            <text:p>0.224357640089561</text:p>
          </table:table-cell>
        </table:table-row>
        <table:table-row table:style-name="ro1">
          <table:table-cell office:value-type="float" office:value="-0.158222375911739" calcext:value-type="float">
            <text:p>-0.158222375911739</text:p>
          </table:table-cell>
          <table:table-cell office:value-type="float" office:value="-0.2427887640851" calcext:value-type="float">
            <text:p>-0.2427887640851</text:p>
          </table:table-cell>
          <table:table-cell office:value-type="float" office:value="-0.130473634143621" calcext:value-type="float">
            <text:p>-0.130473634143621</text:p>
          </table:table-cell>
          <table:table-cell/>
          <table:table-cell table:formula="of:=SQRT(ABS([.A383]-[.B383]))" office:value-type="float" office:value="0.290803005784605" calcext:value-type="float">
            <text:p>0.290803005784605</text:p>
          </table:table-cell>
          <table:table-cell table:formula="of:=SQRT(ABS([.A383]-[.C383]))" office:value-type="float" office:value="0.166579535862356" calcext:value-type="float">
            <text:p>0.166579535862356</text:p>
          </table:table-cell>
        </table:table-row>
        <table:table-row table:style-name="ro1">
          <table:table-cell office:value-type="float" office:value="-0.15843725180272" calcext:value-type="float">
            <text:p>-0.15843725180272</text:p>
          </table:table-cell>
          <table:table-cell office:value-type="float" office:value="-0.269951322838825" calcext:value-type="float">
            <text:p>-0.269951322838825</text:p>
          </table:table-cell>
          <table:table-cell office:value-type="float" office:value="-0.175810128302081" calcext:value-type="float">
            <text:p>-0.175810128302081</text:p>
          </table:table-cell>
          <table:table-cell/>
          <table:table-cell table:formula="of:=SQRT(ABS([.A384]-[.B384]))" office:value-type="float" office:value="0.333937226190949" calcext:value-type="float">
            <text:p>0.333937226190949</text:p>
          </table:table-cell>
          <table:table-cell table:formula="of:=SQRT(ABS([.A384]-[.C384]))" office:value-type="float" office:value="0.131806208121473" calcext:value-type="float">
            <text:p>0.131806208121473</text:p>
          </table:table-cell>
        </table:table-row>
        <table:table-row table:style-name="ro1">
          <table:table-cell office:value-type="float" office:value="-0.15862596794432" calcext:value-type="float">
            <text:p>-0.15862596794432</text:p>
          </table:table-cell>
          <table:table-cell office:value-type="float" office:value="-0.271948944900771" calcext:value-type="float">
            <text:p>-0.271948944900771</text:p>
          </table:table-cell>
          <table:table-cell office:value-type="float" office:value="-0.180200435946485" calcext:value-type="float">
            <text:p>-0.180200435946485</text:p>
          </table:table-cell>
          <table:table-cell/>
          <table:table-cell table:formula="of:=SQRT(ABS([.A385]-[.B385]))" office:value-type="float" office:value="0.336634782748977" calcext:value-type="float">
            <text:p>0.336634782748977</text:p>
          </table:table-cell>
          <table:table-cell table:formula="of:=SQRT(ABS([.A385]-[.C385]))" office:value-type="float" office:value="0.146882497262829" calcext:value-type="float">
            <text:p>0.146882497262829</text:p>
          </table:table-cell>
        </table:table-row>
        <table:table-row table:style-name="ro1">
          <table:table-cell office:value-type="float" office:value="-0.158632158816058" calcext:value-type="float">
            <text:p>-0.158632158816058</text:p>
          </table:table-cell>
          <table:table-cell office:value-type="float" office:value="-0.19173969372735" calcext:value-type="float">
            <text:p>-0.19173969372735</text:p>
          </table:table-cell>
          <table:table-cell office:value-type="float" office:value="-0.0886597198295372" calcext:value-type="float">
            <text:p>-0.088659719829537</text:p>
          </table:table-cell>
          <table:table-cell/>
          <table:table-cell table:formula="of:=SQRT(ABS([.A386]-[.B386]))" office:value-type="float" office:value="0.181954760617281" calcext:value-type="float">
            <text:p>0.181954760617281</text:p>
          </table:table-cell>
          <table:table-cell table:formula="of:=SQRT(ABS([.A386]-[.C386]))" office:value-type="float" office:value="0.264523040558891" calcext:value-type="float">
            <text:p>0.264523040558891</text:p>
          </table:table-cell>
        </table:table-row>
        <table:table-row table:style-name="ro1">
          <table:table-cell office:value-type="float" office:value="-0.158690581228872" calcext:value-type="float">
            <text:p>-0.158690581228872</text:p>
          </table:table-cell>
          <table:table-cell office:value-type="float" office:value="-0.190384864107242" calcext:value-type="float">
            <text:p>-0.190384864107242</text:p>
          </table:table-cell>
          <table:table-cell office:value-type="float" office:value="-0.0898314749294175" calcext:value-type="float">
            <text:p>-0.089831474929418</text:p>
          </table:table-cell>
          <table:table-cell/>
          <table:table-cell table:formula="of:=SQRT(ABS([.A387]-[.B387]))" office:value-type="float" office:value="0.178028882146606" calcext:value-type="float">
            <text:p>0.178028882146606</text:p>
          </table:table-cell>
          <table:table-cell table:formula="of:=SQRT(ABS([.A387]-[.C387]))" office:value-type="float" office:value="0.262410187110666" calcext:value-type="float">
            <text:p>0.262410187110666</text:p>
          </table:table-cell>
        </table:table-row>
        <table:table-row table:style-name="ro1">
          <table:table-cell office:value-type="float" office:value="-0.15880565220395" calcext:value-type="float">
            <text:p>-0.15880565220395</text:p>
          </table:table-cell>
          <table:table-cell office:value-type="float" office:value="-0.209686679107943" calcext:value-type="float">
            <text:p>-0.209686679107943</text:p>
          </table:table-cell>
          <table:table-cell office:value-type="float" office:value="-0.104501918097122" calcext:value-type="float">
            <text:p>-0.104501918097122</text:p>
          </table:table-cell>
          <table:table-cell/>
          <table:table-cell table:formula="of:=SQRT(ABS([.A388]-[.B388]))" office:value-type="float" office:value="0.225568231149675" calcext:value-type="float">
            <text:p>0.225568231149675</text:p>
          </table:table-cell>
          <table:table-cell table:formula="of:=SQRT(ABS([.A388]-[.C388]))" office:value-type="float" office:value="0.233031616109978" calcext:value-type="float">
            <text:p>0.233031616109978</text:p>
          </table:table-cell>
        </table:table-row>
        <table:table-row table:style-name="ro1">
          <table:table-cell office:value-type="float" office:value="-0.158864096282967" calcext:value-type="float">
            <text:p>-0.158864096282967</text:p>
          </table:table-cell>
          <table:table-cell office:value-type="float" office:value="-0.193801502183825" calcext:value-type="float">
            <text:p>-0.193801502183825</text:p>
          </table:table-cell>
          <table:table-cell office:value-type="float" office:value="-0.0939558966812807" calcext:value-type="float">
            <text:p>-0.093955896681281</text:p>
          </table:table-cell>
          <table:table-cell/>
          <table:table-cell table:formula="of:=SQRT(ABS([.A389]-[.B389]))" office:value-type="float" office:value="0.186915504709636" calcext:value-type="float">
            <text:p>0.186915504709636</text:p>
          </table:table-cell>
          <table:table-cell table:formula="of:=SQRT(ABS([.A389]-[.C389]))" office:value-type="float" office:value="0.254770876674879" calcext:value-type="float">
            <text:p>0.254770876674879</text:p>
          </table:table-cell>
        </table:table-row>
        <table:table-row table:style-name="ro1">
          <table:table-cell office:value-type="float" office:value="-0.15902033517892" calcext:value-type="float">
            <text:p>-0.15902033517892</text:p>
          </table:table-cell>
          <table:table-cell office:value-type="float" office:value="-0.25465199341591" calcext:value-type="float">
            <text:p>-0.25465199341591</text:p>
          </table:table-cell>
          <table:table-cell office:value-type="float" office:value="-0.147888300228595" calcext:value-type="float">
            <text:p>-0.147888300228595</text:p>
          </table:table-cell>
          <table:table-cell/>
          <table:table-cell table:formula="of:=SQRT(ABS([.A390]-[.B390]))" office:value-type="float" office:value="0.309243687465064" calcext:value-type="float">
            <text:p>0.309243687465064</text:p>
          </table:table-cell>
          <table:table-cell table:formula="of:=SQRT(ABS([.A390]-[.C390]))" office:value-type="float" office:value="0.10550845914108" calcext:value-type="float">
            <text:p>0.10550845914108</text:p>
          </table:table-cell>
        </table:table-row>
        <table:table-row table:style-name="ro1">
          <table:table-cell office:value-type="float" office:value="-0.159174201321366" calcext:value-type="float">
            <text:p>-0.159174201321366</text:p>
          </table:table-cell>
          <table:table-cell office:value-type="float" office:value="-0.270701620620316" calcext:value-type="float">
            <text:p>-0.270701620620316</text:p>
          </table:table-cell>
          <table:table-cell office:value-type="float" office:value="-0.173379555759235" calcext:value-type="float">
            <text:p>-0.173379555759235</text:p>
          </table:table-cell>
          <table:table-cell/>
          <table:table-cell table:formula="of:=SQRT(ABS([.A391]-[.B391]))" office:value-type="float" office:value="0.33395721177862" calcext:value-type="float">
            <text:p>0.33395721177862</text:p>
          </table:table-cell>
          <table:table-cell table:formula="of:=SQRT(ABS([.A391]-[.C391]))" office:value-type="float" office:value="0.119186217482849" calcext:value-type="float">
            <text:p>0.119186217482849</text:p>
          </table:table-cell>
        </table:table-row>
        <table:table-row table:style-name="ro1">
          <table:table-cell office:value-type="float" office:value="-0.159088087010974" calcext:value-type="float">
            <text:p>-0.159088087010974</text:p>
          </table:table-cell>
          <table:table-cell office:value-type="float" office:value="-0.0819349737548252" calcext:value-type="float">
            <text:p>-0.081934973754825</text:p>
          </table:table-cell>
          <table:table-cell office:value-type="float" office:value="-0.0278174415417353" calcext:value-type="float">
            <text:p>-0.027817441541735</text:p>
          </table:table-cell>
          <table:table-cell/>
          <table:table-cell table:formula="of:=SQRT(ABS([.A392]-[.B392]))" office:value-type="float" office:value="0.277764492432256" calcext:value-type="float">
            <text:p>0.277764492432256</text:p>
          </table:table-cell>
          <table:table-cell table:formula="of:=SQRT(ABS([.A392]-[.C392]))" office:value-type="float" office:value="0.362312910988884" calcext:value-type="float">
            <text:p>0.362312910988884</text:p>
          </table:table-cell>
        </table:table-row>
        <table:table-row table:style-name="ro1">
          <table:table-cell office:value-type="float" office:value="-0.159033393549243" calcext:value-type="float">
            <text:p>-0.159033393549243</text:p>
          </table:table-cell>
          <table:table-cell office:value-type="float" office:value="-0.102820457978801" calcext:value-type="float">
            <text:p>-0.102820457978801</text:p>
          </table:table-cell>
          <table:table-cell office:value-type="float" office:value="-0.0366239008238671" calcext:value-type="float">
            <text:p>-0.036623900823867</text:p>
          </table:table-cell>
          <table:table-cell/>
          <table:table-cell table:formula="of:=SQRT(ABS([.A393]-[.B393]))" office:value-type="float" office:value="0.237092672958154" calcext:value-type="float">
            <text:p>0.237092672958154</text:p>
          </table:table-cell>
          <table:table-cell table:formula="of:=SQRT(ABS([.A393]-[.C393]))" office:value-type="float" office:value="0.349870680002449" calcext:value-type="float">
            <text:p>0.349870680002449</text:p>
          </table:table-cell>
        </table:table-row>
        <table:table-row table:style-name="ro1">
          <table:table-cell office:value-type="float" office:value="-0.159008233868874" calcext:value-type="float">
            <text:p>-0.159008233868874</text:p>
          </table:table-cell>
          <table:table-cell office:value-type="float" office:value="-0.129925515334514" calcext:value-type="float">
            <text:p>-0.129925515334514</text:p>
          </table:table-cell>
          <table:table-cell office:value-type="float" office:value="-0.0488907390393442" calcext:value-type="float">
            <text:p>-0.048890739039344</text:p>
          </table:table-cell>
          <table:table-cell/>
          <table:table-cell table:formula="of:=SQRT(ABS([.A394]-[.B394]))" office:value-type="float" office:value="0.170536560696995" calcext:value-type="float">
            <text:p>0.170536560696995</text:p>
          </table:table-cell>
          <table:table-cell table:formula="of:=SQRT(ABS([.A394]-[.C394]))" office:value-type="float" office:value="0.331839561881235" calcext:value-type="float">
            <text:p>0.331839561881235</text:p>
          </table:table-cell>
        </table:table-row>
        <table:table-row table:style-name="ro1">
          <table:table-cell office:value-type="float" office:value="-0.158999544260551" calcext:value-type="float">
            <text:p>-0.158999544260551</text:p>
          </table:table-cell>
          <table:table-cell office:value-type="float" office:value="-0.163335267174811" calcext:value-type="float">
            <text:p>-0.163335267174811</text:p>
          </table:table-cell>
          <table:table-cell office:value-type="float" office:value="-0.068791183738451" calcext:value-type="float">
            <text:p>-0.068791183738451</text:p>
          </table:table-cell>
          <table:table-cell/>
          <table:table-cell table:formula="of:=SQRT(ABS([.A395]-[.B395]))" office:value-type="float" office:value="0.065846206529002" calcext:value-type="float">
            <text:p>0.065846206529002</text:p>
          </table:table-cell>
          <table:table-cell table:formula="of:=SQRT(ABS([.A395]-[.C395]))" office:value-type="float" office:value="0.300347066777919" calcext:value-type="float">
            <text:p>0.300347066777919</text:p>
          </table:table-cell>
        </table:table-row>
        <table:table-row table:style-name="ro1">
          <table:table-cell office:value-type="float" office:value="-0.158833290181032" calcext:value-type="float">
            <text:p>-0.158833290181032</text:p>
          </table:table-cell>
          <table:table-cell office:value-type="float" office:value="0.167836775295898" calcext:value-type="float">
            <text:p>0.167836775295898</text:p>
          </table:table-cell>
          <table:table-cell office:value-type="float" office:value="0.0770147750914101" calcext:value-type="float">
            <text:p>0.07701477509141</text:p>
          </table:table-cell>
          <table:table-cell/>
          <table:table-cell table:formula="of:=SQRT(ABS([.A396]-[.B396]))" office:value-type="float" office:value="0.571550579981273" calcext:value-type="float">
            <text:p>0.571550579981273</text:p>
          </table:table-cell>
          <table:table-cell table:formula="of:=SQRT(ABS([.A396]-[.C396]))" office:value-type="float" office:value="0.485641910539486" calcext:value-type="float">
            <text:p>0.485641910539486</text:p>
          </table:table-cell>
        </table:table-row>
        <table:table-row table:style-name="ro1">
          <table:table-cell office:value-type="float" office:value="-0.158633092898466" calcext:value-type="float">
            <text:p>-0.158633092898466</text:p>
          </table:table-cell>
          <table:table-cell office:value-type="float" office:value="0.097312274960752" calcext:value-type="float">
            <text:p>0.097312274960752</text:p>
          </table:table-cell>
          <table:table-cell office:value-type="float" office:value="0.0341855999799213" calcext:value-type="float">
            <text:p>0.034185599979921</text:p>
          </table:table-cell>
          <table:table-cell/>
          <table:table-cell table:formula="of:=SQRT(ABS([.A397]-[.B397]))" office:value-type="float" office:value="0.505910434621799" calcext:value-type="float">
            <text:p>0.505910434621799</text:p>
          </table:table-cell>
          <table:table-cell table:formula="of:=SQRT(ABS([.A397]-[.C397]))" office:value-type="float" office:value="0.439111253418069" calcext:value-type="float">
            <text:p>0.439111253418069</text:p>
          </table:table-cell>
        </table:table-row>
        <table:table-row table:style-name="ro1">
          <table:table-cell office:value-type="float" office:value="-0.158463344646055" calcext:value-type="float">
            <text:p>-0.158463344646055</text:p>
          </table:table-cell>
          <table:table-cell office:value-type="float" office:value="0.108460082301994" calcext:value-type="float">
            <text:p>0.108460082301994</text:p>
          </table:table-cell>
          <table:table-cell office:value-type="float" office:value="0.0400347703550177" calcext:value-type="float">
            <text:p>0.040034770355018</text:p>
          </table:table-cell>
          <table:table-cell/>
          <table:table-cell table:formula="of:=SQRT(ABS([.A398]-[.B398]))" office:value-type="float" office:value="0.516646326753659" calcext:value-type="float">
            <text:p>0.516646326753659</text:p>
          </table:table-cell>
          <table:table-cell table:formula="of:=SQRT(ABS([.A398]-[.C398]))" office:value-type="float" office:value="0.445531272753185" calcext:value-type="float">
            <text:p>0.445531272753185</text:p>
          </table:table-cell>
        </table:table-row>
        <table:table-row table:style-name="ro1">
          <table:table-cell office:value-type="float" office:value="-0.158237003379961" calcext:value-type="float">
            <text:p>-0.158237003379961</text:p>
          </table:table-cell>
          <table:table-cell office:value-type="float" office:value="0.052869364287981" calcext:value-type="float">
            <text:p>0.052869364287981</text:p>
          </table:table-cell>
          <table:table-cell office:value-type="float" office:value="0.0168212798418169" calcext:value-type="float">
            <text:p>0.016821279841817</text:p>
          </table:table-cell>
          <table:table-cell/>
          <table:table-cell table:formula="of:=SQRT(ABS([.A399]-[.B399]))" office:value-type="float" office:value="0.4594631298243" calcext:value-type="float">
            <text:p>0.4594631298243</text:p>
          </table:table-cell>
          <table:table-cell table:formula="of:=SQRT(ABS([.A399]-[.C399]))" office:value-type="float" office:value="0.418399669241956" calcext:value-type="float">
            <text:p>0.418399669241956</text:p>
          </table:table-cell>
        </table:table-row>
        <table:table-row table:style-name="ro1">
          <table:table-cell office:value-type="float" office:value="-0.158029262539541" calcext:value-type="float">
            <text:p>-0.158029262539541</text:p>
          </table:table-cell>
          <table:table-cell office:value-type="float" office:value="0.106206770809122" calcext:value-type="float">
            <text:p>0.106206770809122</text:p>
          </table:table-cell>
          <table:table-cell office:value-type="float" office:value="0.0387900643767427" calcext:value-type="float">
            <text:p>0.038790064376743</text:p>
          </table:table-cell>
          <table:table-cell/>
          <table:table-cell table:formula="of:=SQRT(ABS([.A400]-[.B400]))" office:value-type="float" office:value="0.514038941471036" calcext:value-type="float">
            <text:p>0.514038941471036</text:p>
          </table:table-cell>
          <table:table-cell table:formula="of:=SQRT(ABS([.A400]-[.C400]))" office:value-type="float" office:value="0.443643242838526" calcext:value-type="float">
            <text:p>0.443643242838526</text:p>
          </table:table-cell>
        </table:table-row>
        <table:table-row table:style-name="ro1">
          <table:table-cell office:value-type="float" office:value="-0.157844082887942" calcext:value-type="float">
            <text:p>-0.157844082887942</text:p>
          </table:table-cell>
          <table:table-cell office:value-type="float" office:value="0.16077000910083" calcext:value-type="float">
            <text:p>0.16077000910083</text:p>
          </table:table-cell>
          <table:table-cell office:value-type="float" office:value="0.0660794872650283" calcext:value-type="float">
            <text:p>0.066079487265028</text:p>
          </table:table-cell>
          <table:table-cell/>
          <table:table-cell table:formula="of:=SQRT(ABS([.A401]-[.B401]))" office:value-type="float" office:value="0.564459114541321" calcext:value-type="float">
            <text:p>0.564459114541321</text:p>
          </table:table-cell>
          <table:table-cell table:formula="of:=SQRT(ABS([.A401]-[.C401]))" office:value-type="float" office:value="0.47320563199625" calcext:value-type="float">
            <text:p>0.47320563199625</text:p>
          </table:table-cell>
        </table:table-row>
        <table:table-row table:style-name="ro1">
          <table:table-cell office:value-type="float" office:value="-0.157693881544587" calcext:value-type="float">
            <text:p>-0.157693881544587</text:p>
          </table:table-cell>
          <table:table-cell office:value-type="float" office:value="0.0147378291133546" calcext:value-type="float">
            <text:p>0.014737829113355</text:p>
          </table:table-cell>
          <table:table-cell office:value-type="float" office:value="0.00442789592800619" calcext:value-type="float">
            <text:p>0.004427895928006</text:p>
          </table:table-cell>
          <table:table-cell/>
          <table:table-cell table:formula="of:=SQRT(ABS([.A402]-[.B402]))" office:value-type="float" office:value="0.415248974300891" calcext:value-type="float">
            <text:p>0.415248974300891</text:p>
          </table:table-cell>
          <table:table-cell table:formula="of:=SQRT(ABS([.A402]-[.C402]))" office:value-type="float" office:value="0.402643486812581" calcext:value-type="float">
            <text:p>0.402643486812581</text:p>
          </table:table-cell>
        </table:table-row>
        <table:table-row table:style-name="ro1">
          <table:table-cell office:value-type="float" office:value="-0.157567076086195" calcext:value-type="float">
            <text:p>-0.157567076086195</text:p>
          </table:table-cell>
          <table:table-cell office:value-type="float" office:value="-0.027423005641411" calcext:value-type="float">
            <text:p>-0.027423005641411</text:p>
          </table:table-cell>
          <table:table-cell office:value-type="float" office:value="-0.00801686987910767" calcext:value-type="float">
            <text:p>-0.008016869879108</text:p>
          </table:table-cell>
          <table:table-cell/>
          <table:table-cell table:formula="of:=SQRT(ABS([.A403]-[.B403]))" office:value-type="float" office:value="0.360754861983569" calcext:value-type="float">
            <text:p>0.360754861983569</text:p>
          </table:table-cell>
          <table:table-cell table:formula="of:=SQRT(ABS([.A403]-[.C403]))" office:value-type="float" office:value="0.386717217365722" calcext:value-type="float">
            <text:p>0.386717217365722</text:p>
          </table:table-cell>
        </table:table-row>
        <table:table-row table:style-name="ro1">
          <table:table-cell office:value-type="float" office:value="-0.157427486652436" calcext:value-type="float">
            <text:p>-0.157427486652436</text:p>
          </table:table-cell>
          <table:table-cell office:value-type="float" office:value="0.0252691515232574" calcext:value-type="float">
            <text:p>0.025269151523257</text:p>
          </table:table-cell>
          <table:table-cell office:value-type="float" office:value="0.00763643091550648" calcext:value-type="float">
            <text:p>0.007636430915506</text:p>
          </table:table-cell>
          <table:table-cell/>
          <table:table-cell table:formula="of:=SQRT(ABS([.A404]-[.B404]))" office:value-type="float" office:value="0.427430272881664" calcext:value-type="float">
            <text:p>0.427430272881664</text:p>
          </table:table-cell>
          <table:table-cell table:formula="of:=SQRT(ABS([.A404]-[.C404]))" office:value-type="float" office:value="0.406280589701185" calcext:value-type="float">
            <text:p>0.406280589701185</text:p>
          </table:table-cell>
        </table:table-row>
        <table:table-row table:style-name="ro1">
          <table:table-cell office:value-type="float" office:value="-0.157290877278822" calcext:value-type="float">
            <text:p>-0.157290877278822</text:p>
          </table:table-cell>
          <table:table-cell office:value-type="float" office:value="-0.0382014850115714" calcext:value-type="float">
            <text:p>-0.038201485011571</text:p>
          </table:table-cell>
          <table:table-cell office:value-type="float" office:value="-0.012223400643436" calcext:value-type="float">
            <text:p>-0.012223400643436</text:p>
          </table:table-cell>
          <table:table-cell/>
          <table:table-cell table:formula="of:=SQRT(ABS([.A405]-[.B405]))" office:value-type="float" office:value="0.345093309508096" calcext:value-type="float">
            <text:p>0.345093309508096</text:p>
          </table:table-cell>
          <table:table-cell table:formula="of:=SQRT(ABS([.A405]-[.C405]))" office:value-type="float" office:value="0.380877246150759" calcext:value-type="float">
            <text:p>0.380877246150759</text:p>
          </table:table-cell>
        </table:table-row>
        <table:table-row table:style-name="ro1">
          <table:table-cell office:value-type="float" office:value="-0.157166089945545" calcext:value-type="float">
            <text:p>-0.157166089945545</text:p>
          </table:table-cell>
          <table:table-cell office:value-type="float" office:value="0.0189750643457042" calcext:value-type="float">
            <text:p>0.018975064345704</text:p>
          </table:table-cell>
          <table:table-cell office:value-type="float" office:value="0.00579509750634931" calcext:value-type="float">
            <text:p>0.005795097506349</text:p>
          </table:table-cell>
          <table:table-cell/>
          <table:table-cell table:formula="of:=SQRT(ABS([.A406]-[.B406]))" office:value-type="float" office:value="0.419691737220605" calcext:value-type="float">
            <text:p>0.419691737220605</text:p>
          </table:table-cell>
          <table:table-cell table:formula="of:=SQRT(ABS([.A406]-[.C406]))" office:value-type="float" office:value="0.403684514753656" calcext:value-type="float">
            <text:p>0.403684514753656</text:p>
          </table:table-cell>
        </table:table-row>
        <table:table-row table:style-name="ro1">
          <table:table-cell office:value-type="float" office:value="-0.157018694036207" calcext:value-type="float">
            <text:p>-0.157018694036207</text:p>
          </table:table-cell>
          <table:table-cell office:value-type="float" office:value="-0.0910842061377636" calcext:value-type="float">
            <text:p>-0.091084206137764</text:p>
          </table:table-cell>
          <table:table-cell office:value-type="float" office:value="-0.0323959010013128" calcext:value-type="float">
            <text:p>-0.032395901001313</text:p>
          </table:table-cell>
          <table:table-cell/>
          <table:table-cell table:formula="of:=SQRT(ABS([.A407]-[.B407]))" office:value-type="float" office:value="0.25677711716281" calcext:value-type="float">
            <text:p>0.25677711716281</text:p>
          </table:table-cell>
          <table:table-cell table:formula="of:=SQRT(ABS([.A407]-[.C407]))" office:value-type="float" office:value="0.353019536336014" calcext:value-type="float">
            <text:p>0.353019536336014</text:p>
          </table:table-cell>
        </table:table-row>
        <table:table-row table:style-name="ro1">
          <table:table-cell office:value-type="float" office:value="-0.156868675996682" calcext:value-type="float">
            <text:p>-0.156868675996682</text:p>
          </table:table-cell>
          <table:table-cell office:value-type="float" office:value="0.0518872971945336" calcext:value-type="float">
            <text:p>0.051887297194534</text:p>
          </table:table-cell>
          <table:table-cell office:value-type="float" office:value="0.0164952342721883" calcext:value-type="float">
            <text:p>0.016495234272188</text:p>
          </table:table-cell>
          <table:table-cell/>
          <table:table-cell table:formula="of:=SQRT(ABS([.A408]-[.B408]))" office:value-type="float" office:value="0.4568982087853" calcext:value-type="float">
            <text:p>0.4568982087853</text:p>
          </table:table-cell>
          <table:table-cell table:formula="of:=SQRT(ABS([.A408]-[.C408]))" office:value-type="float" office:value="0.416369919985667" calcext:value-type="float">
            <text:p>0.416369919985667</text:p>
          </table:table-cell>
        </table:table-row>
        <table:table-row table:style-name="ro1">
          <table:table-cell office:value-type="float" office:value="-0.156544285009281" calcext:value-type="float">
            <text:p>-0.156544285009281</text:p>
          </table:table-cell>
          <table:table-cell office:value-type="float" office:value="0.200050528869547" calcext:value-type="float">
            <text:p>0.200050528869547</text:p>
          </table:table-cell>
          <table:table-cell office:value-type="float" office:value="0.0993207121069486" calcext:value-type="float">
            <text:p>0.099320712106949</text:p>
          </table:table-cell>
          <table:table-cell/>
          <table:table-cell table:formula="of:=SQRT(ABS([.A409]-[.B409]))" office:value-type="float" office:value="0.59715560273586" calcext:value-type="float">
            <text:p>0.59715560273586</text:p>
          </table:table-cell>
          <table:table-cell table:formula="of:=SQRT(ABS([.A409]-[.C409]))" office:value-type="float" office:value="0.505830996594939" calcext:value-type="float">
            <text:p>0.505830996594939</text:p>
          </table:table-cell>
        </table:table-row>
        <table:table-row table:style-name="ro1">
          <table:table-cell office:value-type="float" office:value="-0.156243441125749" calcext:value-type="float">
            <text:p>-0.156243441125749</text:p>
          </table:table-cell>
          <table:table-cell office:value-type="float" office:value="0.214285427134806" calcext:value-type="float">
            <text:p>0.214285427134806</text:p>
          </table:table-cell>
          <table:table-cell office:value-type="float" office:value="0.114215434933603" calcext:value-type="float">
            <text:p>0.114215434933603</text:p>
          </table:table-cell>
          <table:table-cell/>
          <table:table-cell table:formula="of:=SQRT(ABS([.A410]-[.B410]))" office:value-type="float" office:value="0.608710824826169" calcext:value-type="float">
            <text:p>0.608710824826169</text:p>
          </table:table-cell>
          <table:table-cell table:formula="of:=SQRT(ABS([.A410]-[.C410]))" office:value-type="float" office:value="0.520056608514258" calcext:value-type="float">
            <text:p>0.520056608514258</text:p>
          </table:table-cell>
        </table:table-row>
        <table:table-row table:style-name="ro1">
          <table:table-cell office:value-type="float" office:value="-0.155894705991522" calcext:value-type="float">
            <text:p>-0.155894705991522</text:p>
          </table:table-cell>
          <table:table-cell office:value-type="float" office:value="0.220808623544945" calcext:value-type="float">
            <text:p>0.220808623544945</text:p>
          </table:table-cell>
          <table:table-cell office:value-type="float" office:value="0.115108752395795" calcext:value-type="float">
            <text:p>0.115108752395795</text:p>
          </table:table-cell>
          <table:table-cell/>
          <table:table-cell table:formula="of:=SQRT(ABS([.A411]-[.B411]))" office:value-type="float" office:value="0.613761622730248" calcext:value-type="float">
            <text:p>0.613761622730248</text:p>
          </table:table-cell>
          <table:table-cell table:formula="of:=SQRT(ABS([.A411]-[.C411]))" office:value-type="float" office:value="0.520579925071374" calcext:value-type="float">
            <text:p>0.520579925071374</text:p>
          </table:table-cell>
        </table:table-row>
        <table:table-row table:style-name="ro1">
          <table:table-cell office:value-type="float" office:value="-0.155564545057088" calcext:value-type="float">
            <text:p>-0.155564545057088</text:p>
          </table:table-cell>
          <table:table-cell office:value-type="float" office:value="0.204875219304477" calcext:value-type="float">
            <text:p>0.204875219304477</text:p>
          </table:table-cell>
          <table:table-cell office:value-type="float" office:value="0.100271248663178" calcext:value-type="float">
            <text:p>0.100271248663178</text:p>
          </table:table-cell>
          <table:table-cell/>
          <table:table-cell table:formula="of:=SQRT(ABS([.A412]-[.B412]))" office:value-type="float" office:value="0.600366358452541" calcext:value-type="float">
            <text:p>0.600366358452541</text:p>
          </table:table-cell>
          <table:table-cell table:formula="of:=SQRT(ABS([.A412]-[.C412]))" office:value-type="float" office:value="0.505802129019112" calcext:value-type="float">
            <text:p>0.505802129019112</text:p>
          </table:table-cell>
        </table:table-row>
        <table:table-row table:style-name="ro1">
          <table:table-cell office:value-type="float" office:value="-0.155322019789026" calcext:value-type="float">
            <text:p>-0.155322019789026</text:p>
          </table:table-cell>
          <table:table-cell office:value-type="float" office:value="0.170051456358954" calcext:value-type="float">
            <text:p>0.170051456358954</text:p>
          </table:table-cell>
          <table:table-cell office:value-type="float" office:value="0.0755979163568899" calcext:value-type="float">
            <text:p>0.07559791635689</text:p>
          </table:table-cell>
          <table:table-cell/>
          <table:table-cell table:formula="of:=SQRT(ABS([.A413]-[.B413]))" office:value-type="float" office:value="0.570415178749637" calcext:value-type="float">
            <text:p>0.570415178749637</text:p>
          </table:table-cell>
          <table:table-cell table:formula="of:=SQRT(ABS([.A413]-[.C413]))" office:value-type="float" office:value="0.480541294943438" calcext:value-type="float">
            <text:p>0.480541294943438</text:p>
          </table:table-cell>
        </table:table-row>
        <table:table-row table:style-name="ro1">
          <table:table-cell office:value-type="float" office:value="-0.155263774012322" calcext:value-type="float">
            <text:p>-0.155263774012322</text:p>
          </table:table-cell>
          <table:table-cell office:value-type="float" office:value="-0.00864314660864666" calcext:value-type="float">
            <text:p>-0.008643146608647</text:p>
          </table:table-cell>
          <table:table-cell office:value-type="float" office:value="-0.00255672559089422" calcext:value-type="float">
            <text:p>-0.002556725590894</text:p>
          </table:table-cell>
          <table:table-cell/>
          <table:table-cell table:formula="of:=SQRT(ABS([.A414]-[.B414]))" office:value-type="float" office:value="0.382910730332378" calcext:value-type="float">
            <text:p>0.382910730332378</text:p>
          </table:table-cell>
          <table:table-cell table:formula="of:=SQRT(ABS([.A414]-[.C414]))" office:value-type="float" office:value="0.390777492214467" calcext:value-type="float">
            <text:p>0.390777492214467</text:p>
          </table:table-cell>
        </table:table-row>
        <table:table-row table:style-name="ro1">
          <table:table-cell office:value-type="float" office:value="-0.15519232867713" calcext:value-type="float">
            <text:p>-0.15519232867713</text:p>
          </table:table-cell>
          <table:table-cell office:value-type="float" office:value="-0.0735780864640857" calcext:value-type="float">
            <text:p>-0.073578086464086</text:p>
          </table:table-cell>
          <table:table-cell office:value-type="float" office:value="-0.0239897163238872" calcext:value-type="float">
            <text:p>-0.023989716323887</text:p>
          </table:table-cell>
          <table:table-cell/>
          <table:table-cell table:formula="of:=SQRT(ABS([.A415]-[.B415]))" office:value-type="float" office:value="0.285682064913155" calcext:value-type="float">
            <text:p>0.285682064913155</text:p>
          </table:table-cell>
          <table:table-cell table:formula="of:=SQRT(ABS([.A415]-[.C415]))" office:value-type="float" office:value="0.362219011584487" calcext:value-type="float">
            <text:p>0.362219011584487</text:p>
          </table:table-cell>
        </table:table-row>
        <table:table-row table:style-name="ro1">
          <table:table-cell office:value-type="float" office:value="-0.155087912523899" calcext:value-type="float">
            <text:p>-0.155087912523899</text:p>
          </table:table-cell>
          <table:table-cell office:value-type="float" office:value="0.000181993658369024" calcext:value-type="float">
            <text:p>0.000181993658369</text:p>
          </table:table-cell>
          <table:table-cell table:style-name="ce1" office:value-type="float" office:value="0.0000201921313494553" calcext:value-type="float">
            <text:p>2.02E-05</text:p>
          </table:table-cell>
          <table:table-cell/>
          <table:table-cell table:formula="of:=SQRT(ABS([.A416]-[.B416]))" office:value-type="float" office:value="0.394043025800823" calcext:value-type="float">
            <text:p>0.394043025800823</text:p>
          </table:table-cell>
          <table:table-cell table:formula="of:=SQRT(ABS([.A416]-[.C416]))" office:value-type="float" office:value="0.393837662819655" calcext:value-type="float">
            <text:p>0.393837662819655</text:p>
          </table:table-cell>
        </table:table-row>
        <table:table-row table:style-name="ro1">
          <table:table-cell office:value-type="float" office:value="-0.154802810391791" calcext:value-type="float">
            <text:p>-0.154802810391791</text:p>
          </table:table-cell>
          <table:table-cell office:value-type="float" office:value="0.217017830185457" calcext:value-type="float">
            <text:p>0.217017830185457</text:p>
          </table:table-cell>
          <table:table-cell office:value-type="float" office:value="0.117090136211384" calcext:value-type="float">
            <text:p>0.117090136211384</text:p>
          </table:table-cell>
          <table:table-cell/>
          <table:table-cell table:formula="of:=SQRT(ABS([.A417]-[.B417]))" office:value-type="float" office:value="0.609770973872361" calcext:value-type="float">
            <text:p>0.609770973872361</text:p>
          </table:table-cell>
          <table:table-cell table:formula="of:=SQRT(ABS([.A417]-[.C417]))" office:value-type="float" office:value="0.521433549556581" calcext:value-type="float">
            <text:p>0.521433549556581</text:p>
          </table:table-cell>
        </table:table-row>
        <table:table-row table:style-name="ro1">
          <table:table-cell office:value-type="float" office:value="-0.154531133157342" calcext:value-type="float">
            <text:p>-0.154531133157342</text:p>
          </table:table-cell>
          <table:table-cell office:value-type="float" office:value="0.183210986041274" calcext:value-type="float">
            <text:p>0.183210986041274</text:p>
          </table:table-cell>
          <table:table-cell office:value-type="float" office:value="0.0832821364156183" calcext:value-type="float">
            <text:p>0.083282136415618</text:p>
          </table:table-cell>
          <table:table-cell/>
          <table:table-cell table:formula="of:=SQRT(ABS([.A418]-[.B418]))" office:value-type="float" office:value="0.581155847599089" calcext:value-type="float">
            <text:p>0.581155847599089</text:p>
          </table:table-cell>
          <table:table-cell table:formula="of:=SQRT(ABS([.A418]-[.C418]))" office:value-type="float" office:value="0.4876610191239" calcext:value-type="float">
            <text:p>0.4876610191239</text:p>
          </table:table-cell>
        </table:table-row>
        <table:table-row table:style-name="ro1">
          <table:table-cell office:value-type="float" office:value="-0.154442817954368" calcext:value-type="float">
            <text:p>-0.154442817954368</text:p>
          </table:table-cell>
          <table:table-cell office:value-type="float" office:value="-0.0670039487371831" calcext:value-type="float">
            <text:p>-0.067003948737183</text:p>
          </table:table-cell>
          <table:table-cell office:value-type="float" office:value="-0.022073914293839" calcext:value-type="float">
            <text:p>-0.022073914293839</text:p>
          </table:table-cell>
          <table:table-cell/>
          <table:table-cell table:formula="of:=SQRT(ABS([.A419]-[.B419]))" office:value-type="float" office:value="0.295700641218758" calcext:value-type="float">
            <text:p>0.295700641218758</text:p>
          </table:table-cell>
          <table:table-cell table:formula="of:=SQRT(ABS([.A419]-[.C419]))" office:value-type="float" office:value="0.363825375229009" calcext:value-type="float">
            <text:p>0.363825375229009</text:p>
          </table:table-cell>
        </table:table-row>
        <table:table-row table:style-name="ro1">
          <table:table-cell office:value-type="float" office:value="-0.15437243553099" calcext:value-type="float">
            <text:p>-0.15437243553099</text:p>
          </table:table-cell>
          <table:table-cell office:value-type="float" office:value="-0.111813757972521" calcext:value-type="float">
            <text:p>-0.111813757972521</text:p>
          </table:table-cell>
          <table:table-cell office:value-type="float" office:value="-0.0407376623141831" calcext:value-type="float">
            <text:p>-0.040737662314183</text:p>
          </table:table-cell>
          <table:table-cell/>
          <table:table-cell table:formula="of:=SQRT(ABS([.A420]-[.B420]))" office:value-type="float" office:value="0.206297546176558" calcext:value-type="float">
            <text:p>0.206297546176558</text:p>
          </table:table-cell>
          <table:table-cell table:formula="of:=SQRT(ABS([.A420]-[.C420]))" office:value-type="float" office:value="0.337097572249945" calcext:value-type="float">
            <text:p>0.337097572249945</text:p>
          </table:table-cell>
        </table:table-row>
        <table:table-row table:style-name="ro1">
          <table:table-cell office:value-type="float" office:value="-0.154305963125202" calcext:value-type="float">
            <text:p>-0.154305963125202</text:p>
          </table:table-cell>
          <table:table-cell office:value-type="float" office:value="-0.0933809780065594" calcext:value-type="float">
            <text:p>-0.093380978006559</text:p>
          </table:table-cell>
          <table:table-cell office:value-type="float" office:value="-0.0325373554097025" calcext:value-type="float">
            <text:p>-0.032537355409703</text:p>
          </table:table-cell>
          <table:table-cell/>
          <table:table-cell table:formula="of:=SQRT(ABS([.A421]-[.B421]))" office:value-type="float" office:value="0.246829870798983" calcext:value-type="float">
            <text:p>0.246829870798983</text:p>
          </table:table-cell>
          <table:table-cell table:formula="of:=SQRT(ABS([.A421]-[.C421]))" office:value-type="float" office:value="0.348953589629766" calcext:value-type="float">
            <text:p>0.348953589629766</text:p>
          </table:table-cell>
        </table:table-row>
        <table:table-row table:style-name="ro1">
          <table:table-cell office:value-type="float" office:value="-0.154072639809238" calcext:value-type="float">
            <text:p>-0.154072639809238</text:p>
          </table:table-cell>
          <table:table-cell office:value-type="float" office:value="0.113838807782918" calcext:value-type="float">
            <text:p>0.113838807782918</text:p>
          </table:table-cell>
          <table:table-cell office:value-type="float" office:value="0.0407644171707427" calcext:value-type="float">
            <text:p>0.040764417170743</text:p>
          </table:table-cell>
          <table:table-cell/>
          <table:table-cell table:formula="of:=SQRT(ABS([.A422]-[.B422]))" office:value-type="float" office:value="0.517601630206239" calcext:value-type="float">
            <text:p>0.517601630206239</text:p>
          </table:table-cell>
          <table:table-cell table:formula="of:=SQRT(ABS([.A422]-[.C422]))" office:value-type="float" office:value="0.44140350811925" calcext:value-type="float">
            <text:p>0.44140350811925</text:p>
          </table:table-cell>
        </table:table-row>
        <table:table-row table:style-name="ro1">
          <table:table-cell office:value-type="float" office:value="-0.153877313656859" calcext:value-type="float">
            <text:p>-0.153877313656859</text:p>
          </table:table-cell>
          <table:table-cell office:value-type="float" office:value="0.16798965889565" calcext:value-type="float">
            <text:p>0.16798965889565</text:p>
          </table:table-cell>
          <table:table-cell office:value-type="float" office:value="0.072150810809616" calcext:value-type="float">
            <text:p>0.072150810809616</text:p>
          </table:table-cell>
          <table:table-cell/>
          <table:table-cell table:formula="of:=SQRT(ABS([.A423]-[.B423]))" office:value-type="float" office:value="0.567333211219393" calcext:value-type="float">
            <text:p>0.567333211219393</text:p>
          </table:table-cell>
          <table:table-cell table:formula="of:=SQRT(ABS([.A423]-[.C423]))" office:value-type="float" office:value="0.475424152169907" calcext:value-type="float">
            <text:p>0.475424152169907</text:p>
          </table:table-cell>
        </table:table-row>
        <table:table-row table:style-name="ro1">
          <table:table-cell office:value-type="float" office:value="-0.153602309158059" calcext:value-type="float">
            <text:p>-0.153602309158059</text:p>
          </table:table-cell>
          <table:table-cell office:value-type="float" office:value="0.187486055802755" calcext:value-type="float">
            <text:p>0.187486055802755</text:p>
          </table:table-cell>
          <table:table-cell office:value-type="float" office:value="0.0832591499026758" calcext:value-type="float">
            <text:p>0.083259149902676</text:p>
          </table:table-cell>
          <table:table-cell/>
          <table:table-cell table:formula="of:=SQRT(ABS([.A424]-[.B424]))" office:value-type="float" office:value="0.584027709069368" calcext:value-type="float">
            <text:p>0.584027709069368</text:p>
          </table:table-cell>
          <table:table-cell table:formula="of:=SQRT(ABS([.A424]-[.C424]))" office:value-type="float" office:value="0.48668414712289" calcext:value-type="float">
            <text:p>0.48668414712289</text:p>
          </table:table-cell>
        </table:table-row>
        <table:table-row table:style-name="ro1">
          <table:table-cell office:value-type="float" office:value="-0.15355043020559" calcext:value-type="float">
            <text:p>-0.15355043020559</text:p>
          </table:table-cell>
          <table:table-cell office:value-type="float" office:value="-0.146199926647516" calcext:value-type="float">
            <text:p>-0.146199926647516</text:p>
          </table:table-cell>
          <table:table-cell office:value-type="float" office:value="-0.0586973133213902" calcext:value-type="float">
            <text:p>-0.05869731332139</text:p>
          </table:table-cell>
          <table:table-cell/>
          <table:table-cell table:formula="of:=SQRT(ABS([.A425]-[.B425]))" office:value-type="float" office:value="0.0857350777574383" calcext:value-type="float">
            <text:p>0.085735077757438</text:p>
          </table:table-cell>
          <table:table-cell table:formula="of:=SQRT(ABS([.A425]-[.C425]))" office:value-type="float" office:value="0.307982332097476" calcext:value-type="float">
            <text:p>0.307982332097476</text:p>
          </table:table-cell>
        </table:table-row>
        <table:table-row table:style-name="ro1">
          <table:table-cell office:value-type="float" office:value="-0.153547652271859" calcext:value-type="float">
            <text:p>-0.153547652271859</text:p>
          </table:table-cell>
          <table:table-cell office:value-type="float" office:value="-0.182751187277157" calcext:value-type="float">
            <text:p>-0.182751187277157</text:p>
          </table:table-cell>
          <table:table-cell office:value-type="float" office:value="-0.0837900699169741" calcext:value-type="float">
            <text:p>-0.083790069916974</text:p>
          </table:table-cell>
          <table:table-cell/>
          <table:table-cell table:formula="of:=SQRT(ABS([.A426]-[.B426]))" office:value-type="float" office:value="0.170890418120204" calcext:value-type="float">
            <text:p>0.170890418120204</text:p>
          </table:table-cell>
          <table:table-cell table:formula="of:=SQRT(ABS([.A426]-[.C426]))" office:value-type="float" office:value="0.264116607495411" calcext:value-type="float">
            <text:p>0.264116607495411</text:p>
          </table:table-cell>
        </table:table-row>
        <table:table-row table:style-name="ro1">
          <table:table-cell office:value-type="float" office:value="-0.153387187144441" calcext:value-type="float">
            <text:p>-0.153387187144441</text:p>
          </table:table-cell>
          <table:table-cell office:value-type="float" office:value="-0.0258178075121586" calcext:value-type="float">
            <text:p>-0.025817807512159</text:p>
          </table:table-cell>
          <table:table-cell office:value-type="float" office:value="-0.00767559177814632" calcext:value-type="float">
            <text:p>-0.007675591778146</text:p>
          </table:table-cell>
          <table:table-cell/>
          <table:table-cell table:formula="of:=SQRT(ABS([.A427]-[.B427]))" office:value-type="float" office:value="0.357168559131795" calcext:value-type="float">
            <text:p>0.357168559131795</text:p>
          </table:table-cell>
          <table:table-cell table:formula="of:=SQRT(ABS([.A427]-[.C427]))" office:value-type="float" office:value="0.381721882220937" calcext:value-type="float">
            <text:p>0.381721882220937</text:p>
          </table:table-cell>
        </table:table-row>
        <table:table-row table:style-name="ro1">
          <table:table-cell office:value-type="float" office:value="-0.153156447984101" calcext:value-type="float">
            <text:p>-0.153156447984101</text:p>
          </table:table-cell>
          <table:table-cell office:value-type="float" office:value="0.158890445565944" calcext:value-type="float">
            <text:p>0.158890445565944</text:p>
          </table:table-cell>
          <table:table-cell office:value-type="float" office:value="0.0681708276139986" calcext:value-type="float">
            <text:p>0.068170827613999</text:p>
          </table:table-cell>
          <table:table-cell/>
          <table:table-cell table:formula="of:=SQRT(ABS([.A428]-[.B428]))" office:value-type="float" office:value="0.558611576634467" calcext:value-type="float">
            <text:p>0.558611576634467</text:p>
          </table:table-cell>
          <table:table-cell table:formula="of:=SQRT(ABS([.A428]-[.C428]))" office:value-type="float" office:value="0.47045432891844" calcext:value-type="float">
            <text:p>0.47045432891844</text:p>
          </table:table-cell>
        </table:table-row>
        <table:table-row table:style-name="ro1">
          <table:table-cell office:value-type="float" office:value="-0.152897311883672" calcext:value-type="float">
            <text:p>-0.152897311883672</text:p>
          </table:table-cell>
          <table:table-cell office:value-type="float" office:value="0.182447504618266" calcext:value-type="float">
            <text:p>0.182447504618266</text:p>
          </table:table-cell>
          <table:table-cell office:value-type="float" office:value="0.0848400597242809" calcext:value-type="float">
            <text:p>0.084840059724281</text:p>
          </table:table-cell>
          <table:table-cell/>
          <table:table-cell table:formula="of:=SQRT(ABS([.A429]-[.B429]))" office:value-type="float" office:value="0.579089644616391" calcext:value-type="float">
            <text:p>0.579089644616391</text:p>
          </table:table-cell>
          <table:table-cell table:formula="of:=SQRT(ABS([.A429]-[.C429]))" office:value-type="float" office:value="0.487583194550379" calcext:value-type="float">
            <text:p>0.487583194550379</text:p>
          </table:table-cell>
        </table:table-row>
        <table:table-row table:style-name="ro1">
          <table:table-cell office:value-type="float" office:value="-0.152609877423544" calcext:value-type="float">
            <text:p>-0.152609877423544</text:p>
          </table:table-cell>
          <table:table-cell office:value-type="float" office:value="0.163600449818778" calcext:value-type="float">
            <text:p>0.163600449818778</text:p>
          </table:table-cell>
          <table:table-cell office:value-type="float" office:value="0.0721353818572186" calcext:value-type="float">
            <text:p>0.072135381857219</text:p>
          </table:table-cell>
          <table:table-cell/>
          <table:table-cell table:formula="of:=SQRT(ABS([.A430]-[.B430]))" office:value-type="float" office:value="0.562325819469747" calcext:value-type="float">
            <text:p>0.562325819469747</text:p>
          </table:table-cell>
          <table:table-cell table:formula="of:=SQRT(ABS([.A430]-[.C430]))" office:value-type="float" office:value="0.474073052683616" calcext:value-type="float">
            <text:p>0.474073052683616</text:p>
          </table:table-cell>
        </table:table-row>
        <table:table-row table:style-name="ro1">
          <table:table-cell office:value-type="float" office:value="-0.152396138172353" calcext:value-type="float">
            <text:p>-0.152396138172353</text:p>
          </table:table-cell>
          <table:table-cell office:value-type="float" office:value="0.181911400721807" calcext:value-type="float">
            <text:p>0.181911400721807</text:p>
          </table:table-cell>
          <table:table-cell office:value-type="float" office:value="0.0869442814106905" calcext:value-type="float">
            <text:p>0.086944281410691</text:p>
          </table:table-cell>
          <table:table-cell/>
          <table:table-cell table:formula="of:=SQRT(ABS([.A431]-[.B431]))" office:value-type="float" office:value="0.578193340409728" calcext:value-type="float">
            <text:p>0.578193340409728</text:p>
          </table:table-cell>
          <table:table-cell table:formula="of:=SQRT(ABS([.A431]-[.C431]))" office:value-type="float" office:value="0.489224303957851" calcext:value-type="float">
            <text:p>0.489224303957851</text:p>
          </table:table-cell>
        </table:table-row>
        <table:table-row table:style-name="ro1">
          <table:table-cell office:value-type="float" office:value="-0.152202916843238" calcext:value-type="float">
            <text:p>-0.152202916843238</text:p>
          </table:table-cell>
          <table:table-cell office:value-type="float" office:value="0.146838733349392" calcext:value-type="float">
            <text:p>0.146838733349392</text:p>
          </table:table-cell>
          <table:table-cell office:value-type="float" office:value="0.059439498574316" calcext:value-type="float">
            <text:p>0.059439498574316</text:p>
          </table:table-cell>
          <table:table-cell/>
          <table:table-cell table:formula="of:=SQRT(ABS([.A432]-[.B432]))" office:value-type="float" office:value="0.546847008031159" calcext:value-type="float">
            <text:p>0.546847008031159</text:p>
          </table:table-cell>
          <table:table-cell table:formula="of:=SQRT(ABS([.A432]-[.C432]))" office:value-type="float" office:value="0.460046101404581" calcext:value-type="float">
            <text:p>0.460046101404581</text:p>
          </table:table-cell>
        </table:table-row>
        <table:table-row table:style-name="ro1">
          <table:table-cell office:value-type="float" office:value="-0.152201545881156" calcext:value-type="float">
            <text:p>-0.152201545881156</text:p>
          </table:table-cell>
          <table:table-cell office:value-type="float" office:value="-0.145281908910306" calcext:value-type="float">
            <text:p>-0.145281908910306</text:p>
          </table:table-cell>
          <table:table-cell office:value-type="float" office:value="-0.0585546042064762" calcext:value-type="float">
            <text:p>-0.058554604206476</text:p>
          </table:table-cell>
          <table:table-cell/>
          <table:table-cell table:formula="of:=SQRT(ABS([.A433]-[.B433]))" office:value-type="float" office:value="0.083184355325085" calcext:value-type="float">
            <text:p>0.083184355325085</text:p>
          </table:table-cell>
          <table:table-cell table:formula="of:=SQRT(ABS([.A433]-[.C433]))" office:value-type="float" office:value="0.306017878031137" calcext:value-type="float">
            <text:p>0.306017878031137</text:p>
          </table:table-cell>
        </table:table-row>
        <table:table-row table:style-name="ro1">
          <table:table-cell office:value-type="float" office:value="-0.152200391409696" calcext:value-type="float">
            <text:p>-0.152200391409696</text:p>
          </table:table-cell>
          <table:table-cell office:value-type="float" office:value="-0.184303340547548" calcext:value-type="float">
            <text:p>-0.184303340547548</text:p>
          </table:table-cell>
          <table:table-cell office:value-type="float" office:value="-0.0859197695295201" calcext:value-type="float">
            <text:p>-0.08591976952952</text:p>
          </table:table-cell>
          <table:table-cell/>
          <table:table-cell table:formula="of:=SQRT(ABS([.A434]-[.B434]))" office:value-type="float" office:value="0.179172958723832" calcext:value-type="float">
            <text:p>0.179172958723832</text:p>
          </table:table-cell>
          <table:table-cell table:formula="of:=SQRT(ABS([.A434]-[.C434]))" office:value-type="float" office:value="0.257450231851082" calcext:value-type="float">
            <text:p>0.257450231851082</text:p>
          </table:table-cell>
        </table:table-row>
        <table:table-row table:style-name="ro1">
          <table:table-cell office:value-type="float" office:value="-0.152199225882491" calcext:value-type="float">
            <text:p>-0.152199225882491</text:p>
          </table:table-cell>
          <table:table-cell office:value-type="float" office:value="-0.0469485778161041" calcext:value-type="float">
            <text:p>-0.046948577816104</text:p>
          </table:table-cell>
          <table:table-cell office:value-type="float" office:value="-0.0143972231066948" calcext:value-type="float">
            <text:p>-0.014397223106695</text:p>
          </table:table-cell>
          <table:table-cell/>
          <table:table-cell table:formula="of:=SQRT(ABS([.A435]-[.B435]))" office:value-type="float" office:value="0.324423562748434" calcext:value-type="float">
            <text:p>0.324423562748434</text:p>
          </table:table-cell>
          <table:table-cell table:formula="of:=SQRT(ABS([.A435]-[.C435]))" office:value-type="float" office:value="0.371216921456709" calcext:value-type="float">
            <text:p>0.371216921456709</text:p>
          </table:table-cell>
        </table:table-row>
        <table:table-row table:style-name="ro1">
          <table:table-cell office:value-type="float" office:value="-0.152197843571191" calcext:value-type="float">
            <text:p>-0.152197843571191</text:p>
          </table:table-cell>
          <table:table-cell office:value-type="float" office:value="-0.189046397282548" calcext:value-type="float">
            <text:p>-0.189046397282548</text:p>
          </table:table-cell>
          <table:table-cell office:value-type="float" office:value="-0.0881207629029913" calcext:value-type="float">
            <text:p>-0.088120762902991</text:p>
          </table:table-cell>
          <table:table-cell/>
          <table:table-cell table:formula="of:=SQRT(ABS([.A436]-[.B436]))" office:value-type="float" office:value="0.191959771075496" calcext:value-type="float">
            <text:p>0.191959771075496</text:p>
          </table:table-cell>
          <table:table-cell table:formula="of:=SQRT(ABS([.A436]-[.C436]))" office:value-type="float" office:value="0.253134511017759" calcext:value-type="float">
            <text:p>0.253134511017759</text:p>
          </table:table-cell>
        </table:table-row>
        <table:table-row table:style-name="ro1">
          <table:table-cell office:value-type="float" office:value="-0.152218283042095" calcext:value-type="float">
            <text:p>-0.152218283042095</text:p>
          </table:table-cell>
          <table:table-cell office:value-type="float" office:value="-0.156391035517557" calcext:value-type="float">
            <text:p>-0.156391035517557</text:p>
          </table:table-cell>
          <table:table-cell office:value-type="float" office:value="-0.0654953224347398" calcext:value-type="float">
            <text:p>-0.06549532243474</text:p>
          </table:table-cell>
          <table:table-cell/>
          <table:table-cell table:formula="of:=SQRT(ABS([.A437]-[.B437]))" office:value-type="float" office:value="0.0645968457083007" calcext:value-type="float">
            <text:p>0.064596845708301</text:p>
          </table:table-cell>
          <table:table-cell table:formula="of:=SQRT(ABS([.A437]-[.C437]))" office:value-type="float" office:value="0.294487623861097" calcext:value-type="float">
            <text:p>0.294487623861097</text:p>
          </table:table-cell>
        </table:table-row>
        <table:table-row table:style-name="ro1">
          <table:table-cell office:value-type="float" office:value="-0.152191190166506" calcext:value-type="float">
            <text:p>-0.152191190166506</text:p>
          </table:table-cell>
          <table:table-cell office:value-type="float" office:value="-0.105232239066385" calcext:value-type="float">
            <text:p>-0.105232239066385</text:p>
          </table:table-cell>
          <table:table-cell office:value-type="float" office:value="-0.0371700146657341" calcext:value-type="float">
            <text:p>-0.037170014665734</text:p>
          </table:table-cell>
          <table:table-cell/>
          <table:table-cell table:formula="of:=SQRT(ABS([.A438]-[.B438]))" office:value-type="float" office:value="0.216700140978544" calcext:value-type="float">
            <text:p>0.216700140978544</text:p>
          </table:table-cell>
          <table:table-cell table:formula="of:=SQRT(ABS([.A438]-[.C438]))" office:value-type="float" office:value="0.339147719291715" calcext:value-type="float">
            <text:p>0.339147719291715</text:p>
          </table:table-cell>
        </table:table-row>
        <table:table-row table:style-name="ro1">
          <table:table-cell office:value-type="float" office:value="-0.152003558065817" calcext:value-type="float">
            <text:p>-0.152003558065817</text:p>
          </table:table-cell>
          <table:table-cell office:value-type="float" office:value="0.109003740669851" calcext:value-type="float">
            <text:p>0.109003740669851</text:p>
          </table:table-cell>
          <table:table-cell office:value-type="float" office:value="0.0402940761763475" calcext:value-type="float">
            <text:p>0.040294076176348</text:p>
          </table:table-cell>
          <table:table-cell/>
          <table:table-cell table:formula="of:=SQRT(ABS([.A439]-[.B439]))" office:value-type="float" office:value="0.510888734203122" calcext:value-type="float">
            <text:p>0.510888734203122</text:p>
          </table:table-cell>
          <table:table-cell table:formula="of:=SQRT(ABS([.A439]-[.C439]))" office:value-type="float" office:value="0.438517541544423" calcext:value-type="float">
            <text:p>0.438517541544423</text:p>
          </table:table-cell>
        </table:table-row>
        <table:table-row table:style-name="ro1">
          <table:table-cell office:value-type="float" office:value="-0.151838614133628" calcext:value-type="float">
            <text:p>-0.151838614133628</text:p>
          </table:table-cell>
          <table:table-cell office:value-type="float" office:value="0.0214880113396061" calcext:value-type="float">
            <text:p>0.021488011339606</text:p>
          </table:table-cell>
          <table:table-cell office:value-type="float" office:value="0.00619265702250862" calcext:value-type="float">
            <text:p>0.006192657022509</text:p>
          </table:table-cell>
          <table:table-cell/>
          <table:table-cell table:formula="of:=SQRT(ABS([.A440]-[.B440]))" office:value-type="float" office:value="0.416325143935883" calcext:value-type="float">
            <text:p>0.416325143935883</text:p>
          </table:table-cell>
          <table:table-cell table:formula="of:=SQRT(ABS([.A440]-[.C440]))" office:value-type="float" office:value="0.397531471906485" calcext:value-type="float">
            <text:p>0.397531471906485</text:p>
          </table:table-cell>
        </table:table-row>
        <table:table-row table:style-name="ro1">
          <table:table-cell office:value-type="float" office:value="-0.151637825366289" calcext:value-type="float">
            <text:p>-0.151637825366289</text:p>
          </table:table-cell>
          <table:table-cell office:value-type="float" office:value="0.119933839540886" calcext:value-type="float">
            <text:p>0.119933839540886</text:p>
          </table:table-cell>
          <table:table-cell office:value-type="float" office:value="0.0446152219205544" calcext:value-type="float">
            <text:p>0.044615221920554</text:p>
          </table:table-cell>
          <table:table-cell/>
          <table:table-cell table:formula="of:=SQRT(ABS([.A441]-[.B441]))" office:value-type="float" office:value="0.521125383096213" calcext:value-type="float">
            <text:p>0.521125383096213</text:p>
          </table:table-cell>
          <table:table-cell table:formula="of:=SQRT(ABS([.A441]-[.C441]))" office:value-type="float" office:value="0.44300456802029" calcext:value-type="float">
            <text:p>0.44300456802029</text:p>
          </table:table-cell>
        </table:table-row>
        <table:table-row table:style-name="ro1">
          <table:table-cell office:value-type="float" office:value="-0.15141593461324" calcext:value-type="float">
            <text:p>-0.15141593461324</text:p>
          </table:table-cell>
          <table:table-cell office:value-type="float" office:value="0.131416169223703" calcext:value-type="float">
            <text:p>0.131416169223703</text:p>
          </table:table-cell>
          <table:table-cell office:value-type="float" office:value="0.0500727252725682" calcext:value-type="float">
            <text:p>0.050072725272568</text:p>
          </table:table-cell>
          <table:table-cell/>
          <table:table-cell table:formula="of:=SQRT(ABS([.A442]-[.B442]))" office:value-type="float" office:value="0.531819615882061" calcext:value-type="float">
            <text:p>0.531819615882061</text:p>
          </table:table-cell>
          <table:table-cell table:formula="of:=SQRT(ABS([.A442]-[.C442]))" office:value-type="float" office:value="0.448874882217538" calcext:value-type="float">
            <text:p>0.448874882217538</text:p>
          </table:table-cell>
        </table:table-row>
        <table:table-row table:style-name="ro1">
          <table:table-cell office:value-type="float" office:value="-0.151282388933165" calcext:value-type="float">
            <text:p>-0.151282388933165</text:p>
          </table:table-cell>
          <table:table-cell office:value-type="float" office:value="0.079539519952888" calcext:value-type="float">
            <text:p>0.079539519952888</text:p>
          </table:table-cell>
          <table:table-cell office:value-type="float" office:value="0.0263860278611374" calcext:value-type="float">
            <text:p>0.026386027861137</text:p>
          </table:table-cell>
          <table:table-cell/>
          <table:table-cell table:formula="of:=SQRT(ABS([.A443]-[.B443]))" office:value-type="float" office:value="0.480439287408985" calcext:value-type="float">
            <text:p>0.480439287408985</text:p>
          </table:table-cell>
          <table:table-cell table:formula="of:=SQRT(ABS([.A443]-[.C443]))" office:value-type="float" office:value="0.421507315232254" calcext:value-type="float">
            <text:p>0.421507315232254</text:p>
          </table:table-cell>
        </table:table-row>
        <table:table-row table:style-name="ro1">
          <table:table-cell office:value-type="float" office:value="-0.151168430788969" calcext:value-type="float">
            <text:p>-0.151168430788969</text:p>
          </table:table-cell>
          <table:table-cell office:value-type="float" office:value="-0.0129190069154774" calcext:value-type="float">
            <text:p>-0.012919006915477</text:p>
          </table:table-cell>
          <table:table-cell office:value-type="float" office:value="-0.00389427830156471" calcext:value-type="float">
            <text:p>-0.003894278301565</text:p>
          </table:table-cell>
          <table:table-cell/>
          <table:table-cell table:formula="of:=SQRT(ABS([.A444]-[.B444]))" office:value-type="float" office:value="0.371819074111982" calcext:value-type="float">
            <text:p>0.371819074111982</text:p>
          </table:table-cell>
          <table:table-cell table:formula="of:=SQRT(ABS([.A444]-[.C444]))" office:value-type="float" office:value="0.383763146338213" calcext:value-type="float">
            <text:p>0.383763146338213</text:p>
          </table:table-cell>
        </table:table-row>
        <table:table-row table:style-name="ro1">
          <table:table-cell office:value-type="float" office:value="-0.151091130273107" calcext:value-type="float">
            <text:p>-0.151091130273107</text:p>
          </table:table-cell>
          <table:table-cell office:value-type="float" office:value="-0.151694815230346" calcext:value-type="float">
            <text:p>-0.151694815230346</text:p>
          </table:table-cell>
          <table:table-cell office:value-type="float" office:value="-0.0618139538254066" calcext:value-type="float">
            <text:p>-0.061813953825407</text:p>
          </table:table-cell>
          <table:table-cell/>
          <table:table-cell table:formula="of:=SQRT(ABS([.A445]-[.B445]))" office:value-type="float" office:value="0.0245700011648149" calcext:value-type="float">
            <text:p>0.024570001164815</text:p>
          </table:table-cell>
          <table:table-cell table:formula="of:=SQRT(ABS([.A445]-[.C445]))" office:value-type="float" office:value="0.29879286545649" calcext:value-type="float">
            <text:p>0.29879286545649</text:p>
          </table:table-cell>
        </table:table-row>
        <table:table-row table:style-name="ro1">
          <table:table-cell office:value-type="float" office:value="-0.150970397134005" calcext:value-type="float">
            <text:p>-0.150970397134005</text:p>
          </table:table-cell>
          <table:table-cell office:value-type="float" office:value="0.0369308908086035" calcext:value-type="float">
            <text:p>0.036930890808604</text:p>
          </table:table-cell>
          <table:table-cell office:value-type="float" office:value="0.0113955482231145" calcext:value-type="float">
            <text:p>0.011395548223115</text:p>
          </table:table-cell>
          <table:table-cell/>
          <table:table-cell table:formula="of:=SQRT(ABS([.A446]-[.B446]))" office:value-type="float" office:value="0.433475821635542" calcext:value-type="float">
            <text:p>0.433475821635542</text:p>
          </table:table-cell>
          <table:table-cell table:formula="of:=SQRT(ABS([.A446]-[.C446]))" office:value-type="float" office:value="0.402946578788206" calcext:value-type="float">
            <text:p>0.402946578788206</text:p>
          </table:table-cell>
        </table:table-row>
        <table:table-row table:style-name="ro1">
          <table:table-cell office:value-type="float" office:value="-0.150845345864247" calcext:value-type="float">
            <text:p>-0.150845345864247</text:p>
          </table:table-cell>
          <table:table-cell office:value-type="float" office:value="0.0594733407196748" calcext:value-type="float">
            <text:p>0.059473340719675</text:p>
          </table:table-cell>
          <table:table-cell office:value-type="float" office:value="0.0189475654979756" calcext:value-type="float">
            <text:p>0.018947565497976</text:p>
          </table:table-cell>
          <table:table-cell/>
          <table:table-cell table:formula="of:=SQRT(ABS([.A447]-[.B447]))" office:value-type="float" office:value="0.458605153246147" calcext:value-type="float">
            <text:p>0.458605153246147</text:p>
          </table:table-cell>
          <table:table-cell table:formula="of:=SQRT(ABS([.A447]-[.C447]))" office:value-type="float" office:value="0.412059354173913" calcext:value-type="float">
            <text:p>0.412059354173913</text:p>
          </table:table-cell>
        </table:table-row>
        <table:table-row table:style-name="ro1">
          <table:table-cell office:value-type="float" office:value="-0.150723714250792" calcext:value-type="float">
            <text:p>-0.150723714250792</text:p>
          </table:table-cell>
          <table:table-cell office:value-type="float" office:value="0.0327667392139049" calcext:value-type="float">
            <text:p>0.032766739213905</text:p>
          </table:table-cell>
          <table:table-cell office:value-type="float" office:value="0.00954171902331221" calcext:value-type="float">
            <text:p>0.009541719023312</text:p>
          </table:table-cell>
          <table:table-cell/>
          <table:table-cell table:formula="of:=SQRT(ABS([.A448]-[.B448]))" office:value-type="float" office:value="0.428357856779465" calcext:value-type="float">
            <text:p>0.428357856779465</text:p>
          </table:table-cell>
          <table:table-cell table:formula="of:=SQRT(ABS([.A448]-[.C448]))" office:value-type="float" office:value="0.400331654099578" calcext:value-type="float">
            <text:p>0.400331654099578</text:p>
          </table:table-cell>
        </table:table-row>
        <table:table-row table:style-name="ro1">
          <table:table-cell office:value-type="float" office:value="-0.15058237631545" calcext:value-type="float">
            <text:p>-0.15058237631545</text:p>
          </table:table-cell>
          <table:table-cell office:value-type="float" office:value="-0.044963026497292" calcext:value-type="float">
            <text:p>-0.044963026497292</text:p>
          </table:table-cell>
          <table:table-cell office:value-type="float" office:value="-0.0143515382132912" calcext:value-type="float">
            <text:p>-0.014351538213291</text:p>
          </table:table-cell>
          <table:table-cell/>
          <table:table-cell table:formula="of:=SQRT(ABS([.A449]-[.B449]))" office:value-type="float" office:value="0.3249913072963" calcext:value-type="float">
            <text:p>0.3249913072963</text:p>
          </table:table-cell>
          <table:table-cell table:formula="of:=SQRT(ABS([.A449]-[.C449]))" office:value-type="float" office:value="0.369094619443523" calcext:value-type="float">
            <text:p>0.369094619443523</text:p>
          </table:table-cell>
        </table:table-row>
        <table:table-row table:style-name="ro1">
          <table:table-cell office:value-type="float" office:value="-0.150470776201705" calcext:value-type="float">
            <text:p>-0.150470776201705</text:p>
          </table:table-cell>
          <table:table-cell office:value-type="float" office:value="0.00867590876805249" calcext:value-type="float">
            <text:p>0.008675908768052</text:p>
          </table:table-cell>
          <table:table-cell office:value-type="float" office:value="0.00246802166388507" calcext:value-type="float">
            <text:p>0.002468021663885</text:p>
          </table:table-cell>
          <table:table-cell/>
          <table:table-cell table:formula="of:=SQRT(ABS([.A450]-[.B450]))" office:value-type="float" office:value="0.398931930245947" calcext:value-type="float">
            <text:p>0.398931930245947</text:p>
          </table:table-cell>
          <table:table-cell table:formula="of:=SQRT(ABS([.A450]-[.C450]))" office:value-type="float" office:value="0.39107390332978" calcext:value-type="float">
            <text:p>0.39107390332978</text:p>
          </table:table-cell>
        </table:table-row>
        <table:table-row table:style-name="ro1">
          <table:table-cell office:value-type="float" office:value="-0.15034654100925" calcext:value-type="float">
            <text:p>-0.15034654100925</text:p>
          </table:table-cell>
          <table:table-cell office:value-type="float" office:value="0.00152917500459391" calcext:value-type="float">
            <text:p>0.001529175004594</text:p>
          </table:table-cell>
          <table:table-cell office:value-type="float" office:value="0.000407042913371525" calcext:value-type="float">
            <text:p>0.000407042913372</text:p>
          </table:table-cell>
          <table:table-cell/>
          <table:table-cell table:formula="of:=SQRT(ABS([.A451]-[.B451]))" office:value-type="float" office:value="0.389712350348105" calcext:value-type="float">
            <text:p>0.389712350348105</text:p>
          </table:table-cell>
          <table:table-cell table:formula="of:=SQRT(ABS([.A451]-[.C451]))" office:value-type="float" office:value="0.388269988439258" calcext:value-type="float">
            <text:p>0.388269988439258</text:p>
          </table:table-cell>
        </table:table-row>
        <table:table-row table:style-name="ro1">
          <table:table-cell office:value-type="float" office:value="-0.150257852534188" calcext:value-type="float">
            <text:p>-0.150257852534188</text:p>
          </table:table-cell>
          <table:table-cell office:value-type="float" office:value="0.0638515074760553" calcext:value-type="float">
            <text:p>0.063851507476055</text:p>
          </table:table-cell>
          <table:table-cell office:value-type="float" office:value="0.0206941554237285" calcext:value-type="float">
            <text:p>0.020694155423729</text:p>
          </table:table-cell>
          <table:table-cell/>
          <table:table-cell table:formula="of:=SQRT(ABS([.A452]-[.B452]))" office:value-type="float" office:value="0.462719526290218" calcext:value-type="float">
            <text:p>0.462719526290218</text:p>
          </table:table-cell>
          <table:table-cell table:formula="of:=SQRT(ABS([.A452]-[.C452]))" office:value-type="float" office:value="0.41346343001276" calcext:value-type="float">
            <text:p>0.41346343001276</text:p>
          </table:table-cell>
        </table:table-row>
        <table:table-row table:style-name="ro1">
          <table:table-cell office:value-type="float" office:value="-0.150199514561768" calcext:value-type="float">
            <text:p>-0.150199514561768</text:p>
          </table:table-cell>
          <table:table-cell office:value-type="float" office:value="-0.0131495921658087" calcext:value-type="float">
            <text:p>-0.013149592165809</text:p>
          </table:table-cell>
          <table:table-cell office:value-type="float" office:value="-0.00382791413700614" calcext:value-type="float">
            <text:p>-0.003827914137006</text:p>
          </table:table-cell>
          <table:table-cell/>
          <table:table-cell table:formula="of:=SQRT(ABS([.A453]-[.B453]))" office:value-type="float" office:value="0.370202542395321" calcext:value-type="float">
            <text:p>0.370202542395321</text:p>
          </table:table-cell>
          <table:table-cell table:formula="of:=SQRT(ABS([.A453]-[.C453]))" office:value-type="float" office:value="0.382585415854763" calcext:value-type="float">
            <text:p>0.382585415854763</text:p>
          </table:table-cell>
        </table:table-row>
        <table:table-row table:style-name="ro1">
          <table:table-cell office:value-type="float" office:value="-0.150135590261799" calcext:value-type="float">
            <text:p>-0.150135590261799</text:p>
          </table:table-cell>
          <table:table-cell office:value-type="float" office:value="-0.0399781550950486" calcext:value-type="float">
            <text:p>-0.039978155095049</text:p>
          </table:table-cell>
          <table:table-cell office:value-type="float" office:value="-0.012242111856456" calcext:value-type="float">
            <text:p>-0.012242111856456</text:p>
          </table:table-cell>
          <table:table-cell/>
          <table:table-cell table:formula="of:=SQRT(ABS([.A454]-[.B454]))" office:value-type="float" office:value="0.331899736617477" calcext:value-type="float">
            <text:p>0.331899736617477</text:p>
          </table:table-cell>
          <table:table-cell table:formula="of:=SQRT(ABS([.A454]-[.C454]))" office:value-type="float" office:value="0.371340111495302" calcext:value-type="float">
            <text:p>0.371340111495302</text:p>
          </table:table-cell>
        </table:table-row>
        <table:table-row table:style-name="ro1">
          <table:table-cell office:value-type="float" office:value="-0.150064851146565" calcext:value-type="float">
            <text:p>-0.150064851146565</text:p>
          </table:table-cell>
          <table:table-cell office:value-type="float" office:value="-0.10589630443791" calcext:value-type="float">
            <text:p>-0.10589630443791</text:p>
          </table:table-cell>
          <table:table-cell office:value-type="float" office:value="-0.0379701149808878" calcext:value-type="float">
            <text:p>-0.037970114980888</text:p>
          </table:table-cell>
          <table:table-cell/>
          <table:table-cell table:formula="of:=SQRT(ABS([.A455]-[.B455]))" office:value-type="float" office:value="0.21016314307855" calcext:value-type="float">
            <text:p>0.21016314307855</text:p>
          </table:table-cell>
          <table:table-cell table:formula="of:=SQRT(ABS([.A455]-[.C455]))" office:value-type="float" office:value="0.334805519915185" calcext:value-type="float">
            <text:p>0.334805519915185</text:p>
          </table:table-cell>
        </table:table-row>
        <table:table-row table:style-name="ro1">
          <table:table-cell office:value-type="float" office:value="-0.149976015032878" calcext:value-type="float">
            <text:p>-0.149976015032878</text:p>
          </table:table-cell>
          <table:table-cell office:value-type="float" office:value="-0.0601801104812473" calcext:value-type="float">
            <text:p>-0.060180110481247</text:p>
          </table:table-cell>
          <table:table-cell office:value-type="float" office:value="-0.0192335200696678" calcext:value-type="float">
            <text:p>-0.019233520069668</text:p>
          </table:table-cell>
          <table:table-cell/>
          <table:table-cell table:formula="of:=SQRT(ABS([.A456]-[.B456]))" office:value-type="float" office:value="0.299659647853412" calcext:value-type="float">
            <text:p>0.299659647853412</text:p>
          </table:table-cell>
          <table:table-cell table:formula="of:=SQRT(ABS([.A456]-[.C456]))" office:value-type="float" office:value="0.361583316765597" calcext:value-type="float">
            <text:p>0.361583316765597</text:p>
          </table:table-cell>
        </table:table-row>
        <table:table-row table:style-name="ro1">
          <table:table-cell office:value-type="float" office:value="-0.149925719952382" calcext:value-type="float">
            <text:p>-0.149925719952382</text:p>
          </table:table-cell>
          <table:table-cell office:value-type="float" office:value="-0.0674106283060246" calcext:value-type="float">
            <text:p>-0.067410628306025</text:p>
          </table:table-cell>
          <table:table-cell office:value-type="float" office:value="-0.0220904981048334" calcext:value-type="float">
            <text:p>-0.022090498104833</text:p>
          </table:table-cell>
          <table:table-cell/>
          <table:table-cell table:formula="of:=SQRT(ABS([.A457]-[.B457]))" office:value-type="float" office:value="0.287254402309795" calcext:value-type="float">
            <text:p>0.287254402309795</text:p>
          </table:table-cell>
          <table:table-cell table:formula="of:=SQRT(ABS([.A457]-[.C457]))" office:value-type="float" office:value="0.357540517770432" calcext:value-type="float">
            <text:p>0.357540517770432</text:p>
          </table:table-cell>
        </table:table-row>
        <table:table-row table:style-name="ro1">
          <table:table-cell office:value-type="float" office:value="-0.149871125637966" calcext:value-type="float">
            <text:p>-0.149871125637966</text:p>
          </table:table-cell>
          <table:table-cell office:value-type="float" office:value="-0.0963684392124144" calcext:value-type="float">
            <text:p>-0.096368439212414</text:p>
          </table:table-cell>
          <table:table-cell office:value-type="float" office:value="-0.034215069173598" calcext:value-type="float">
            <text:p>-0.034215069173598</text:p>
          </table:table-cell>
          <table:table-cell/>
          <table:table-cell table:formula="of:=SQRT(ABS([.A458]-[.B458]))" office:value-type="float" office:value="0.231306477266746" calcext:value-type="float">
            <text:p>0.231306477266746</text:p>
          </table:table-cell>
          <table:table-cell table:formula="of:=SQRT(ABS([.A458]-[.C458]))" office:value-type="float" office:value="0.340082425985772" calcext:value-type="float">
            <text:p>0.340082425985772</text:p>
          </table:table-cell>
        </table:table-row>
        <table:table-row table:style-name="ro1">
          <table:table-cell office:value-type="float" office:value="-0.14987264478063" calcext:value-type="float">
            <text:p>-0.14987264478063</text:p>
          </table:table-cell>
          <table:table-cell office:value-type="float" office:value="-0.119674345097837" calcext:value-type="float">
            <text:p>-0.119674345097837</text:p>
          </table:table-cell>
          <table:table-cell office:value-type="float" office:value="-0.0446930085173035" calcext:value-type="float">
            <text:p>-0.044693008517304</text:p>
          </table:table-cell>
          <table:table-cell/>
          <table:table-cell table:formula="of:=SQRT(ABS([.A459]-[.B459]))" office:value-type="float" office:value="0.173776579787936" calcext:value-type="float">
            <text:p>0.173776579787936</text:p>
          </table:table-cell>
          <table:table-cell table:formula="of:=SQRT(ABS([.A459]-[.C459]))" office:value-type="float" office:value="0.324314101240335" calcext:value-type="float">
            <text:p>0.324314101240335</text:p>
          </table:table-cell>
        </table:table-row>
        <table:table-row table:style-name="ro1">
          <table:table-cell office:value-type="float" office:value="-0.14987368289508" calcext:value-type="float">
            <text:p>-0.14987368289508</text:p>
          </table:table-cell>
          <table:table-cell office:value-type="float" office:value="-0.179546563636095" calcext:value-type="float">
            <text:p>-0.179546563636095</text:p>
          </table:table-cell>
          <table:table-cell office:value-type="float" office:value="-0.0802102846041242" calcext:value-type="float">
            <text:p>-0.080210284604124</text:p>
          </table:table-cell>
          <table:table-cell/>
          <table:table-cell table:formula="of:=SQRT(ABS([.A460]-[.B460]))" office:value-type="float" office:value="0.172258180476327" calcext:value-type="float">
            <text:p>0.172258180476327</text:p>
          </table:table-cell>
          <table:table-cell table:formula="of:=SQRT(ABS([.A460]-[.C460]))" office:value-type="float" office:value="0.263938247116548" calcext:value-type="float">
            <text:p>0.263938247116548</text:p>
          </table:table-cell>
        </table:table-row>
        <table:table-row table:style-name="ro1">
          <table:table-cell office:value-type="float" office:value="-0.149874642906452" calcext:value-type="float">
            <text:p>-0.149874642906452</text:p>
          </table:table-cell>
          <table:table-cell office:value-type="float" office:value="-0.175000948909657" calcext:value-type="float">
            <text:p>-0.175000948909657</text:p>
          </table:table-cell>
          <table:table-cell office:value-type="float" office:value="-0.0728102465004465" calcext:value-type="float">
            <text:p>-0.072810246500447</text:p>
          </table:table-cell>
          <table:table-cell/>
          <table:table-cell table:formula="of:=SQRT(ABS([.A461]-[.B461]))" office:value-type="float" office:value="0.158512794446395" calcext:value-type="float">
            <text:p>0.158512794446395</text:p>
          </table:table-cell>
          <table:table-cell table:formula="of:=SQRT(ABS([.A461]-[.C461]))" office:value-type="float" office:value="0.277604748529281" calcext:value-type="float">
            <text:p>0.277604748529281</text:p>
          </table:table-cell>
        </table:table-row>
        <table:table-row table:style-name="ro1">
          <table:table-cell office:value-type="float" office:value="-0.149875740828206" calcext:value-type="float">
            <text:p>-0.149875740828206</text:p>
          </table:table-cell>
          <table:table-cell office:value-type="float" office:value="-0.160781886452427" calcext:value-type="float">
            <text:p>-0.160781886452427</text:p>
          </table:table-cell>
          <table:table-cell office:value-type="float" office:value="-0.0684346414432419" calcext:value-type="float">
            <text:p>-0.068434641443242</text:p>
          </table:table-cell>
          <table:table-cell/>
          <table:table-cell table:formula="of:=SQRT(ABS([.A462]-[.B462]))" office:value-type="float" office:value="0.104432493143758" calcext:value-type="float">
            <text:p>0.104432493143758</text:p>
          </table:table-cell>
          <table:table-cell table:formula="of:=SQRT(ABS([.A462]-[.C462]))" office:value-type="float" office:value="0.285378869899234" calcext:value-type="float">
            <text:p>0.285378869899234</text:p>
          </table:table-cell>
        </table:table-row>
        <table:table-row table:style-name="ro1">
          <table:table-cell office:value-type="float" office:value="-0.149876842983151" calcext:value-type="float">
            <text:p>-0.149876842983151</text:p>
          </table:table-cell>
          <table:table-cell office:value-type="float" office:value="-0.119697999972689" calcext:value-type="float">
            <text:p>-0.119697999972689</text:p>
          </table:table-cell>
          <table:table-cell office:value-type="float" office:value="-0.044193232754052" calcext:value-type="float">
            <text:p>-0.044193232754052</text:p>
          </table:table-cell>
          <table:table-cell/>
          <table:table-cell table:formula="of:=SQRT(ABS([.A463]-[.B463]))" office:value-type="float" office:value="0.173720588907769" calcext:value-type="float">
            <text:p>0.173720588907769</text:p>
          </table:table-cell>
          <table:table-cell table:formula="of:=SQRT(ABS([.A463]-[.C463]))" office:value-type="float" office:value="0.325090157078154" calcext:value-type="float">
            <text:p>0.325090157078154</text:p>
          </table:table-cell>
        </table:table-row>
        <table:table-row table:style-name="ro1">
          <table:table-cell office:value-type="float" office:value="-0.149721663939436" calcext:value-type="float">
            <text:p>-0.149721663939436</text:p>
          </table:table-cell>
          <table:table-cell office:value-type="float" office:value="0.0784166397783536" calcext:value-type="float">
            <text:p>0.078416639778354</text:p>
          </table:table-cell>
          <table:table-cell office:value-type="float" office:value="0.0274277748466642" calcext:value-type="float">
            <text:p>0.027427774846664</text:p>
          </table:table-cell>
          <table:table-cell/>
          <table:table-cell table:formula="of:=SQRT(ABS([.A464]-[.B464]))" office:value-type="float" office:value="0.47763825612883" calcext:value-type="float">
            <text:p>0.47763825612883</text:p>
          </table:table-cell>
          <table:table-cell table:formula="of:=SQRT(ABS([.A464]-[.C464]))" office:value-type="float" office:value="0.420891243418178" calcext:value-type="float">
            <text:p>0.420891243418178</text:p>
          </table:table-cell>
        </table:table-row>
        <table:table-row table:style-name="ro1">
          <table:table-cell office:value-type="float" office:value="-0.149572933214571" calcext:value-type="float">
            <text:p>-0.149572933214571</text:p>
          </table:table-cell>
          <table:table-cell office:value-type="float" office:value="0.0969076066370438" calcext:value-type="float">
            <text:p>0.096907606637044</text:p>
          </table:table-cell>
          <table:table-cell office:value-type="float" office:value="0.0328863531528869" calcext:value-type="float">
            <text:p>0.032886353152887</text:p>
          </table:table-cell>
          <table:table-cell/>
          <table:table-cell table:formula="of:=SQRT(ABS([.A465]-[.B465]))" office:value-type="float" office:value="0.496468065288811" calcext:value-type="float">
            <text:p>0.496468065288811</text:p>
          </table:table-cell>
          <table:table-cell table:formula="of:=SQRT(ABS([.A465]-[.C465]))" office:value-type="float" office:value="0.427152532905352" calcext:value-type="float">
            <text:p>0.427152532905352</text:p>
          </table:table-cell>
        </table:table-row>
        <table:table-row table:style-name="ro1">
          <table:table-cell office:value-type="float" office:value="-0.149453047876544" calcext:value-type="float">
            <text:p>-0.149453047876544</text:p>
          </table:table-cell>
          <table:table-cell office:value-type="float" office:value="-0.0209443655582989" calcext:value-type="float">
            <text:p>-0.020944365558299</text:p>
          </table:table-cell>
          <table:table-cell office:value-type="float" office:value="-0.00614445288436573" calcext:value-type="float">
            <text:p>-0.006144452884366</text:p>
          </table:table-cell>
          <table:table-cell/>
          <table:table-cell table:formula="of:=SQRT(ABS([.A466]-[.B466]))" office:value-type="float" office:value="0.358481076652932" calcext:value-type="float">
            <text:p>0.358481076652932</text:p>
          </table:table-cell>
          <table:table-cell table:formula="of:=SQRT(ABS([.A466]-[.C466]))" office:value-type="float" office:value="0.378561216967848" calcext:value-type="float">
            <text:p>0.378561216967848</text:p>
          </table:table-cell>
        </table:table-row>
        <table:table-row table:style-name="ro1">
          <table:table-cell office:value-type="float" office:value="-0.149330847546134" calcext:value-type="float">
            <text:p>-0.149330847546134</text:p>
          </table:table-cell>
          <table:table-cell office:value-type="float" office:value="-0.0366446055092957" calcext:value-type="float">
            <text:p>-0.036644605509296</text:p>
          </table:table-cell>
          <table:table-cell office:value-type="float" office:value="-0.010823521098598" calcext:value-type="float">
            <text:p>-0.010823521098598</text:p>
          </table:table-cell>
          <table:table-cell/>
          <table:table-cell table:formula="of:=SQRT(ABS([.A467]-[.B467]))" office:value-type="float" office:value="0.335687715052008" calcext:value-type="float">
            <text:p>0.335687715052008</text:p>
          </table:table-cell>
          <table:table-cell table:formula="of:=SQRT(ABS([.A467]-[.C467]))" office:value-type="float" office:value="0.372165724439444" calcext:value-type="float">
            <text:p>0.372165724439444</text:p>
          </table:table-cell>
        </table:table-row>
        <table:table-row table:style-name="ro1">
          <table:table-cell office:value-type="float" office:value="-0.149207594171013" calcext:value-type="float">
            <text:p>-0.149207594171013</text:p>
          </table:table-cell>
          <table:table-cell office:value-type="float" office:value="-0.0312871438931613" calcext:value-type="float">
            <text:p>-0.031287143893161</text:p>
          </table:table-cell>
          <table:table-cell office:value-type="float" office:value="-0.00931876957702728" calcext:value-type="float">
            <text:p>-0.009318769577027</text:p>
          </table:table-cell>
          <table:table-cell/>
          <table:table-cell table:formula="of:=SQRT(ABS([.A468]-[.B468]))" office:value-type="float" office:value="0.343395472127767" calcext:value-type="float">
            <text:p>0.343395472127767</text:p>
          </table:table-cell>
          <table:table-cell table:formula="of:=SQRT(ABS([.A468]-[.C468]))" office:value-type="float" office:value="0.374017144786152" calcext:value-type="float">
            <text:p>0.374017144786152</text:p>
          </table:table-cell>
        </table:table-row>
        <table:table-row table:style-name="ro1">
          <table:table-cell office:value-type="float" office:value="-0.14909827358036" calcext:value-type="float">
            <text:p>-0.14909827358036</text:p>
          </table:table-cell>
          <table:table-cell office:value-type="float" office:value="0.0543659816945932" calcext:value-type="float">
            <text:p>0.054365981694593</text:p>
          </table:table-cell>
          <table:table-cell office:value-type="float" office:value="0.0175602903900309" calcext:value-type="float">
            <text:p>0.017560290390031</text:p>
          </table:table-cell>
          <table:table-cell/>
          <table:table-cell table:formula="of:=SQRT(ABS([.A469]-[.B469]))" office:value-type="float" office:value="0.451070122347904" calcext:value-type="float">
            <text:p>0.451070122347904</text:p>
          </table:table-cell>
          <table:table-cell table:formula="of:=SQRT(ABS([.A469]-[.C469]))" office:value-type="float" office:value="0.408238366607538" calcext:value-type="float">
            <text:p>0.408238366607538</text:p>
          </table:table-cell>
        </table:table-row>
        <table:table-row table:style-name="ro1">
          <table:table-cell office:value-type="float" office:value="-0.149004792915822" calcext:value-type="float">
            <text:p>-0.149004792915822</text:p>
          </table:table-cell>
          <table:table-cell office:value-type="float" office:value="-0.0755611513826094" calcext:value-type="float">
            <text:p>-0.075561151382609</text:p>
          </table:table-cell>
          <table:table-cell office:value-type="float" office:value="-0.025543193872752" calcext:value-type="float">
            <text:p>-0.025543193872752</text:p>
          </table:table-cell>
          <table:table-cell/>
          <table:table-cell table:formula="of:=SQRT(ABS([.A470]-[.B470]))" office:value-type="float" office:value="0.271004873633691" calcext:value-type="float">
            <text:p>0.271004873633691</text:p>
          </table:table-cell>
          <table:table-cell table:formula="of:=SQRT(ABS([.A470]-[.C470]))" office:value-type="float" office:value="0.351371027609093" calcext:value-type="float">
            <text:p>0.351371027609093</text:p>
          </table:table-cell>
        </table:table-row>
        <table:table-row table:style-name="ro1">
          <table:table-cell office:value-type="float" office:value="-0.148946079633079" calcext:value-type="float">
            <text:p>-0.148946079633079</text:p>
          </table:table-cell>
          <table:table-cell office:value-type="float" office:value="-0.119173459712407" calcext:value-type="float">
            <text:p>-0.119173459712407</text:p>
          </table:table-cell>
          <table:table-cell office:value-type="float" office:value="-0.0430796299074212" calcext:value-type="float">
            <text:p>-0.043079629907421</text:p>
          </table:table-cell>
          <table:table-cell/>
          <table:table-cell table:formula="of:=SQRT(ABS([.A471]-[.B471]))" office:value-type="float" office:value="0.172547442521389" calcext:value-type="float">
            <text:p>0.172547442521389</text:p>
          </table:table-cell>
          <table:table-cell table:formula="of:=SQRT(ABS([.A471]-[.C471]))" office:value-type="float" office:value="0.325371249076586" calcext:value-type="float">
            <text:p>0.325371249076586</text:p>
          </table:table-cell>
        </table:table-row>
        <table:table-row table:style-name="ro1">
          <table:table-cell office:value-type="float" office:value="-0.148890829255081" calcext:value-type="float">
            <text:p>-0.148890829255081</text:p>
          </table:table-cell>
          <table:table-cell office:value-type="float" office:value="-0.0691155659686394" calcext:value-type="float">
            <text:p>-0.069115565968639</text:p>
          </table:table-cell>
          <table:table-cell office:value-type="float" office:value="-0.0225776842768175" calcext:value-type="float">
            <text:p>-0.022577684276818</text:p>
          </table:table-cell>
          <table:table-cell/>
          <table:table-cell table:formula="of:=SQRT(ABS([.A472]-[.B472]))" office:value-type="float" office:value="0.282445150934552" calcext:value-type="float">
            <text:p>0.282445150934552</text:p>
          </table:table-cell>
          <table:table-cell table:formula="of:=SQRT(ABS([.A472]-[.C472]))" office:value-type="float" office:value="0.355405606284233" calcext:value-type="float">
            <text:p>0.355405606284233</text:p>
          </table:table-cell>
        </table:table-row>
        <table:table-row table:style-name="ro1">
          <table:table-cell office:value-type="float" office:value="-0.148774304064899" calcext:value-type="float">
            <text:p>-0.148774304064899</text:p>
          </table:table-cell>
          <table:table-cell office:value-type="float" office:value="0.102285413995433" calcext:value-type="float">
            <text:p>0.102285413995433</text:p>
          </table:table-cell>
          <table:table-cell office:value-type="float" office:value="0.036697908437708" calcext:value-type="float">
            <text:p>0.036697908437708</text:p>
          </table:table-cell>
          <table:table-cell/>
          <table:table-cell table:formula="of:=SQRT(ABS([.A473]-[.B473]))" office:value-type="float" office:value="0.501058597431809" calcext:value-type="float">
            <text:p>0.501058597431809</text:p>
          </table:table-cell>
          <table:table-cell table:formula="of:=SQRT(ABS([.A473]-[.C473]))" office:value-type="float" office:value="0.430664849392897" calcext:value-type="float">
            <text:p>0.430664849392897</text:p>
          </table:table-cell>
        </table:table-row>
        <table:table-row table:style-name="ro1">
          <table:table-cell office:value-type="float" office:value="-0.148568272660385" calcext:value-type="float">
            <text:p>-0.148568272660385</text:p>
          </table:table-cell>
          <table:table-cell office:value-type="float" office:value="0.106954247465594" calcext:value-type="float">
            <text:p>0.106954247465594</text:p>
          </table:table-cell>
          <table:table-cell office:value-type="float" office:value="0.0380601015955587" calcext:value-type="float">
            <text:p>0.038060101595559</text:p>
          </table:table-cell>
          <table:table-cell/>
          <table:table-cell table:formula="of:=SQRT(ABS([.A474]-[.B474]))" office:value-type="float" office:value="0.505492354171632" calcext:value-type="float">
            <text:p>0.505492354171632</text:p>
          </table:table-cell>
          <table:table-cell table:formula="of:=SQRT(ABS([.A474]-[.C474]))" office:value-type="float" office:value="0.432005062766565" calcext:value-type="float">
            <text:p>0.432005062766565</text:p>
          </table:table-cell>
        </table:table-row>
        <table:table-row table:style-name="ro1">
          <table:table-cell office:value-type="float" office:value="-0.148434519531308" calcext:value-type="float">
            <text:p>-0.148434519531308</text:p>
          </table:table-cell>
          <table:table-cell office:value-type="float" office:value="0.0253792115053489" calcext:value-type="float">
            <text:p>0.025379211505349</text:p>
          </table:table-cell>
          <table:table-cell office:value-type="float" office:value="0.00764226091667794" calcext:value-type="float">
            <text:p>0.007642260916678</text:p>
          </table:table-cell>
          <table:table-cell/>
          <table:table-cell table:formula="of:=SQRT(ABS([.A475]-[.B475]))" office:value-type="float" office:value="0.416909739675936" calcext:value-type="float">
            <text:p>0.416909739675936</text:p>
          </table:table-cell>
          <table:table-cell table:formula="of:=SQRT(ABS([.A475]-[.C475]))" office:value-type="float" office:value="0.395065539433631" calcext:value-type="float">
            <text:p>0.395065539433631</text:p>
          </table:table-cell>
        </table:table-row>
        <table:table-row table:style-name="ro1">
          <table:table-cell office:value-type="float" office:value="-0.148251469595664" calcext:value-type="float">
            <text:p>-0.148251469595664</text:p>
          </table:table-cell>
          <table:table-cell office:value-type="float" office:value="0.118543233179355" calcext:value-type="float">
            <text:p>0.118543233179355</text:p>
          </table:table-cell>
          <table:table-cell office:value-type="float" office:value="0.043475416722916" calcext:value-type="float">
            <text:p>0.043475416722916</text:p>
          </table:table-cell>
          <table:table-cell/>
          <table:table-cell table:formula="of:=SQRT(ABS([.A476]-[.B476]))" office:value-type="float" office:value="0.516521735046086" calcext:value-type="float">
            <text:p>0.516521735046086</text:p>
          </table:table-cell>
          <table:table-cell table:formula="of:=SQRT(ABS([.A476]-[.C476]))" office:value-type="float" office:value="0.437866288173205" calcext:value-type="float">
            <text:p>0.437866288173205</text:p>
          </table:table-cell>
        </table:table-row>
        <table:table-row table:style-name="ro1">
          <table:table-cell office:value-type="float" office:value="-0.148139208724028" calcext:value-type="float">
            <text:p>-0.148139208724028</text:p>
          </table:table-cell>
          <table:table-cell office:value-type="float" office:value="0.0261450379078986" calcext:value-type="float">
            <text:p>0.026145037907899</text:p>
          </table:table-cell>
          <table:table-cell office:value-type="float" office:value="0.00746369939576082" calcext:value-type="float">
            <text:p>0.007463699395761</text:p>
          </table:table-cell>
          <table:table-cell/>
          <table:table-cell table:formula="of:=SQRT(ABS([.A477]-[.B477]))" office:value-type="float" office:value="0.417473647829329" calcext:value-type="float">
            <text:p>0.417473647829329</text:p>
          </table:table-cell>
          <table:table-cell table:formula="of:=SQRT(ABS([.A477]-[.C477]))" office:value-type="float" office:value="0.394465344637256" calcext:value-type="float">
            <text:p>0.394465344637256</text:p>
          </table:table-cell>
        </table:table-row>
        <table:table-row table:style-name="ro1">
          <table:table-cell office:value-type="float" office:value="-0.148015423309648" calcext:value-type="float">
            <text:p>-0.148015423309648</text:p>
          </table:table-cell>
          <table:table-cell office:value-type="float" office:value="-0.0608702363526611" calcext:value-type="float">
            <text:p>-0.060870236352661</text:p>
          </table:table-cell>
          <table:table-cell office:value-type="float" office:value="-0.0201511150220229" calcext:value-type="float">
            <text:p>-0.020151115022023</text:p>
          </table:table-cell>
          <table:table-cell/>
          <table:table-cell table:formula="of:=SQRT(ABS([.A478]-[.B478]))" office:value-type="float" office:value="0.295203636422363" calcext:value-type="float">
            <text:p>0.295203636422363</text:p>
          </table:table-cell>
          <table:table-cell table:formula="of:=SQRT(ABS([.A478]-[.C478]))" office:value-type="float" office:value="0.357581191182681" calcext:value-type="float">
            <text:p>0.357581191182681</text:p>
          </table:table-cell>
        </table:table-row>
        <table:table-row table:style-name="ro1">
          <table:table-cell office:value-type="float" office:value="-0.147924970759369" calcext:value-type="float">
            <text:p>-0.147924970759369</text:p>
          </table:table-cell>
          <table:table-cell office:value-type="float" office:value="-0.0239253349333152" calcext:value-type="float">
            <text:p>-0.023925334933315</text:p>
          </table:table-cell>
          <table:table-cell office:value-type="float" office:value="-0.0070528106906232" calcext:value-type="float">
            <text:p>-0.007052810690623</text:p>
          </table:table-cell>
          <table:table-cell/>
          <table:table-cell table:formula="of:=SQRT(ABS([.A479]-[.B479]))" office:value-type="float" office:value="0.352135820140544" calcext:value-type="float">
            <text:p>0.352135820140544</text:p>
          </table:table-cell>
          <table:table-cell table:formula="of:=SQRT(ABS([.A479]-[.C479]))" office:value-type="float" office:value="0.375329402084017" calcext:value-type="float">
            <text:p>0.375329402084017</text:p>
          </table:table-cell>
        </table:table-row>
        <table:table-row table:style-name="ro1">
          <table:table-cell office:value-type="float" office:value="-0.147870343729396" calcext:value-type="float">
            <text:p>-0.147870343729396</text:p>
          </table:table-cell>
          <table:table-cell office:value-type="float" office:value="-0.0912272933487485" calcext:value-type="float">
            <text:p>-0.091227293348749</text:p>
          </table:table-cell>
          <table:table-cell office:value-type="float" office:value="-0.0313745675728016" calcext:value-type="float">
            <text:p>-0.031374567572802</text:p>
          </table:table-cell>
          <table:table-cell/>
          <table:table-cell table:formula="of:=SQRT(ABS([.A480]-[.B480]))" office:value-type="float" office:value="0.237998004992999" calcext:value-type="float">
            <text:p>0.237998004992999</text:p>
          </table:table-cell>
          <table:table-cell table:formula="of:=SQRT(ABS([.A480]-[.C480]))" office:value-type="float" office:value="0.341314775766585" calcext:value-type="float">
            <text:p>0.341314775766585</text:p>
          </table:table-cell>
        </table:table-row>
        <table:table-row table:style-name="ro1">
          <table:table-cell office:value-type="float" office:value="-0.147785731234057" calcext:value-type="float">
            <text:p>-0.147785731234057</text:p>
          </table:table-cell>
          <table:table-cell office:value-type="float" office:value="-0.00955444265538074" calcext:value-type="float">
            <text:p>-0.009554442655381</text:p>
          </table:table-cell>
          <table:table-cell office:value-type="float" office:value="-0.00277837043961139" calcext:value-type="float">
            <text:p>-0.002778370439611</text:p>
          </table:table-cell>
          <table:table-cell/>
          <table:table-cell table:formula="of:=SQRT(ABS([.A481]-[.B481]))" office:value-type="float" office:value="0.37179468605492" calcext:value-type="float">
            <text:p>0.37179468605492</text:p>
          </table:table-cell>
          <table:table-cell table:formula="of:=SQRT(ABS([.A481]-[.C481]))" office:value-type="float" office:value="0.380798320367154" calcext:value-type="float">
            <text:p>0.380798320367154</text:p>
          </table:table-cell>
        </table:table-row>
        <table:table-row table:style-name="ro1">
          <table:table-cell office:value-type="float" office:value="-0.147607785768403" calcext:value-type="float">
            <text:p>-0.147607785768403</text:p>
          </table:table-cell>
          <table:table-cell office:value-type="float" office:value="0.119352068209253" calcext:value-type="float">
            <text:p>0.119352068209253</text:p>
          </table:table-cell>
          <table:table-cell office:value-type="float" office:value="0.044152720306458" calcext:value-type="float">
            <text:p>0.044152720306458</text:p>
          </table:table-cell>
          <table:table-cell/>
          <table:table-cell table:formula="of:=SQRT(ABS([.A482]-[.B482]))" office:value-type="float" office:value="0.51668157890296" calcext:value-type="float">
            <text:p>0.51668157890296</text:p>
          </table:table-cell>
          <table:table-cell table:formula="of:=SQRT(ABS([.A482]-[.C482]))" office:value-type="float" office:value="0.437904676927366" calcext:value-type="float">
            <text:p>0.437904676927366</text:p>
          </table:table-cell>
        </table:table-row>
        <table:table-row table:style-name="ro1">
          <table:table-cell office:value-type="float" office:value="-0.147447970261362" calcext:value-type="float">
            <text:p>-0.147447970261362</text:p>
          </table:table-cell>
          <table:table-cell office:value-type="float" office:value="0.0503128952205027" calcext:value-type="float">
            <text:p>0.050312895220503</text:p>
          </table:table-cell>
          <table:table-cell office:value-type="float" office:value="0.0154252996833167" calcext:value-type="float">
            <text:p>0.015425299683317</text:p>
          </table:table-cell>
          <table:table-cell/>
          <table:table-cell table:formula="of:=SQRT(ABS([.A483]-[.B483]))" office:value-type="float" office:value="0.444703120611791" calcext:value-type="float">
            <text:p>0.444703120611791</text:p>
          </table:table-cell>
          <table:table-cell table:formula="of:=SQRT(ABS([.A483]-[.C483]))" office:value-type="float" office:value="0.40357560623095" calcext:value-type="float">
            <text:p>0.40357560623095</text:p>
          </table:table-cell>
        </table:table-row>
        <table:table-row table:style-name="ro1">
          <table:table-cell office:value-type="float" office:value="-0.147343074460359" calcext:value-type="float">
            <text:p>-0.147343074460359</text:p>
          </table:table-cell>
          <table:table-cell office:value-type="float" office:value="-0.0191755125757039" calcext:value-type="float">
            <text:p>-0.019175512575704</text:p>
          </table:table-cell>
          <table:table-cell office:value-type="float" office:value="-0.00557989570254512" calcext:value-type="float">
            <text:p>-0.005579895702545</text:p>
          </table:table-cell>
          <table:table-cell/>
          <table:table-cell table:formula="of:=SQRT(ABS([.A484]-[.B484]))" office:value-type="float" office:value="0.358004974664676" calcext:value-type="float">
            <text:p>0.358004974664676</text:p>
          </table:table-cell>
          <table:table-cell table:formula="of:=SQRT(ABS([.A484]-[.C484]))" office:value-type="float" office:value="0.376514513342864" calcext:value-type="float">
            <text:p>0.376514513342864</text:p>
          </table:table-cell>
        </table:table-row>
        <table:table-row table:style-name="ro1">
          <table:table-cell office:value-type="float" office:value="-0.147284474829636" calcext:value-type="float">
            <text:p>-0.147284474829636</text:p>
          </table:table-cell>
          <table:table-cell office:value-type="float" office:value="-0.0185286650744794" calcext:value-type="float">
            <text:p>-0.018528665074479</text:p>
          </table:table-cell>
          <table:table-cell office:value-type="float" office:value="-0.00526370667444815" calcext:value-type="float">
            <text:p>-0.005263706674448</text:p>
          </table:table-cell>
          <table:table-cell/>
          <table:table-cell table:formula="of:=SQRT(ABS([.A485]-[.B485]))" office:value-type="float" office:value="0.358825597965302" calcext:value-type="float">
            <text:p>0.358825597965302</text:p>
          </table:table-cell>
          <table:table-cell table:formula="of:=SQRT(ABS([.A485]-[.C485]))" office:value-type="float" office:value="0.376856429101572" calcext:value-type="float">
            <text:p>0.376856429101572</text:p>
          </table:table-cell>
        </table:table-row>
        <table:table-row table:style-name="ro1">
          <table:table-cell office:value-type="float" office:value="-0.147238581252074" calcext:value-type="float">
            <text:p>-0.147238581252074</text:p>
          </table:table-cell>
          <table:table-cell office:value-type="float" office:value="-0.0890706453101582" calcext:value-type="float">
            <text:p>-0.089070645310158</text:p>
          </table:table-cell>
          <table:table-cell office:value-type="float" office:value="-0.0310841830472725" calcext:value-type="float">
            <text:p>-0.031084183047273</text:p>
          </table:table-cell>
          <table:table-cell/>
          <table:table-cell table:formula="of:=SQRT(ABS([.A486]-[.B486]))" office:value-type="float" office:value="0.24118029758236" calcext:value-type="float">
            <text:p>0.24118029758236</text:p>
          </table:table-cell>
          <table:table-cell table:formula="of:=SQRT(ABS([.A486]-[.C486]))" office:value-type="float" office:value="0.340814316314326" calcext:value-type="float">
            <text:p>0.340814316314326</text:p>
          </table:table-cell>
        </table:table-row>
        <table:table-row table:style-name="ro1">
          <table:table-cell office:value-type="float" office:value="-0.147265294925825" calcext:value-type="float">
            <text:p>-0.147265294925825</text:p>
          </table:table-cell>
          <table:table-cell office:value-type="float" office:value="-0.203724305525681" calcext:value-type="float">
            <text:p>-0.203724305525681</text:p>
          </table:table-cell>
          <table:table-cell office:value-type="float" office:value="-0.101571389914255" calcext:value-type="float">
            <text:p>-0.101571389914255</text:p>
          </table:table-cell>
          <table:table-cell/>
          <table:table-cell table:formula="of:=SQRT(ABS([.A487]-[.B487]))" office:value-type="float" office:value="0.237611048985219" calcext:value-type="float">
            <text:p>0.237611048985219</text:p>
          </table:table-cell>
          <table:table-cell table:formula="of:=SQRT(ABS([.A487]-[.C487]))" office:value-type="float" office:value="0.213761327212314" calcext:value-type="float">
            <text:p>0.213761327212314</text:p>
          </table:table-cell>
        </table:table-row>
        <table:table-row table:style-name="ro1">
          <table:table-cell office:value-type="float" office:value="-0.147300352767905" calcext:value-type="float">
            <text:p>-0.147300352767905</text:p>
          </table:table-cell>
          <table:table-cell office:value-type="float" office:value="-0.210799561134565" calcext:value-type="float">
            <text:p>-0.210799561134565</text:p>
          </table:table-cell>
          <table:table-cell office:value-type="float" office:value="-0.103483062755233" calcext:value-type="float">
            <text:p>-0.103483062755233</text:p>
          </table:table-cell>
          <table:table-cell/>
          <table:table-cell table:formula="of:=SQRT(ABS([.A488]-[.B488]))" office:value-type="float" office:value="0.251990492611646" calcext:value-type="float">
            <text:p>0.251990492611646</text:p>
          </table:table-cell>
          <table:table-cell table:formula="of:=SQRT(ABS([.A488]-[.C488]))" office:value-type="float" office:value="0.209325798726941" calcext:value-type="float">
            <text:p>0.209325798726941</text:p>
          </table:table-cell>
        </table:table-row>
        <table:table-row table:style-name="ro1">
          <table:table-cell office:value-type="float" office:value="-0.147328142017101" calcext:value-type="float">
            <text:p>-0.147328142017101</text:p>
          </table:table-cell>
          <table:table-cell office:value-type="float" office:value="-0.184789475983372" calcext:value-type="float">
            <text:p>-0.184789475983372</text:p>
          </table:table-cell>
          <table:table-cell office:value-type="float" office:value="-0.0845074757995775" calcext:value-type="float">
            <text:p>-0.084507475799578</text:p>
          </table:table-cell>
          <table:table-cell/>
          <table:table-cell table:formula="of:=SQRT(ABS([.A489]-[.B489]))" office:value-type="float" office:value="0.193549306292404" calcext:value-type="float">
            <text:p>0.193549306292404</text:p>
          </table:table-cell>
          <table:table-cell table:formula="of:=SQRT(ABS([.A489]-[.C489]))" office:value-type="float" office:value="0.250640511923997" calcext:value-type="float">
            <text:p>0.250640511923997</text:p>
          </table:table-cell>
        </table:table-row>
        <table:table-row table:style-name="ro1">
          <table:table-cell office:value-type="float" office:value="-0.14733198389167" calcext:value-type="float">
            <text:p>-0.14733198389167</text:p>
          </table:table-cell>
          <table:table-cell office:value-type="float" office:value="-0.161919436429562" calcext:value-type="float">
            <text:p>-0.161919436429562</text:p>
          </table:table-cell>
          <table:table-cell office:value-type="float" office:value="-0.0672633000653719" calcext:value-type="float">
            <text:p>-0.067263300065372</text:p>
          </table:table-cell>
          <table:table-cell/>
          <table:table-cell table:formula="of:=SQRT(ABS([.A490]-[.B490]))" office:value-type="float" office:value="0.120778526807922" calcext:value-type="float">
            <text:p>0.120778526807922</text:p>
          </table:table-cell>
          <table:table-cell table:formula="of:=SQRT(ABS([.A490]-[.C490]))" office:value-type="float" office:value="0.282964103423558" calcext:value-type="float">
            <text:p>0.282964103423558</text:p>
          </table:table-cell>
        </table:table-row>
        <table:table-row table:style-name="ro1">
          <table:table-cell office:value-type="float" office:value="-0.147376869020896" calcext:value-type="float">
            <text:p>-0.147376869020896</text:p>
          </table:table-cell>
          <table:table-cell office:value-type="float" office:value="-0.19437251066286" calcext:value-type="float">
            <text:p>-0.19437251066286</text:p>
          </table:table-cell>
          <table:table-cell office:value-type="float" office:value="-0.0952302669604939" calcext:value-type="float">
            <text:p>-0.095230266960494</text:p>
          </table:table-cell>
          <table:table-cell/>
          <table:table-cell table:formula="of:=SQRT(ABS([.A491]-[.B491]))" office:value-type="float" office:value="0.216784781850489" calcext:value-type="float">
            <text:p>0.216784781850489</text:p>
          </table:table-cell>
          <table:table-cell table:formula="of:=SQRT(ABS([.A491]-[.C491]))" office:value-type="float" office:value="0.228356305059444" calcext:value-type="float">
            <text:p>0.228356305059444</text:p>
          </table:table-cell>
        </table:table-row>
        <table:table-row table:style-name="ro1">
          <table:table-cell office:value-type="float" office:value="-0.147457643296605" calcext:value-type="float">
            <text:p>-0.147457643296605</text:p>
          </table:table-cell>
          <table:table-cell office:value-type="float" office:value="-0.202801500767667" calcext:value-type="float">
            <text:p>-0.202801500767667</text:p>
          </table:table-cell>
          <table:table-cell office:value-type="float" office:value="-0.0952561215257323" calcext:value-type="float">
            <text:p>-0.095256121525732</text:p>
          </table:table-cell>
          <table:table-cell/>
          <table:table-cell table:formula="of:=SQRT(ABS([.A492]-[.B492]))" office:value-type="float" office:value="0.235252752313468" calcext:value-type="float">
            <text:p>0.235252752313468</text:p>
          </table:table-cell>
          <table:table-cell table:formula="of:=SQRT(ABS([.A492]-[.C492]))" office:value-type="float" office:value="0.228476523456728" calcext:value-type="float">
            <text:p>0.228476523456728</text:p>
          </table:table-cell>
        </table:table-row>
        <table:table-row table:style-name="ro1">
          <table:table-cell office:value-type="float" office:value="-0.147589019896557" calcext:value-type="float">
            <text:p>-0.147589019896557</text:p>
          </table:table-cell>
          <table:table-cell office:value-type="float" office:value="-0.239687152934332" calcext:value-type="float">
            <text:p>-0.239687152934332</text:p>
          </table:table-cell>
          <table:table-cell office:value-type="float" office:value="-0.135072697662275" calcext:value-type="float">
            <text:p>-0.135072697662275</text:p>
          </table:table-cell>
          <table:table-cell/>
          <table:table-cell table:formula="of:=SQRT(ABS([.A493]-[.B493]))" office:value-type="float" office:value="0.303476742169437" calcext:value-type="float">
            <text:p>0.303476742169437</text:p>
          </table:table-cell>
          <table:table-cell table:formula="of:=SQRT(ABS([.A493]-[.C493]))" office:value-type="float" office:value="0.111876370312421" calcext:value-type="float">
            <text:p>0.111876370312421</text:p>
          </table:table-cell>
        </table:table-row>
        <table:table-row table:style-name="ro1">
          <table:table-cell office:value-type="float" office:value="-0.14764741753284" calcext:value-type="float">
            <text:p>-0.14764741753284</text:p>
          </table:table-cell>
          <table:table-cell office:value-type="float" office:value="-0.227567294478751" calcext:value-type="float">
            <text:p>-0.227567294478751</text:p>
          </table:table-cell>
          <table:table-cell office:value-type="float" office:value="-0.125358996370161" calcext:value-type="float">
            <text:p>-0.125358996370161</text:p>
          </table:table-cell>
          <table:table-cell/>
          <table:table-cell table:formula="of:=SQRT(ABS([.A494]-[.B494]))" office:value-type="float" office:value="0.282701038105471" calcext:value-type="float">
            <text:p>0.282701038105471</text:p>
          </table:table-cell>
          <table:table-cell table:formula="of:=SQRT(ABS([.A494]-[.C494]))" office:value-type="float" office:value="0.149293071382027" calcext:value-type="float">
            <text:p>0.149293071382027</text:p>
          </table:table-cell>
        </table:table-row>
        <table:table-row table:style-name="ro1">
          <table:table-cell office:value-type="float" office:value="-0.147796163331395" calcext:value-type="float">
            <text:p>-0.147796163331395</text:p>
          </table:table-cell>
          <table:table-cell office:value-type="float" office:value="-0.241730467057587" calcext:value-type="float">
            <text:p>-0.241730467057587</text:p>
          </table:table-cell>
          <table:table-cell office:value-type="float" office:value="-0.138855966115079" calcext:value-type="float">
            <text:p>-0.138855966115079</text:p>
          </table:table-cell>
          <table:table-cell/>
          <table:table-cell table:formula="of:=SQRT(ABS([.A495]-[.B495]))" office:value-type="float" office:value="0.306487036799588" calcext:value-type="float">
            <text:p>0.306487036799588</text:p>
          </table:table-cell>
          <table:table-cell table:formula="of:=SQRT(ABS([.A495]-[.C495]))" office:value-type="float" office:value="0.0945526161262395" calcext:value-type="float">
            <text:p>0.09455261612624</text:p>
          </table:table-cell>
        </table:table-row>
        <table:table-row table:style-name="ro1">
          <table:table-cell office:value-type="float" office:value="-0.147972617468133" calcext:value-type="float">
            <text:p>-0.147972617468133</text:p>
          </table:table-cell>
          <table:table-cell office:value-type="float" office:value="-0.249853174610128" calcext:value-type="float">
            <text:p>-0.249853174610128</text:p>
          </table:table-cell>
          <table:table-cell office:value-type="float" office:value="-0.150508629265658" calcext:value-type="float">
            <text:p>-0.150508629265658</text:p>
          </table:table-cell>
          <table:table-cell/>
          <table:table-cell table:formula="of:=SQRT(ABS([.A496]-[.B496]))" office:value-type="float" office:value="0.319187338630459" calcext:value-type="float">
            <text:p>0.319187338630459</text:p>
          </table:table-cell>
          <table:table-cell table:formula="of:=SQRT(ABS([.A496]-[.C496]))" office:value-type="float" office:value="0.0503588303828137" calcext:value-type="float">
            <text:p>0.050358830382814</text:p>
          </table:table-cell>
        </table:table-row>
        <table:table-row table:style-name="ro1">
          <table:table-cell office:value-type="float" office:value="-0.14820169196508" calcext:value-type="float">
            <text:p>-0.14820169196508</text:p>
          </table:table-cell>
          <table:table-cell office:value-type="float" office:value="-0.277582156038235" calcext:value-type="float">
            <text:p>-0.277582156038235</text:p>
          </table:table-cell>
          <table:table-cell office:value-type="float" office:value="-0.179011492405662" calcext:value-type="float">
            <text:p>-0.179011492405662</text:p>
          </table:table-cell>
          <table:table-cell/>
          <table:table-cell table:formula="of:=SQRT(ABS([.A497]-[.B497]))" office:value-type="float" office:value="0.359694959755005" calcext:value-type="float">
            <text:p>0.359694959755005</text:p>
          </table:table-cell>
          <table:table-cell table:formula="of:=SQRT(ABS([.A497]-[.C497]))" office:value-type="float" office:value="0.175527207123517" calcext:value-type="float">
            <text:p>0.175527207123517</text:p>
          </table:table-cell>
        </table:table-row>
        <table:table-row table:style-name="ro1">
          <table:table-cell office:value-type="float" office:value="-0.14850658370222" calcext:value-type="float">
            <text:p>-0.14850658370222</text:p>
          </table:table-cell>
          <table:table-cell office:value-type="float" office:value="-0.27061864558592" calcext:value-type="float">
            <text:p>-0.27061864558592</text:p>
          </table:table-cell>
          <table:table-cell office:value-type="float" office:value="-0.182778663791732" calcext:value-type="float">
            <text:p>-0.182778663791732</text:p>
          </table:table-cell>
          <table:table-cell/>
          <table:table-cell table:formula="of:=SQRT(ABS([.A498]-[.B498]))" office:value-type="float" office:value="0.349445363231078" calcext:value-type="float">
            <text:p>0.349445363231078</text:p>
          </table:table-cell>
          <table:table-cell table:formula="of:=SQRT(ABS([.A498]-[.C498]))" office:value-type="float" office:value="0.185127199756038" calcext:value-type="float">
            <text:p>0.18512719975603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formula="of:=AVERAGE([.E3:.E498])" office:value-type="float" office:value="0.434975063710566" calcext:value-type="float">
            <text:p>0.434975063710566</text:p>
          </table:table-cell>
          <table:table-cell table:formula="of:=AVERAGE([.F3:.F498])" office:value-type="float" office:value="0.409202679657556" calcext:value-type="float">
            <text:p>0.409202679657556</text:p>
          </table:table-cell>
        </table:table-row>
      </table:table>
      <table:table table:name="2_input_sing_NonSing_Noisy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ingleton</text:p>
          </table:table-cell>
          <table:table-cell office:value-type="string" calcext:value-type="string">
            <text:p>Non-Singleton</text:p>
          </table:table-cell>
        </table:table-row>
        <table:table-row table:style-name="ro1">
          <table:table-cell office:value-type="float" office:value="-0.0296554145791715" calcext:value-type="float">
            <text:p>-0.029655414579172</text:p>
          </table:table-cell>
          <table:table-cell office:value-type="float" office:value="0.0286229072487328" calcext:value-type="float">
            <text:p>0.028622907248733</text:p>
          </table:table-cell>
        </table:table-row>
        <table:table-row table:style-name="ro1">
          <table:table-cell office:value-type="float" office:value="0.210826395839254" calcext:value-type="float">
            <text:p>0.210826395839254</text:p>
          </table:table-cell>
          <table:table-cell office:value-type="float" office:value="0.0712351581819481" calcext:value-type="float">
            <text:p>0.071235158181948</text:p>
          </table:table-cell>
        </table:table-row>
        <table:table-row table:style-name="ro1">
          <table:table-cell office:value-type="float" office:value="0.0423867646018243" calcext:value-type="float">
            <text:p>0.042386764601824</text:p>
          </table:table-cell>
          <table:table-cell office:value-type="float" office:value="0.0466105108407717" calcext:value-type="float">
            <text:p>0.046610510840772</text:p>
          </table:table-cell>
        </table:table-row>
        <table:table-row table:style-name="ro1">
          <table:table-cell office:value-type="float" office:value="-0.131019269511557" calcext:value-type="float">
            <text:p>-0.131019269511557</text:p>
          </table:table-cell>
          <table:table-cell office:value-type="float" office:value="-0.0198065261430344" calcext:value-type="float">
            <text:p>-0.019806526143034</text:p>
          </table:table-cell>
        </table:table-row>
        <table:table-row table:style-name="ro1">
          <table:table-cell office:value-type="float" office:value="0.240694229197002" calcext:value-type="float">
            <text:p>0.240694229197002</text:p>
          </table:table-cell>
          <table:table-cell office:value-type="float" office:value="0.104819890243553" calcext:value-type="float">
            <text:p>0.104819890243553</text:p>
          </table:table-cell>
        </table:table-row>
        <table:table-row table:style-name="ro1">
          <table:table-cell office:value-type="float" office:value="0.275798455583888" calcext:value-type="float">
            <text:p>0.275798455583888</text:p>
          </table:table-cell>
          <table:table-cell office:value-type="float" office:value="0.162745422894481" calcext:value-type="float">
            <text:p>0.162745422894481</text:p>
          </table:table-cell>
        </table:table-row>
        <table:table-row table:style-name="ro1">
          <table:table-cell office:value-type="float" office:value="0.134297949524342" calcext:value-type="float">
            <text:p>0.134297949524342</text:p>
          </table:table-cell>
          <table:table-cell office:value-type="float" office:value="0.100780047795521" calcext:value-type="float">
            <text:p>0.100780047795521</text:p>
          </table:table-cell>
        </table:table-row>
        <table:table-row table:style-name="ro1">
          <table:table-cell office:value-type="float" office:value="0.30722932628087" calcext:value-type="float">
            <text:p>0.30722932628087</text:p>
          </table:table-cell>
          <table:table-cell office:value-type="float" office:value="0.230305856584968" calcext:value-type="float">
            <text:p>0.230305856584968</text:p>
          </table:table-cell>
        </table:table-row>
        <table:table-row table:style-name="ro1">
          <table:table-cell office:value-type="float" office:value="0.268746132254011" calcext:value-type="float">
            <text:p>0.268746132254011</text:p>
          </table:table-cell>
          <table:table-cell office:value-type="float" office:value="0.180165124283478" calcext:value-type="float">
            <text:p>0.180165124283478</text:p>
          </table:table-cell>
        </table:table-row>
        <table:table-row table:style-name="ro1">
          <table:table-cell office:value-type="float" office:value="0.296757254146935" calcext:value-type="float">
            <text:p>0.296757254146935</text:p>
          </table:table-cell>
          <table:table-cell office:value-type="float" office:value="0.247836127744665" calcext:value-type="float">
            <text:p>0.247836127744665</text:p>
          </table:table-cell>
        </table:table-row>
        <table:table-row table:style-name="ro1">
          <table:table-cell office:value-type="float" office:value="0.297739842095813" calcext:value-type="float">
            <text:p>0.297739842095813</text:p>
          </table:table-cell>
          <table:table-cell office:value-type="float" office:value="0.242515270770658" calcext:value-type="float">
            <text:p>0.242515270770658</text:p>
          </table:table-cell>
        </table:table-row>
        <table:table-row table:style-name="ro1">
          <table:table-cell office:value-type="float" office:value="0.299521317182581" calcext:value-type="float">
            <text:p>0.299521317182581</text:p>
          </table:table-cell>
          <table:table-cell office:value-type="float" office:value="0.236683694357757" calcext:value-type="float">
            <text:p>0.236683694357757</text:p>
          </table:table-cell>
        </table:table-row>
        <table:table-row table:style-name="ro1">
          <table:table-cell office:value-type="float" office:value="0.0593321115446447" calcext:value-type="float">
            <text:p>0.059332111544645</text:p>
          </table:table-cell>
          <table:table-cell office:value-type="float" office:value="0.0348152462301457" calcext:value-type="float">
            <text:p>0.034815246230146</text:p>
          </table:table-cell>
        </table:table-row>
        <table:table-row table:style-name="ro1">
          <table:table-cell office:value-type="float" office:value="-0.0469866977335676" calcext:value-type="float">
            <text:p>-0.046986697733568</text:p>
          </table:table-cell>
          <table:table-cell office:value-type="float" office:value="-0.0565302067291669" calcext:value-type="float">
            <text:p>-0.056530206729167</text:p>
          </table:table-cell>
        </table:table-row>
        <table:table-row table:style-name="ro1">
          <table:table-cell office:value-type="float" office:value="0.272453070870147" calcext:value-type="float">
            <text:p>0.272453070870147</text:p>
          </table:table-cell>
          <table:table-cell office:value-type="float" office:value="0.185463963071861" calcext:value-type="float">
            <text:p>0.185463963071861</text:p>
          </table:table-cell>
        </table:table-row>
        <table:table-row table:style-name="ro1">
          <table:table-cell office:value-type="float" office:value="0.281931846959624" calcext:value-type="float">
            <text:p>0.281931846959624</text:p>
          </table:table-cell>
          <table:table-cell office:value-type="float" office:value="0.204260940857768" calcext:value-type="float">
            <text:p>0.204260940857768</text:p>
          </table:table-cell>
        </table:table-row>
        <table:table-row table:style-name="ro1">
          <table:table-cell office:value-type="float" office:value="0.108466922993185" calcext:value-type="float">
            <text:p>0.108466922993185</text:p>
          </table:table-cell>
          <table:table-cell office:value-type="float" office:value="0.0853937241395911" calcext:value-type="float">
            <text:p>0.085393724139591</text:p>
          </table:table-cell>
        </table:table-row>
        <table:table-row table:style-name="ro1">
          <table:table-cell office:value-type="float" office:value="0.324329178955412" calcext:value-type="float">
            <text:p>0.324329178955412</text:p>
          </table:table-cell>
          <table:table-cell office:value-type="float" office:value="0.270550025829721" calcext:value-type="float">
            <text:p>0.270550025829721</text:p>
          </table:table-cell>
        </table:table-row>
        <table:table-row table:style-name="ro1">
          <table:table-cell office:value-type="float" office:value="-0.122464644570814" calcext:value-type="float">
            <text:p>-0.122464644570814</text:p>
          </table:table-cell>
          <table:table-cell office:value-type="float" office:value="-0.115807043709111" calcext:value-type="float">
            <text:p>-0.115807043709111</text:p>
          </table:table-cell>
        </table:table-row>
        <table:table-row table:style-name="ro1">
          <table:table-cell office:value-type="float" office:value="0.252174035515467" calcext:value-type="float">
            <text:p>0.252174035515467</text:p>
          </table:table-cell>
          <table:table-cell office:value-type="float" office:value="0.155661671505312" calcext:value-type="float">
            <text:p>0.155661671505312</text:p>
          </table:table-cell>
        </table:table-row>
        <table:table-row table:style-name="ro1">
          <table:table-cell office:value-type="float" office:value="0.0188253995822456" calcext:value-type="float">
            <text:p>0.018825399582246</text:p>
          </table:table-cell>
          <table:table-cell office:value-type="float" office:value="0.0175614161361338" calcext:value-type="float">
            <text:p>0.017561416136134</text:p>
          </table:table-cell>
        </table:table-row>
        <table:table-row table:style-name="ro1">
          <table:table-cell office:value-type="float" office:value="0.0834023474120166" calcext:value-type="float">
            <text:p>0.083402347412017</text:p>
          </table:table-cell>
          <table:table-cell office:value-type="float" office:value="0.0880972508445368" calcext:value-type="float">
            <text:p>0.088097250844537</text:p>
          </table:table-cell>
        </table:table-row>
        <table:table-row table:style-name="ro1">
          <table:table-cell office:value-type="float" office:value="0.242485259461913" calcext:value-type="float">
            <text:p>0.242485259461913</text:p>
          </table:table-cell>
          <table:table-cell office:value-type="float" office:value="0.144118156222794" calcext:value-type="float">
            <text:p>0.144118156222794</text:p>
          </table:table-cell>
        </table:table-row>
        <table:table-row table:style-name="ro1">
          <table:table-cell office:value-type="float" office:value="0.0122686000932453" calcext:value-type="float">
            <text:p>0.012268600093245</text:p>
          </table:table-cell>
          <table:table-cell office:value-type="float" office:value="0.0288281888571914" calcext:value-type="float">
            <text:p>0.028828188857191</text:p>
          </table:table-cell>
        </table:table-row>
        <table:table-row table:style-name="ro1">
          <table:table-cell office:value-type="float" office:value="-0.174469425390587" calcext:value-type="float">
            <text:p>-0.174469425390587</text:p>
          </table:table-cell>
          <table:table-cell office:value-type="float" office:value="-0.128450381444139" calcext:value-type="float">
            <text:p>-0.128450381444139</text:p>
          </table:table-cell>
        </table:table-row>
        <table:table-row table:style-name="ro1">
          <table:table-cell office:value-type="float" office:value="-0.264423097114482" calcext:value-type="float">
            <text:p>-0.264423097114482</text:p>
          </table:table-cell>
          <table:table-cell office:value-type="float" office:value="-0.118448994644499" calcext:value-type="float">
            <text:p>-0.118448994644499</text:p>
          </table:table-cell>
        </table:table-row>
        <table:table-row table:style-name="ro1">
          <table:table-cell office:value-type="float" office:value="0.172076171267362" calcext:value-type="float">
            <text:p>0.172076171267362</text:p>
          </table:table-cell>
          <table:table-cell office:value-type="float" office:value="0.0253481036390334" calcext:value-type="float">
            <text:p>0.025348103639033</text:p>
          </table:table-cell>
        </table:table-row>
        <table:table-row table:style-name="ro1">
          <table:table-cell office:value-type="float" office:value="0.247369204910897" calcext:value-type="float">
            <text:p>0.247369204910897</text:p>
          </table:table-cell>
          <table:table-cell office:value-type="float" office:value="0.111561489917437" calcext:value-type="float">
            <text:p>0.111561489917437</text:p>
          </table:table-cell>
        </table:table-row>
        <table:table-row table:style-name="ro1">
          <table:table-cell office:value-type="float" office:value="0.159883370299897" calcext:value-type="float">
            <text:p>0.159883370299897</text:p>
          </table:table-cell>
          <table:table-cell office:value-type="float" office:value="0.0686900890998841" calcext:value-type="float">
            <text:p>0.068690089099884</text:p>
          </table:table-cell>
        </table:table-row>
        <table:table-row table:style-name="ro1">
          <table:table-cell office:value-type="float" office:value="-0.0539635673460005" calcext:value-type="float">
            <text:p>-0.053963567346001</text:p>
          </table:table-cell>
          <table:table-cell office:value-type="float" office:value="0.00929365979175865" calcext:value-type="float">
            <text:p>0.009293659791759</text:p>
          </table:table-cell>
        </table:table-row>
        <table:table-row table:style-name="ro1">
          <table:table-cell office:value-type="float" office:value="-0.0989491521640355" calcext:value-type="float">
            <text:p>-0.098949152164036</text:p>
          </table:table-cell>
          <table:table-cell office:value-type="float" office:value="0.00171367963264819" calcext:value-type="float">
            <text:p>0.001713679632648</text:p>
          </table:table-cell>
        </table:table-row>
        <table:table-row table:style-name="ro1">
          <table:table-cell office:value-type="float" office:value="-0.0413809258021429" calcext:value-type="float">
            <text:p>-0.041380925802143</text:p>
          </table:table-cell>
          <table:table-cell office:value-type="float" office:value="0.018556163334297" calcext:value-type="float">
            <text:p>0.018556163334297</text:p>
          </table:table-cell>
        </table:table-row>
        <table:table-row table:style-name="ro1">
          <table:table-cell office:value-type="float" office:value="-0.242815423623964" calcext:value-type="float">
            <text:p>-0.242815423623964</text:p>
          </table:table-cell>
          <table:table-cell office:value-type="float" office:value="-0.0782163144976426" calcext:value-type="float">
            <text:p>-0.078216314497643</text:p>
          </table:table-cell>
        </table:table-row>
        <table:table-row table:style-name="ro1">
          <table:table-cell office:value-type="float" office:value="0.0461680128039246" calcext:value-type="float">
            <text:p>0.046168012803925</text:p>
          </table:table-cell>
          <table:table-cell office:value-type="float" office:value="-0.00897055559533264" calcext:value-type="float">
            <text:p>-0.008970555595333</text:p>
          </table:table-cell>
        </table:table-row>
        <table:table-row table:style-name="ro1">
          <table:table-cell office:value-type="float" office:value="-0.0615776372158858" calcext:value-type="float">
            <text:p>-0.061577637215886</text:p>
          </table:table-cell>
          <table:table-cell office:value-type="float" office:value="-0.0139038104664337" calcext:value-type="float">
            <text:p>-0.013903810466434</text:p>
          </table:table-cell>
        </table:table-row>
        <table:table-row table:style-name="ro1">
          <table:table-cell office:value-type="float" office:value="-0.188461579340503" calcext:value-type="float">
            <text:p>-0.188461579340503</text:p>
          </table:table-cell>
          <table:table-cell office:value-type="float" office:value="-0.0348732414629804" calcext:value-type="float">
            <text:p>-0.03487324146298</text:p>
          </table:table-cell>
        </table:table-row>
        <table:table-row table:style-name="ro1">
          <table:table-cell office:value-type="float" office:value="-0.0367340085362648" calcext:value-type="float">
            <text:p>-0.036734008536265</text:p>
          </table:table-cell>
          <table:table-cell office:value-type="float" office:value="-0.0314749100709772" calcext:value-type="float">
            <text:p>-0.031474910070977</text:p>
          </table:table-cell>
        </table:table-row>
        <table:table-row table:style-name="ro1">
          <table:table-cell office:value-type="float" office:value="-0.0216173463044516" calcext:value-type="float">
            <text:p>-0.021617346304452</text:p>
          </table:table-cell>
          <table:table-cell office:value-type="float" office:value="-0.0256306681313464" calcext:value-type="float">
            <text:p>-0.025630668131346</text:p>
          </table:table-cell>
        </table:table-row>
        <table:table-row table:style-name="ro1">
          <table:table-cell office:value-type="float" office:value="-0.241135271706616" calcext:value-type="float">
            <text:p>-0.241135271706616</text:p>
          </table:table-cell>
          <table:table-cell office:value-type="float" office:value="-0.0973620041851149" calcext:value-type="float">
            <text:p>-0.097362004185115</text:p>
          </table:table-cell>
        </table:table-row>
        <table:table-row table:style-name="ro1">
          <table:table-cell office:value-type="float" office:value="-0.0418990018069047" calcext:value-type="float">
            <text:p>-0.041899001806905</text:p>
          </table:table-cell>
          <table:table-cell office:value-type="float" office:value="-0.052237658969648" calcext:value-type="float">
            <text:p>-0.052237658969648</text:p>
          </table:table-cell>
        </table:table-row>
        <table:table-row table:style-name="ro1">
          <table:table-cell office:value-type="float" office:value="-0.192811085057071" calcext:value-type="float">
            <text:p>-0.192811085057071</text:p>
          </table:table-cell>
          <table:table-cell office:value-type="float" office:value="-0.0760550017259675" calcext:value-type="float">
            <text:p>-0.076055001725968</text:p>
          </table:table-cell>
        </table:table-row>
        <table:table-row table:style-name="ro1">
          <table:table-cell office:value-type="float" office:value="-0.188661081544604" calcext:value-type="float">
            <text:p>-0.188661081544604</text:p>
          </table:table-cell>
          <table:table-cell office:value-type="float" office:value="-0.0883695465365088" calcext:value-type="float">
            <text:p>-0.088369546536509</text:p>
          </table:table-cell>
        </table:table-row>
        <table:table-row table:style-name="ro1">
          <table:table-cell office:value-type="float" office:value="0.182520246473238" calcext:value-type="float">
            <text:p>0.182520246473238</text:p>
          </table:table-cell>
          <table:table-cell office:value-type="float" office:value="0.100272010520461" calcext:value-type="float">
            <text:p>0.100272010520461</text:p>
          </table:table-cell>
        </table:table-row>
        <table:table-row table:style-name="ro1">
          <table:table-cell office:value-type="float" office:value="-0.16927449086981" calcext:value-type="float">
            <text:p>-0.16927449086981</text:p>
          </table:table-cell>
          <table:table-cell office:value-type="float" office:value="-0.0581329523267881" calcext:value-type="float">
            <text:p>-0.058132952326788</text:p>
          </table:table-cell>
        </table:table-row>
        <table:table-row table:style-name="ro1">
          <table:table-cell office:value-type="float" office:value="0.0974109901533147" calcext:value-type="float">
            <text:p>0.097410990153315</text:p>
          </table:table-cell>
          <table:table-cell office:value-type="float" office:value="-0.00634155722544916" calcext:value-type="float">
            <text:p>-0.006341557225449</text:p>
          </table:table-cell>
        </table:table-row>
        <table:table-row table:style-name="ro1">
          <table:table-cell office:value-type="float" office:value="0.365858805917568" calcext:value-type="float">
            <text:p>0.365858805917568</text:p>
          </table:table-cell>
          <table:table-cell office:value-type="float" office:value="0.246184314534363" calcext:value-type="float">
            <text:p>0.246184314534363</text:p>
          </table:table-cell>
        </table:table-row>
        <table:table-row table:style-name="ro1">
          <table:table-cell office:value-type="float" office:value="-0.0976584980916035" calcext:value-type="float">
            <text:p>-0.097658498091604</text:p>
          </table:table-cell>
          <table:table-cell office:value-type="float" office:value="-0.0118769380096471" calcext:value-type="float">
            <text:p>-0.011876938009647</text:p>
          </table:table-cell>
        </table:table-row>
        <table:table-row table:style-name="ro1">
          <table:table-cell office:value-type="float" office:value="-0.188530009866777" calcext:value-type="float">
            <text:p>-0.188530009866777</text:p>
          </table:table-cell>
          <table:table-cell office:value-type="float" office:value="-0.0480865352978784" calcext:value-type="float">
            <text:p>-0.048086535297878</text:p>
          </table:table-cell>
        </table:table-row>
        <table:table-row table:style-name="ro1">
          <table:table-cell office:value-type="float" office:value="0.197171212336598" calcext:value-type="float">
            <text:p>0.197171212336598</text:p>
          </table:table-cell>
          <table:table-cell office:value-type="float" office:value="0.0424052908670053" calcext:value-type="float">
            <text:p>0.042405290867005</text:p>
          </table:table-cell>
        </table:table-row>
        <table:table-row table:style-name="ro1">
          <table:table-cell office:value-type="float" office:value="0.233204676987557" calcext:value-type="float">
            <text:p>0.233204676987557</text:p>
          </table:table-cell>
          <table:table-cell office:value-type="float" office:value="0.0968397167180421" calcext:value-type="float">
            <text:p>0.096839716718042</text:p>
          </table:table-cell>
        </table:table-row>
        <table:table-row table:style-name="ro1">
          <table:table-cell office:value-type="float" office:value="0.246075976871043" calcext:value-type="float">
            <text:p>0.246075976871043</text:p>
          </table:table-cell>
          <table:table-cell office:value-type="float" office:value="0.142897885811494" calcext:value-type="float">
            <text:p>0.142897885811494</text:p>
          </table:table-cell>
        </table:table-row>
        <table:table-row table:style-name="ro1">
          <table:table-cell office:value-type="float" office:value="0.21551349994914" calcext:value-type="float">
            <text:p>0.21551349994914</text:p>
          </table:table-cell>
          <table:table-cell office:value-type="float" office:value="0.110657541372977" calcext:value-type="float">
            <text:p>0.110657541372977</text:p>
          </table:table-cell>
        </table:table-row>
        <table:table-row table:style-name="ro1">
          <table:table-cell office:value-type="float" office:value="0.261606212594097" calcext:value-type="float">
            <text:p>0.261606212594097</text:p>
          </table:table-cell>
          <table:table-cell office:value-type="float" office:value="0.194122140096905" calcext:value-type="float">
            <text:p>0.194122140096905</text:p>
          </table:table-cell>
        </table:table-row>
        <table:table-row table:style-name="ro1">
          <table:table-cell office:value-type="float" office:value="0.329504944022117" calcext:value-type="float">
            <text:p>0.329504944022117</text:p>
          </table:table-cell>
          <table:table-cell office:value-type="float" office:value="0.256264423539407" calcext:value-type="float">
            <text:p>0.256264423539407</text:p>
          </table:table-cell>
        </table:table-row>
        <table:table-row table:style-name="ro1">
          <table:table-cell office:value-type="float" office:value="0.300763718159869" calcext:value-type="float">
            <text:p>0.300763718159869</text:p>
          </table:table-cell>
          <table:table-cell office:value-type="float" office:value="0.249978092765126" calcext:value-type="float">
            <text:p>0.249978092765126</text:p>
          </table:table-cell>
        </table:table-row>
        <table:table-row table:style-name="ro1">
          <table:table-cell office:value-type="float" office:value="0.314500002378254" calcext:value-type="float">
            <text:p>0.314500002378254</text:p>
          </table:table-cell>
          <table:table-cell office:value-type="float" office:value="0.269588620813899" calcext:value-type="float">
            <text:p>0.269588620813899</text:p>
          </table:table-cell>
        </table:table-row>
        <table:table-row table:style-name="ro1">
          <table:table-cell office:value-type="float" office:value="0.337010697181322" calcext:value-type="float">
            <text:p>0.337010697181322</text:p>
          </table:table-cell>
          <table:table-cell office:value-type="float" office:value="0.330119701806832" calcext:value-type="float">
            <text:p>0.330119701806832</text:p>
          </table:table-cell>
        </table:table-row>
        <table:table-row table:style-name="ro1">
          <table:table-cell office:value-type="float" office:value="0.19681918469118" calcext:value-type="float">
            <text:p>0.19681918469118</text:p>
          </table:table-cell>
          <table:table-cell office:value-type="float" office:value="0.183312607359358" calcext:value-type="float">
            <text:p>0.183312607359358</text:p>
          </table:table-cell>
        </table:table-row>
        <table:table-row table:style-name="ro1">
          <table:table-cell office:value-type="float" office:value="0.343095842080887" calcext:value-type="float">
            <text:p>0.343095842080887</text:p>
          </table:table-cell>
          <table:table-cell office:value-type="float" office:value="0.327296156638143" calcext:value-type="float">
            <text:p>0.327296156638143</text:p>
          </table:table-cell>
        </table:table-row>
        <table:table-row table:style-name="ro1">
          <table:table-cell office:value-type="float" office:value="0.147721027395718" calcext:value-type="float">
            <text:p>0.147721027395718</text:p>
          </table:table-cell>
          <table:table-cell office:value-type="float" office:value="0.127828282843822" calcext:value-type="float">
            <text:p>0.127828282843822</text:p>
          </table:table-cell>
        </table:table-row>
        <table:table-row table:style-name="ro1">
          <table:table-cell office:value-type="float" office:value="0.33715923826358" calcext:value-type="float">
            <text:p>0.33715923826358</text:p>
          </table:table-cell>
          <table:table-cell office:value-type="float" office:value="0.323689660335303" calcext:value-type="float">
            <text:p>0.323689660335303</text:p>
          </table:table-cell>
        </table:table-row>
        <table:table-row table:style-name="ro1">
          <table:table-cell office:value-type="float" office:value="0.0780174114853146" calcext:value-type="float">
            <text:p>0.078017411485315</text:p>
          </table:table-cell>
          <table:table-cell office:value-type="float" office:value="0.0447239977394598" calcext:value-type="float">
            <text:p>0.04472399773946</text:p>
          </table:table-cell>
        </table:table-row>
        <table:table-row table:style-name="ro1">
          <table:table-cell office:value-type="float" office:value="0.327442942815282" calcext:value-type="float">
            <text:p>0.327442942815282</text:p>
          </table:table-cell>
          <table:table-cell office:value-type="float" office:value="0.288561752770393" calcext:value-type="float">
            <text:p>0.288561752770393</text:p>
          </table:table-cell>
        </table:table-row>
        <table:table-row table:style-name="ro1">
          <table:table-cell office:value-type="float" office:value="-0.0154448579170817" calcext:value-type="float">
            <text:p>-0.015444857917082</text:p>
          </table:table-cell>
          <table:table-cell office:value-type="float" office:value="-0.0395091156452155" calcext:value-type="float">
            <text:p>-0.039509115645216</text:p>
          </table:table-cell>
        </table:table-row>
        <table:table-row table:style-name="ro1">
          <table:table-cell office:value-type="float" office:value="0.0820621546971334" calcext:value-type="float">
            <text:p>0.082062154697133</text:p>
          </table:table-cell>
          <table:table-cell office:value-type="float" office:value="0.0616312672498994" calcext:value-type="float">
            <text:p>0.061631267249899</text:p>
          </table:table-cell>
        </table:table-row>
        <table:table-row table:style-name="ro1">
          <table:table-cell office:value-type="float" office:value="0.289363837431695" calcext:value-type="float">
            <text:p>0.289363837431695</text:p>
          </table:table-cell>
          <table:table-cell office:value-type="float" office:value="0.218194745229276" calcext:value-type="float">
            <text:p>0.218194745229276</text:p>
          </table:table-cell>
        </table:table-row>
        <table:table-row table:style-name="ro1">
          <table:table-cell office:value-type="float" office:value="0.166680772092304" calcext:value-type="float">
            <text:p>0.166680772092304</text:p>
          </table:table-cell>
          <table:table-cell office:value-type="float" office:value="0.153106560972085" calcext:value-type="float">
            <text:p>0.153106560972085</text:p>
          </table:table-cell>
        </table:table-row>
        <table:table-row table:style-name="ro1">
          <table:table-cell office:value-type="float" office:value="0.291090407383919" calcext:value-type="float">
            <text:p>0.291090407383919</text:p>
          </table:table-cell>
          <table:table-cell office:value-type="float" office:value="0.22013232322587" calcext:value-type="float">
            <text:p>0.22013232322587</text:p>
          </table:table-cell>
        </table:table-row>
        <table:table-row table:style-name="ro1">
          <table:table-cell office:value-type="float" office:value="-0.0346340530030634" calcext:value-type="float">
            <text:p>-0.034634053003063</text:p>
          </table:table-cell>
          <table:table-cell office:value-type="float" office:value="-0.0567242239403514" calcext:value-type="float">
            <text:p>-0.056724223940351</text:p>
          </table:table-cell>
        </table:table-row>
        <table:table-row table:style-name="ro1">
          <table:table-cell office:value-type="float" office:value="0.263194116131616" calcext:value-type="float">
            <text:p>0.263194116131616</text:p>
          </table:table-cell>
          <table:table-cell office:value-type="float" office:value="0.171762313621209" calcext:value-type="float">
            <text:p>0.171762313621209</text:p>
          </table:table-cell>
        </table:table-row>
        <table:table-row table:style-name="ro1">
          <table:table-cell office:value-type="float" office:value="0.207299104157729" calcext:value-type="float">
            <text:p>0.207299104157729</text:p>
          </table:table-cell>
          <table:table-cell office:value-type="float" office:value="0.16732186716583" calcext:value-type="float">
            <text:p>0.16732186716583</text:p>
          </table:table-cell>
        </table:table-row>
        <table:table-row table:style-name="ro1">
          <table:table-cell office:value-type="float" office:value="-0.053949712117951" calcext:value-type="float">
            <text:p>-0.053949712117951</text:p>
          </table:table-cell>
          <table:table-cell office:value-type="float" office:value="-0.0399206822602133" calcext:value-type="float">
            <text:p>-0.039920682260213</text:p>
          </table:table-cell>
        </table:table-row>
        <table:table-row table:style-name="ro1">
          <table:table-cell office:value-type="float" office:value="-0.0846388217722294" calcext:value-type="float">
            <text:p>-0.084638821772229</text:p>
          </table:table-cell>
          <table:table-cell office:value-type="float" office:value="-0.0495340623915039" calcext:value-type="float">
            <text:p>-0.049534062391504</text:p>
          </table:table-cell>
        </table:table-row>
        <table:table-row table:style-name="ro1">
          <table:table-cell office:value-type="float" office:value="-0.15169088458085" calcext:value-type="float">
            <text:p>-0.15169088458085</text:p>
          </table:table-cell>
          <table:table-cell office:value-type="float" office:value="-0.0671128804877429" calcext:value-type="float">
            <text:p>-0.067112880487743</text:p>
          </table:table-cell>
        </table:table-row>
        <table:table-row table:style-name="ro1">
          <table:table-cell office:value-type="float" office:value="-0.25564207515181" calcext:value-type="float">
            <text:p>-0.25564207515181</text:p>
          </table:table-cell>
          <table:table-cell office:value-type="float" office:value="-0.0872001135860351" calcext:value-type="float">
            <text:p>-0.087200113586035</text:p>
          </table:table-cell>
        </table:table-row>
        <table:table-row table:style-name="ro1">
          <table:table-cell office:value-type="float" office:value="-0.272795017667773" calcext:value-type="float">
            <text:p>-0.272795017667773</text:p>
          </table:table-cell>
          <table:table-cell office:value-type="float" office:value="-0.125926863746845" calcext:value-type="float">
            <text:p>-0.125926863746845</text:p>
          </table:table-cell>
        </table:table-row>
        <table:table-row table:style-name="ro1">
          <table:table-cell office:value-type="float" office:value="0.120662328735031" calcext:value-type="float">
            <text:p>0.120662328735031</text:p>
          </table:table-cell>
          <table:table-cell office:value-type="float" office:value="-0.00456887962254472" calcext:value-type="float">
            <text:p>-0.004568879622545</text:p>
          </table:table-cell>
        </table:table-row>
        <table:table-row table:style-name="ro1">
          <table:table-cell office:value-type="float" office:value="-0.308899346837721" calcext:value-type="float">
            <text:p>-0.308899346837721</text:p>
          </table:table-cell>
          <table:table-cell office:value-type="float" office:value="-0.196777408480426" calcext:value-type="float">
            <text:p>-0.196777408480426</text:p>
          </table:table-cell>
        </table:table-row>
        <table:table-row table:style-name="ro1">
          <table:table-cell office:value-type="float" office:value="-0.263842108379772" calcext:value-type="float">
            <text:p>-0.263842108379772</text:p>
          </table:table-cell>
          <table:table-cell office:value-type="float" office:value="-0.163213984860971" calcext:value-type="float">
            <text:p>-0.163213984860971</text:p>
          </table:table-cell>
        </table:table-row>
        <table:table-row table:style-name="ro1">
          <table:table-cell office:value-type="float" office:value="0.105644503236828" calcext:value-type="float">
            <text:p>0.105644503236828</text:p>
          </table:table-cell>
          <table:table-cell office:value-type="float" office:value="0.0679933418203669" calcext:value-type="float">
            <text:p>0.067993341820367</text:p>
          </table:table-cell>
        </table:table-row>
        <table:table-row table:style-name="ro1">
          <table:table-cell office:value-type="float" office:value="-0.111666002213335" calcext:value-type="float">
            <text:p>-0.111666002213335</text:p>
          </table:table-cell>
          <table:table-cell office:value-type="float" office:value="-0.0736888988472998" calcext:value-type="float">
            <text:p>-0.0736888988473</text:p>
          </table:table-cell>
        </table:table-row>
        <table:table-row table:style-name="ro1">
          <table:table-cell office:value-type="float" office:value="-0.24370507617908" calcext:value-type="float">
            <text:p>-0.24370507617908</text:p>
          </table:table-cell>
          <table:table-cell office:value-type="float" office:value="-0.139979379620941" calcext:value-type="float">
            <text:p>-0.139979379620941</text:p>
          </table:table-cell>
        </table:table-row>
        <table:table-row table:style-name="ro1">
          <table:table-cell office:value-type="float" office:value="-0.257794891049185" calcext:value-type="float">
            <text:p>-0.257794891049185</text:p>
          </table:table-cell>
          <table:table-cell office:value-type="float" office:value="-0.164806550892849" calcext:value-type="float">
            <text:p>-0.164806550892849</text:p>
          </table:table-cell>
        </table:table-row>
        <table:table-row table:style-name="ro1">
          <table:table-cell office:value-type="float" office:value="-0.274788048985329" calcext:value-type="float">
            <text:p>-0.274788048985329</text:p>
          </table:table-cell>
          <table:table-cell office:value-type="float" office:value="-0.186053749523786" calcext:value-type="float">
            <text:p>-0.186053749523786</text:p>
          </table:table-cell>
        </table:table-row>
        <table:table-row table:style-name="ro1">
          <table:table-cell office:value-type="float" office:value="-0.293947755596613" calcext:value-type="float">
            <text:p>-0.293947755596613</text:p>
          </table:table-cell>
          <table:table-cell office:value-type="float" office:value="-0.215874531040491" calcext:value-type="float">
            <text:p>-0.215874531040491</text:p>
          </table:table-cell>
        </table:table-row>
        <table:table-row table:style-name="ro1">
          <table:table-cell office:value-type="float" office:value="-0.296298295983335" calcext:value-type="float">
            <text:p>-0.296298295983335</text:p>
          </table:table-cell>
          <table:table-cell office:value-type="float" office:value="-0.214492920452468" calcext:value-type="float">
            <text:p>-0.214492920452468</text:p>
          </table:table-cell>
        </table:table-row>
        <table:table-row table:style-name="ro1">
          <table:table-cell office:value-type="float" office:value="-0.231053250013145" calcext:value-type="float">
            <text:p>-0.231053250013145</text:p>
          </table:table-cell>
          <table:table-cell office:value-type="float" office:value="-0.213694417246184" calcext:value-type="float">
            <text:p>-0.213694417246184</text:p>
          </table:table-cell>
        </table:table-row>
        <table:table-row table:style-name="ro1">
          <table:table-cell office:value-type="float" office:value="0.0726465840164614" calcext:value-type="float">
            <text:p>0.072646584016461</text:p>
          </table:table-cell>
          <table:table-cell office:value-type="float" office:value="0.0862993924121822" calcext:value-type="float">
            <text:p>0.086299392412182</text:p>
          </table:table-cell>
        </table:table-row>
        <table:table-row table:style-name="ro1">
          <table:table-cell office:value-type="float" office:value="0.08398716016619" calcext:value-type="float">
            <text:p>0.08398716016619</text:p>
          </table:table-cell>
          <table:table-cell office:value-type="float" office:value="0.0675905361707744" calcext:value-type="float">
            <text:p>0.067590536170774</text:p>
          </table:table-cell>
        </table:table-row>
        <table:table-row table:style-name="ro1">
          <table:table-cell office:value-type="float" office:value="-0.23043367349185" calcext:value-type="float">
            <text:p>-0.23043367349185</text:p>
          </table:table-cell>
          <table:table-cell office:value-type="float" office:value="-0.125881670550621" calcext:value-type="float">
            <text:p>-0.125881670550621</text:p>
          </table:table-cell>
        </table:table-row>
        <table:table-row table:style-name="ro1">
          <table:table-cell office:value-type="float" office:value="-0.233764234622568" calcext:value-type="float">
            <text:p>-0.233764234622568</text:p>
          </table:table-cell>
          <table:table-cell office:value-type="float" office:value="-0.136621543503305" calcext:value-type="float">
            <text:p>-0.136621543503305</text:p>
          </table:table-cell>
        </table:table-row>
        <table:table-row table:style-name="ro1">
          <table:table-cell office:value-type="float" office:value="-0.240911750762076" calcext:value-type="float">
            <text:p>-0.240911750762076</text:p>
          </table:table-cell>
          <table:table-cell office:value-type="float" office:value="-0.140339607967792" calcext:value-type="float">
            <text:p>-0.140339607967792</text:p>
          </table:table-cell>
        </table:table-row>
        <table:table-row table:style-name="ro1">
          <table:table-cell office:value-type="float" office:value="-0.259416766611838" calcext:value-type="float">
            <text:p>-0.259416766611838</text:p>
          </table:table-cell>
          <table:table-cell office:value-type="float" office:value="-0.162854215414366" calcext:value-type="float">
            <text:p>-0.162854215414366</text:p>
          </table:table-cell>
        </table:table-row>
        <table:table-row table:style-name="ro1">
          <table:table-cell office:value-type="float" office:value="0.216319224166468" calcext:value-type="float">
            <text:p>0.216319224166468</text:p>
          </table:table-cell>
          <table:table-cell office:value-type="float" office:value="0.164923633440428" calcext:value-type="float">
            <text:p>0.164923633440428</text:p>
          </table:table-cell>
        </table:table-row>
        <table:table-row table:style-name="ro1">
          <table:table-cell office:value-type="float" office:value="-0.18939095868446" calcext:value-type="float">
            <text:p>-0.18939095868446</text:p>
          </table:table-cell>
          <table:table-cell office:value-type="float" office:value="-0.0848636397655607" calcext:value-type="float">
            <text:p>-0.084863639765561</text:p>
          </table:table-cell>
        </table:table-row>
        <table:table-row table:style-name="ro1">
          <table:table-cell office:value-type="float" office:value="-0.124492564138163" calcext:value-type="float">
            <text:p>-0.124492564138163</text:p>
          </table:table-cell>
          <table:table-cell office:value-type="float" office:value="-0.0850256089869393" calcext:value-type="float">
            <text:p>-0.085025608986939</text:p>
          </table:table-cell>
        </table:table-row>
        <table:table-row table:style-name="ro1">
          <table:table-cell office:value-type="float" office:value="-0.203772928901385" calcext:value-type="float">
            <text:p>-0.203772928901385</text:p>
          </table:table-cell>
          <table:table-cell office:value-type="float" office:value="-0.103528247672598" calcext:value-type="float">
            <text:p>-0.103528247672598</text:p>
          </table:table-cell>
        </table:table-row>
        <table:table-row table:style-name="ro1">
          <table:table-cell office:value-type="float" office:value="-0.210830393412801" calcext:value-type="float">
            <text:p>-0.210830393412801</text:p>
          </table:table-cell>
          <table:table-cell office:value-type="float" office:value="-0.104510361169274" calcext:value-type="float">
            <text:p>-0.104510361169274</text:p>
          </table:table-cell>
        </table:table-row>
        <table:table-row table:style-name="ro1">
          <table:table-cell office:value-type="float" office:value="0.0716057210971405" calcext:value-type="float">
            <text:p>0.071605721097141</text:p>
          </table:table-cell>
          <table:table-cell office:value-type="float" office:value="0.0275686751518582" calcext:value-type="float">
            <text:p>0.027568675151858</text:p>
          </table:table-cell>
        </table:table-row>
        <table:table-row table:style-name="ro1">
          <table:table-cell office:value-type="float" office:value="0.266066312949541" calcext:value-type="float">
            <text:p>0.266066312949541</text:p>
          </table:table-cell>
          <table:table-cell office:value-type="float" office:value="0.135531026222453" calcext:value-type="float">
            <text:p>0.135531026222453</text:p>
          </table:table-cell>
        </table:table-row>
        <table:table-row table:style-name="ro1">
          <table:table-cell office:value-type="float" office:value="-0.136693025069156" calcext:value-type="float">
            <text:p>-0.136693025069156</text:p>
          </table:table-cell>
          <table:table-cell office:value-type="float" office:value="-0.0282013468971042" calcext:value-type="float">
            <text:p>-0.028201346897104</text:p>
          </table:table-cell>
        </table:table-row>
        <table:table-row table:style-name="ro1">
          <table:table-cell office:value-type="float" office:value="-0.10333260880624" calcext:value-type="float">
            <text:p>-0.10333260880624</text:p>
          </table:table-cell>
          <table:table-cell office:value-type="float" office:value="-0.0373855543659082" calcext:value-type="float">
            <text:p>-0.037385554365908</text:p>
          </table:table-cell>
        </table:table-row>
        <table:table-row table:style-name="ro1">
          <table:table-cell office:value-type="float" office:value="0.299825437979428" calcext:value-type="float">
            <text:p>0.299825437979428</text:p>
          </table:table-cell>
          <table:table-cell office:value-type="float" office:value="0.156297795313045" calcext:value-type="float">
            <text:p>0.156297795313045</text:p>
          </table:table-cell>
        </table:table-row>
        <table:table-row table:style-name="ro1">
          <table:table-cell office:value-type="float" office:value="0.0938688101815918" calcext:value-type="float">
            <text:p>0.093868810181592</text:p>
          </table:table-cell>
          <table:table-cell office:value-type="float" office:value="0.0279558676202715" calcext:value-type="float">
            <text:p>0.027955867620272</text:p>
          </table:table-cell>
        </table:table-row>
        <table:table-row table:style-name="ro1">
          <table:table-cell office:value-type="float" office:value="-0.220885614988587" calcext:value-type="float">
            <text:p>-0.220885614988587</text:p>
          </table:table-cell>
          <table:table-cell office:value-type="float" office:value="-0.0538718725561787" calcext:value-type="float">
            <text:p>-0.053871872556179</text:p>
          </table:table-cell>
        </table:table-row>
        <table:table-row table:style-name="ro1">
          <table:table-cell office:value-type="float" office:value="-0.266553475297064" calcext:value-type="float">
            <text:p>-0.266553475297064</text:p>
          </table:table-cell>
          <table:table-cell office:value-type="float" office:value="-0.124632111708405" calcext:value-type="float">
            <text:p>-0.124632111708405</text:p>
          </table:table-cell>
        </table:table-row>
        <table:table-row table:style-name="ro1">
          <table:table-cell office:value-type="float" office:value="-0.0336529944689783" calcext:value-type="float">
            <text:p>-0.033652994468978</text:p>
          </table:table-cell>
          <table:table-cell office:value-type="float" office:value="-0.0369055686394956" calcext:value-type="float">
            <text:p>-0.036905568639496</text:p>
          </table:table-cell>
        </table:table-row>
        <table:table-row table:style-name="ro1">
          <table:table-cell office:value-type="float" office:value="-0.0525828913655565" calcext:value-type="float">
            <text:p>-0.052582891365557</text:p>
          </table:table-cell>
          <table:table-cell office:value-type="float" office:value="-0.0325986376832215" calcext:value-type="float">
            <text:p>-0.032598637683222</text:p>
          </table:table-cell>
        </table:table-row>
        <table:table-row table:style-name="ro1">
          <table:table-cell office:value-type="float" office:value="0.264493932515545" calcext:value-type="float">
            <text:p>0.264493932515545</text:p>
          </table:table-cell>
          <table:table-cell office:value-type="float" office:value="0.110494249241123" calcext:value-type="float">
            <text:p>0.110494249241123</text:p>
          </table:table-cell>
        </table:table-row>
        <table:table-row table:style-name="ro1">
          <table:table-cell office:value-type="float" office:value="0.100397475064593" calcext:value-type="float">
            <text:p>0.100397475064593</text:p>
          </table:table-cell>
          <table:table-cell office:value-type="float" office:value="0.0163651379743996" calcext:value-type="float">
            <text:p>0.0163651379744</text:p>
          </table:table-cell>
        </table:table-row>
        <table:table-row table:style-name="ro1">
          <table:table-cell office:value-type="float" office:value="-0.202136745405022" calcext:value-type="float">
            <text:p>-0.202136745405022</text:p>
          </table:table-cell>
          <table:table-cell office:value-type="float" office:value="-0.0381589101428583" calcext:value-type="float">
            <text:p>-0.038158910142858</text:p>
          </table:table-cell>
        </table:table-row>
        <table:table-row table:style-name="ro1">
          <table:table-cell office:value-type="float" office:value="-0.12380512786704" calcext:value-type="float">
            <text:p>-0.12380512786704</text:p>
          </table:table-cell>
          <table:table-cell office:value-type="float" office:value="-0.0193571416414673" calcext:value-type="float">
            <text:p>-0.019357141641467</text:p>
          </table:table-cell>
        </table:table-row>
        <table:table-row table:style-name="ro1">
          <table:table-cell office:value-type="float" office:value="-0.149989727201213" calcext:value-type="float">
            <text:p>-0.149989727201213</text:p>
          </table:table-cell>
          <table:table-cell office:value-type="float" office:value="-0.0338405185868826" calcext:value-type="float">
            <text:p>-0.033840518586883</text:p>
          </table:table-cell>
        </table:table-row>
        <table:table-row table:style-name="ro1">
          <table:table-cell office:value-type="float" office:value="0.266427343918523" calcext:value-type="float">
            <text:p>0.266427343918523</text:p>
          </table:table-cell>
          <table:table-cell office:value-type="float" office:value="0.102183521383017" calcext:value-type="float">
            <text:p>0.102183521383017</text:p>
          </table:table-cell>
        </table:table-row>
        <table:table-row table:style-name="ro1">
          <table:table-cell office:value-type="float" office:value="-0.144605042872549" calcext:value-type="float">
            <text:p>-0.144605042872549</text:p>
          </table:table-cell>
          <table:table-cell office:value-type="float" office:value="-0.00724895272120815" calcext:value-type="float">
            <text:p>-0.007248952721208</text:p>
          </table:table-cell>
        </table:table-row>
        <table:table-row table:style-name="ro1">
          <table:table-cell office:value-type="float" office:value="0.0192718387912554" calcext:value-type="float">
            <text:p>0.019271838791255</text:p>
          </table:table-cell>
          <table:table-cell office:value-type="float" office:value="-0.00460763565575297" calcext:value-type="float">
            <text:p>-0.004607635655753</text:p>
          </table:table-cell>
        </table:table-row>
        <table:table-row table:style-name="ro1">
          <table:table-cell office:value-type="float" office:value="0.169421396656585" calcext:value-type="float">
            <text:p>0.169421396656585</text:p>
          </table:table-cell>
          <table:table-cell office:value-type="float" office:value="0.0134899145597144" calcext:value-type="float">
            <text:p>0.013489914559714</text:p>
          </table:table-cell>
        </table:table-row>
        <table:table-row table:style-name="ro1">
          <table:table-cell office:value-type="float" office:value="-0.105383108238439" calcext:value-type="float">
            <text:p>-0.105383108238439</text:p>
          </table:table-cell>
          <table:table-cell office:value-type="float" office:value="0.0029575805825384" calcext:value-type="float">
            <text:p>0.002957580582538</text:p>
          </table:table-cell>
        </table:table-row>
        <table:table-row table:style-name="ro1">
          <table:table-cell office:value-type="float" office:value="-0.107052820593307" calcext:value-type="float">
            <text:p>-0.107052820593307</text:p>
          </table:table-cell>
          <table:table-cell office:value-type="float" office:value="-0.00658117236598204" calcext:value-type="float">
            <text:p>-0.006581172365982</text:p>
          </table:table-cell>
        </table:table-row>
        <table:table-row table:style-name="ro1">
          <table:table-cell office:value-type="float" office:value="-0.310955342331147" calcext:value-type="float">
            <text:p>-0.310955342331147</text:p>
          </table:table-cell>
          <table:table-cell office:value-type="float" office:value="-0.187571389565565" calcext:value-type="float">
            <text:p>-0.187571389565565</text:p>
          </table:table-cell>
        </table:table-row>
        <table:table-row table:style-name="ro1">
          <table:table-cell office:value-type="float" office:value="-0.166897308178899" calcext:value-type="float">
            <text:p>-0.166897308178899</text:p>
          </table:table-cell>
          <table:table-cell office:value-type="float" office:value="-0.0704264394533217" calcext:value-type="float">
            <text:p>-0.070426439453322</text:p>
          </table:table-cell>
        </table:table-row>
        <table:table-row table:style-name="ro1">
          <table:table-cell office:value-type="float" office:value="-0.133722939862403" calcext:value-type="float">
            <text:p>-0.133722939862403</text:p>
          </table:table-cell>
          <table:table-cell office:value-type="float" office:value="-0.0671192299659594" calcext:value-type="float">
            <text:p>-0.067119229965959</text:p>
          </table:table-cell>
        </table:table-row>
        <table:table-row table:style-name="ro1">
          <table:table-cell office:value-type="float" office:value="-0.170148256974645" calcext:value-type="float">
            <text:p>-0.170148256974645</text:p>
          </table:table-cell>
          <table:table-cell office:value-type="float" office:value="-0.0736301167562866" calcext:value-type="float">
            <text:p>-0.073630116756287</text:p>
          </table:table-cell>
        </table:table-row>
        <table:table-row table:style-name="ro1">
          <table:table-cell office:value-type="float" office:value="-0.292572564191042" calcext:value-type="float">
            <text:p>-0.292572564191042</text:p>
          </table:table-cell>
          <table:table-cell office:value-type="float" office:value="-0.195363011579797" calcext:value-type="float">
            <text:p>-0.195363011579797</text:p>
          </table:table-cell>
        </table:table-row>
        <table:table-row table:style-name="ro1">
          <table:table-cell office:value-type="float" office:value="-0.252746888152213" calcext:value-type="float">
            <text:p>-0.252746888152213</text:p>
          </table:table-cell>
          <table:table-cell office:value-type="float" office:value="-0.147326708346123" calcext:value-type="float">
            <text:p>-0.147326708346123</text:p>
          </table:table-cell>
        </table:table-row>
        <table:table-row table:style-name="ro1">
          <table:table-cell office:value-type="float" office:value="-0.262411505910434" calcext:value-type="float">
            <text:p>-0.262411505910434</text:p>
          </table:table-cell>
          <table:table-cell office:value-type="float" office:value="-0.163083877061495" calcext:value-type="float">
            <text:p>-0.163083877061495</text:p>
          </table:table-cell>
        </table:table-row>
        <table:table-row table:style-name="ro1">
          <table:table-cell office:value-type="float" office:value="-0.243968793649016" calcext:value-type="float">
            <text:p>-0.243968793649016</text:p>
          </table:table-cell>
          <table:table-cell office:value-type="float" office:value="-0.162598592581119" calcext:value-type="float">
            <text:p>-0.162598592581119</text:p>
          </table:table-cell>
        </table:table-row>
        <table:table-row table:style-name="ro1">
          <table:table-cell office:value-type="float" office:value="-0.268301598410712" calcext:value-type="float">
            <text:p>-0.268301598410712</text:p>
          </table:table-cell>
          <table:table-cell office:value-type="float" office:value="-0.169482885314919" calcext:value-type="float">
            <text:p>-0.169482885314919</text:p>
          </table:table-cell>
        </table:table-row>
        <table:table-row table:style-name="ro1">
          <table:table-cell office:value-type="float" office:value="-0.278024007168222" calcext:value-type="float">
            <text:p>-0.278024007168222</text:p>
          </table:table-cell>
          <table:table-cell office:value-type="float" office:value="-0.188719578214578" calcext:value-type="float">
            <text:p>-0.188719578214578</text:p>
          </table:table-cell>
        </table:table-row>
        <table:table-row table:style-name="ro1">
          <table:table-cell office:value-type="float" office:value="-0.292683219962079" calcext:value-type="float">
            <text:p>-0.292683219962079</text:p>
          </table:table-cell>
          <table:table-cell office:value-type="float" office:value="-0.210334904774282" calcext:value-type="float">
            <text:p>-0.210334904774282</text:p>
          </table:table-cell>
        </table:table-row>
        <table:table-row table:style-name="ro1">
          <table:table-cell office:value-type="float" office:value="-0.312817480631873" calcext:value-type="float">
            <text:p>-0.312817480631873</text:p>
          </table:table-cell>
          <table:table-cell office:value-type="float" office:value="-0.262253274670114" calcext:value-type="float">
            <text:p>-0.262253274670114</text:p>
          </table:table-cell>
        </table:table-row>
        <table:table-row table:style-name="ro1">
          <table:table-cell office:value-type="float" office:value="-0.326008820191867" calcext:value-type="float">
            <text:p>-0.326008820191867</text:p>
          </table:table-cell>
          <table:table-cell office:value-type="float" office:value="-0.273723543354265" calcext:value-type="float">
            <text:p>-0.273723543354265</text:p>
          </table:table-cell>
        </table:table-row>
        <table:table-row table:style-name="ro1">
          <table:table-cell office:value-type="float" office:value="-0.101480722094082" calcext:value-type="float">
            <text:p>-0.101480722094082</text:p>
          </table:table-cell>
          <table:table-cell office:value-type="float" office:value="-0.0806949283468774" calcext:value-type="float">
            <text:p>-0.080694928346877</text:p>
          </table:table-cell>
        </table:table-row>
        <table:table-row table:style-name="ro1">
          <table:table-cell office:value-type="float" office:value="-0.34479236532358" calcext:value-type="float">
            <text:p>-0.34479236532358</text:p>
          </table:table-cell>
          <table:table-cell office:value-type="float" office:value="-0.30613414831441" calcext:value-type="float">
            <text:p>-0.30613414831441</text:p>
          </table:table-cell>
        </table:table-row>
        <table:table-row table:style-name="ro1">
          <table:table-cell office:value-type="float" office:value="-0.351525477290814" calcext:value-type="float">
            <text:p>-0.351525477290814</text:p>
          </table:table-cell>
          <table:table-cell office:value-type="float" office:value="-0.330688566916824" calcext:value-type="float">
            <text:p>-0.330688566916824</text:p>
          </table:table-cell>
        </table:table-row>
        <table:table-row table:style-name="ro1">
          <table:table-cell office:value-type="float" office:value="-0.368851680450359" calcext:value-type="float">
            <text:p>-0.368851680450359</text:p>
          </table:table-cell>
          <table:table-cell office:value-type="float" office:value="-0.348069190023241" calcext:value-type="float">
            <text:p>-0.348069190023241</text:p>
          </table:table-cell>
        </table:table-row>
        <table:table-row table:style-name="ro1">
          <table:table-cell office:value-type="float" office:value="-0.374443160170952" calcext:value-type="float">
            <text:p>-0.374443160170952</text:p>
          </table:table-cell>
          <table:table-cell office:value-type="float" office:value="-0.345632512765622" calcext:value-type="float">
            <text:p>-0.345632512765622</text:p>
          </table:table-cell>
        </table:table-row>
        <table:table-row table:style-name="ro1">
          <table:table-cell office:value-type="float" office:value="-0.383979466415518" calcext:value-type="float">
            <text:p>-0.383979466415518</text:p>
          </table:table-cell>
          <table:table-cell office:value-type="float" office:value="-0.355092803978797" calcext:value-type="float">
            <text:p>-0.355092803978797</text:p>
          </table:table-cell>
        </table:table-row>
        <table:table-row table:style-name="ro1">
          <table:table-cell office:value-type="float" office:value="-0.38616264200994" calcext:value-type="float">
            <text:p>-0.38616264200994</text:p>
          </table:table-cell>
          <table:table-cell office:value-type="float" office:value="-0.352316670713914" calcext:value-type="float">
            <text:p>-0.352316670713914</text:p>
          </table:table-cell>
        </table:table-row>
        <table:table-row table:style-name="ro1">
          <table:table-cell office:value-type="float" office:value="-0.420608825034118" calcext:value-type="float">
            <text:p>-0.420608825034118</text:p>
          </table:table-cell>
          <table:table-cell office:value-type="float" office:value="-0.383713945791489" calcext:value-type="float">
            <text:p>-0.383713945791489</text:p>
          </table:table-cell>
        </table:table-row>
        <table:table-row table:style-name="ro1">
          <table:table-cell office:value-type="float" office:value="-0.254764761513506" calcext:value-type="float">
            <text:p>-0.254764761513506</text:p>
          </table:table-cell>
          <table:table-cell office:value-type="float" office:value="-0.168764601359774" calcext:value-type="float">
            <text:p>-0.168764601359774</text:p>
          </table:table-cell>
        </table:table-row>
        <table:table-row table:style-name="ro1">
          <table:table-cell office:value-type="float" office:value="-0.433585835534515" calcext:value-type="float">
            <text:p>-0.433585835534515</text:p>
          </table:table-cell>
          <table:table-cell office:value-type="float" office:value="-0.387474610317488" calcext:value-type="float">
            <text:p>-0.387474610317488</text:p>
          </table:table-cell>
        </table:table-row>
        <table:table-row table:style-name="ro1">
          <table:table-cell office:value-type="float" office:value="0.0705587288441259" calcext:value-type="float">
            <text:p>0.070558728844126</text:p>
          </table:table-cell>
          <table:table-cell office:value-type="float" office:value="0.0857022246146683" calcext:value-type="float">
            <text:p>0.085702224614668</text:p>
          </table:table-cell>
        </table:table-row>
        <table:table-row table:style-name="ro1">
          <table:table-cell office:value-type="float" office:value="-0.344772917720004" calcext:value-type="float">
            <text:p>-0.344772917720004</text:p>
          </table:table-cell>
          <table:table-cell office:value-type="float" office:value="-0.328159756494737" calcext:value-type="float">
            <text:p>-0.328159756494737</text:p>
          </table:table-cell>
        </table:table-row>
        <table:table-row table:style-name="ro1">
          <table:table-cell office:value-type="float" office:value="-0.383079455178552" calcext:value-type="float">
            <text:p>-0.383079455178552</text:p>
          </table:table-cell>
          <table:table-cell office:value-type="float" office:value="-0.359376666578194" calcext:value-type="float">
            <text:p>-0.359376666578194</text:p>
          </table:table-cell>
        </table:table-row>
        <table:table-row table:style-name="ro1">
          <table:table-cell office:value-type="float" office:value="-0.129593365814554" calcext:value-type="float">
            <text:p>-0.129593365814554</text:p>
          </table:table-cell>
          <table:table-cell office:value-type="float" office:value="-0.114537625845085" calcext:value-type="float">
            <text:p>-0.114537625845085</text:p>
          </table:table-cell>
        </table:table-row>
        <table:table-row table:style-name="ro1">
          <table:table-cell office:value-type="float" office:value="-0.373831060607925" calcext:value-type="float">
            <text:p>-0.373831060607925</text:p>
          </table:table-cell>
          <table:table-cell office:value-type="float" office:value="-0.342664183110803" calcext:value-type="float">
            <text:p>-0.342664183110803</text:p>
          </table:table-cell>
        </table:table-row>
        <table:table-row table:style-name="ro1">
          <table:table-cell office:value-type="float" office:value="-0.234797730930184" calcext:value-type="float">
            <text:p>-0.234797730930184</text:p>
          </table:table-cell>
          <table:table-cell office:value-type="float" office:value="-0.225847138437843" calcext:value-type="float">
            <text:p>-0.225847138437843</text:p>
          </table:table-cell>
        </table:table-row>
        <table:table-row table:style-name="ro1">
          <table:table-cell office:value-type="float" office:value="-0.0560635105234128" calcext:value-type="float">
            <text:p>-0.056063510523413</text:p>
          </table:table-cell>
          <table:table-cell office:value-type="float" office:value="-0.0703379971600301" calcext:value-type="float">
            <text:p>-0.07033799716003</text:p>
          </table:table-cell>
        </table:table-row>
        <table:table-row table:style-name="ro1">
          <table:table-cell office:value-type="float" office:value="-0.0229733800909941" calcext:value-type="float">
            <text:p>-0.022973380090994</text:p>
          </table:table-cell>
          <table:table-cell office:value-type="float" office:value="-0.0225427391241941" calcext:value-type="float">
            <text:p>-0.022542739124194</text:p>
          </table:table-cell>
        </table:table-row>
        <table:table-row table:style-name="ro1">
          <table:table-cell office:value-type="float" office:value="-0.0116567989474135" calcext:value-type="float">
            <text:p>-0.011656798947414</text:p>
          </table:table-cell>
          <table:table-cell office:value-type="float" office:value="0.0149841769885026" calcext:value-type="float">
            <text:p>0.014984176988503</text:p>
          </table:table-cell>
        </table:table-row>
        <table:table-row table:style-name="ro1">
          <table:table-cell office:value-type="float" office:value="-0.00801164568049988" calcext:value-type="float">
            <text:p>-0.0080116456805</text:p>
          </table:table-cell>
          <table:table-cell office:value-type="float" office:value="0.0112522269413187" calcext:value-type="float">
            <text:p>0.011252226941319</text:p>
          </table:table-cell>
        </table:table-row>
        <table:table-row table:style-name="ro1">
          <table:table-cell office:value-type="float" office:value="0.200849060328598" calcext:value-type="float">
            <text:p>0.200849060328598</text:p>
          </table:table-cell>
          <table:table-cell office:value-type="float" office:value="0.176496482742584" calcext:value-type="float">
            <text:p>0.176496482742584</text:p>
          </table:table-cell>
        </table:table-row>
        <table:table-row table:style-name="ro1">
          <table:table-cell office:value-type="float" office:value="0.227138709345847" calcext:value-type="float">
            <text:p>0.227138709345847</text:p>
          </table:table-cell>
          <table:table-cell office:value-type="float" office:value="0.138664946163985" calcext:value-type="float">
            <text:p>0.138664946163985</text:p>
          </table:table-cell>
        </table:table-row>
        <table:table-row table:style-name="ro1">
          <table:table-cell office:value-type="float" office:value="0.0759213259893911" calcext:value-type="float">
            <text:p>0.075921325989391</text:p>
          </table:table-cell>
          <table:table-cell office:value-type="float" office:value="-0.0171030854598488" calcext:value-type="float">
            <text:p>-0.017103085459849</text:p>
          </table:table-cell>
        </table:table-row>
        <table:table-row table:style-name="ro1">
          <table:table-cell office:value-type="float" office:value="0.323284446414053" calcext:value-type="float">
            <text:p>0.323284446414053</text:p>
          </table:table-cell>
          <table:table-cell office:value-type="float" office:value="0.197037238558913" calcext:value-type="float">
            <text:p>0.197037238558913</text:p>
          </table:table-cell>
        </table:table-row>
        <table:table-row table:style-name="ro1">
          <table:table-cell office:value-type="float" office:value="0.247309571110249" calcext:value-type="float">
            <text:p>0.247309571110249</text:p>
          </table:table-cell>
          <table:table-cell office:value-type="float" office:value="0.125803550370255" calcext:value-type="float">
            <text:p>0.125803550370255</text:p>
          </table:table-cell>
        </table:table-row>
        <table:table-row table:style-name="ro1">
          <table:table-cell office:value-type="float" office:value="0.197240743608695" calcext:value-type="float">
            <text:p>0.197240743608695</text:p>
          </table:table-cell>
          <table:table-cell office:value-type="float" office:value="0.094336406382271" calcext:value-type="float">
            <text:p>0.094336406382271</text:p>
          </table:table-cell>
        </table:table-row>
        <table:table-row table:style-name="ro1">
          <table:table-cell office:value-type="float" office:value="0.332222212309637" calcext:value-type="float">
            <text:p>0.332222212309637</text:p>
          </table:table-cell>
          <table:table-cell office:value-type="float" office:value="0.25230348791976" calcext:value-type="float">
            <text:p>0.25230348791976</text:p>
          </table:table-cell>
        </table:table-row>
        <table:table-row table:style-name="ro1">
          <table:table-cell office:value-type="float" office:value="0.236553838177601" calcext:value-type="float">
            <text:p>0.236553838177601</text:p>
          </table:table-cell>
          <table:table-cell office:value-type="float" office:value="0.17290745049112" calcext:value-type="float">
            <text:p>0.17290745049112</text:p>
          </table:table-cell>
        </table:table-row>
        <table:table-row table:style-name="ro1">
          <table:table-cell office:value-type="float" office:value="0.341774106265928" calcext:value-type="float">
            <text:p>0.341774106265928</text:p>
          </table:table-cell>
          <table:table-cell office:value-type="float" office:value="0.277198031341475" calcext:value-type="float">
            <text:p>0.277198031341475</text:p>
          </table:table-cell>
        </table:table-row>
        <table:table-row table:style-name="ro1">
          <table:table-cell office:value-type="float" office:value="0.228460221117356" calcext:value-type="float">
            <text:p>0.228460221117356</text:p>
          </table:table-cell>
          <table:table-cell office:value-type="float" office:value="0.220213025189332" calcext:value-type="float">
            <text:p>0.220213025189332</text:p>
          </table:table-cell>
        </table:table-row>
        <table:table-row table:style-name="ro1">
          <table:table-cell office:value-type="float" office:value="0.328312834843546" calcext:value-type="float">
            <text:p>0.328312834843546</text:p>
          </table:table-cell>
          <table:table-cell office:value-type="float" office:value="0.297804269938563" calcext:value-type="float">
            <text:p>0.297804269938563</text:p>
          </table:table-cell>
        </table:table-row>
        <table:table-row table:style-name="ro1">
          <table:table-cell office:value-type="float" office:value="0.344343215849106" calcext:value-type="float">
            <text:p>0.344343215849106</text:p>
          </table:table-cell>
          <table:table-cell office:value-type="float" office:value="0.325566975951343" calcext:value-type="float">
            <text:p>0.325566975951343</text:p>
          </table:table-cell>
        </table:table-row>
        <table:table-row table:style-name="ro1">
          <table:table-cell office:value-type="float" office:value="0.182265219369928" calcext:value-type="float">
            <text:p>0.182265219369928</text:p>
          </table:table-cell>
          <table:table-cell office:value-type="float" office:value="0.165716243804732" calcext:value-type="float">
            <text:p>0.165716243804732</text:p>
          </table:table-cell>
        </table:table-row>
        <table:table-row table:style-name="ro1">
          <table:table-cell office:value-type="float" office:value="0.212929363703954" calcext:value-type="float">
            <text:p>0.212929363703954</text:p>
          </table:table-cell>
          <table:table-cell office:value-type="float" office:value="0.202108872524505" calcext:value-type="float">
            <text:p>0.202108872524505</text:p>
          </table:table-cell>
        </table:table-row>
        <table:table-row table:style-name="ro1">
          <table:table-cell office:value-type="float" office:value="0.344121713625689" calcext:value-type="float">
            <text:p>0.344121713625689</text:p>
          </table:table-cell>
          <table:table-cell office:value-type="float" office:value="0.316205686985036" calcext:value-type="float">
            <text:p>0.316205686985036</text:p>
          </table:table-cell>
        </table:table-row>
        <table:table-row table:style-name="ro1">
          <table:table-cell office:value-type="float" office:value="0.358528368423265" calcext:value-type="float">
            <text:p>0.358528368423265</text:p>
          </table:table-cell>
          <table:table-cell office:value-type="float" office:value="0.346126100179462" calcext:value-type="float">
            <text:p>0.346126100179462</text:p>
          </table:table-cell>
        </table:table-row>
        <table:table-row table:style-name="ro1">
          <table:table-cell office:value-type="float" office:value="0.182979614016027" calcext:value-type="float">
            <text:p>0.182979614016027</text:p>
          </table:table-cell>
          <table:table-cell office:value-type="float" office:value="0.171888359975578" calcext:value-type="float">
            <text:p>0.171888359975578</text:p>
          </table:table-cell>
        </table:table-row>
        <table:table-row table:style-name="ro1">
          <table:table-cell office:value-type="float" office:value="0.359756335897782" calcext:value-type="float">
            <text:p>0.359756335897782</text:p>
          </table:table-cell>
          <table:table-cell office:value-type="float" office:value="0.35272600867758" calcext:value-type="float">
            <text:p>0.35272600867758</text:p>
          </table:table-cell>
        </table:table-row>
        <table:table-row table:style-name="ro1">
          <table:table-cell office:value-type="float" office:value="0.369065694972462" calcext:value-type="float">
            <text:p>0.369065694972462</text:p>
          </table:table-cell>
          <table:table-cell office:value-type="float" office:value="0.368592398536641" calcext:value-type="float">
            <text:p>0.368592398536641</text:p>
          </table:table-cell>
        </table:table-row>
        <table:table-row table:style-name="ro1">
          <table:table-cell office:value-type="float" office:value="0.261857271307005" calcext:value-type="float">
            <text:p>0.261857271307005</text:p>
          </table:table-cell>
          <table:table-cell office:value-type="float" office:value="0.259527652177823" calcext:value-type="float">
            <text:p>0.259527652177823</text:p>
          </table:table-cell>
        </table:table-row>
        <table:table-row table:style-name="ro1">
          <table:table-cell office:value-type="float" office:value="0.187651091944511" calcext:value-type="float">
            <text:p>0.187651091944511</text:p>
          </table:table-cell>
          <table:table-cell office:value-type="float" office:value="0.178494933323438" calcext:value-type="float">
            <text:p>0.178494933323438</text:p>
          </table:table-cell>
        </table:table-row>
        <table:table-row table:style-name="ro1">
          <table:table-cell office:value-type="float" office:value="0.202667227080435" calcext:value-type="float">
            <text:p>0.202667227080435</text:p>
          </table:table-cell>
          <table:table-cell office:value-type="float" office:value="0.19402437682781" calcext:value-type="float">
            <text:p>0.19402437682781</text:p>
          </table:table-cell>
        </table:table-row>
        <table:table-row table:style-name="ro1">
          <table:table-cell office:value-type="float" office:value="0.229955168589503" calcext:value-type="float">
            <text:p>0.229955168589503</text:p>
          </table:table-cell>
          <table:table-cell office:value-type="float" office:value="0.224307186898809" calcext:value-type="float">
            <text:p>0.224307186898809</text:p>
          </table:table-cell>
        </table:table-row>
        <table:table-row table:style-name="ro1">
          <table:table-cell office:value-type="float" office:value="0.0112300605937231" calcext:value-type="float">
            <text:p>0.011230060593723</text:p>
          </table:table-cell>
          <table:table-cell office:value-type="float" office:value="0.0190849677731395" calcext:value-type="float">
            <text:p>0.01908496777314</text:p>
          </table:table-cell>
        </table:table-row>
        <table:table-row table:style-name="ro1">
          <table:table-cell office:value-type="float" office:value="0.045922964996327" calcext:value-type="float">
            <text:p>0.045922964996327</text:p>
          </table:table-cell>
          <table:table-cell office:value-type="float" office:value="0.012400618973178" calcext:value-type="float">
            <text:p>0.012400618973178</text:p>
          </table:table-cell>
        </table:table-row>
        <table:table-row table:style-name="ro1">
          <table:table-cell office:value-type="float" office:value="0.096332959638335" calcext:value-type="float">
            <text:p>0.096332959638335</text:p>
          </table:table-cell>
          <table:table-cell office:value-type="float" office:value="0.0674808810599293" calcext:value-type="float">
            <text:p>0.067480881059929</text:p>
          </table:table-cell>
        </table:table-row>
        <table:table-row table:style-name="ro1">
          <table:table-cell office:value-type="float" office:value="0.302945200814615" calcext:value-type="float">
            <text:p>0.302945200814615</text:p>
          </table:table-cell>
          <table:table-cell office:value-type="float" office:value="0.235148653375752" calcext:value-type="float">
            <text:p>0.235148653375752</text:p>
          </table:table-cell>
        </table:table-row>
        <table:table-row table:style-name="ro1">
          <table:table-cell office:value-type="float" office:value="0.0313776778807264" calcext:value-type="float">
            <text:p>0.031377677880726</text:p>
          </table:table-cell>
          <table:table-cell office:value-type="float" office:value="-0.00160100140908787" calcext:value-type="float">
            <text:p>-0.001601001409088</text:p>
          </table:table-cell>
        </table:table-row>
        <table:table-row table:style-name="ro1">
          <table:table-cell office:value-type="float" office:value="0.297651750606686" calcext:value-type="float">
            <text:p>0.297651750606686</text:p>
          </table:table-cell>
          <table:table-cell office:value-type="float" office:value="0.231850701218122" calcext:value-type="float">
            <text:p>0.231850701218122</text:p>
          </table:table-cell>
        </table:table-row>
        <table:table-row table:style-name="ro1">
          <table:table-cell office:value-type="float" office:value="0.308404666276941" calcext:value-type="float">
            <text:p>0.308404666276941</text:p>
          </table:table-cell>
          <table:table-cell office:value-type="float" office:value="0.259460258385303" calcext:value-type="float">
            <text:p>0.259460258385303</text:p>
          </table:table-cell>
        </table:table-row>
        <table:table-row table:style-name="ro1">
          <table:table-cell office:value-type="float" office:value="-0.0109813431311322" calcext:value-type="float">
            <text:p>-0.010981343131132</text:p>
          </table:table-cell>
          <table:table-cell office:value-type="float" office:value="-0.0380408127279615" calcext:value-type="float">
            <text:p>-0.038040812727962</text:p>
          </table:table-cell>
        </table:table-row>
        <table:table-row table:style-name="ro1">
          <table:table-cell office:value-type="float" office:value="0.246713070358885" calcext:value-type="float">
            <text:p>0.246713070358885</text:p>
          </table:table-cell>
          <table:table-cell office:value-type="float" office:value="0.197780315132759" calcext:value-type="float">
            <text:p>0.197780315132759</text:p>
          </table:table-cell>
        </table:table-row>
        <table:table-row table:style-name="ro1">
          <table:table-cell office:value-type="float" office:value="0.280483104315367" calcext:value-type="float">
            <text:p>0.280483104315367</text:p>
          </table:table-cell>
          <table:table-cell office:value-type="float" office:value="0.202057540309592" calcext:value-type="float">
            <text:p>0.202057540309592</text:p>
          </table:table-cell>
        </table:table-row>
        <table:table-row table:style-name="ro1">
          <table:table-cell office:value-type="float" office:value="0.23105863410701" calcext:value-type="float">
            <text:p>0.23105863410701</text:p>
          </table:table-cell>
          <table:table-cell office:value-type="float" office:value="0.197864534911297" calcext:value-type="float">
            <text:p>0.197864534911297</text:p>
          </table:table-cell>
        </table:table-row>
        <table:table-row table:style-name="ro1">
          <table:table-cell office:value-type="float" office:value="-0.164983210970142" calcext:value-type="float">
            <text:p>-0.164983210970142</text:p>
          </table:table-cell>
          <table:table-cell office:value-type="float" office:value="-0.141256722729802" calcext:value-type="float">
            <text:p>-0.141256722729802</text:p>
          </table:table-cell>
        </table:table-row>
        <table:table-row table:style-name="ro1">
          <table:table-cell office:value-type="float" office:value="0.21743620164438" calcext:value-type="float">
            <text:p>0.21743620164438</text:p>
          </table:table-cell>
          <table:table-cell office:value-type="float" office:value="0.113875712706256" calcext:value-type="float">
            <text:p>0.113875712706256</text:p>
          </table:table-cell>
        </table:table-row>
        <table:table-row table:style-name="ro1">
          <table:table-cell office:value-type="float" office:value="-0.239917107708282" calcext:value-type="float">
            <text:p>-0.239917107708282</text:p>
          </table:table-cell>
          <table:table-cell office:value-type="float" office:value="-0.153210663174991" calcext:value-type="float">
            <text:p>-0.153210663174991</text:p>
          </table:table-cell>
        </table:table-row>
        <table:table-row table:style-name="ro1">
          <table:table-cell office:value-type="float" office:value="0.108180658195255" calcext:value-type="float">
            <text:p>0.108180658195255</text:p>
          </table:table-cell>
          <table:table-cell office:value-type="float" office:value="0.040041799150669" calcext:value-type="float">
            <text:p>0.040041799150669</text:p>
          </table:table-cell>
        </table:table-row>
        <table:table-row table:style-name="ro1">
          <table:table-cell office:value-type="float" office:value="-0.122810151910818" calcext:value-type="float">
            <text:p>-0.122810151910818</text:p>
          </table:table-cell>
          <table:table-cell office:value-type="float" office:value="0.000273172346676208" calcext:value-type="float">
            <text:p>0.000273172346676</text:p>
          </table:table-cell>
        </table:table-row>
        <table:table-row table:style-name="ro1">
          <table:table-cell office:value-type="float" office:value="-0.269691315179187" calcext:value-type="float">
            <text:p>-0.269691315179187</text:p>
          </table:table-cell>
          <table:table-cell office:value-type="float" office:value="-0.115260029493547" calcext:value-type="float">
            <text:p>-0.115260029493547</text:p>
          </table:table-cell>
        </table:table-row>
        <table:table-row table:style-name="ro1">
          <table:table-cell office:value-type="float" office:value="-0.0878121931269465" calcext:value-type="float">
            <text:p>-0.087812193126947</text:p>
          </table:table-cell>
          <table:table-cell office:value-type="float" office:value="-0.0300232745755251" calcext:value-type="float">
            <text:p>-0.030023274575525</text:p>
          </table:table-cell>
        </table:table-row>
        <table:table-row table:style-name="ro1">
          <table:table-cell office:value-type="float" office:value="-0.350162506103987" calcext:value-type="float">
            <text:p>-0.350162506103987</text:p>
          </table:table-cell>
          <table:table-cell office:value-type="float" office:value="-0.249163841726637" calcext:value-type="float">
            <text:p>-0.249163841726637</text:p>
          </table:table-cell>
        </table:table-row>
        <table:table-row table:style-name="ro1">
          <table:table-cell office:value-type="float" office:value="-0.151097193581222" calcext:value-type="float">
            <text:p>-0.151097193581222</text:p>
          </table:table-cell>
          <table:table-cell office:value-type="float" office:value="-0.112299231859682" calcext:value-type="float">
            <text:p>-0.112299231859682</text:p>
          </table:table-cell>
        </table:table-row>
        <table:table-row table:style-name="ro1">
          <table:table-cell office:value-type="float" office:value="-0.390266843209918" calcext:value-type="float">
            <text:p>-0.390266843209918</text:p>
          </table:table-cell>
          <table:table-cell office:value-type="float" office:value="-0.306533396914605" calcext:value-type="float">
            <text:p>-0.306533396914605</text:p>
          </table:table-cell>
        </table:table-row>
        <table:table-row table:style-name="ro1">
          <table:table-cell office:value-type="float" office:value="-0.206421295551801" calcext:value-type="float">
            <text:p>-0.206421295551801</text:p>
          </table:table-cell>
          <table:table-cell office:value-type="float" office:value="-0.196255875480499" calcext:value-type="float">
            <text:p>-0.196255875480499</text:p>
          </table:table-cell>
        </table:table-row>
        <table:table-row table:style-name="ro1">
          <table:table-cell office:value-type="float" office:value="-0.303667043176389" calcext:value-type="float">
            <text:p>-0.303667043176389</text:p>
          </table:table-cell>
          <table:table-cell office:value-type="float" office:value="-0.223162959411639" calcext:value-type="float">
            <text:p>-0.223162959411639</text:p>
          </table:table-cell>
        </table:table-row>
        <table:table-row table:style-name="ro1">
          <table:table-cell office:value-type="float" office:value="-0.311366873841854" calcext:value-type="float">
            <text:p>-0.311366873841854</text:p>
          </table:table-cell>
          <table:table-cell office:value-type="float" office:value="-0.24593309275466" calcext:value-type="float">
            <text:p>-0.24593309275466</text:p>
          </table:table-cell>
        </table:table-row>
        <table:table-row table:style-name="ro1">
          <table:table-cell office:value-type="float" office:value="-0.322663606629794" calcext:value-type="float">
            <text:p>-0.322663606629794</text:p>
          </table:table-cell>
          <table:table-cell office:value-type="float" office:value="-0.263360654487619" calcext:value-type="float">
            <text:p>-0.263360654487619</text:p>
          </table:table-cell>
        </table:table-row>
        <table:table-row table:style-name="ro1">
          <table:table-cell office:value-type="float" office:value="-0.19859457634436" calcext:value-type="float">
            <text:p>-0.19859457634436</text:p>
          </table:table-cell>
          <table:table-cell office:value-type="float" office:value="-0.190167884308238" calcext:value-type="float">
            <text:p>-0.190167884308238</text:p>
          </table:table-cell>
        </table:table-row>
        <table:table-row table:style-name="ro1">
          <table:table-cell office:value-type="float" office:value="-0.294518356913217" calcext:value-type="float">
            <text:p>-0.294518356913217</text:p>
          </table:table-cell>
          <table:table-cell office:value-type="float" office:value="-0.251240839049468" calcext:value-type="float">
            <text:p>-0.251240839049468</text:p>
          </table:table-cell>
        </table:table-row>
        <table:table-row table:style-name="ro1">
          <table:table-cell office:value-type="float" office:value="-0.325407766426564" calcext:value-type="float">
            <text:p>-0.325407766426564</text:p>
          </table:table-cell>
          <table:table-cell office:value-type="float" office:value="-0.267847422971411" calcext:value-type="float">
            <text:p>-0.267847422971411</text:p>
          </table:table-cell>
        </table:table-row>
        <table:table-row table:style-name="ro1">
          <table:table-cell office:value-type="float" office:value="-0.136405533034669" calcext:value-type="float">
            <text:p>-0.136405533034669</text:p>
          </table:table-cell>
          <table:table-cell office:value-type="float" office:value="-0.120437912987954" calcext:value-type="float">
            <text:p>-0.120437912987954</text:p>
          </table:table-cell>
        </table:table-row>
        <table:table-row table:style-name="ro1">
          <table:table-cell office:value-type="float" office:value="0.0574103630599803" calcext:value-type="float">
            <text:p>0.05741036305998</text:p>
          </table:table-cell>
          <table:table-cell office:value-type="float" office:value="0.0717375751627486" calcext:value-type="float">
            <text:p>0.071737575162749</text:p>
          </table:table-cell>
        </table:table-row>
        <table:table-row table:style-name="ro1">
          <table:table-cell office:value-type="float" office:value="-0.30070206451426" calcext:value-type="float">
            <text:p>-0.30070206451426</text:p>
          </table:table-cell>
          <table:table-cell office:value-type="float" office:value="-0.236072488865078" calcext:value-type="float">
            <text:p>-0.236072488865078</text:p>
          </table:table-cell>
        </table:table-row>
        <table:table-row table:style-name="ro1">
          <table:table-cell office:value-type="float" office:value="-0.0163476011145694" calcext:value-type="float">
            <text:p>-0.016347601114569</text:p>
          </table:table-cell>
          <table:table-cell office:value-type="float" office:value="0.00130383961923477" calcext:value-type="float">
            <text:p>0.001303839619235</text:p>
          </table:table-cell>
        </table:table-row>
        <table:table-row table:style-name="ro1">
          <table:table-cell office:value-type="float" office:value="0.0572991833040309" calcext:value-type="float">
            <text:p>0.057299183304031</text:p>
          </table:table-cell>
          <table:table-cell office:value-type="float" office:value="0.061687381734428" calcext:value-type="float">
            <text:p>0.061687381734428</text:p>
          </table:table-cell>
        </table:table-row>
        <table:table-row table:style-name="ro1">
          <table:table-cell office:value-type="float" office:value="0.158846476044067" calcext:value-type="float">
            <text:p>0.158846476044067</text:p>
          </table:table-cell>
          <table:table-cell office:value-type="float" office:value="0.112258480429588" calcext:value-type="float">
            <text:p>0.112258480429588</text:p>
          </table:table-cell>
        </table:table-row>
        <table:table-row table:style-name="ro1">
          <table:table-cell office:value-type="float" office:value="-0.307418354690151" calcext:value-type="float">
            <text:p>-0.307418354690151</text:p>
          </table:table-cell>
          <table:table-cell office:value-type="float" office:value="-0.200348929340066" calcext:value-type="float">
            <text:p>-0.200348929340066</text:p>
          </table:table-cell>
        </table:table-row>
        <table:table-row table:style-name="ro1">
          <table:table-cell office:value-type="float" office:value="-0.120276217935634" calcext:value-type="float">
            <text:p>-0.120276217935634</text:p>
          </table:table-cell>
          <table:table-cell office:value-type="float" office:value="-0.121733475848289" calcext:value-type="float">
            <text:p>-0.121733475848289</text:p>
          </table:table-cell>
        </table:table-row>
        <table:table-row table:style-name="ro1">
          <table:table-cell office:value-type="float" office:value="0.28353754900292" calcext:value-type="float">
            <text:p>0.28353754900292</text:p>
          </table:table-cell>
          <table:table-cell office:value-type="float" office:value="0.174193044767195" calcext:value-type="float">
            <text:p>0.174193044767195</text:p>
          </table:table-cell>
        </table:table-row>
        <table:table-row table:style-name="ro1">
          <table:table-cell office:value-type="float" office:value="-0.107685901732831" calcext:value-type="float">
            <text:p>-0.107685901732831</text:p>
          </table:table-cell>
          <table:table-cell office:value-type="float" office:value="-0.0393820550709201" calcext:value-type="float">
            <text:p>-0.03938205507092</text:p>
          </table:table-cell>
        </table:table-row>
        <table:table-row table:style-name="ro1">
          <table:table-cell office:value-type="float" office:value="0.131412018083711" calcext:value-type="float">
            <text:p>0.131412018083711</text:p>
          </table:table-cell>
          <table:table-cell office:value-type="float" office:value="0.00707283298096547" calcext:value-type="float">
            <text:p>0.007072832980965</text:p>
          </table:table-cell>
        </table:table-row>
        <table:table-row table:style-name="ro1">
          <table:table-cell office:value-type="float" office:value="0.27141145632958" calcext:value-type="float">
            <text:p>0.27141145632958</text:p>
          </table:table-cell>
          <table:table-cell office:value-type="float" office:value="0.132163019093039" calcext:value-type="float">
            <text:p>0.132163019093039</text:p>
          </table:table-cell>
        </table:table-row>
        <table:table-row table:style-name="ro1">
          <table:table-cell office:value-type="float" office:value="-0.0941323695555846" calcext:value-type="float">
            <text:p>-0.094132369555585</text:p>
          </table:table-cell>
          <table:table-cell office:value-type="float" office:value="0.0125691957850025" calcext:value-type="float">
            <text:p>0.012569195785003</text:p>
          </table:table-cell>
        </table:table-row>
        <table:table-row table:style-name="ro1">
          <table:table-cell office:value-type="float" office:value="-0.0243290074831387" calcext:value-type="float">
            <text:p>-0.024329007483139</text:p>
          </table:table-cell>
          <table:table-cell office:value-type="float" office:value="0.00891717372512892" calcext:value-type="float">
            <text:p>0.008917173725129</text:p>
          </table:table-cell>
        </table:table-row>
        <table:table-row table:style-name="ro1">
          <table:table-cell office:value-type="float" office:value="0.126714125295888" calcext:value-type="float">
            <text:p>0.126714125295888</text:p>
          </table:table-cell>
          <table:table-cell office:value-type="float" office:value="0.019800949966663" calcext:value-type="float">
            <text:p>0.019800949966663</text:p>
          </table:table-cell>
        </table:table-row>
        <table:table-row table:style-name="ro1">
          <table:table-cell office:value-type="float" office:value="0.263990247149591" calcext:value-type="float">
            <text:p>0.263990247149591</text:p>
          </table:table-cell>
          <table:table-cell office:value-type="float" office:value="0.139351188010618" calcext:value-type="float">
            <text:p>0.139351188010618</text:p>
          </table:table-cell>
        </table:table-row>
        <table:table-row table:style-name="ro1">
          <table:table-cell office:value-type="float" office:value="0.133690127293639" calcext:value-type="float">
            <text:p>0.133690127293639</text:p>
          </table:table-cell>
          <table:table-cell office:value-type="float" office:value="0.0628333214215934" calcext:value-type="float">
            <text:p>0.062833321421593</text:p>
          </table:table-cell>
        </table:table-row>
        <table:table-row table:style-name="ro1">
          <table:table-cell office:value-type="float" office:value="-0.126981534284591" calcext:value-type="float">
            <text:p>-0.126981534284591</text:p>
          </table:table-cell>
          <table:table-cell office:value-type="float" office:value="-0.0221036823070146" calcext:value-type="float">
            <text:p>-0.022103682307015</text:p>
          </table:table-cell>
        </table:table-row>
        <table:table-row table:style-name="ro1">
          <table:table-cell office:value-type="float" office:value="0.322745338131472" calcext:value-type="float">
            <text:p>0.322745338131472</text:p>
          </table:table-cell>
          <table:table-cell office:value-type="float" office:value="0.216229154340036" calcext:value-type="float">
            <text:p>0.216229154340036</text:p>
          </table:table-cell>
        </table:table-row>
        <table:table-row table:style-name="ro1">
          <table:table-cell office:value-type="float" office:value="0.22674265815791" calcext:value-type="float">
            <text:p>0.22674265815791</text:p>
          </table:table-cell>
          <table:table-cell office:value-type="float" office:value="0.120983301414465" calcext:value-type="float">
            <text:p>0.120983301414465</text:p>
          </table:table-cell>
        </table:table-row>
        <table:table-row table:style-name="ro1">
          <table:table-cell office:value-type="float" office:value="0.00724315441761897" calcext:value-type="float">
            <text:p>0.007243154417619</text:p>
          </table:table-cell>
          <table:table-cell office:value-type="float" office:value="0.0211815415810434" calcext:value-type="float">
            <text:p>0.021181541581043</text:p>
          </table:table-cell>
        </table:table-row>
        <table:table-row table:style-name="ro1">
          <table:table-cell office:value-type="float" office:value="0.122336734623401" calcext:value-type="float">
            <text:p>0.122336734623401</text:p>
          </table:table-cell>
          <table:table-cell office:value-type="float" office:value="0.0964591647817597" calcext:value-type="float">
            <text:p>0.09645916478176</text:p>
          </table:table-cell>
        </table:table-row>
        <table:table-row table:style-name="ro1">
          <table:table-cell office:value-type="float" office:value="-0.121417692223822" calcext:value-type="float">
            <text:p>-0.121417692223822</text:p>
          </table:table-cell>
          <table:table-cell office:value-type="float" office:value="-0.0713390902659485" calcext:value-type="float">
            <text:p>-0.071339090265949</text:p>
          </table:table-cell>
        </table:table-row>
        <table:table-row table:style-name="ro1">
          <table:table-cell office:value-type="float" office:value="0.157469966040567" calcext:value-type="float">
            <text:p>0.157469966040567</text:p>
          </table:table-cell>
          <table:table-cell office:value-type="float" office:value="0.0667893712600641" calcext:value-type="float">
            <text:p>0.066789371260064</text:p>
          </table:table-cell>
        </table:table-row>
        <table:table-row table:style-name="ro1">
          <table:table-cell office:value-type="float" office:value="0.17441315255392" calcext:value-type="float">
            <text:p>0.17441315255392</text:p>
          </table:table-cell>
          <table:table-cell office:value-type="float" office:value="0.0762012815808263" calcext:value-type="float">
            <text:p>0.076201281580826</text:p>
          </table:table-cell>
        </table:table-row>
        <table:table-row table:style-name="ro1">
          <table:table-cell office:value-type="float" office:value="0.0978600292989971" calcext:value-type="float">
            <text:p>0.097860029298997</text:p>
          </table:table-cell>
          <table:table-cell office:value-type="float" office:value="0.070728873255633" calcext:value-type="float">
            <text:p>0.070728873255633</text:p>
          </table:table-cell>
        </table:table-row>
        <table:table-row table:style-name="ro1">
          <table:table-cell office:value-type="float" office:value="0.0186573951392524" calcext:value-type="float">
            <text:p>0.018657395139252</text:p>
          </table:table-cell>
          <table:table-cell office:value-type="float" office:value="0.0583484582685909" calcext:value-type="float">
            <text:p>0.058348458268591</text:p>
          </table:table-cell>
        </table:table-row>
        <table:table-row table:style-name="ro1">
          <table:table-cell office:value-type="float" office:value="0.0396296015805805" calcext:value-type="float">
            <text:p>0.039629601580581</text:p>
          </table:table-cell>
          <table:table-cell office:value-type="float" office:value="0.050016041364303" calcext:value-type="float">
            <text:p>0.050016041364303</text:p>
          </table:table-cell>
        </table:table-row>
        <table:table-row table:style-name="ro1">
          <table:table-cell office:value-type="float" office:value="0.144913392138219" calcext:value-type="float">
            <text:p>0.144913392138219</text:p>
          </table:table-cell>
          <table:table-cell office:value-type="float" office:value="0.0558861259160307" calcext:value-type="float">
            <text:p>0.055886125916031</text:p>
          </table:table-cell>
        </table:table-row>
        <table:table-row table:style-name="ro1">
          <table:table-cell office:value-type="float" office:value="-0.167274137772761" calcext:value-type="float">
            <text:p>-0.167274137772761</text:p>
          </table:table-cell>
          <table:table-cell office:value-type="float" office:value="-0.0598669741812075" calcext:value-type="float">
            <text:p>-0.059866974181208</text:p>
          </table:table-cell>
        </table:table-row>
        <table:table-row table:style-name="ro1">
          <table:table-cell office:value-type="float" office:value="-0.24075930842014" calcext:value-type="float">
            <text:p>-0.24075930842014</text:p>
          </table:table-cell>
          <table:table-cell office:value-type="float" office:value="-0.0725753229848657" calcext:value-type="float">
            <text:p>-0.072575322984866</text:p>
          </table:table-cell>
        </table:table-row>
        <table:table-row table:style-name="ro1">
          <table:table-cell office:value-type="float" office:value="-0.155843968778294" calcext:value-type="float">
            <text:p>-0.155843968778294</text:p>
          </table:table-cell>
          <table:table-cell office:value-type="float" office:value="-0.0243679637435587" calcext:value-type="float">
            <text:p>-0.024367963743559</text:p>
          </table:table-cell>
        </table:table-row>
        <table:table-row table:style-name="ro1">
          <table:table-cell office:value-type="float" office:value="-0.25248094778876" calcext:value-type="float">
            <text:p>-0.25248094778876</text:p>
          </table:table-cell>
          <table:table-cell office:value-type="float" office:value="-0.119658717918952" calcext:value-type="float">
            <text:p>-0.119658717918952</text:p>
          </table:table-cell>
        </table:table-row>
        <table:table-row table:style-name="ro1">
          <table:table-cell office:value-type="float" office:value="0.0273028252639995" calcext:value-type="float">
            <text:p>0.027302825264</text:p>
          </table:table-cell>
          <table:table-cell office:value-type="float" office:value="-0.04513014597702" calcext:value-type="float">
            <text:p>-0.04513014597702</text:p>
          </table:table-cell>
        </table:table-row>
        <table:table-row table:style-name="ro1">
          <table:table-cell office:value-type="float" office:value="-0.225162627363548" calcext:value-type="float">
            <text:p>-0.225162627363548</text:p>
          </table:table-cell>
          <table:table-cell office:value-type="float" office:value="-0.0920623218994661" calcext:value-type="float">
            <text:p>-0.092062321899466</text:p>
          </table:table-cell>
        </table:table-row>
        <table:table-row table:style-name="ro1">
          <table:table-cell office:value-type="float" office:value="-0.278250573715003" calcext:value-type="float">
            <text:p>-0.278250573715003</text:p>
          </table:table-cell>
          <table:table-cell office:value-type="float" office:value="-0.163397781871928" calcext:value-type="float">
            <text:p>-0.163397781871928</text:p>
          </table:table-cell>
        </table:table-row>
        <table:table-row table:style-name="ro1">
          <table:table-cell office:value-type="float" office:value="-0.252605246090341" calcext:value-type="float">
            <text:p>-0.252605246090341</text:p>
          </table:table-cell>
          <table:table-cell office:value-type="float" office:value="-0.146617839565644" calcext:value-type="float">
            <text:p>-0.146617839565644</text:p>
          </table:table-cell>
        </table:table-row>
        <table:table-row table:style-name="ro1">
          <table:table-cell office:value-type="float" office:value="-0.267392521162626" calcext:value-type="float">
            <text:p>-0.267392521162626</text:p>
          </table:table-cell>
          <table:table-cell office:value-type="float" office:value="-0.170011748086109" calcext:value-type="float">
            <text:p>-0.170011748086109</text:p>
          </table:table-cell>
        </table:table-row>
        <table:table-row table:style-name="ro1">
          <table:table-cell office:value-type="float" office:value="-0.312828061594679" calcext:value-type="float">
            <text:p>-0.312828061594679</text:p>
          </table:table-cell>
          <table:table-cell office:value-type="float" office:value="-0.256051180429962" calcext:value-type="float">
            <text:p>-0.256051180429962</text:p>
          </table:table-cell>
        </table:table-row>
        <table:table-row table:style-name="ro1">
          <table:table-cell office:value-type="float" office:value="-0.0900782185443999" calcext:value-type="float">
            <text:p>-0.0900782185444</text:p>
          </table:table-cell>
          <table:table-cell office:value-type="float" office:value="-0.0739788239879477" calcext:value-type="float">
            <text:p>-0.073978823987948</text:p>
          </table:table-cell>
        </table:table-row>
        <table:table-row table:style-name="ro1">
          <table:table-cell office:value-type="float" office:value="-0.402136410487619" calcext:value-type="float">
            <text:p>-0.402136410487619</text:p>
          </table:table-cell>
          <table:table-cell office:value-type="float" office:value="-0.355392850058973" calcext:value-type="float">
            <text:p>-0.355392850058973</text:p>
          </table:table-cell>
        </table:table-row>
        <table:table-row table:style-name="ro1">
          <table:table-cell office:value-type="float" office:value="-0.35130294217924" calcext:value-type="float">
            <text:p>-0.35130294217924</text:p>
          </table:table-cell>
          <table:table-cell office:value-type="float" office:value="-0.316427308095846" calcext:value-type="float">
            <text:p>-0.316427308095846</text:p>
          </table:table-cell>
        </table:table-row>
        <table:table-row table:style-name="ro1">
          <table:table-cell office:value-type="float" office:value="-0.356921840375069" calcext:value-type="float">
            <text:p>-0.356921840375069</text:p>
          </table:table-cell>
          <table:table-cell office:value-type="float" office:value="-0.336235706976206" calcext:value-type="float">
            <text:p>-0.336235706976206</text:p>
          </table:table-cell>
        </table:table-row>
        <table:table-row table:style-name="ro1">
          <table:table-cell office:value-type="float" office:value="-0.373187796926414" calcext:value-type="float">
            <text:p>-0.373187796926414</text:p>
          </table:table-cell>
          <table:table-cell office:value-type="float" office:value="-0.336915247964641" calcext:value-type="float">
            <text:p>-0.336915247964641</text:p>
          </table:table-cell>
        </table:table-row>
        <table:table-row table:style-name="ro1">
          <table:table-cell office:value-type="float" office:value="-0.414518105963988" calcext:value-type="float">
            <text:p>-0.414518105963988</text:p>
          </table:table-cell>
          <table:table-cell office:value-type="float" office:value="-0.371205331525174" calcext:value-type="float">
            <text:p>-0.371205331525174</text:p>
          </table:table-cell>
        </table:table-row>
        <table:table-row table:style-name="ro1">
          <table:table-cell office:value-type="float" office:value="-0.439265478633461" calcext:value-type="float">
            <text:p>-0.439265478633461</text:p>
          </table:table-cell>
          <table:table-cell office:value-type="float" office:value="-0.384895216498636" calcext:value-type="float">
            <text:p>-0.384895216498636</text:p>
          </table:table-cell>
        </table:table-row>
        <table:table-row table:style-name="ro1">
          <table:table-cell office:value-type="float" office:value="-0.447956443577749" calcext:value-type="float">
            <text:p>-0.447956443577749</text:p>
          </table:table-cell>
          <table:table-cell office:value-type="float" office:value="-0.401525025799553" calcext:value-type="float">
            <text:p>-0.401525025799553</text:p>
          </table:table-cell>
        </table:table-row>
        <table:table-row table:style-name="ro1">
          <table:table-cell office:value-type="float" office:value="-0.46670323098779" calcext:value-type="float">
            <text:p>-0.46670323098779</text:p>
          </table:table-cell>
          <table:table-cell office:value-type="float" office:value="-0.420582412838889" calcext:value-type="float">
            <text:p>-0.420582412838889</text:p>
          </table:table-cell>
        </table:table-row>
        <table:table-row table:style-name="ro1">
          <table:table-cell office:value-type="float" office:value="-0.399389801070071" calcext:value-type="float">
            <text:p>-0.399389801070071</text:p>
          </table:table-cell>
          <table:table-cell office:value-type="float" office:value="-0.283901717664492" calcext:value-type="float">
            <text:p>-0.283901717664492</text:p>
          </table:table-cell>
        </table:table-row>
        <table:table-row table:style-name="ro1">
          <table:table-cell office:value-type="float" office:value="-0.510427865211172" calcext:value-type="float">
            <text:p>-0.510427865211172</text:p>
          </table:table-cell>
          <table:table-cell office:value-type="float" office:value="-0.442384653937961" calcext:value-type="float">
            <text:p>-0.442384653937961</text:p>
          </table:table-cell>
        </table:table-row>
        <table:table-row table:style-name="ro1">
          <table:table-cell office:value-type="float" office:value="-0.467105224179217" calcext:value-type="float">
            <text:p>-0.467105224179217</text:p>
          </table:table-cell>
          <table:table-cell office:value-type="float" office:value="-0.446441653031847" calcext:value-type="float">
            <text:p>-0.446441653031847</text:p>
          </table:table-cell>
        </table:table-row>
        <table:table-row table:style-name="ro1">
          <table:table-cell office:value-type="float" office:value="-0.615052505133343" calcext:value-type="float">
            <text:p>-0.615052505133343</text:p>
          </table:table-cell>
          <table:table-cell office:value-type="float" office:value="-0.507163576036231" calcext:value-type="float">
            <text:p>-0.507163576036231</text:p>
          </table:table-cell>
        </table:table-row>
        <table:table-row table:style-name="ro1">
          <table:table-cell office:value-type="float" office:value="-0.329487392473093" calcext:value-type="float">
            <text:p>-0.329487392473093</text:p>
          </table:table-cell>
          <table:table-cell office:value-type="float" office:value="-0.25570394044122" calcext:value-type="float">
            <text:p>-0.25570394044122</text:p>
          </table:table-cell>
        </table:table-row>
        <table:table-row table:style-name="ro1">
          <table:table-cell office:value-type="float" office:value="-0.419162125332376" calcext:value-type="float">
            <text:p>-0.419162125332376</text:p>
          </table:table-cell>
          <table:table-cell office:value-type="float" office:value="-0.326005669632511" calcext:value-type="float">
            <text:p>-0.326005669632511</text:p>
          </table:table-cell>
        </table:table-row>
        <table:table-row table:style-name="ro1">
          <table:table-cell office:value-type="float" office:value="-0.469463230314132" calcext:value-type="float">
            <text:p>-0.469463230314132</text:p>
          </table:table-cell>
          <table:table-cell office:value-type="float" office:value="-0.485805661862252" calcext:value-type="float">
            <text:p>-0.485805661862252</text:p>
          </table:table-cell>
        </table:table-row>
        <table:table-row table:style-name="ro1">
          <table:table-cell office:value-type="float" office:value="-0.616759821777167" calcext:value-type="float">
            <text:p>-0.616759821777167</text:p>
          </table:table-cell>
          <table:table-cell office:value-type="float" office:value="-0.523161773407982" calcext:value-type="float">
            <text:p>-0.523161773407982</text:p>
          </table:table-cell>
        </table:table-row>
        <table:table-row table:style-name="ro1">
          <table:table-cell office:value-type="float" office:value="-0.34793356252011" calcext:value-type="float">
            <text:p>-0.34793356252011</text:p>
          </table:table-cell>
          <table:table-cell office:value-type="float" office:value="-0.288560158049961" calcext:value-type="float">
            <text:p>-0.288560158049961</text:p>
          </table:table-cell>
        </table:table-row>
        <table:table-row table:style-name="ro1">
          <table:table-cell office:value-type="float" office:value="-0.149451076031339" calcext:value-type="float">
            <text:p>-0.149451076031339</text:p>
          </table:table-cell>
          <table:table-cell office:value-type="float" office:value="-0.0549907489079559" calcext:value-type="float">
            <text:p>-0.054990748907956</text:p>
          </table:table-cell>
        </table:table-row>
        <table:table-row table:style-name="ro1">
          <table:table-cell office:value-type="float" office:value="-0.406990599134273" calcext:value-type="float">
            <text:p>-0.406990599134273</text:p>
          </table:table-cell>
          <table:table-cell office:value-type="float" office:value="-0.278482154656053" calcext:value-type="float">
            <text:p>-0.278482154656053</text:p>
          </table:table-cell>
        </table:table-row>
        <table:table-row table:style-name="ro1">
          <table:table-cell office:value-type="float" office:value="-0.442827499128022" calcext:value-type="float">
            <text:p>-0.442827499128022</text:p>
          </table:table-cell>
          <table:table-cell office:value-type="float" office:value="-0.427771277930734" calcext:value-type="float">
            <text:p>-0.427771277930734</text:p>
          </table:table-cell>
        </table:table-row>
        <table:table-row table:style-name="ro1">
          <table:table-cell office:value-type="float" office:value="-0.355772310479456" calcext:value-type="float">
            <text:p>-0.355772310479456</text:p>
          </table:table-cell>
          <table:table-cell office:value-type="float" office:value="-0.254075296423162" calcext:value-type="float">
            <text:p>-0.254075296423162</text:p>
          </table:table-cell>
        </table:table-row>
        <table:table-row table:style-name="ro1">
          <table:table-cell office:value-type="float" office:value="-0.2457607416946" calcext:value-type="float">
            <text:p>-0.2457607416946</text:p>
          </table:table-cell>
          <table:table-cell office:value-type="float" office:value="-0.119772603924079" calcext:value-type="float">
            <text:p>-0.119772603924079</text:p>
          </table:table-cell>
        </table:table-row>
        <table:table-row table:style-name="ro1">
          <table:table-cell office:value-type="float" office:value="-0.370630965563644" calcext:value-type="float">
            <text:p>-0.370630965563644</text:p>
          </table:table-cell>
          <table:table-cell office:value-type="float" office:value="-0.231484937339469" calcext:value-type="float">
            <text:p>-0.231484937339469</text:p>
          </table:table-cell>
        </table:table-row>
        <table:table-row table:style-name="ro1">
          <table:table-cell office:value-type="float" office:value="-0.351850197179585" calcext:value-type="float">
            <text:p>-0.351850197179585</text:p>
          </table:table-cell>
          <table:table-cell office:value-type="float" office:value="-0.201263409619019" calcext:value-type="float">
            <text:p>-0.201263409619019</text:p>
          </table:table-cell>
        </table:table-row>
        <table:table-row table:style-name="ro1">
          <table:table-cell office:value-type="float" office:value="-0.112136806596544" calcext:value-type="float">
            <text:p>-0.112136806596544</text:p>
          </table:table-cell>
          <table:table-cell office:value-type="float" office:value="-0.0448534136657348" calcext:value-type="float">
            <text:p>-0.044853413665735</text:p>
          </table:table-cell>
        </table:table-row>
        <table:table-row table:style-name="ro1">
          <table:table-cell office:value-type="float" office:value="-0.216781761360402" calcext:value-type="float">
            <text:p>-0.216781761360402</text:p>
          </table:table-cell>
          <table:table-cell office:value-type="float" office:value="-0.181713104946121" calcext:value-type="float">
            <text:p>-0.181713104946121</text:p>
          </table:table-cell>
        </table:table-row>
        <table:table-row table:style-name="ro1">
          <table:table-cell office:value-type="float" office:value="0.24426839181819" calcext:value-type="float">
            <text:p>0.24426839181819</text:p>
          </table:table-cell>
          <table:table-cell office:value-type="float" office:value="0.244358089248741" calcext:value-type="float">
            <text:p>0.244358089248741</text:p>
          </table:table-cell>
        </table:table-row>
        <table:table-row table:style-name="ro1">
          <table:table-cell office:value-type="float" office:value="-0.0601639666895917" calcext:value-type="float">
            <text:p>-0.060163966689592</text:p>
          </table:table-cell>
          <table:table-cell office:value-type="float" office:value="-0.0403165602627347" calcext:value-type="float">
            <text:p>-0.040316560262735</text:p>
          </table:table-cell>
        </table:table-row>
        <table:table-row table:style-name="ro1">
          <table:table-cell office:value-type="float" office:value="0.0749901348272037" calcext:value-type="float">
            <text:p>0.074990134827204</text:p>
          </table:table-cell>
          <table:table-cell office:value-type="float" office:value="0.068394195350947" calcext:value-type="float">
            <text:p>0.068394195350947</text:p>
          </table:table-cell>
        </table:table-row>
        <table:table-row table:style-name="ro1">
          <table:table-cell office:value-type="float" office:value="-0.295768295915166" calcext:value-type="float">
            <text:p>-0.295768295915166</text:p>
          </table:table-cell>
          <table:table-cell office:value-type="float" office:value="-0.210291283377433" calcext:value-type="float">
            <text:p>-0.210291283377433</text:p>
          </table:table-cell>
        </table:table-row>
        <table:table-row table:style-name="ro1">
          <table:table-cell office:value-type="float" office:value="0.0688533135520931" calcext:value-type="float">
            <text:p>0.068853313552093</text:p>
          </table:table-cell>
          <table:table-cell office:value-type="float" office:value="0.0747822213962187" calcext:value-type="float">
            <text:p>0.074782221396219</text:p>
          </table:table-cell>
        </table:table-row>
        <table:table-row table:style-name="ro1">
          <table:table-cell office:value-type="float" office:value="0.268250415706743" calcext:value-type="float">
            <text:p>0.268250415706743</text:p>
          </table:table-cell>
          <table:table-cell office:value-type="float" office:value="0.189071059913543" calcext:value-type="float">
            <text:p>0.189071059913543</text:p>
          </table:table-cell>
        </table:table-row>
        <table:table-row table:style-name="ro1">
          <table:table-cell office:value-type="float" office:value="-0.182780397721279" calcext:value-type="float">
            <text:p>-0.182780397721279</text:p>
          </table:table-cell>
          <table:table-cell office:value-type="float" office:value="-0.0695095579540424" calcext:value-type="float">
            <text:p>-0.069509557954042</text:p>
          </table:table-cell>
        </table:table-row>
        <table:table-row table:style-name="ro1">
          <table:table-cell office:value-type="float" office:value="-0.168429894218408" calcext:value-type="float">
            <text:p>-0.168429894218408</text:p>
          </table:table-cell>
          <table:table-cell office:value-type="float" office:value="-0.0725015572366345" calcext:value-type="float">
            <text:p>-0.072501557236635</text:p>
          </table:table-cell>
        </table:table-row>
        <table:table-row table:style-name="ro1">
          <table:table-cell office:value-type="float" office:value="0.418266351612932" calcext:value-type="float">
            <text:p>0.418266351612932</text:p>
          </table:table-cell>
          <table:table-cell office:value-type="float" office:value="0.392391894449565" calcext:value-type="float">
            <text:p>0.392391894449565</text:p>
          </table:table-cell>
        </table:table-row>
        <table:table-row table:style-name="ro1">
          <table:table-cell office:value-type="float" office:value="0.0167831433538298" calcext:value-type="float">
            <text:p>0.01678314335383</text:p>
          </table:table-cell>
          <table:table-cell office:value-type="float" office:value="0.0486859547519697" calcext:value-type="float">
            <text:p>0.04868595475197</text:p>
          </table:table-cell>
        </table:table-row>
        <table:table-row table:style-name="ro1">
          <table:table-cell office:value-type="float" office:value="0.228085275101657" calcext:value-type="float">
            <text:p>0.228085275101657</text:p>
          </table:table-cell>
          <table:table-cell office:value-type="float" office:value="0.107941628064938" calcext:value-type="float">
            <text:p>0.107941628064938</text:p>
          </table:table-cell>
        </table:table-row>
        <table:table-row table:style-name="ro1">
          <table:table-cell office:value-type="float" office:value="0.0680008713208747" calcext:value-type="float">
            <text:p>0.068000871320875</text:p>
          </table:table-cell>
          <table:table-cell office:value-type="float" office:value="0.0748210977776891" calcext:value-type="float">
            <text:p>0.074821097777689</text:p>
          </table:table-cell>
        </table:table-row>
        <table:table-row table:style-name="ro1">
          <table:table-cell office:value-type="float" office:value="0.187676106459808" calcext:value-type="float">
            <text:p>0.187676106459808</text:p>
          </table:table-cell>
          <table:table-cell office:value-type="float" office:value="0.0841112213433491" calcext:value-type="float">
            <text:p>0.084111221343349</text:p>
          </table:table-cell>
        </table:table-row>
        <table:table-row table:style-name="ro1">
          <table:table-cell office:value-type="float" office:value="0.188276346840615" calcext:value-type="float">
            <text:p>0.188276346840615</text:p>
          </table:table-cell>
          <table:table-cell office:value-type="float" office:value="0.0878815252142902" calcext:value-type="float">
            <text:p>0.08788152521429</text:p>
          </table:table-cell>
        </table:table-row>
        <table:table-row table:style-name="ro1">
          <table:table-cell office:value-type="float" office:value="0.214612436376492" calcext:value-type="float">
            <text:p>0.214612436376492</text:p>
          </table:table-cell>
          <table:table-cell office:value-type="float" office:value="0.111128754604163" calcext:value-type="float">
            <text:p>0.111128754604163</text:p>
          </table:table-cell>
        </table:table-row>
        <table:table-row table:style-name="ro1">
          <table:table-cell office:value-type="float" office:value="0.415417898014381" calcext:value-type="float">
            <text:p>0.415417898014381</text:p>
          </table:table-cell>
          <table:table-cell office:value-type="float" office:value="0.343677815187345" calcext:value-type="float">
            <text:p>0.343677815187345</text:p>
          </table:table-cell>
        </table:table-row>
        <table:table-row table:style-name="ro1">
          <table:table-cell office:value-type="float" office:value="0.155497699717033" calcext:value-type="float">
            <text:p>0.155497699717033</text:p>
          </table:table-cell>
          <table:table-cell office:value-type="float" office:value="0.138388660979794" calcext:value-type="float">
            <text:p>0.138388660979794</text:p>
          </table:table-cell>
        </table:table-row>
        <table:table-row table:style-name="ro1">
          <table:table-cell office:value-type="float" office:value="-0.180909755543331" calcext:value-type="float">
            <text:p>-0.180909755543331</text:p>
          </table:table-cell>
          <table:table-cell office:value-type="float" office:value="-0.171737868080093" calcext:value-type="float">
            <text:p>-0.171737868080093</text:p>
          </table:table-cell>
        </table:table-row>
        <table:table-row table:style-name="ro1">
          <table:table-cell office:value-type="float" office:value="0.222134096116089" calcext:value-type="float">
            <text:p>0.222134096116089</text:p>
          </table:table-cell>
          <table:table-cell office:value-type="float" office:value="0.12093672153589" calcext:value-type="float">
            <text:p>0.12093672153589</text:p>
          </table:table-cell>
        </table:table-row>
        <table:table-row table:style-name="ro1">
          <table:table-cell office:value-type="float" office:value="0.239713998911436" calcext:value-type="float">
            <text:p>0.239713998911436</text:p>
          </table:table-cell>
          <table:table-cell office:value-type="float" office:value="0.136130798661078" calcext:value-type="float">
            <text:p>0.136130798661078</text:p>
          </table:table-cell>
        </table:table-row>
        <table:table-row table:style-name="ro1">
          <table:table-cell office:value-type="float" office:value="0.250663896904686" calcext:value-type="float">
            <text:p>0.250663896904686</text:p>
          </table:table-cell>
          <table:table-cell office:value-type="float" office:value="0.147934051684291" calcext:value-type="float">
            <text:p>0.147934051684291</text:p>
          </table:table-cell>
        </table:table-row>
        <table:table-row table:style-name="ro1">
          <table:table-cell office:value-type="float" office:value="0.262109618310177" calcext:value-type="float">
            <text:p>0.262109618310177</text:p>
          </table:table-cell>
          <table:table-cell office:value-type="float" office:value="0.168185826448292" calcext:value-type="float">
            <text:p>0.168185826448292</text:p>
          </table:table-cell>
        </table:table-row>
        <table:table-row table:style-name="ro1">
          <table:table-cell office:value-type="float" office:value="-0.0186491695919003" calcext:value-type="float">
            <text:p>-0.0186491695919</text:p>
          </table:table-cell>
          <table:table-cell office:value-type="float" office:value="-0.0256287870565879" calcext:value-type="float">
            <text:p>-0.025628787056588</text:p>
          </table:table-cell>
        </table:table-row>
        <table:table-row table:style-name="ro1">
          <table:table-cell office:value-type="float" office:value="0.0404454619192504" calcext:value-type="float">
            <text:p>0.04044546191925</text:p>
          </table:table-cell>
          <table:table-cell office:value-type="float" office:value="0.0485290036022558" calcext:value-type="float">
            <text:p>0.048529003602256</text:p>
          </table:table-cell>
        </table:table-row>
        <table:table-row table:style-name="ro1">
          <table:table-cell office:value-type="float" office:value="-0.153044924665825" calcext:value-type="float">
            <text:p>-0.153044924665825</text:p>
          </table:table-cell>
          <table:table-cell office:value-type="float" office:value="-0.0952638579536759" calcext:value-type="float">
            <text:p>-0.095263857953676</text:p>
          </table:table-cell>
        </table:table-row>
        <table:table-row table:style-name="ro1">
          <table:table-cell office:value-type="float" office:value="0.151869979614107" calcext:value-type="float">
            <text:p>0.151869979614107</text:p>
          </table:table-cell>
          <table:table-cell office:value-type="float" office:value="0.0628145660869413" calcext:value-type="float">
            <text:p>0.062814566086941</text:p>
          </table:table-cell>
        </table:table-row>
        <table:table-row table:style-name="ro1">
          <table:table-cell office:value-type="float" office:value="0.18109070449567" calcext:value-type="float">
            <text:p>0.18109070449567</text:p>
          </table:table-cell>
          <table:table-cell office:value-type="float" office:value="0.0848719306408589" calcext:value-type="float">
            <text:p>0.084871930640859</text:p>
          </table:table-cell>
        </table:table-row>
        <table:table-row table:style-name="ro1">
          <table:table-cell office:value-type="float" office:value="-0.0155197673705595" calcext:value-type="float">
            <text:p>-0.01551976737056</text:p>
          </table:table-cell>
          <table:table-cell office:value-type="float" office:value="0.0421756161386468" calcext:value-type="float">
            <text:p>0.042175616138647</text:p>
          </table:table-cell>
        </table:table-row>
        <table:table-row table:style-name="ro1">
          <table:table-cell office:value-type="float" office:value="-0.0276913222295875" calcext:value-type="float">
            <text:p>-0.027691322229588</text:p>
          </table:table-cell>
          <table:table-cell office:value-type="float" office:value="0.0472707879766825" calcext:value-type="float">
            <text:p>0.047270787976683</text:p>
          </table:table-cell>
        </table:table-row>
        <table:table-row table:style-name="ro1">
          <table:table-cell office:value-type="float" office:value="-0.338436302826738" calcext:value-type="float">
            <text:p>-0.338436302826738</text:p>
          </table:table-cell>
          <table:table-cell office:value-type="float" office:value="-0.19832651882738" calcext:value-type="float">
            <text:p>-0.19832651882738</text:p>
          </table:table-cell>
        </table:table-row>
        <table:table-row table:style-name="ro1">
          <table:table-cell office:value-type="float" office:value="-0.00105318687759656" calcext:value-type="float">
            <text:p>-0.001053186877597</text:p>
          </table:table-cell>
          <table:table-cell office:value-type="float" office:value="-0.0260118358876617" calcext:value-type="float">
            <text:p>-0.026011835887662</text:p>
          </table:table-cell>
        </table:table-row>
        <table:table-row table:style-name="ro1">
          <table:table-cell office:value-type="float" office:value="0.184761974469335" calcext:value-type="float">
            <text:p>0.184761974469335</text:p>
          </table:table-cell>
          <table:table-cell office:value-type="float" office:value="0.0391583477595208" calcext:value-type="float">
            <text:p>0.039158347759521</text:p>
          </table:table-cell>
        </table:table-row>
        <table:table-row table:style-name="ro1">
          <table:table-cell office:value-type="float" office:value="-0.0215953954377945" calcext:value-type="float">
            <text:p>-0.021595395437795</text:p>
          </table:table-cell>
          <table:table-cell office:value-type="float" office:value="-0.00501753873363297" calcext:value-type="float">
            <text:p>-0.005017538733633</text:p>
          </table:table-cell>
        </table:table-row>
        <table:table-row table:style-name="ro1">
          <table:table-cell office:value-type="float" office:value="-0.0139344535245846" calcext:value-type="float">
            <text:p>-0.013934453524585</text:p>
          </table:table-cell>
          <table:table-cell office:value-type="float" office:value="-0.0047013678708943" calcext:value-type="float">
            <text:p>-0.004701367870894</text:p>
          </table:table-cell>
        </table:table-row>
        <table:table-row table:style-name="ro1">
          <table:table-cell office:value-type="float" office:value="-0.385015977972415" calcext:value-type="float">
            <text:p>-0.385015977972415</text:p>
          </table:table-cell>
          <table:table-cell office:value-type="float" office:value="-0.265881151151358" calcext:value-type="float">
            <text:p>-0.265881151151358</text:p>
          </table:table-cell>
        </table:table-row>
        <table:table-row table:style-name="ro1">
          <table:table-cell office:value-type="float" office:value="-0.0981009315910102" calcext:value-type="float">
            <text:p>-0.09810093159101</text:p>
          </table:table-cell>
          <table:table-cell office:value-type="float" office:value="-0.107780010433434" calcext:value-type="float">
            <text:p>-0.107780010433434</text:p>
          </table:table-cell>
        </table:table-row>
        <table:table-row table:style-name="ro1">
          <table:table-cell office:value-type="float" office:value="-0.231038383398007" calcext:value-type="float">
            <text:p>-0.231038383398007</text:p>
          </table:table-cell>
          <table:table-cell office:value-type="float" office:value="-0.125766404042567" calcext:value-type="float">
            <text:p>-0.125766404042567</text:p>
          </table:table-cell>
        </table:table-row>
        <table:table-row table:style-name="ro1">
          <table:table-cell office:value-type="float" office:value="0.00685916275700558" calcext:value-type="float">
            <text:p>0.006859162757006</text:p>
          </table:table-cell>
          <table:table-cell office:value-type="float" office:value="-0.0159061263276532" calcext:value-type="float">
            <text:p>-0.015906126327653</text:p>
          </table:table-cell>
        </table:table-row>
        <table:table-row table:style-name="ro1">
          <table:table-cell office:value-type="float" office:value="-0.0919030263131816" calcext:value-type="float">
            <text:p>-0.091903026313182</text:p>
          </table:table-cell>
          <table:table-cell office:value-type="float" office:value="-0.0878240123395405" calcext:value-type="float">
            <text:p>-0.087824012339541</text:p>
          </table:table-cell>
        </table:table-row>
        <table:table-row table:style-name="ro1">
          <table:table-cell office:value-type="float" office:value="-0.19954028178656" calcext:value-type="float">
            <text:p>-0.19954028178656</text:p>
          </table:table-cell>
          <table:table-cell office:value-type="float" office:value="-0.093330884114702" calcext:value-type="float">
            <text:p>-0.093330884114702</text:p>
          </table:table-cell>
        </table:table-row>
        <table:table-row table:style-name="ro1">
          <table:table-cell office:value-type="float" office:value="-0.167529366483813" calcext:value-type="float">
            <text:p>-0.167529366483813</text:p>
          </table:table-cell>
          <table:table-cell office:value-type="float" office:value="-0.0905659981676053" calcext:value-type="float">
            <text:p>-0.090565998167605</text:p>
          </table:table-cell>
        </table:table-row>
        <table:table-row table:style-name="ro1">
          <table:table-cell office:value-type="float" office:value="-0.0638600939061614" calcext:value-type="float">
            <text:p>-0.063860093906161</text:p>
          </table:table-cell>
          <table:table-cell office:value-type="float" office:value="-0.082304665594215" calcext:value-type="float">
            <text:p>-0.082304665594215</text:p>
          </table:table-cell>
        </table:table-row>
        <table:table-row table:style-name="ro1">
          <table:table-cell office:value-type="float" office:value="-0.208432477213347" calcext:value-type="float">
            <text:p>-0.208432477213347</text:p>
          </table:table-cell>
          <table:table-cell office:value-type="float" office:value="-0.106059969459" calcext:value-type="float">
            <text:p>-0.106059969459</text:p>
          </table:table-cell>
        </table:table-row>
        <table:table-row table:style-name="ro1">
          <table:table-cell office:value-type="float" office:value="-0.180775030751519" calcext:value-type="float">
            <text:p>-0.180775030751519</text:p>
          </table:table-cell>
          <table:table-cell office:value-type="float" office:value="-0.102402262372682" calcext:value-type="float">
            <text:p>-0.102402262372682</text:p>
          </table:table-cell>
        </table:table-row>
        <table:table-row table:style-name="ro1">
          <table:table-cell office:value-type="float" office:value="-0.0903572126958125" calcext:value-type="float">
            <text:p>-0.090357212695813</text:p>
          </table:table-cell>
          <table:table-cell office:value-type="float" office:value="-0.0913459360911004" calcext:value-type="float">
            <text:p>-0.0913459360911</text:p>
          </table:table-cell>
        </table:table-row>
        <table:table-row table:style-name="ro1">
          <table:table-cell office:value-type="float" office:value="-0.223843500607803" calcext:value-type="float">
            <text:p>-0.223843500607803</text:p>
          </table:table-cell>
          <table:table-cell office:value-type="float" office:value="-0.113690507649895" calcext:value-type="float">
            <text:p>-0.113690507649895</text:p>
          </table:table-cell>
        </table:table-row>
        <table:table-row table:style-name="ro1">
          <table:table-cell office:value-type="float" office:value="0.41767466205999" calcext:value-type="float">
            <text:p>0.41767466205999</text:p>
          </table:table-cell>
          <table:table-cell office:value-type="float" office:value="0.387272368906635" calcext:value-type="float">
            <text:p>0.387272368906635</text:p>
          </table:table-cell>
        </table:table-row>
        <table:table-row table:style-name="ro1">
          <table:table-cell office:value-type="float" office:value="0.201296556571427" calcext:value-type="float">
            <text:p>0.201296556571427</text:p>
          </table:table-cell>
          <table:table-cell office:value-type="float" office:value="0.0713949579412268" calcext:value-type="float">
            <text:p>0.071394957941227</text:p>
          </table:table-cell>
        </table:table-row>
        <table:table-row table:style-name="ro1">
          <table:table-cell office:value-type="float" office:value="0.0827481753386296" calcext:value-type="float">
            <text:p>0.08274817533863</text:p>
          </table:table-cell>
          <table:table-cell office:value-type="float" office:value="0.0622450485423665" calcext:value-type="float">
            <text:p>0.062245048542367</text:p>
          </table:table-cell>
        </table:table-row>
        <table:table-row table:style-name="ro1">
          <table:table-cell office:value-type="float" office:value="-0.127875477226382" calcext:value-type="float">
            <text:p>-0.127875477226382</text:p>
          </table:table-cell>
          <table:table-cell office:value-type="float" office:value="-0.0405646878087802" calcext:value-type="float">
            <text:p>-0.04056468780878</text:p>
          </table:table-cell>
        </table:table-row>
        <table:table-row table:style-name="ro1">
          <table:table-cell office:value-type="float" office:value="0.22855308571588" calcext:value-type="float">
            <text:p>0.22855308571588</text:p>
          </table:table-cell>
          <table:table-cell office:value-type="float" office:value="0.0985562255645528" calcext:value-type="float">
            <text:p>0.098556225564553</text:p>
          </table:table-cell>
        </table:table-row>
        <table:table-row table:style-name="ro1">
          <table:table-cell office:value-type="float" office:value="-0.0232756682129694" calcext:value-type="float">
            <text:p>-0.023275668212969</text:p>
          </table:table-cell>
          <table:table-cell office:value-type="float" office:value="0.0402928484499458" calcext:value-type="float">
            <text:p>0.040292848449946</text:p>
          </table:table-cell>
        </table:table-row>
        <table:table-row table:style-name="ro1">
          <table:table-cell office:value-type="float" office:value="0.23150628489453" calcext:value-type="float">
            <text:p>0.23150628489453</text:p>
          </table:table-cell>
          <table:table-cell office:value-type="float" office:value="0.106709120887743" calcext:value-type="float">
            <text:p>0.106709120887743</text:p>
          </table:table-cell>
        </table:table-row>
        <table:table-row table:style-name="ro1">
          <table:table-cell office:value-type="float" office:value="0.187041048226429" calcext:value-type="float">
            <text:p>0.187041048226429</text:p>
          </table:table-cell>
          <table:table-cell office:value-type="float" office:value="0.0856002305765997" calcext:value-type="float">
            <text:p>0.0856002305766</text:p>
          </table:table-cell>
        </table:table-row>
        <table:table-row table:style-name="ro1">
          <table:table-cell office:value-type="float" office:value="-0.414366787819743" calcext:value-type="float">
            <text:p>-0.414366787819743</text:p>
          </table:table-cell>
          <table:table-cell office:value-type="float" office:value="-0.373166425425982" calcext:value-type="float">
            <text:p>-0.373166425425982</text:p>
          </table:table-cell>
        </table:table-row>
        <table:table-row table:style-name="ro1">
          <table:table-cell office:value-type="float" office:value="-0.147382710397888" calcext:value-type="float">
            <text:p>-0.147382710397888</text:p>
          </table:table-cell>
          <table:table-cell office:value-type="float" office:value="-0.0589573313353103" calcext:value-type="float">
            <text:p>-0.05895733133531</text:p>
          </table:table-cell>
        </table:table-row>
        <table:table-row table:style-name="ro1">
          <table:table-cell office:value-type="float" office:value="0.058975105390164" calcext:value-type="float">
            <text:p>0.058975105390164</text:p>
          </table:table-cell>
          <table:table-cell office:value-type="float" office:value="-0.0235678191278047" calcext:value-type="float">
            <text:p>-0.023567819127805</text:p>
          </table:table-cell>
        </table:table-row>
        <table:table-row table:style-name="ro1">
          <table:table-cell office:value-type="float" office:value="0.382259937687574" calcext:value-type="float">
            <text:p>0.382259937687574</text:p>
          </table:table-cell>
          <table:table-cell office:value-type="float" office:value="0.264276408349207" calcext:value-type="float">
            <text:p>0.264276408349207</text:p>
          </table:table-cell>
        </table:table-row>
        <table:table-row table:style-name="ro1">
          <table:table-cell office:value-type="float" office:value="0.0466282846186241" calcext:value-type="float">
            <text:p>0.046628284618624</text:p>
          </table:table-cell>
          <table:table-cell office:value-type="float" office:value="0.0636813211857359" calcext:value-type="float">
            <text:p>0.063681321185736</text:p>
          </table:table-cell>
        </table:table-row>
        <table:table-row table:style-name="ro1">
          <table:table-cell office:value-type="float" office:value="0.314928394219438" calcext:value-type="float">
            <text:p>0.314928394219438</text:p>
          </table:table-cell>
          <table:table-cell office:value-type="float" office:value="0.218590595632889" calcext:value-type="float">
            <text:p>0.218590595632889</text:p>
          </table:table-cell>
        </table:table-row>
        <table:table-row table:style-name="ro1">
          <table:table-cell office:value-type="float" office:value="-0.397665188780467" calcext:value-type="float">
            <text:p>-0.397665188780467</text:p>
          </table:table-cell>
          <table:table-cell office:value-type="float" office:value="-0.308150047816892" calcext:value-type="float">
            <text:p>-0.308150047816892</text:p>
          </table:table-cell>
        </table:table-row>
        <table:table-row table:style-name="ro1">
          <table:table-cell office:value-type="float" office:value="-0.123705895793581" calcext:value-type="float">
            <text:p>-0.123705895793581</text:p>
          </table:table-cell>
          <table:table-cell office:value-type="float" office:value="-0.0101865262438177" calcext:value-type="float">
            <text:p>-0.010186526243818</text:p>
          </table:table-cell>
        </table:table-row>
        <table:table-row table:style-name="ro1">
          <table:table-cell office:value-type="float" office:value="0.0105277459481943" calcext:value-type="float">
            <text:p>0.010527745948194</text:p>
          </table:table-cell>
          <table:table-cell office:value-type="float" office:value="-0.00736866263131786" calcext:value-type="float">
            <text:p>-0.007368662631318</text:p>
          </table:table-cell>
        </table:table-row>
        <table:table-row table:style-name="ro1">
          <table:table-cell office:value-type="float" office:value="0.346300057386725" calcext:value-type="float">
            <text:p>0.346300057386725</text:p>
          </table:table-cell>
          <table:table-cell office:value-type="float" office:value="0.237168090971555" calcext:value-type="float">
            <text:p>0.237168090971555</text:p>
          </table:table-cell>
        </table:table-row>
        <table:table-row table:style-name="ro1">
          <table:table-cell office:value-type="float" office:value="0.0223937327417784" calcext:value-type="float">
            <text:p>0.022393732741778</text:p>
          </table:table-cell>
          <table:table-cell office:value-type="float" office:value="0.0636877749882629" calcext:value-type="float">
            <text:p>0.063687774988263</text:p>
          </table:table-cell>
        </table:table-row>
        <table:table-row table:style-name="ro1">
          <table:table-cell office:value-type="float" office:value="0.188401141988955" calcext:value-type="float">
            <text:p>0.188401141988955</text:p>
          </table:table-cell>
          <table:table-cell office:value-type="float" office:value="0.0876143408691608" calcext:value-type="float">
            <text:p>0.087614340869161</text:p>
          </table:table-cell>
        </table:table-row>
        <table:table-row table:style-name="ro1">
          <table:table-cell office:value-type="float" office:value="0.240789970833235" calcext:value-type="float">
            <text:p>0.240789970833235</text:p>
          </table:table-cell>
          <table:table-cell office:value-type="float" office:value="0.140425296583445" calcext:value-type="float">
            <text:p>0.140425296583445</text:p>
          </table:table-cell>
        </table:table-row>
        <table:table-row table:style-name="ro1">
          <table:table-cell office:value-type="float" office:value="0.114029764824597" calcext:value-type="float">
            <text:p>0.114029764824597</text:p>
          </table:table-cell>
          <table:table-cell office:value-type="float" office:value="0.113014820009969" calcext:value-type="float">
            <text:p>0.113014820009969</text:p>
          </table:table-cell>
        </table:table-row>
        <table:table-row table:style-name="ro1">
          <table:table-cell office:value-type="float" office:value="-0.291868302797698" calcext:value-type="float">
            <text:p>-0.291868302797698</text:p>
          </table:table-cell>
          <table:table-cell office:value-type="float" office:value="-0.175842795204611" calcext:value-type="float">
            <text:p>-0.175842795204611</text:p>
          </table:table-cell>
        </table:table-row>
        <table:table-row table:style-name="ro1">
          <table:table-cell office:value-type="float" office:value="-0.299664596684189" calcext:value-type="float">
            <text:p>-0.299664596684189</text:p>
          </table:table-cell>
          <table:table-cell office:value-type="float" office:value="-0.16771960553944" calcext:value-type="float">
            <text:p>-0.16771960553944</text:p>
          </table:table-cell>
        </table:table-row>
        <table:table-row table:style-name="ro1">
          <table:table-cell office:value-type="float" office:value="-0.0550960315550923" calcext:value-type="float">
            <text:p>-0.055096031555092</text:p>
          </table:table-cell>
          <table:table-cell office:value-type="float" office:value="-0.0297835119883533" calcext:value-type="float">
            <text:p>-0.029783511988353</text:p>
          </table:table-cell>
        </table:table-row>
        <table:table-row table:style-name="ro1">
          <table:table-cell office:value-type="float" office:value="0.122701808457857" calcext:value-type="float">
            <text:p>0.122701808457857</text:p>
          </table:table-cell>
          <table:table-cell office:value-type="float" office:value="-0.0130898204466018" calcext:value-type="float">
            <text:p>-0.013089820446602</text:p>
          </table:table-cell>
        </table:table-row>
        <table:table-row table:style-name="ro1">
          <table:table-cell office:value-type="float" office:value="0.30240019958911" calcext:value-type="float">
            <text:p>0.30240019958911</text:p>
          </table:table-cell>
          <table:table-cell office:value-type="float" office:value="0.177156810169927" calcext:value-type="float">
            <text:p>0.177156810169927</text:p>
          </table:table-cell>
        </table:table-row>
        <table:table-row table:style-name="ro1">
          <table:table-cell office:value-type="float" office:value="0.271025766626565" calcext:value-type="float">
            <text:p>0.271025766626565</text:p>
          </table:table-cell>
          <table:table-cell office:value-type="float" office:value="0.160330652550295" calcext:value-type="float">
            <text:p>0.160330652550295</text:p>
          </table:table-cell>
        </table:table-row>
        <table:table-row table:style-name="ro1">
          <table:table-cell office:value-type="float" office:value="-0.133972848585383" calcext:value-type="float">
            <text:p>-0.133972848585383</text:p>
          </table:table-cell>
          <table:table-cell office:value-type="float" office:value="-0.0610289231051264" calcext:value-type="float">
            <text:p>-0.061028923105126</text:p>
          </table:table-cell>
        </table:table-row>
        <table:table-row table:style-name="ro1">
          <table:table-cell office:value-type="float" office:value="-0.296039714842748" calcext:value-type="float">
            <text:p>-0.296039714842748</text:p>
          </table:table-cell>
          <table:table-cell office:value-type="float" office:value="-0.150509468405019" calcext:value-type="float">
            <text:p>-0.150509468405019</text:p>
          </table:table-cell>
        </table:table-row>
        <table:table-row table:style-name="ro1">
          <table:table-cell office:value-type="float" office:value="-0.157756255429905" calcext:value-type="float">
            <text:p>-0.157756255429905</text:p>
          </table:table-cell>
          <table:table-cell office:value-type="float" office:value="-0.0205463608474248" calcext:value-type="float">
            <text:p>-0.020546360847425</text:p>
          </table:table-cell>
        </table:table-row>
        <table:table-row table:style-name="ro1">
          <table:table-cell office:value-type="float" office:value="0.211627094764864" calcext:value-type="float">
            <text:p>0.211627094764864</text:p>
          </table:table-cell>
          <table:table-cell office:value-type="float" office:value="0.0480748055717007" calcext:value-type="float">
            <text:p>0.048074805571701</text:p>
          </table:table-cell>
        </table:table-row>
        <table:table-row table:style-name="ro1">
          <table:table-cell office:value-type="float" office:value="-0.0825192372824838" calcext:value-type="float">
            <text:p>-0.082519237282484</text:p>
          </table:table-cell>
          <table:table-cell office:value-type="float" office:value="-0.00103551503900844" calcext:value-type="float">
            <text:p>-0.001035515039008</text:p>
          </table:table-cell>
        </table:table-row>
        <table:table-row table:style-name="ro1">
          <table:table-cell office:value-type="float" office:value="0.155975091103895" calcext:value-type="float">
            <text:p>0.155975091103895</text:p>
          </table:table-cell>
          <table:table-cell office:value-type="float" office:value="0.0150553816218228" calcext:value-type="float">
            <text:p>0.015055381621823</text:p>
          </table:table-cell>
        </table:table-row>
        <table:table-row table:style-name="ro1">
          <table:table-cell office:value-type="float" office:value="0.0504945956601064" calcext:value-type="float">
            <text:p>0.050494595660106</text:p>
          </table:table-cell>
          <table:table-cell office:value-type="float" office:value="0.0158519343428643" calcext:value-type="float">
            <text:p>0.015851934342864</text:p>
          </table:table-cell>
        </table:table-row>
        <table:table-row table:style-name="ro1">
          <table:table-cell office:value-type="float" office:value="0.264700517528095" calcext:value-type="float">
            <text:p>0.264700517528095</text:p>
          </table:table-cell>
          <table:table-cell office:value-type="float" office:value="0.135973039944093" calcext:value-type="float">
            <text:p>0.135973039944093</text:p>
          </table:table-cell>
        </table:table-row>
        <table:table-row table:style-name="ro1">
          <table:table-cell office:value-type="float" office:value="-0.12394272432759" calcext:value-type="float">
            <text:p>-0.12394272432759</text:p>
          </table:table-cell>
          <table:table-cell office:value-type="float" office:value="-0.0213830778041745" calcext:value-type="float">
            <text:p>-0.021383077804175</text:p>
          </table:table-cell>
        </table:table-row>
        <table:table-row table:style-name="ro1">
          <table:table-cell office:value-type="float" office:value="0.109070824821381" calcext:value-type="float">
            <text:p>0.109070824821381</text:p>
          </table:table-cell>
          <table:table-cell office:value-type="float" office:value="0.0410934414699969" calcext:value-type="float">
            <text:p>0.041093441469997</text:p>
          </table:table-cell>
        </table:table-row>
        <table:table-row table:style-name="ro1">
          <table:table-cell office:value-type="float" office:value="-0.00355683810358499" calcext:value-type="float">
            <text:p>-0.003556838103585</text:p>
          </table:table-cell>
          <table:table-cell office:value-type="float" office:value="0.0313588987710678" calcext:value-type="float">
            <text:p>0.031358898771068</text:p>
          </table:table-cell>
        </table:table-row>
        <table:table-row table:style-name="ro1">
          <table:table-cell office:value-type="float" office:value="0.136569010990087" calcext:value-type="float">
            <text:p>0.136569010990087</text:p>
          </table:table-cell>
          <table:table-cell office:value-type="float" office:value="0.0450567193688073" calcext:value-type="float">
            <text:p>0.045056719368807</text:p>
          </table:table-cell>
        </table:table-row>
        <table:table-row table:style-name="ro1">
          <table:table-cell office:value-type="float" office:value="0.137820876856404" calcext:value-type="float">
            <text:p>0.137820876856404</text:p>
          </table:table-cell>
          <table:table-cell office:value-type="float" office:value="0.0536432064621162" calcext:value-type="float">
            <text:p>0.053643206462116</text:p>
          </table:table-cell>
        </table:table-row>
        <table:table-row table:style-name="ro1">
          <table:table-cell office:value-type="float" office:value="0.226796103027966" calcext:value-type="float">
            <text:p>0.226796103027966</text:p>
          </table:table-cell>
          <table:table-cell office:value-type="float" office:value="0.107065968446741" calcext:value-type="float">
            <text:p>0.107065968446741</text:p>
          </table:table-cell>
        </table:table-row>
        <table:table-row table:style-name="ro1">
          <table:table-cell office:value-type="float" office:value="0.164577088873751" calcext:value-type="float">
            <text:p>0.164577088873751</text:p>
          </table:table-cell>
          <table:table-cell office:value-type="float" office:value="0.0876178243827571" calcext:value-type="float">
            <text:p>0.087617824382757</text:p>
          </table:table-cell>
        </table:table-row>
        <table:table-row table:style-name="ro1">
          <table:table-cell office:value-type="float" office:value="-0.386116655010724" calcext:value-type="float">
            <text:p>-0.386116655010724</text:p>
          </table:table-cell>
          <table:table-cell office:value-type="float" office:value="-0.241889392153733" calcext:value-type="float">
            <text:p>-0.241889392153733</text:p>
          </table:table-cell>
        </table:table-row>
        <table:table-row table:style-name="ro1">
          <table:table-cell office:value-type="float" office:value="0.0201426140709553" calcext:value-type="float">
            <text:p>0.020142614070955</text:p>
          </table:table-cell>
          <table:table-cell office:value-type="float" office:value="-0.0237601323616229" calcext:value-type="float">
            <text:p>-0.023760132361623</text:p>
          </table:table-cell>
        </table:table-row>
        <table:table-row table:style-name="ro1">
          <table:table-cell office:value-type="float" office:value="0.231834619249549" calcext:value-type="float">
            <text:p>0.231834619249549</text:p>
          </table:table-cell>
          <table:table-cell office:value-type="float" office:value="0.0643848927011378" calcext:value-type="float">
            <text:p>0.064384892701138</text:p>
          </table:table-cell>
        </table:table-row>
        <table:table-row table:style-name="ro1">
          <table:table-cell office:value-type="float" office:value="0.220226731426023" calcext:value-type="float">
            <text:p>0.220226731426023</text:p>
          </table:table-cell>
          <table:table-cell office:value-type="float" office:value="0.0681872767334766" calcext:value-type="float">
            <text:p>0.068187276733477</text:p>
          </table:table-cell>
        </table:table-row>
        <table:table-row table:style-name="ro1">
          <table:table-cell office:value-type="float" office:value="-0.0285136358666107" calcext:value-type="float">
            <text:p>-0.028513635866611</text:p>
          </table:table-cell>
          <table:table-cell office:value-type="float" office:value="0.0271702214147648" calcext:value-type="float">
            <text:p>0.027170221414765</text:p>
          </table:table-cell>
        </table:table-row>
        <table:table-row table:style-name="ro1">
          <table:table-cell office:value-type="float" office:value="-0.0830788395250863" calcext:value-type="float">
            <text:p>-0.083078839525086</text:p>
          </table:table-cell>
          <table:table-cell office:value-type="float" office:value="0.0136687417761309" calcext:value-type="float">
            <text:p>0.013668741776131</text:p>
          </table:table-cell>
        </table:table-row>
        <table:table-row table:style-name="ro1">
          <table:table-cell office:value-type="float" office:value="0.315752478832117" calcext:value-type="float">
            <text:p>0.315752478832117</text:p>
          </table:table-cell>
          <table:table-cell office:value-type="float" office:value="0.193029457480787" calcext:value-type="float">
            <text:p>0.193029457480787</text:p>
          </table:table-cell>
        </table:table-row>
        <table:table-row table:style-name="ro1">
          <table:table-cell office:value-type="float" office:value="-0.188586557103014" calcext:value-type="float">
            <text:p>-0.188586557103014</text:p>
          </table:table-cell>
          <table:table-cell office:value-type="float" office:value="-0.108965424918436" calcext:value-type="float">
            <text:p>-0.108965424918436</text:p>
          </table:table-cell>
        </table:table-row>
        <table:table-row table:style-name="ro1">
          <table:table-cell office:value-type="float" office:value="-0.361973925647668" calcext:value-type="float">
            <text:p>-0.361973925647668</text:p>
          </table:table-cell>
          <table:table-cell office:value-type="float" office:value="-0.23945624578027" calcext:value-type="float">
            <text:p>-0.23945624578027</text:p>
          </table:table-cell>
        </table:table-row>
        <table:table-row table:style-name="ro1">
          <table:table-cell office:value-type="float" office:value="0.0686943254769627" calcext:value-type="float">
            <text:p>0.068694325476963</text:p>
          </table:table-cell>
          <table:table-cell office:value-type="float" office:value="-0.0134143807853964" calcext:value-type="float">
            <text:p>-0.013414380785396</text:p>
          </table:table-cell>
        </table:table-row>
        <table:table-row table:style-name="ro1">
          <table:table-cell office:value-type="float" office:value="0.341454376966116" calcext:value-type="float">
            <text:p>0.341454376966116</text:p>
          </table:table-cell>
          <table:table-cell office:value-type="float" office:value="0.208590367729645" calcext:value-type="float">
            <text:p>0.208590367729645</text:p>
          </table:table-cell>
        </table:table-row>
        <table:table-row table:style-name="ro1">
          <table:table-cell office:value-type="float" office:value="0.197082252412027" calcext:value-type="float">
            <text:p>0.197082252412027</text:p>
          </table:table-cell>
          <table:table-cell office:value-type="float" office:value="0.061547545164759" calcext:value-type="float">
            <text:p>0.061547545164759</text:p>
          </table:table-cell>
        </table:table-row>
        <table:table-row table:style-name="ro1">
          <table:table-cell office:value-type="float" office:value="-0.181406383692227" calcext:value-type="float">
            <text:p>-0.181406383692227</text:p>
          </table:table-cell>
          <table:table-cell office:value-type="float" office:value="-0.0716266318822814" calcext:value-type="float">
            <text:p>-0.071626631882281</text:p>
          </table:table-cell>
        </table:table-row>
        <table:table-row table:style-name="ro1">
          <table:table-cell office:value-type="float" office:value="0.137999517695211" calcext:value-type="float">
            <text:p>0.137999517695211</text:p>
          </table:table-cell>
          <table:table-cell office:value-type="float" office:value="0.0402467146617371" calcext:value-type="float">
            <text:p>0.040246714661737</text:p>
          </table:table-cell>
        </table:table-row>
        <table:table-row table:style-name="ro1">
          <table:table-cell office:value-type="float" office:value="0.131249127399057" calcext:value-type="float">
            <text:p>0.131249127399057</text:p>
          </table:table-cell>
          <table:table-cell office:value-type="float" office:value="0.0499973111775898" calcext:value-type="float">
            <text:p>0.04999731117759</text:p>
          </table:table-cell>
        </table:table-row>
        <table:table-row table:style-name="ro1">
          <table:table-cell office:value-type="float" office:value="0.286600645378393" calcext:value-type="float">
            <text:p>0.286600645378393</text:p>
          </table:table-cell>
          <table:table-cell office:value-type="float" office:value="0.175167274452368" calcext:value-type="float">
            <text:p>0.175167274452368</text:p>
          </table:table-cell>
        </table:table-row>
        <table:table-row table:style-name="ro1">
          <table:table-cell office:value-type="float" office:value="-0.379459192039789" calcext:value-type="float">
            <text:p>-0.379459192039789</text:p>
          </table:table-cell>
          <table:table-cell office:value-type="float" office:value="-0.228833040072246" calcext:value-type="float">
            <text:p>-0.228833040072246</text:p>
          </table:table-cell>
        </table:table-row>
        <table:table-row table:style-name="ro1">
          <table:table-cell office:value-type="float" office:value="-0.25466584632176" calcext:value-type="float">
            <text:p>-0.25466584632176</text:p>
          </table:table-cell>
          <table:table-cell office:value-type="float" office:value="-0.112546952434325" calcext:value-type="float">
            <text:p>-0.112546952434325</text:p>
          </table:table-cell>
        </table:table-row>
        <table:table-row table:style-name="ro1">
          <table:table-cell office:value-type="float" office:value="-0.258584428420996" calcext:value-type="float">
            <text:p>-0.258584428420996</text:p>
          </table:table-cell>
          <table:table-cell office:value-type="float" office:value="-0.134670359757655" calcext:value-type="float">
            <text:p>-0.134670359757655</text:p>
          </table:table-cell>
        </table:table-row>
        <table:table-row table:style-name="ro1">
          <table:table-cell office:value-type="float" office:value="-0.0761868453672002" calcext:value-type="float">
            <text:p>-0.0761868453672</text:p>
          </table:table-cell>
          <table:table-cell office:value-type="float" office:value="-0.0799217456754586" calcext:value-type="float">
            <text:p>-0.079921745675459</text:p>
          </table:table-cell>
        </table:table-row>
        <table:table-row table:style-name="ro1">
          <table:table-cell office:value-type="float" office:value="-0.189877685344882" calcext:value-type="float">
            <text:p>-0.189877685344882</text:p>
          </table:table-cell>
          <table:table-cell office:value-type="float" office:value="-0.086345636333487" calcext:value-type="float">
            <text:p>-0.086345636333487</text:p>
          </table:table-cell>
        </table:table-row>
        <table:table-row table:style-name="ro1">
          <table:table-cell office:value-type="float" office:value="-0.212723281767943" calcext:value-type="float">
            <text:p>-0.212723281767943</text:p>
          </table:table-cell>
          <table:table-cell office:value-type="float" office:value="-0.107727027625461" calcext:value-type="float">
            <text:p>-0.107727027625461</text:p>
          </table:table-cell>
        </table:table-row>
        <table:table-row table:style-name="ro1">
          <table:table-cell office:value-type="float" office:value="-0.242787682240168" calcext:value-type="float">
            <text:p>-0.242787682240168</text:p>
          </table:table-cell>
          <table:table-cell office:value-type="float" office:value="-0.130416394940848" calcext:value-type="float">
            <text:p>-0.130416394940848</text:p>
          </table:table-cell>
        </table:table-row>
        <table:table-row table:style-name="ro1">
          <table:table-cell office:value-type="float" office:value="-0.269952191261983" calcext:value-type="float">
            <text:p>-0.269952191261983</text:p>
          </table:table-cell>
          <table:table-cell office:value-type="float" office:value="-0.17576339222491" calcext:value-type="float">
            <text:p>-0.17576339222491</text:p>
          </table:table-cell>
        </table:table-row>
        <table:table-row table:style-name="ro1">
          <table:table-cell office:value-type="float" office:value="-0.27194899423145" calcext:value-type="float">
            <text:p>-0.27194899423145</text:p>
          </table:table-cell>
          <table:table-cell office:value-type="float" office:value="-0.180148383633646" calcext:value-type="float">
            <text:p>-0.180148383633646</text:p>
          </table:table-cell>
        </table:table-row>
        <table:table-row table:style-name="ro1">
          <table:table-cell office:value-type="float" office:value="0.175985463357405" calcext:value-type="float">
            <text:p>0.175985463357405</text:p>
          </table:table-cell>
          <table:table-cell office:value-type="float" office:value="0.146264585018265" calcext:value-type="float">
            <text:p>0.146264585018265</text:p>
          </table:table-cell>
        </table:table-row>
        <table:table-row table:style-name="ro1">
          <table:table-cell office:value-type="float" office:value="-0.177292476192092" calcext:value-type="float">
            <text:p>-0.177292476192092</text:p>
          </table:table-cell>
          <table:table-cell office:value-type="float" office:value="-0.0897437678461558" calcext:value-type="float">
            <text:p>-0.089743767846156</text:p>
          </table:table-cell>
        </table:table-row>
        <table:table-row table:style-name="ro1">
          <table:table-cell office:value-type="float" office:value="-0.209688030375969" calcext:value-type="float">
            <text:p>-0.209688030375969</text:p>
          </table:table-cell>
          <table:table-cell office:value-type="float" office:value="-0.104469723575534" calcext:value-type="float">
            <text:p>-0.104469723575534</text:p>
          </table:table-cell>
        </table:table-row>
        <table:table-row table:style-name="ro1">
          <table:table-cell office:value-type="float" office:value="-0.0623555841248906" calcext:value-type="float">
            <text:p>-0.062355584124891</text:p>
          </table:table-cell>
          <table:table-cell office:value-type="float" office:value="-0.0825771858299212" calcext:value-type="float">
            <text:p>-0.082577185829921</text:p>
          </table:table-cell>
        </table:table-row>
        <table:table-row table:style-name="ro1">
          <table:table-cell office:value-type="float" office:value="-0.308724823642347" calcext:value-type="float">
            <text:p>-0.308724823642347</text:p>
          </table:table-cell>
          <table:table-cell office:value-type="float" office:value="-0.20501032995449" calcext:value-type="float">
            <text:p>-0.20501032995449</text:p>
          </table:table-cell>
        </table:table-row>
        <table:table-row table:style-name="ro1">
          <table:table-cell office:value-type="float" office:value="-0.270707978762712" calcext:value-type="float">
            <text:p>-0.270707978762712</text:p>
          </table:table-cell>
          <table:table-cell office:value-type="float" office:value="-0.173322736744251" calcext:value-type="float">
            <text:p>-0.173322736744251</text:p>
          </table:table-cell>
        </table:table-row>
        <table:table-row table:style-name="ro1">
          <table:table-cell office:value-type="float" office:value="0.403415422579597" calcext:value-type="float">
            <text:p>0.403415422579597</text:p>
          </table:table-cell>
          <table:table-cell office:value-type="float" office:value="0.380275486944839" calcext:value-type="float">
            <text:p>0.380275486944839</text:p>
          </table:table-cell>
        </table:table-row>
        <table:table-row table:style-name="ro1">
          <table:table-cell office:value-type="float" office:value="-0.102819457897976" calcext:value-type="float">
            <text:p>-0.102819457897976</text:p>
          </table:table-cell>
          <table:table-cell office:value-type="float" office:value="-0.0366075723092157" calcext:value-type="float">
            <text:p>-0.036607572309216</text:p>
          </table:table-cell>
        </table:table-row>
        <table:table-row table:style-name="ro1">
          <table:table-cell office:value-type="float" office:value="-0.135166677506654" calcext:value-type="float">
            <text:p>-0.135166677506654</text:p>
          </table:table-cell>
          <table:table-cell office:value-type="float" office:value="-0.0488678295203729" calcext:value-type="float">
            <text:p>-0.048867829520373</text:p>
          </table:table-cell>
        </table:table-row>
        <table:table-row table:style-name="ro1">
          <table:table-cell office:value-type="float" office:value="-0.175375073832806" calcext:value-type="float">
            <text:p>-0.175375073832806</text:p>
          </table:table-cell>
          <table:table-cell office:value-type="float" office:value="-0.0687584113471998" calcext:value-type="float">
            <text:p>-0.0687584113472</text:p>
          </table:table-cell>
        </table:table-row>
        <table:table-row table:style-name="ro1">
          <table:table-cell office:value-type="float" office:value="0.419370076970533" calcext:value-type="float">
            <text:p>0.419370076970533</text:p>
          </table:table-cell>
          <table:table-cell office:value-type="float" office:value="0.40180113987986" calcext:value-type="float">
            <text:p>0.40180113987986</text:p>
          </table:table-cell>
        </table:table-row>
        <table:table-row table:style-name="ro1">
          <table:table-cell office:value-type="float" office:value="-0.167364326722997" calcext:value-type="float">
            <text:p>-0.167364326722997</text:p>
          </table:table-cell>
          <table:table-cell office:value-type="float" office:value="-0.0722500378255492" calcext:value-type="float">
            <text:p>-0.072250037825549</text:p>
          </table:table-cell>
        </table:table-row>
        <table:table-row table:style-name="ro1">
          <table:table-cell office:value-type="float" office:value="0.108462546722529" calcext:value-type="float">
            <text:p>0.108462546722529</text:p>
          </table:table-cell>
          <table:table-cell office:value-type="float" office:value="0.0400540645488506" calcext:value-type="float">
            <text:p>0.040054064548851</text:p>
          </table:table-cell>
        </table:table-row>
        <table:table-row table:style-name="ro1">
          <table:table-cell office:value-type="float" office:value="-0.144087984182037" calcext:value-type="float">
            <text:p>-0.144087984182037</text:p>
          </table:table-cell>
          <table:table-cell office:value-type="float" office:value="-0.0196028186158458" calcext:value-type="float">
            <text:p>-0.019602818615846</text:p>
          </table:table-cell>
        </table:table-row>
        <table:table-row table:style-name="ro1">
          <table:table-cell office:value-type="float" office:value="0.187735282172715" calcext:value-type="float">
            <text:p>0.187735282172715</text:p>
          </table:table-cell>
          <table:table-cell office:value-type="float" office:value="0.0415573270727464" calcext:value-type="float">
            <text:p>0.041557327072746</text:p>
          </table:table-cell>
        </table:table-row>
        <table:table-row table:style-name="ro1">
          <table:table-cell office:value-type="float" office:value="0.223878638053254" calcext:value-type="float">
            <text:p>0.223878638053254</text:p>
          </table:table-cell>
          <table:table-cell office:value-type="float" office:value="0.0798204064104411" calcext:value-type="float">
            <text:p>0.079820406410441</text:p>
          </table:table-cell>
        </table:table-row>
        <table:table-row table:style-name="ro1">
          <table:table-cell office:value-type="float" office:value="-0.301114387505588" calcext:value-type="float">
            <text:p>-0.301114387505588</text:p>
          </table:table-cell>
          <table:table-cell office:value-type="float" office:value="-0.163227372957121" calcext:value-type="float">
            <text:p>-0.163227372957121</text:p>
          </table:table-cell>
        </table:table-row>
        <table:table-row table:style-name="ro1">
          <table:table-cell office:value-type="float" office:value="-0.130322438344956" calcext:value-type="float">
            <text:p>-0.130322438344956</text:p>
          </table:table-cell>
          <table:table-cell office:value-type="float" office:value="-0.00800196728704728" calcext:value-type="float">
            <text:p>-0.008001967287047</text:p>
          </table:table-cell>
        </table:table-row>
        <table:table-row table:style-name="ro1">
          <table:table-cell office:value-type="float" office:value="0.153426899202808" calcext:value-type="float">
            <text:p>0.153426899202808</text:p>
          </table:table-cell>
          <table:table-cell office:value-type="float" office:value="0.00766133781452125" calcext:value-type="float">
            <text:p>0.007661337814521</text:p>
          </table:table-cell>
        </table:table-row>
        <table:table-row table:style-name="ro1">
          <table:table-cell office:value-type="float" office:value="-0.175175423399189" calcext:value-type="float">
            <text:p>-0.175175423399189</text:p>
          </table:table-cell>
          <table:table-cell office:value-type="float" office:value="-0.0215111327796797" calcext:value-type="float">
            <text:p>-0.02151113277968</text:p>
          </table:table-cell>
        </table:table-row>
        <table:table-row table:style-name="ro1">
          <table:table-cell office:value-type="float" office:value="0.163386924985756" calcext:value-type="float">
            <text:p>0.163386924985756</text:p>
          </table:table-cell>
          <table:table-cell office:value-type="float" office:value="0.0090378343553539" calcext:value-type="float">
            <text:p>0.009037834355354</text:p>
          </table:table-cell>
        </table:table-row>
        <table:table-row table:style-name="ro1">
          <table:table-cell office:value-type="float" office:value="-0.252163105880719" calcext:value-type="float">
            <text:p>-0.252163105880719</text:p>
          </table:table-cell>
          <table:table-cell office:value-type="float" office:value="-0.113223177799243" calcext:value-type="float">
            <text:p>-0.113223177799243</text:p>
          </table:table-cell>
        </table:table-row>
        <table:table-row table:style-name="ro1">
          <table:table-cell office:value-type="float" office:value="0.281814553430089" calcext:value-type="float">
            <text:p>0.281814553430089</text:p>
          </table:table-cell>
          <table:table-cell office:value-type="float" office:value="0.133161951785348" calcext:value-type="float">
            <text:p>0.133161951785348</text:p>
          </table:table-cell>
        </table:table-row>
        <table:table-row table:style-name="ro1">
          <table:table-cell office:value-type="float" office:value="0.337022335450207" calcext:value-type="float">
            <text:p>0.337022335450207</text:p>
          </table:table-cell>
          <table:table-cell office:value-type="float" office:value="0.235604651255541" calcext:value-type="float">
            <text:p>0.235604651255541</text:p>
          </table:table-cell>
        </table:table-row>
        <table:table-row table:style-name="ro1">
          <table:table-cell office:value-type="float" office:value="0.214285437955285" calcext:value-type="float">
            <text:p>0.214285437955285</text:p>
          </table:table-cell>
          <table:table-cell office:value-type="float" office:value="0.114214148001318" calcext:value-type="float">
            <text:p>0.114214148001318</text:p>
          </table:table-cell>
        </table:table-row>
        <table:table-row table:style-name="ro1">
          <table:table-cell office:value-type="float" office:value="0.2208131139714" calcext:value-type="float">
            <text:p>0.2208131139714</text:p>
          </table:table-cell>
          <table:table-cell office:value-type="float" office:value="0.115117660421841" calcext:value-type="float">
            <text:p>0.115117660421841</text:p>
          </table:table-cell>
        </table:table-row>
        <table:table-row table:style-name="ro1">
          <table:table-cell office:value-type="float" office:value="0.0654279124791843" calcext:value-type="float">
            <text:p>0.065427912479184</text:p>
          </table:table-cell>
          <table:table-cell office:value-type="float" office:value="0.0865243201121033" calcext:value-type="float">
            <text:p>0.086524320112103</text:p>
          </table:table-cell>
        </table:table-row>
        <table:table-row table:style-name="ro1">
          <table:table-cell office:value-type="float" office:value="-0.0443850976844436" calcext:value-type="float">
            <text:p>-0.044385097684444</text:p>
          </table:table-cell>
          <table:table-cell office:value-type="float" office:value="-0.00944968742767331" calcext:value-type="float">
            <text:p>-0.009449687427673</text:p>
          </table:table-cell>
        </table:table-row>
        <table:table-row table:style-name="ro1">
          <table:table-cell office:value-type="float" office:value="-0.332400470243765" calcext:value-type="float">
            <text:p>-0.332400470243765</text:p>
          </table:table-cell>
          <table:table-cell office:value-type="float" office:value="-0.187302893197023" calcext:value-type="float">
            <text:p>-0.187302893197023</text:p>
          </table:table-cell>
        </table:table-row>
        <table:table-row table:style-name="ro1">
          <table:table-cell office:value-type="float" office:value="-0.190083077507304" calcext:value-type="float">
            <text:p>-0.190083077507304</text:p>
          </table:table-cell>
          <table:table-cell office:value-type="float" office:value="-0.0249414127666091" calcext:value-type="float">
            <text:p>-0.024941412766609</text:p>
          </table:table-cell>
        </table:table-row>
        <table:table-row table:style-name="ro1">
          <table:table-cell office:value-type="float" office:value="0.202810806748054" calcext:value-type="float">
            <text:p>0.202810806748054</text:p>
          </table:table-cell>
          <table:table-cell office:value-type="float" office:value="0.0333504255961034" calcext:value-type="float">
            <text:p>0.033350425596103</text:p>
          </table:table-cell>
        </table:table-row>
        <table:table-row table:style-name="ro1">
          <table:table-cell office:value-type="float" office:value="0.380192342924521" calcext:value-type="float">
            <text:p>0.380192342924521</text:p>
          </table:table-cell>
          <table:table-cell office:value-type="float" office:value="0.283500311468365" calcext:value-type="float">
            <text:p>0.283500311468365</text:p>
          </table:table-cell>
        </table:table-row>
        <table:table-row table:style-name="ro1">
          <table:table-cell office:value-type="float" office:value="-0.0382214076833138" calcext:value-type="float">
            <text:p>-0.038221407683314</text:p>
          </table:table-cell>
          <table:table-cell office:value-type="float" office:value="-0.0066491436561931" calcext:value-type="float">
            <text:p>-0.006649143656193</text:p>
          </table:table-cell>
        </table:table-row>
        <table:table-row table:style-name="ro1">
          <table:table-cell office:value-type="float" office:value="-0.370780793725198" calcext:value-type="float">
            <text:p>-0.370780793725198</text:p>
          </table:table-cell>
          <table:table-cell office:value-type="float" office:value="-0.229379271407072" calcext:value-type="float">
            <text:p>-0.229379271407072</text:p>
          </table:table-cell>
        </table:table-row>
        <table:table-row table:style-name="ro1">
          <table:table-cell office:value-type="float" office:value="-0.173396260521295" calcext:value-type="float">
            <text:p>-0.173396260521295</text:p>
          </table:table-cell>
          <table:table-cell office:value-type="float" office:value="-0.0407200042649786" calcext:value-type="float">
            <text:p>-0.040720004264979</text:p>
          </table:table-cell>
        </table:table-row>
        <table:table-row table:style-name="ro1">
          <table:table-cell office:value-type="float" office:value="0.00164183231738313" calcext:value-type="float">
            <text:p>0.001641832317383</text:p>
          </table:table-cell>
          <table:table-cell office:value-type="float" office:value="-0.0324964496835074" calcext:value-type="float">
            <text:p>-0.032496449683507</text:p>
          </table:table-cell>
        </table:table-row>
        <table:table-row table:style-name="ro1">
          <table:table-cell office:value-type="float" office:value="0.330023484737607" calcext:value-type="float">
            <text:p>0.330023484737607</text:p>
          </table:table-cell>
          <table:table-cell office:value-type="float" office:value="0.189606235359855" calcext:value-type="float">
            <text:p>0.189606235359855</text:p>
          </table:table-cell>
        </table:table-row>
        <table:table-row table:style-name="ro1">
          <table:table-cell office:value-type="float" office:value="0.228144735647028" calcext:value-type="float">
            <text:p>0.228144735647028</text:p>
          </table:table-cell>
          <table:table-cell office:value-type="float" office:value="0.0940024702336161" calcext:value-type="float">
            <text:p>0.094002470233616</text:p>
          </table:table-cell>
        </table:table-row>
        <table:table-row table:style-name="ro1">
          <table:table-cell office:value-type="float" office:value="0.187485739278379" calcext:value-type="float">
            <text:p>0.187485739278379</text:p>
          </table:table-cell>
          <table:table-cell office:value-type="float" office:value="0.083280366236591" calcext:value-type="float">
            <text:p>0.083280366236591</text:p>
          </table:table-cell>
        </table:table-row>
        <table:table-row table:style-name="ro1">
          <table:table-cell office:value-type="float" office:value="-0.418505152495622" calcext:value-type="float">
            <text:p>-0.418505152495622</text:p>
          </table:table-cell>
          <table:table-cell office:value-type="float" office:value="-0.392860619597477" calcext:value-type="float">
            <text:p>-0.392860619597477</text:p>
          </table:table-cell>
        </table:table-row>
        <table:table-row table:style-name="ro1">
          <table:table-cell office:value-type="float" office:value="-0.198351530979649" calcext:value-type="float">
            <text:p>-0.198351530979649</text:p>
          </table:table-cell>
          <table:table-cell office:value-type="float" office:value="-0.0837629687021525" calcext:value-type="float">
            <text:p>-0.083762968702153</text:p>
          </table:table-cell>
        </table:table-row>
        <table:table-row table:style-name="ro1">
          <table:table-cell office:value-type="float" office:value="0.310744079366513" calcext:value-type="float">
            <text:p>0.310744079366513</text:p>
          </table:table-cell>
          <table:table-cell office:value-type="float" office:value="0.174387943252521" calcext:value-type="float">
            <text:p>0.174387943252521</text:p>
          </table:table-cell>
        </table:table-row>
        <table:table-row table:style-name="ro1">
          <table:table-cell office:value-type="float" office:value="0.32956822362667" calcext:value-type="float">
            <text:p>0.32956822362667</text:p>
          </table:table-cell>
          <table:table-cell office:value-type="float" office:value="0.215668807511426" calcext:value-type="float">
            <text:p>0.215668807511426</text:p>
          </table:table-cell>
        </table:table-row>
        <table:table-row table:style-name="ro1">
          <table:table-cell office:value-type="float" office:value="0.182448534980507" calcext:value-type="float">
            <text:p>0.182448534980507</text:p>
          </table:table-cell>
          <table:table-cell office:value-type="float" office:value="0.0848527308625246" calcext:value-type="float">
            <text:p>0.084852730862525</text:p>
          </table:table-cell>
        </table:table-row>
        <table:table-row table:style-name="ro1">
          <table:table-cell office:value-type="float" office:value="0.0327134769109683" calcext:value-type="float">
            <text:p>0.032713476910968</text:p>
          </table:table-cell>
          <table:table-cell office:value-type="float" office:value="0.0690947712070922" calcext:value-type="float">
            <text:p>0.069094771207092</text:p>
          </table:table-cell>
        </table:table-row>
        <table:table-row table:style-name="ro1">
          <table:table-cell office:value-type="float" office:value="0.181915084732599" calcext:value-type="float">
            <text:p>0.181915084732599</text:p>
          </table:table-cell>
          <table:table-cell office:value-type="float" office:value="0.0869494213118848" calcext:value-type="float">
            <text:p>0.086949421311885</text:p>
          </table:table-cell>
        </table:table-row>
        <table:table-row table:style-name="ro1">
          <table:table-cell office:value-type="float" office:value="-0.0500562744194709" calcext:value-type="float">
            <text:p>-0.050056274419471</text:p>
          </table:table-cell>
          <table:table-cell office:value-type="float" office:value="0.00701308674974068" calcext:value-type="float">
            <text:p>0.007013086749741</text:p>
          </table:table-cell>
        </table:table-row>
        <table:table-row table:style-name="ro1">
          <table:table-cell office:value-type="float" office:value="-0.389388062932626" calcext:value-type="float">
            <text:p>-0.389388062932626</text:p>
          </table:table-cell>
          <table:table-cell office:value-type="float" office:value="-0.258370569060954" calcext:value-type="float">
            <text:p>-0.258370569060954</text:p>
          </table:table-cell>
        </table:table-row>
        <table:table-row table:style-name="ro1">
          <table:table-cell office:value-type="float" office:value="-0.206307259802271" calcext:value-type="float">
            <text:p>-0.206307259802271</text:p>
          </table:table-cell>
          <table:table-cell office:value-type="float" office:value="-0.0858899884284283" calcext:value-type="float">
            <text:p>-0.085889988428428</text:p>
          </table:table-cell>
        </table:table-row>
        <table:table-row table:style-name="ro1">
          <table:table-cell office:value-type="float" office:value="0.28486152976688" calcext:value-type="float">
            <text:p>0.28486152976688</text:p>
          </table:table-cell>
          <table:table-cell office:value-type="float" office:value="0.156991087341081" calcext:value-type="float">
            <text:p>0.156991087341081</text:p>
          </table:table-cell>
        </table:table-row>
        <table:table-row table:style-name="ro1">
          <table:table-cell office:value-type="float" office:value="-0.327030795181748" calcext:value-type="float">
            <text:p>-0.327030795181748</text:p>
          </table:table-cell>
          <table:table-cell office:value-type="float" office:value="-0.214293552699277" calcext:value-type="float">
            <text:p>-0.214293552699277</text:p>
          </table:table-cell>
        </table:table-row>
        <table:table-row table:style-name="ro1">
          <table:table-cell office:value-type="float" office:value="0.037702750601841" calcext:value-type="float">
            <text:p>0.037702750601841</text:p>
          </table:table-cell>
          <table:table-cell office:value-type="float" office:value="-0.0115597094608144" calcext:value-type="float">
            <text:p>-0.011559709460814</text:p>
          </table:table-cell>
        </table:table-row>
        <table:table-row table:style-name="ro1">
          <table:table-cell office:value-type="float" office:value="0.115645888164547" calcext:value-type="float">
            <text:p>0.115645888164547</text:p>
          </table:table-cell>
          <table:table-cell office:value-type="float" office:value="0.0220923523940151" calcext:value-type="float">
            <text:p>0.022092352394015</text:p>
          </table:table-cell>
        </table:table-row>
        <table:table-row table:style-name="ro1">
          <table:table-cell office:value-type="float" office:value="0.334285558224015" calcext:value-type="float">
            <text:p>0.334285558224015</text:p>
          </table:table-cell>
          <table:table-cell office:value-type="float" office:value="0.208312968147198" calcext:value-type="float">
            <text:p>0.208312968147198</text:p>
          </table:table-cell>
        </table:table-row>
        <table:table-row table:style-name="ro1">
          <table:table-cell office:value-type="float" office:value="-0.220224714048964" calcext:value-type="float">
            <text:p>-0.220224714048964</text:p>
          </table:table-cell>
          <table:table-cell office:value-type="float" office:value="-0.0619571042805877" calcext:value-type="float">
            <text:p>-0.061957104280588</text:p>
          </table:table-cell>
        </table:table-row>
        <table:table-row table:style-name="ro1">
          <table:table-cell office:value-type="float" office:value="0.256141159691948" calcext:value-type="float">
            <text:p>0.256141159691948</text:p>
          </table:table-cell>
          <table:table-cell office:value-type="float" office:value="0.114691037379079" calcext:value-type="float">
            <text:p>0.114691037379079</text:p>
          </table:table-cell>
        </table:table-row>
        <table:table-row table:style-name="ro1">
          <table:table-cell office:value-type="float" office:value="0.13141610234679" calcext:value-type="float">
            <text:p>0.13141610234679</text:p>
          </table:table-cell>
          <table:table-cell office:value-type="float" office:value="0.0500992762942404" calcext:value-type="float">
            <text:p>0.05009927629424</text:p>
          </table:table-cell>
        </table:table-row>
        <table:table-row table:style-name="ro1">
          <table:table-cell office:value-type="float" office:value="-0.125185106591461" calcext:value-type="float">
            <text:p>-0.125185106591461</text:p>
          </table:table-cell>
          <table:table-cell office:value-type="float" office:value="-0.00846972564932585" calcext:value-type="float">
            <text:p>-0.008469725649326</text:p>
          </table:table-cell>
        </table:table-row>
        <table:table-row table:style-name="ro1">
          <table:table-cell office:value-type="float" office:value="-0.228973499930016" calcext:value-type="float">
            <text:p>-0.228973499930016</text:p>
          </table:table-cell>
          <table:table-cell office:value-type="float" office:value="-0.0714378891821673" calcext:value-type="float">
            <text:p>-0.071437889182167</text:p>
          </table:table-cell>
        </table:table-row>
        <table:table-row table:style-name="ro1">
          <table:table-cell office:value-type="float" office:value="-0.303477812248635" calcext:value-type="float">
            <text:p>-0.303477812248635</text:p>
          </table:table-cell>
          <table:table-cell office:value-type="float" office:value="-0.17462616734709" calcext:value-type="float">
            <text:p>-0.17462616734709</text:p>
          </table:table-cell>
        </table:table-row>
        <table:table-row table:style-name="ro1">
          <table:table-cell office:value-type="float" office:value="0.328406140797339" calcext:value-type="float">
            <text:p>0.328406140797339</text:p>
          </table:table-cell>
          <table:table-cell office:value-type="float" office:value="0.183968122409588" calcext:value-type="float">
            <text:p>0.183968122409588</text:p>
          </table:table-cell>
        </table:table-row>
        <table:table-row table:style-name="ro1">
          <table:table-cell office:value-type="float" office:value="0.0904876642260713" calcext:value-type="float">
            <text:p>0.090487664226071</text:p>
          </table:table-cell>
          <table:table-cell office:value-type="float" office:value="0.0189723696888231" calcext:value-type="float">
            <text:p>0.018972369688823</text:p>
          </table:table-cell>
        </table:table-row>
        <table:table-row table:style-name="ro1">
          <table:table-cell office:value-type="float" office:value="-0.070759386299063" calcext:value-type="float">
            <text:p>-0.070759386299063</text:p>
          </table:table-cell>
          <table:table-cell office:value-type="float" office:value="0.00955601856399543" calcext:value-type="float">
            <text:p>0.009556018563995</text:p>
          </table:table-cell>
        </table:table-row>
        <table:table-row table:style-name="ro1">
          <table:table-cell office:value-type="float" office:value="-0.200034694435542" calcext:value-type="float">
            <text:p>-0.200034694435542</text:p>
          </table:table-cell>
          <table:table-cell office:value-type="float" office:value="-0.0449031023120274" calcext:value-type="float">
            <text:p>-0.044903102312027</text:p>
          </table:table-cell>
        </table:table-row>
        <table:table-row table:style-name="ro1">
          <table:table-cell office:value-type="float" office:value="0.158254394795531" calcext:value-type="float">
            <text:p>0.158254394795531</text:p>
          </table:table-cell>
          <table:table-cell office:value-type="float" office:value="0.00250718646535676" calcext:value-type="float">
            <text:p>0.002507186465357</text:p>
          </table:table-cell>
        </table:table-row>
        <table:table-row table:style-name="ro1">
          <table:table-cell office:value-type="float" office:value="-0.026027327166431" calcext:value-type="float">
            <text:p>-0.026027327166431</text:p>
          </table:table-cell>
          <table:table-cell office:value-type="float" office:value="0.000420240528478267" calcext:value-type="float">
            <text:p>0.000420240528478</text:p>
          </table:table-cell>
        </table:table-row>
        <table:table-row table:style-name="ro1">
          <table:table-cell office:value-type="float" office:value="0.181137695470016" calcext:value-type="float">
            <text:p>0.181137695470016</text:p>
          </table:table-cell>
          <table:table-cell office:value-type="float" office:value="0.0208221757320689" calcext:value-type="float">
            <text:p>0.020822175732069</text:p>
          </table:table-cell>
        </table:table-row>
        <table:table-row table:style-name="ro1">
          <table:table-cell office:value-type="float" office:value="-0.203119947865281" calcext:value-type="float">
            <text:p>-0.203119947865281</text:p>
          </table:table-cell>
          <table:table-cell office:value-type="float" office:value="-0.0327532492034192" calcext:value-type="float">
            <text:p>-0.032753249203419</text:p>
          </table:table-cell>
        </table:table-row>
        <table:table-row table:style-name="ro1">
          <table:table-cell office:value-type="float" office:value="-0.0965440361459729" calcext:value-type="float">
            <text:p>-0.096544036145973</text:p>
          </table:table-cell>
          <table:table-cell office:value-type="float" office:value="-0.0122248257963737" calcext:value-type="float">
            <text:p>-0.012224825796374</text:p>
          </table:table-cell>
        </table:table-row>
        <table:table-row table:style-name="ro1">
          <table:table-cell office:value-type="float" office:value="-0.208923920415008" calcext:value-type="float">
            <text:p>-0.208923920415008</text:p>
          </table:table-cell>
          <table:table-cell office:value-type="float" office:value="-0.0577060298237338" calcext:value-type="float">
            <text:p>-0.057706029823734</text:p>
          </table:table-cell>
        </table:table-row>
        <table:table-row table:style-name="ro1">
          <table:table-cell office:value-type="float" office:value="0.115003868393697" calcext:value-type="float">
            <text:p>0.115003868393697</text:p>
          </table:table-cell>
          <table:table-cell office:value-type="float" office:value="-0.0135667289854311" calcext:value-type="float">
            <text:p>-0.013566728985431</text:p>
          </table:table-cell>
        </table:table-row>
        <table:table-row table:style-name="ro1">
          <table:table-cell office:value-type="float" office:value="-0.0674144223751437" calcext:value-type="float">
            <text:p>-0.067414422375144</text:p>
          </table:table-cell>
          <table:table-cell office:value-type="float" office:value="-0.022077401091579" calcext:value-type="float">
            <text:p>-0.022077401091579</text:p>
          </table:table-cell>
        </table:table-row>
        <table:table-row table:style-name="ro1">
          <table:table-cell office:value-type="float" office:value="-0.124529523858881" calcext:value-type="float">
            <text:p>-0.124529523858881</text:p>
          </table:table-cell>
          <table:table-cell office:value-type="float" office:value="-0.0342071091743127" calcext:value-type="float">
            <text:p>-0.034207109174313</text:p>
          </table:table-cell>
        </table:table-row>
        <table:table-row table:style-name="ro1">
          <table:table-cell office:value-type="float" office:value="-0.119676197301366" calcext:value-type="float">
            <text:p>-0.119676197301366</text:p>
          </table:table-cell>
          <table:table-cell office:value-type="float" office:value="-0.044677356999663" calcext:value-type="float">
            <text:p>-0.044677356999663</text:p>
          </table:table-cell>
        </table:table-row>
        <table:table-row table:style-name="ro1">
          <table:table-cell office:value-type="float" office:value="-0.246457792367259" calcext:value-type="float">
            <text:p>-0.246457792367259</text:p>
          </table:table-cell>
          <table:table-cell office:value-type="float" office:value="-0.117804721986823" calcext:value-type="float">
            <text:p>-0.117804721986823</text:p>
          </table:table-cell>
        </table:table-row>
        <table:table-row table:style-name="ro1">
          <table:table-cell office:value-type="float" office:value="-0.136306910746425" calcext:value-type="float">
            <text:p>-0.136306910746425</text:p>
          </table:table-cell>
          <table:table-cell office:value-type="float" office:value="-0.0725998568994649" calcext:value-type="float">
            <text:p>-0.072599856899465</text:p>
          </table:table-cell>
        </table:table-row>
        <table:table-row table:style-name="ro1">
          <table:table-cell office:value-type="float" office:value="-0.0588990740487393" calcext:value-type="float">
            <text:p>-0.058899074048739</text:p>
          </table:table-cell>
          <table:table-cell office:value-type="float" office:value="-0.0683705299316" calcext:value-type="float">
            <text:p>-0.0683705299316</text:p>
          </table:table-cell>
        </table:table-row>
        <table:table-row table:style-name="ro1">
          <table:table-cell office:value-type="float" office:value="0.0796648266194301" calcext:value-type="float">
            <text:p>0.07966482661943</text:p>
          </table:table-cell>
          <table:table-cell office:value-type="float" office:value="-0.00231991082790279" calcext:value-type="float">
            <text:p>-0.002319910827903</text:p>
          </table:table-cell>
        </table:table-row>
        <table:table-row table:style-name="ro1">
          <table:table-cell office:value-type="float" office:value="0.325026833062845" calcext:value-type="float">
            <text:p>0.325026833062845</text:p>
          </table:table-cell>
          <table:table-cell office:value-type="float" office:value="0.198437193252678" calcext:value-type="float">
            <text:p>0.198437193252678</text:p>
          </table:table-cell>
        </table:table-row>
        <table:table-row table:style-name="ro1">
          <table:table-cell office:value-type="float" office:value="0.0969051993293956" calcext:value-type="float">
            <text:p>0.096905199329396</text:p>
          </table:table-cell>
          <table:table-cell office:value-type="float" office:value="0.0329284384598386" calcext:value-type="float">
            <text:p>0.032928438459839</text:p>
          </table:table-cell>
        </table:table-row>
        <table:table-row table:style-name="ro1">
          <table:table-cell office:value-type="float" office:value="-0.26162705188629" calcext:value-type="float">
            <text:p>-0.26162705188629</text:p>
          </table:table-cell>
          <table:table-cell office:value-type="float" office:value="-0.100847604139027" calcext:value-type="float">
            <text:p>-0.100847604139027</text:p>
          </table:table-cell>
        </table:table-row>
        <table:table-row table:style-name="ro1">
          <table:table-cell office:value-type="float" office:value="-0.0619276900977454" calcext:value-type="float">
            <text:p>-0.061927690097745</text:p>
          </table:table-cell>
          <table:table-cell office:value-type="float" office:value="-0.0108025890471252" calcext:value-type="float">
            <text:p>-0.010802589047125</text:p>
          </table:table-cell>
        </table:table-row>
        <table:table-row table:style-name="ro1">
          <table:table-cell office:value-type="float" office:value="-0.00782882734278381" calcext:value-type="float">
            <text:p>-0.007828827342784</text:p>
          </table:table-cell>
          <table:table-cell office:value-type="float" office:value="-0.00926962460480347" calcext:value-type="float">
            <text:p>-0.009269624604803</text:p>
          </table:table-cell>
        </table:table-row>
        <table:table-row table:style-name="ro1">
          <table:table-cell office:value-type="float" office:value="0.213072380134983" calcext:value-type="float">
            <text:p>0.213072380134983</text:p>
          </table:table-cell>
          <table:table-cell office:value-type="float" office:value="0.0632513625890968" calcext:value-type="float">
            <text:p>0.063251362589097</text:p>
          </table:table-cell>
        </table:table-row>
        <table:table-row table:style-name="ro1">
          <table:table-cell office:value-type="float" office:value="-0.267889964874628" calcext:value-type="float">
            <text:p>-0.267889964874628</text:p>
          </table:table-cell>
          <table:table-cell office:value-type="float" office:value="-0.122943158448147" calcext:value-type="float">
            <text:p>-0.122943158448147</text:p>
          </table:table-cell>
        </table:table-row>
        <table:table-row table:style-name="ro1">
          <table:table-cell office:value-type="float" office:value="-0.174855384558905" calcext:value-type="float">
            <text:p>-0.174855384558905</text:p>
          </table:table-cell>
          <table:table-cell office:value-type="float" office:value="-0.0430500218580527" calcext:value-type="float">
            <text:p>-0.043050021858053</text:p>
          </table:table-cell>
        </table:table-row>
        <table:table-row table:style-name="ro1">
          <table:table-cell office:value-type="float" office:value="0.123738817726893" calcext:value-type="float">
            <text:p>0.123738817726893</text:p>
          </table:table-cell>
          <table:table-cell office:value-type="float" office:value="0.00272549948092691" calcext:value-type="float">
            <text:p>0.002725499480927</text:p>
          </table:table-cell>
        </table:table-row>
        <table:table-row table:style-name="ro1">
          <table:table-cell office:value-type="float" office:value="0.305254653897782" calcext:value-type="float">
            <text:p>0.305254653897782</text:p>
          </table:table-cell>
          <table:table-cell office:value-type="float" office:value="0.170172961613507" calcext:value-type="float">
            <text:p>0.170172961613507</text:p>
          </table:table-cell>
        </table:table-row>
        <table:table-row table:style-name="ro1">
          <table:table-cell office:value-type="float" office:value="0.106961466964465" calcext:value-type="float">
            <text:p>0.106961466964465</text:p>
          </table:table-cell>
          <table:table-cell office:value-type="float" office:value="0.0380810844076978" calcext:value-type="float">
            <text:p>0.038081084407698</text:p>
          </table:table-cell>
        </table:table-row>
        <table:table-row table:style-name="ro1">
          <table:table-cell office:value-type="float" office:value="-0.208560591482499" calcext:value-type="float">
            <text:p>-0.208560591482499</text:p>
          </table:table-cell>
          <table:table-cell office:value-type="float" office:value="-0.0622481653841843" calcext:value-type="float">
            <text:p>-0.062248165384184</text:p>
          </table:table-cell>
        </table:table-row>
        <table:table-row table:style-name="ro1">
          <table:table-cell office:value-type="float" office:value="0.250169819639703" calcext:value-type="float">
            <text:p>0.250169819639703</text:p>
          </table:table-cell>
          <table:table-cell office:value-type="float" office:value="0.103414302663259" calcext:value-type="float">
            <text:p>0.103414302663259</text:p>
          </table:table-cell>
        </table:table-row>
        <table:table-row table:style-name="ro1">
          <table:table-cell office:value-type="float" office:value="-0.227081021498938" calcext:value-type="float">
            <text:p>-0.227081021498938</text:p>
          </table:table-cell>
          <table:table-cell office:value-type="float" office:value="-0.0691583267522843" calcext:value-type="float">
            <text:p>-0.069158326752284</text:p>
          </table:table-cell>
        </table:table-row>
        <table:table-row table:style-name="ro1">
          <table:table-cell office:value-type="float" office:value="-0.216202525533633" calcext:value-type="float">
            <text:p>-0.216202525533633</text:p>
          </table:table-cell>
          <table:table-cell office:value-type="float" office:value="-0.0665737368346549" calcext:value-type="float">
            <text:p>-0.066573736834655</text:p>
          </table:table-cell>
        </table:table-row>
        <table:table-row table:style-name="ro1">
          <table:table-cell office:value-type="float" office:value="0.107195234490018" calcext:value-type="float">
            <text:p>0.107195234490018</text:p>
          </table:table-cell>
          <table:table-cell office:value-type="float" office:value="-0.0070197304629269" calcext:value-type="float">
            <text:p>-0.007019730462927</text:p>
          </table:table-cell>
        </table:table-row>
        <table:table-row table:style-name="ro1">
          <table:table-cell office:value-type="float" office:value="-0.202887648937663" calcext:value-type="float">
            <text:p>-0.202887648937663</text:p>
          </table:table-cell>
          <table:table-cell office:value-type="float" office:value="-0.0483569154489811" calcext:value-type="float">
            <text:p>-0.048356915448981</text:p>
          </table:table-cell>
        </table:table-row>
        <table:table-row table:style-name="ro1">
          <table:table-cell office:value-type="float" office:value="0.213867139793964" calcext:value-type="float">
            <text:p>0.213867139793964</text:p>
          </table:table-cell>
          <table:table-cell office:value-type="float" office:value="0.0502756944770849" calcext:value-type="float">
            <text:p>0.050275694477085</text:p>
          </table:table-cell>
        </table:table-row>
        <table:table-row table:style-name="ro1">
          <table:table-cell office:value-type="float" office:value="0.280124658885845" calcext:value-type="float">
            <text:p>0.280124658885845</text:p>
          </table:table-cell>
          <table:table-cell office:value-type="float" office:value="0.1400164410727" calcext:value-type="float">
            <text:p>0.1400164410727</text:p>
          </table:table-cell>
        </table:table-row>
        <table:table-row table:style-name="ro1">
          <table:table-cell office:value-type="float" office:value="-0.176083947219267" calcext:value-type="float">
            <text:p>-0.176083947219267</text:p>
          </table:table-cell>
          <table:table-cell office:value-type="float" office:value="-0.0374051342473229" calcext:value-type="float">
            <text:p>-0.037405134247323</text:p>
          </table:table-cell>
        </table:table-row>
        <table:table-row table:style-name="ro1">
          <table:table-cell office:value-type="float" office:value="-0.187636800284031" calcext:value-type="float">
            <text:p>-0.187636800284031</text:p>
          </table:table-cell>
          <table:table-cell office:value-type="float" office:value="-0.0108117527544895" calcext:value-type="float">
            <text:p>-0.01081175275449</text:p>
          </table:table-cell>
        </table:table-row>
        <table:table-row table:style-name="ro1">
          <table:table-cell office:value-type="float" office:value="-0.0157623750189184" calcext:value-type="float">
            <text:p>-0.015762375018918</text:p>
          </table:table-cell>
          <table:table-cell office:value-type="float" office:value="-0.00516796726748294" calcext:value-type="float">
            <text:p>-0.005167967267483</text:p>
          </table:table-cell>
        </table:table-row>
        <table:table-row table:style-name="ro1">
          <table:table-cell office:value-type="float" office:value="-0.206462328317031" calcext:value-type="float">
            <text:p>-0.206462328317031</text:p>
          </table:table-cell>
          <table:table-cell office:value-type="float" office:value="-0.0563853770738396" calcext:value-type="float">
            <text:p>-0.05638537707384</text:p>
          </table:table-cell>
        </table:table-row>
        <table:table-row table:style-name="ro1">
          <table:table-cell office:value-type="float" office:value="-0.320382353628954" calcext:value-type="float">
            <text:p>-0.320382353628954</text:p>
          </table:table-cell>
          <table:table-cell office:value-type="float" office:value="-0.216032784807479" calcext:value-type="float">
            <text:p>-0.216032784807479</text:p>
          </table:table-cell>
        </table:table-row>
        <table:table-row table:style-name="ro1">
          <table:table-cell office:value-type="float" office:value="-0.210799935252481" calcext:value-type="float">
            <text:p>-0.210799935252481</text:p>
          </table:table-cell>
          <table:table-cell office:value-type="float" office:value="-0.103442575619253" calcext:value-type="float">
            <text:p>-0.103442575619253</text:p>
          </table:table-cell>
        </table:table-row>
        <table:table-row table:style-name="ro1">
          <table:table-cell office:value-type="float" office:value="0.000338544339086649" calcext:value-type="float">
            <text:p>0.000338544339087</text:p>
          </table:table-cell>
          <table:table-cell office:value-type="float" office:value="-0.0307587854045811" calcext:value-type="float">
            <text:p>-0.030758785404581</text:p>
          </table:table-cell>
        </table:table-row>
        <table:table-row table:style-name="ro1">
          <table:table-cell office:value-type="float" office:value="-0.010123756953947" calcext:value-type="float">
            <text:p>-0.010123756953947</text:p>
          </table:table-cell>
          <table:table-cell office:value-type="float" office:value="-0.0625224714476755" calcext:value-type="float">
            <text:p>-0.062522471447676</text:p>
          </table:table-cell>
        </table:table-row>
        <table:table-row table:style-name="ro1">
          <table:table-cell office:value-type="float" office:value="-0.194888763065131" calcext:value-type="float">
            <text:p>-0.194888763065131</text:p>
          </table:table-cell>
          <table:table-cell office:value-type="float" office:value="-0.0952122906028877" calcext:value-type="float">
            <text:p>-0.095212290602888</text:p>
          </table:table-cell>
        </table:table-row>
        <table:table-row table:style-name="ro1">
          <table:table-cell office:value-type="float" office:value="-0.202809511291655" calcext:value-type="float">
            <text:p>-0.202809511291655</text:p>
          </table:table-cell>
          <table:table-cell office:value-type="float" office:value="-0.0952190396729025" calcext:value-type="float">
            <text:p>-0.095219039672903</text:p>
          </table:table-cell>
        </table:table-row>
        <table:table-row table:style-name="ro1">
          <table:table-cell office:value-type="float" office:value="-0.247695333705108" calcext:value-type="float">
            <text:p>-0.247695333705108</text:p>
          </table:table-cell>
          <table:table-cell office:value-type="float" office:value="-0.145423473304913" calcext:value-type="float">
            <text:p>-0.145423473304913</text:p>
          </table:table-cell>
        </table:table-row>
        <table:table-row table:style-name="ro1">
          <table:table-cell office:value-type="float" office:value="-0.101526876947652" calcext:value-type="float">
            <text:p>-0.101526876947652</text:p>
          </table:table-cell>
          <table:table-cell office:value-type="float" office:value="-0.104074309075946" calcext:value-type="float">
            <text:p>-0.104074309075946</text:p>
          </table:table-cell>
        </table:table-row>
        <table:table-row table:style-name="ro1">
          <table:table-cell office:value-type="float" office:value="-0.241726704556268" calcext:value-type="float">
            <text:p>-0.241726704556268</text:p>
          </table:table-cell>
          <table:table-cell office:value-type="float" office:value="-0.138808605681721" calcext:value-type="float">
            <text:p>-0.138808605681721</text:p>
          </table:table-cell>
        </table:table-row>
        <table:table-row table:style-name="ro1">
          <table:table-cell office:value-type="float" office:value="-0.249851871282262" calcext:value-type="float">
            <text:p>-0.249851871282262</text:p>
          </table:table-cell>
          <table:table-cell office:value-type="float" office:value="-0.150471048576958" calcext:value-type="float">
            <text:p>-0.150471048576958</text:p>
          </table:table-cell>
        </table:table-row>
        <table:table-row table:style-name="ro1">
          <table:table-cell office:value-type="float" office:value="-0.277581940965493" calcext:value-type="float">
            <text:p>-0.277581940965493</text:p>
          </table:table-cell>
          <table:table-cell office:value-type="float" office:value="-0.17894295959331" calcext:value-type="float">
            <text:p>-0.17894295959331</text:p>
          </table:table-cell>
        </table:table-row>
        <table:table-row table:style-name="ro1">
          <table:table-cell office:value-type="float" office:value="-0.166624144224694" calcext:value-type="float">
            <text:p>-0.166624144224694</text:p>
          </table:table-cell>
          <table:table-cell office:value-type="float" office:value="-0.154804862584304" calcext:value-type="float">
            <text:p>-0.1548048625843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/00/0000</text:date>, <text:time style:data-style-name="N2" text:time-value="23:21:52.1013599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1T22:43:40.921550985</meta:creation-date>
    <dc:date>2019-07-21T23:22:06.227399533</dc:date>
    <meta:editing-duration>PT8M35S</meta:editing-duration>
    <meta:editing-cycles>4</meta:editing-cycles>
    <meta:generator>LibreOffice/6.0.7.3$Linux_X86_64 LibreOffice_project/00m0$Build-3</meta:generator>
    <meta:document-statistic meta:table-count="2" meta:cell-count="3483" meta:object-count="0"/>
  </office:meta>
</office:document-meta>
</file>